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4.8417in" svg:height="8.348in" svg:x="6.1059in" svg:y="45.5496in">
            <draw:object draw:notify-on-update-of-ranges="Sheet1.O2:Sheet1.O279 Sheet1.P2:Sheet1.P279 Sheet1.Q2:Sheet1.Q279 Sheet1.R2:Sheet1.R27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6248in" svg:height="6.5386in" svg:x="23.1508in" svg:y="48.0394in">
            <draw:object draw:notify-on-update-of-ranges="Sheet1.V2:Sheet1.V293 Sheet1.W2:Sheet1.W293 Sheet1.V2:Sheet1.V293 Sheet1.X2:Sheet1.X293 Sheet1.V2:Sheet1.V293 Sheet1.Y2:Sheet1.Y293 Sheet1.V2:Sheet1.V293 Sheet1.Z2:Sheet1.Z29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6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.28987" calcext:value-type="float">
            <text:p>5.28987</text:p>
          </table:table-cell>
          <table:table-cell office:value-type="float" office:value="3.593527" calcext:value-type="float">
            <text:p>3.593527</text:p>
          </table:table-cell>
          <table:table-cell office:value-type="float" office:value="5.067381" calcext:value-type="float">
            <text:p>5.067381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2.001" calcext:value-type="float">
            <text:p>2.001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0.2783184" calcext:value-type="float">
            <text:p>0.2783184</text:p>
          </table:table-cell>
          <table:table-cell office:value-type="float" office:value="0.1952112" calcext:value-type="float">
            <text:p>0.1952112</text:p>
          </table:table-cell>
          <table:table-cell office:value-type="float" office:value="0.1106527" calcext:value-type="float">
            <text:p>0.1106527</text:p>
          </table:table-cell>
          <table:table-cell office:value-type="float" office:value="0.3598212" calcext:value-type="float">
            <text:p>0.3598212</text:p>
          </table:table-cell>
          <table:table-cell table:number-columns-repeated="2"/>
          <table:table-cell office:value-type="float" office:value="3.719433" calcext:value-type="float">
            <text:p>3.719433</text:p>
          </table:table-cell>
          <table:table-cell office:value-type="float" office:value="5.88817" calcext:value-type="float">
            <text:p>5.88817</text:p>
          </table:table-cell>
          <table:table-cell office:value-type="float" office:value="4.044213" calcext:value-type="float">
            <text:p>4.044213</text:p>
          </table:table-cell>
          <table:table-cell office:value-type="float" office:value="4.720387" calcext:value-type="float">
            <text:p>4.720387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4.002" calcext:value-type="float">
            <text:p>4.002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.036271" calcext:value-type="float">
            <text:p>1.036271</text:p>
          </table:table-cell>
          <table:table-cell office:value-type="float" office:value="1.03258" calcext:value-type="float">
            <text:p>1.03258</text:p>
          </table:table-cell>
          <table:table-cell office:value-type="float" office:value="0.8504857" calcext:value-type="float">
            <text:p>0.8504857</text:p>
          </table:table-cell>
          <table:table-cell office:value-type="float" office:value="0.9038617" calcext:value-type="float">
            <text:p>0.9038617</text:p>
          </table:table-cell>
          <table:table-cell table:number-columns-repeated="2"/>
          <table:table-cell office:value-type="float" office:value="4.835507" calcext:value-type="float">
            <text:p>4.835507</text:p>
          </table:table-cell>
          <table:table-cell office:value-type="float" office:value="6.553426" calcext:value-type="float">
            <text:p>6.553426</text:p>
          </table:table-cell>
          <table:table-cell office:value-type="float" office:value="5.252359" calcext:value-type="float">
            <text:p>5.252359</text:p>
          </table:table-cell>
          <table:table-cell office:value-type="float" office:value="5.330231" calcext:value-type="float">
            <text:p>5.330231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6.003" calcext:value-type="float">
            <text:p>6.003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.95641" calcext:value-type="float">
            <text:p>3.95641</text:p>
          </table:table-cell>
          <table:table-cell office:value-type="float" office:value="3.628234" calcext:value-type="float">
            <text:p>3.628234</text:p>
          </table:table-cell>
          <table:table-cell office:value-type="float" office:value="3.874392" calcext:value-type="float">
            <text:p>3.874392</text:p>
          </table:table-cell>
          <table:table-cell office:value-type="float" office:value="4.198942" calcext:value-type="float">
            <text:p>4.198942</text:p>
          </table:table-cell>
          <table:table-cell table:number-columns-repeated="2"/>
          <table:table-cell office:value-type="float" office:value="6.150639" calcext:value-type="float">
            <text:p>6.150639</text:p>
          </table:table-cell>
          <table:table-cell office:value-type="float" office:value="8.426135" calcext:value-type="float">
            <text:p>8.426135</text:p>
          </table:table-cell>
          <table:table-cell office:value-type="float" office:value="5.053623" calcext:value-type="float">
            <text:p>5.053623</text:p>
          </table:table-cell>
          <table:table-cell office:value-type="float" office:value="6.452131" calcext:value-type="float">
            <text:p>6.452131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8.004" calcext:value-type="float">
            <text:p>8.004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4.846272" calcext:value-type="float">
            <text:p>4.846272</text:p>
          </table:table-cell>
          <table:table-cell office:value-type="float" office:value="5.517341" calcext:value-type="float">
            <text:p>5.517341</text:p>
          </table:table-cell>
          <table:table-cell office:value-type="float" office:value="5.255889" calcext:value-type="float">
            <text:p>5.255889</text:p>
          </table:table-cell>
          <table:table-cell office:value-type="float" office:value="7.26323" calcext:value-type="float">
            <text:p>7.26323</text:p>
          </table:table-cell>
          <table:table-cell table:number-columns-repeated="2"/>
          <table:table-cell office:value-type="float" office:value="7.693597" calcext:value-type="float">
            <text:p>7.693597</text:p>
          </table:table-cell>
          <table:table-cell office:value-type="float" office:value="10.17557" calcext:value-type="float">
            <text:p>10.17557</text:p>
          </table:table-cell>
          <table:table-cell office:value-type="float" office:value="7.062414" calcext:value-type="float">
            <text:p>7.062414</text:p>
          </table:table-cell>
          <table:table-cell office:value-type="float" office:value="8.799163" calcext:value-type="float">
            <text:p>8.799163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10.005" calcext:value-type="float">
            <text:p>10.005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4.807704" calcext:value-type="float">
            <text:p>4.807704</text:p>
          </table:table-cell>
          <table:table-cell office:value-type="float" office:value="5.181901" calcext:value-type="float">
            <text:p>5.181901</text:p>
          </table:table-cell>
          <table:table-cell office:value-type="float" office:value="4.614266" calcext:value-type="float">
            <text:p>4.614266</text:p>
          </table:table-cell>
          <table:table-cell office:value-type="float" office:value="6.27773" calcext:value-type="float">
            <text:p>6.27773</text:p>
          </table:table-cell>
          <table:table-cell table:number-columns-repeated="2"/>
          <table:table-cell office:value-type="float" office:value="8.380798" calcext:value-type="float">
            <text:p>8.380798</text:p>
          </table:table-cell>
          <table:table-cell office:value-type="float" office:value="8.661501" calcext:value-type="float">
            <text:p>8.661501</text:p>
          </table:table-cell>
          <table:table-cell office:value-type="float" office:value="7.433972" calcext:value-type="float">
            <text:p>7.433972</text:p>
          </table:table-cell>
          <table:table-cell office:value-type="float" office:value="8.59228" calcext:value-type="float">
            <text:p>8.59228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12.006" calcext:value-type="float">
            <text:p>12.006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4.631257" calcext:value-type="float">
            <text:p>4.631257</text:p>
          </table:table-cell>
          <table:table-cell office:value-type="float" office:value="5.693012" calcext:value-type="float">
            <text:p>5.693012</text:p>
          </table:table-cell>
          <table:table-cell office:value-type="float" office:value="5.305108" calcext:value-type="float">
            <text:p>5.305108</text:p>
          </table:table-cell>
          <table:table-cell office:value-type="float" office:value="6.964317" calcext:value-type="float">
            <text:p>6.964317</text:p>
          </table:table-cell>
          <table:table-cell table:number-columns-repeated="2"/>
          <table:table-cell office:value-type="float" office:value="6.921326" calcext:value-type="float">
            <text:p>6.921326</text:p>
          </table:table-cell>
          <table:table-cell office:value-type="string" calcext:value-type="string">
            <text:p>8.756.767014</text:p>
          </table:table-cell>
          <table:table-cell office:value-type="float" office:value="8.181044" calcext:value-type="float">
            <text:p>8.181044</text:p>
          </table:table-cell>
          <table:table-cell office:value-type="float" office:value="5.370025" calcext:value-type="float">
            <text:p>5.370025</text:p>
          </table:table-cell>
          <table:table-cell table:number-columns-repeated="3"/>
          <table:table-cell office:value-type="float" office:value="36.26667" calcext:value-type="float">
            <text:p>36.26667</text:p>
          </table:table-cell>
          <table:table-cell office:value-type="float" office:value="25.6" calcext:value-type="float">
            <text:p>25.6</text:p>
          </table:table-cell>
          <table:table-cell office:value-type="float" office:value="24.73333" calcext:value-type="float">
            <text:p>24.73333</text:p>
          </table:table-cell>
          <table:table-cell office:value-type="float" office:value="33.2" calcext:value-type="float">
            <text:p>33.2</text:p>
          </table:table-cell>
          <table:table-cell table:number-columns-repeated="3"/>
          <table:table-cell office:value-type="float" office:value="14.007" calcext:value-type="float">
            <text:p>14.007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.461011" calcext:value-type="float">
            <text:p>3.461011</text:p>
          </table:table-cell>
          <table:table-cell office:value-type="float" office:value="7.052882" calcext:value-type="float">
            <text:p>7.052882</text:p>
          </table:table-cell>
          <table:table-cell office:value-type="float" office:value="4.770222" calcext:value-type="float">
            <text:p>4.770222</text:p>
          </table:table-cell>
          <table:table-cell office:value-type="float" office:value="6.348453" calcext:value-type="float">
            <text:p>6.348453</text:p>
          </table:table-cell>
          <table:table-cell table:number-columns-repeated="2"/>
          <table:table-cell office:value-type="float" office:value="5.21326" calcext:value-type="float">
            <text:p>5.21326</text:p>
          </table:table-cell>
          <table:table-cell office:value-type="float" office:value="7.918505" calcext:value-type="float">
            <text:p>7.918505</text:p>
          </table:table-cell>
          <table:table-cell office:value-type="float" office:value="4.537911" calcext:value-type="float">
            <text:p>4.537911</text:p>
          </table:table-cell>
          <table:table-cell office:value-type="float" office:value="6.077402" calcext:value-type="float">
            <text:p>6.077402</text:p>
          </table:table-cell>
          <table:table-cell table:number-columns-repeated="3"/>
          <table:table-cell office:value-type="float" office:value="83.33334" calcext:value-type="float">
            <text:p>83.33334</text:p>
          </table:table-cell>
          <table:table-cell office:value-type="float" office:value="80.46667" calcext:value-type="float">
            <text:p>80.46667</text:p>
          </table:table-cell>
          <table:table-cell office:value-type="float" office:value="82.66666" calcext:value-type="float">
            <text:p>82.66666</text:p>
          </table:table-cell>
          <table:table-cell office:value-type="float" office:value="77.93334" calcext:value-type="float">
            <text:p>77.93334</text:p>
          </table:table-cell>
          <table:table-cell table:number-columns-repeated="3"/>
          <table:table-cell office:value-type="float" office:value="16.01" calcext:value-type="float">
            <text:p>16.01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.111459" calcext:value-type="float">
            <text:p>3.111459</text:p>
          </table:table-cell>
          <table:table-cell office:value-type="float" office:value="8.337706" calcext:value-type="float">
            <text:p>8.337706</text:p>
          </table:table-cell>
          <table:table-cell office:value-type="float" office:value="4.152009" calcext:value-type="float">
            <text:p>4.152009</text:p>
          </table:table-cell>
          <table:table-cell office:value-type="float" office:value="4.38568" calcext:value-type="float">
            <text:p>4.38568</text:p>
          </table:table-cell>
          <table:table-cell table:number-columns-repeated="2"/>
          <table:table-cell office:value-type="float" office:value="3.929882" calcext:value-type="float">
            <text:p>3.929882</text:p>
          </table:table-cell>
          <table:table-cell office:value-type="float" office:value="7.634865" calcext:value-type="float">
            <text:p>7.634865</text:p>
          </table:table-cell>
          <table:table-cell office:value-type="float" office:value="3.852142" calcext:value-type="float">
            <text:p>3.852142</text:p>
          </table:table-cell>
          <table:table-cell office:value-type="float" office:value="5.064745" calcext:value-type="float">
            <text:p>5.064745</text:p>
          </table:table-cell>
          <table:table-cell table:number-columns-repeated="3"/>
          <table:table-cell office:value-type="float" office:value="118.8667" calcext:value-type="float">
            <text:p>118.8667</text:p>
          </table:table-cell>
          <table:table-cell office:value-type="float" office:value="126.0667" calcext:value-type="float">
            <text:p>126.0667</text:p>
          </table:table-cell>
          <table:table-cell office:value-type="float" office:value="118.8667" calcext:value-type="float">
            <text:p>118.8667</text:p>
          </table:table-cell>
          <table:table-cell office:value-type="float" office:value="114.5333" calcext:value-type="float">
            <text:p>114.5333</text:p>
          </table:table-cell>
          <table:table-cell table:number-columns-repeated="3"/>
          <table:table-cell office:value-type="float" office:value="18.011" calcext:value-type="float">
            <text:p>18.011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.076443" calcext:value-type="float">
            <text:p>3.076443</text:p>
          </table:table-cell>
          <table:table-cell office:value-type="float" office:value="7.752726" calcext:value-type="float">
            <text:p>7.752726</text:p>
          </table:table-cell>
          <table:table-cell office:value-type="float" office:value="5.735168" calcext:value-type="float">
            <text:p>5.735168</text:p>
          </table:table-cell>
          <table:table-cell office:value-type="float" office:value="4.327647" calcext:value-type="float">
            <text:p>4.327647</text:p>
          </table:table-cell>
          <table:table-cell table:number-columns-repeated="2"/>
          <table:table-cell office:value-type="float" office:value="2.940493" calcext:value-type="float">
            <text:p>2.940493</text:p>
          </table:table-cell>
          <table:table-cell office:value-type="float" office:value="7.141984" calcext:value-type="float">
            <text:p>7.141984</text:p>
          </table:table-cell>
          <table:table-cell office:value-type="float" office:value="4.08958" calcext:value-type="float">
            <text:p>4.08958</text:p>
          </table:table-cell>
          <table:table-cell office:value-type="float" office:value="4.824176" calcext:value-type="float">
            <text:p>4.824176</text:p>
          </table:table-cell>
          <table:table-cell table:number-columns-repeated="3"/>
          <table:table-cell office:value-type="float" office:value="152.7333" calcext:value-type="float">
            <text:p>152.7333</text:p>
          </table:table-cell>
          <table:table-cell office:value-type="float" office:value="156.6" calcext:value-type="float">
            <text:p>156.6</text:p>
          </table:table-cell>
          <table:table-cell office:value-type="float" office:value="169.5333" calcext:value-type="float">
            <text:p>169.5333</text:p>
          </table:table-cell>
          <table:table-cell office:value-type="float" office:value="155" calcext:value-type="float">
            <text:p>155</text:p>
          </table:table-cell>
          <table:table-cell table:number-columns-repeated="3"/>
          <table:table-cell office:value-type="float" office:value="20.012" calcext:value-type="float">
            <text:p>20.012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.714843" calcext:value-type="float">
            <text:p>3.714843</text:p>
          </table:table-cell>
          <table:table-cell office:value-type="float" office:value="7.513498" calcext:value-type="float">
            <text:p>7.513498</text:p>
          </table:table-cell>
          <table:table-cell office:value-type="float" office:value="5.244795" calcext:value-type="float">
            <text:p>5.244795</text:p>
          </table:table-cell>
          <table:table-cell office:value-type="float" office:value="4.167048" calcext:value-type="float">
            <text:p>4.167048</text:p>
          </table:table-cell>
          <table:table-cell table:number-columns-repeated="2"/>
          <table:table-cell office:value-type="float" office:value="3.632946" calcext:value-type="float">
            <text:p>3.632946</text:p>
          </table:table-cell>
          <table:table-cell office:value-type="float" office:value="7.41852" calcext:value-type="float">
            <text:p>7.41852</text:p>
          </table:table-cell>
          <table:table-cell office:value-type="float" office:value="4.099649" calcext:value-type="float">
            <text:p>4.099649</text:p>
          </table:table-cell>
          <table:table-cell office:value-type="float" office:value="5.393445" calcext:value-type="float">
            <text:p>5.393445</text:p>
          </table:table-cell>
          <table:table-cell table:number-columns-repeated="3"/>
          <table:table-cell office:value-type="float" office:value="192.5333" calcext:value-type="float">
            <text:p>192.5333</text:p>
          </table:table-cell>
          <table:table-cell office:value-type="float" office:value="172.7333" calcext:value-type="float">
            <text:p>172.7333</text:p>
          </table:table-cell>
          <table:table-cell office:value-type="float" office:value="196.5333" calcext:value-type="float">
            <text:p>196.5333</text:p>
          </table:table-cell>
          <table:table-cell office:value-type="float" office:value="174.2" calcext:value-type="float">
            <text:p>174.2</text:p>
          </table:table-cell>
          <table:table-cell table:number-columns-repeated="3"/>
          <table:table-cell office:value-type="float" office:value="22.013" calcext:value-type="float">
            <text:p>22.013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.803662" calcext:value-type="float">
            <text:p>3.803662</text:p>
          </table:table-cell>
          <table:table-cell office:value-type="float" office:value="7.849288" calcext:value-type="float">
            <text:p>7.849288</text:p>
          </table:table-cell>
          <table:table-cell office:value-type="float" office:value="5.18175" calcext:value-type="float">
            <text:p>5.18175</text:p>
          </table:table-cell>
          <table:table-cell office:value-type="float" office:value="4.829401" calcext:value-type="float">
            <text:p>4.829401</text:p>
          </table:table-cell>
          <table:table-cell table:number-columns-repeated="2"/>
          <table:table-cell office:value-type="float" office:value="4.108297" calcext:value-type="float">
            <text:p>4.108297</text:p>
          </table:table-cell>
          <table:table-cell office:value-type="float" office:value="7.866728" calcext:value-type="float">
            <text:p>7.866728</text:p>
          </table:table-cell>
          <table:table-cell office:value-type="float" office:value="4.325742" calcext:value-type="float">
            <text:p>4.325742</text:p>
          </table:table-cell>
          <table:table-cell office:value-type="float" office:value="5.307789" calcext:value-type="float">
            <text:p>5.307789</text:p>
          </table:table-cell>
          <table:table-cell table:number-columns-repeated="3"/>
          <table:table-cell office:value-type="float" office:value="192.9333" calcext:value-type="float">
            <text:p>192.9333</text:p>
          </table:table-cell>
          <table:table-cell office:value-type="float" office:value="180.4" calcext:value-type="float">
            <text:p>180.4</text:p>
          </table:table-cell>
          <table:table-cell office:value-type="float" office:value="199.4" calcext:value-type="float">
            <text:p>199.4</text:p>
          </table:table-cell>
          <table:table-cell office:value-type="float" office:value="184.5333" calcext:value-type="float">
            <text:p>184.5333</text:p>
          </table:table-cell>
          <table:table-cell table:number-columns-repeated="3"/>
          <table:table-cell office:value-type="float" office:value="24.014" calcext:value-type="float">
            <text:p>24.014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4.17243" calcext:value-type="float">
            <text:p>4.17243</text:p>
          </table:table-cell>
          <table:table-cell office:value-type="float" office:value="9.586541" calcext:value-type="float">
            <text:p>9.586541</text:p>
          </table:table-cell>
          <table:table-cell office:value-type="float" office:value="5.368697" calcext:value-type="float">
            <text:p>5.368697</text:p>
          </table:table-cell>
          <table:table-cell office:value-type="float" office:value="5.444922" calcext:value-type="float">
            <text:p>5.444922</text:p>
          </table:table-cell>
          <table:table-cell table:number-columns-repeated="2"/>
          <table:table-cell office:value-type="string" calcext:value-type="string">
            <text:p>4.5682.875154</text:p>
          </table:table-cell>
          <table:table-cell office:value-type="float" office:value="7.065095" calcext:value-type="float">
            <text:p>7.065095</text:p>
          </table:table-cell>
          <table:table-cell office:value-type="float" office:value="3.565432" calcext:value-type="float">
            <text:p>3.565432</text:p>
          </table:table-cell>
          <table:table-cell office:value-type="float" office:value="4.435801" calcext:value-type="float">
            <text:p>4.435801</text:p>
          </table:table-cell>
          <table:table-cell table:number-columns-repeated="3"/>
          <table:table-cell office:value-type="float" office:value="204.3333" calcext:value-type="float">
            <text:p>204.3333</text:p>
          </table:table-cell>
          <table:table-cell office:value-type="float" office:value="177.9333" calcext:value-type="float">
            <text:p>177.9333</text:p>
          </table:table-cell>
          <table:table-cell office:value-type="float" office:value="202.2667" calcext:value-type="float">
            <text:p>202.2667</text:p>
          </table:table-cell>
          <table:table-cell office:value-type="float" office:value="191.2" calcext:value-type="float">
            <text:p>191.2</text:p>
          </table:table-cell>
          <table:table-cell table:number-columns-repeated="3"/>
          <table:table-cell office:value-type="float" office:value="26.015" calcext:value-type="float">
            <text:p>26.015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.9214" calcext:value-type="float">
            <text:p>3.9214</text:p>
          </table:table-cell>
          <table:table-cell office:value-type="float" office:value="8.973123" calcext:value-type="float">
            <text:p>8.973123</text:p>
          </table:table-cell>
          <table:table-cell office:value-type="float" office:value="5.292427" calcext:value-type="float">
            <text:p>5.292427</text:p>
          </table:table-cell>
          <table:table-cell office:value-type="float" office:value="6.804884" calcext:value-type="float">
            <text:p>6.804884</text:p>
          </table:table-cell>
          <table:table-cell table:number-columns-repeated="2"/>
          <table:table-cell office:value-type="float" office:value="2.591771" calcext:value-type="float">
            <text:p>2.591771</text:p>
          </table:table-cell>
          <table:table-cell office:value-type="float" office:value="7.427249" calcext:value-type="float">
            <text:p>7.427249</text:p>
          </table:table-cell>
          <table:table-cell office:value-type="float" office:value="3.716328" calcext:value-type="float">
            <text:p>3.716328</text:p>
          </table:table-cell>
          <table:table-cell office:value-type="float" office:value="4.165992" calcext:value-type="float">
            <text:p>4.165992</text:p>
          </table:table-cell>
          <table:table-cell table:number-columns-repeated="3"/>
          <table:table-cell office:value-type="float" office:value="182.2667" calcext:value-type="float">
            <text:p>182.2667</text:p>
          </table:table-cell>
          <table:table-cell office:value-type="float" office:value="191.6667" calcext:value-type="float">
            <text:p>191.6667</text:p>
          </table:table-cell>
          <table:table-cell office:value-type="float" office:value="202.4" calcext:value-type="float">
            <text:p>202.4</text:p>
          </table:table-cell>
          <table:table-cell office:value-type="float" office:value="181.8" calcext:value-type="float">
            <text:p>181.8</text:p>
          </table:table-cell>
          <table:table-cell table:number-columns-repeated="3"/>
          <table:table-cell office:value-type="float" office:value="28.016" calcext:value-type="float">
            <text:p>28.016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.822064" calcext:value-type="float">
            <text:p>3.822064</text:p>
          </table:table-cell>
          <table:table-cell office:value-type="float" office:value="9.055252" calcext:value-type="float">
            <text:p>9.055252</text:p>
          </table:table-cell>
          <table:table-cell office:value-type="float" office:value="5.812076" calcext:value-type="float">
            <text:p>5.812076</text:p>
          </table:table-cell>
          <table:table-cell office:value-type="float" office:value="6.113658" calcext:value-type="float">
            <text:p>6.113658</text:p>
          </table:table-cell>
          <table:table-cell table:number-columns-repeated="2"/>
          <table:table-cell office:value-type="float" office:value="3.317001" calcext:value-type="float">
            <text:p>3.317001</text:p>
          </table:table-cell>
          <table:table-cell office:value-type="float" office:value="7.135182" calcext:value-type="float">
            <text:p>7.135182</text:p>
          </table:table-cell>
          <table:table-cell office:value-type="float" office:value="4.052984" calcext:value-type="float">
            <text:p>4.052984</text:p>
          </table:table-cell>
          <table:table-cell office:value-type="float" office:value="4.767156" calcext:value-type="float">
            <text:p>4.767156</text:p>
          </table:table-cell>
          <table:table-cell table:number-columns-repeated="3"/>
          <table:table-cell office:value-type="float" office:value="180.2667" calcext:value-type="float">
            <text:p>180.2667</text:p>
          </table:table-cell>
          <table:table-cell office:value-type="float" office:value="192.3333" calcext:value-type="float">
            <text:p>192.3333</text:p>
          </table:table-cell>
          <table:table-cell office:value-type="float" office:value="205.0667" calcext:value-type="float">
            <text:p>205.0667</text:p>
          </table:table-cell>
          <table:table-cell office:value-type="float" office:value="178.5333" calcext:value-type="float">
            <text:p>178.5333</text:p>
          </table:table-cell>
          <table:table-cell table:number-columns-repeated="3"/>
          <table:table-cell office:value-type="float" office:value="30.017" calcext:value-type="float">
            <text:p>30.017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.783494" calcext:value-type="float">
            <text:p>3.783494</text:p>
          </table:table-cell>
          <table:table-cell office:value-type="float" office:value="8.323789" calcext:value-type="float">
            <text:p>8.323789</text:p>
          </table:table-cell>
          <table:table-cell office:value-type="float" office:value="5.663736" calcext:value-type="float">
            <text:p>5.663736</text:p>
          </table:table-cell>
          <table:table-cell office:value-type="float" office:value="4.27671" calcext:value-type="float">
            <text:p>4.27671</text:p>
          </table:table-cell>
          <table:table-cell table:number-columns-repeated="2"/>
          <table:table-cell office:value-type="float" office:value="3.58864" calcext:value-type="float">
            <text:p>3.58864</text:p>
          </table:table-cell>
          <table:table-cell office:value-type="float" office:value="7.610018" calcext:value-type="float">
            <text:p>7.610018</text:p>
          </table:table-cell>
          <table:table-cell office:value-type="float" office:value="3.953935" calcext:value-type="float">
            <text:p>3.953935</text:p>
          </table:table-cell>
          <table:table-cell office:value-type="float" office:value="4.794945" calcext:value-type="float">
            <text:p>4.794945</text:p>
          </table:table-cell>
          <table:table-cell table:number-columns-repeated="3"/>
          <table:table-cell office:value-type="float" office:value="181.0667" calcext:value-type="float">
            <text:p>181.0667</text:p>
          </table:table-cell>
          <table:table-cell office:value-type="float" office:value="195.8667" calcext:value-type="float">
            <text:p>195.8667</text:p>
          </table:table-cell>
          <table:table-cell office:value-type="float" office:value="205.6667" calcext:value-type="float">
            <text:p>205.6667</text:p>
          </table:table-cell>
          <table:table-cell office:value-type="float" office:value="170.0667" calcext:value-type="float">
            <text:p>170.0667</text:p>
          </table:table-cell>
          <table:table-cell table:number-columns-repeated="3"/>
          <table:table-cell office:value-type="float" office:value="32.019" calcext:value-type="float">
            <text:p>32.019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4.224904" calcext:value-type="float">
            <text:p>4.224904</text:p>
          </table:table-cell>
          <table:table-cell office:value-type="float" office:value="7.782525" calcext:value-type="float">
            <text:p>7.782525</text:p>
          </table:table-cell>
          <table:table-cell office:value-type="float" office:value="5.163622" calcext:value-type="float">
            <text:p>5.163622</text:p>
          </table:table-cell>
          <table:table-cell office:value-type="float" office:value="4.357245" calcext:value-type="float">
            <text:p>4.357245</text:p>
          </table:table-cell>
          <table:table-cell table:number-columns-repeated="2"/>
          <table:table-cell office:value-type="float" office:value="3.881552" calcext:value-type="float">
            <text:p>3.881552</text:p>
          </table:table-cell>
          <table:table-cell office:value-type="float" office:value="7.204024" calcext:value-type="float">
            <text:p>7.204024</text:p>
          </table:table-cell>
          <table:table-cell office:value-type="float" office:value="3.106205" calcext:value-type="float">
            <text:p>3.106205</text:p>
          </table:table-cell>
          <table:table-cell office:value-type="float" office:value="4.123608" calcext:value-type="float">
            <text:p>4.123608</text:p>
          </table:table-cell>
          <table:table-cell table:number-columns-repeated="3"/>
          <table:table-cell office:value-type="float" office:value="166.4667" calcext:value-type="float">
            <text:p>166.4667</text:p>
          </table:table-cell>
          <table:table-cell office:value-type="float" office:value="196" calcext:value-type="float">
            <text:p>196</text:p>
          </table:table-cell>
          <table:table-cell office:value-type="float" office:value="192.4667" calcext:value-type="float">
            <text:p>192.4667</text:p>
          </table:table-cell>
          <table:table-cell office:value-type="float" office:value="171.2" calcext:value-type="float">
            <text:p>171.2</text:p>
          </table:table-cell>
          <table:table-cell table:number-columns-repeated="3"/>
          <table:table-cell office:value-type="float" office:value="34.021" calcext:value-type="float">
            <text:p>34.021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5.099458" calcext:value-type="float">
            <text:p>5.099458</text:p>
          </table:table-cell>
          <table:table-cell office:value-type="float" office:value="7.604086" calcext:value-type="float">
            <text:p>7.604086</text:p>
          </table:table-cell>
          <table:table-cell office:value-type="float" office:value="4.921162" calcext:value-type="float">
            <text:p>4.921162</text:p>
          </table:table-cell>
          <table:table-cell office:value-type="float" office:value="5.978315" calcext:value-type="float">
            <text:p>5.978315</text:p>
          </table:table-cell>
          <table:table-cell table:number-columns-repeated="2"/>
          <table:table-cell office:value-type="float" office:value="2.9365" calcext:value-type="float">
            <text:p>2.9365</text:p>
          </table:table-cell>
          <table:table-cell office:value-type="float" office:value="7.591335" calcext:value-type="float">
            <text:p>7.591335</text:p>
          </table:table-cell>
          <table:table-cell office:value-type="float" office:value="3.290644" calcext:value-type="float">
            <text:p>3.290644</text:p>
          </table:table-cell>
          <table:table-cell office:value-type="float" office:value="3.374991" calcext:value-type="float">
            <text:p>3.374991</text:p>
          </table:table-cell>
          <table:table-cell table:number-columns-repeated="3"/>
          <table:table-cell office:value-type="float" office:value="154.3333" calcext:value-type="float">
            <text:p>154.3333</text:p>
          </table:table-cell>
          <table:table-cell office:value-type="float" office:value="192.5333" calcext:value-type="float">
            <text:p>192.5333</text:p>
          </table:table-cell>
          <table:table-cell office:value-type="float" office:value="197.5333" calcext:value-type="float">
            <text:p>197.5333</text:p>
          </table:table-cell>
          <table:table-cell office:value-type="float" office:value="157.7333" calcext:value-type="float">
            <text:p>157.7333</text:p>
          </table:table-cell>
          <table:table-cell table:number-columns-repeated="3"/>
          <table:table-cell office:value-type="float" office:value="36.023" calcext:value-type="float">
            <text:p>36.023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4.660696" calcext:value-type="float">
            <text:p>4.660696</text:p>
          </table:table-cell>
          <table:table-cell office:value-type="float" office:value="8.371661" calcext:value-type="float">
            <text:p>8.371661</text:p>
          </table:table-cell>
          <table:table-cell office:value-type="float" office:value="5.128481" calcext:value-type="float">
            <text:p>5.128481</text:p>
          </table:table-cell>
          <table:table-cell office:value-type="float" office:value="6.540677" calcext:value-type="float">
            <text:p>6.540677</text:p>
          </table:table-cell>
          <table:table-cell table:number-columns-repeated="2"/>
          <table:table-cell office:value-type="float" office:value="2.6133896159" calcext:value-type="float">
            <text:p>2.6133896159</text:p>
          </table:table-cell>
          <table:table-cell office:value-type="float" office:value="2.341161" calcext:value-type="float">
            <text:p>2.341161</text:p>
          </table:table-cell>
          <table:table-cell office:value-type="float" office:value="0.1807672" calcext:value-type="float">
            <text:p>0.1807672</text:p>
          </table:table-cell>
          <table:table-cell office:value-type="float" office:value="0.386848" calcext:value-type="float">
            <text:p>0.386848</text:p>
          </table:table-cell>
          <table:table-cell table:number-columns-repeated="3"/>
          <table:table-cell office:value-type="float" office:value="145.6667" calcext:value-type="float">
            <text:p>145.6667</text:p>
          </table:table-cell>
          <table:table-cell office:value-type="float" office:value="186.8" calcext:value-type="float">
            <text:p>186.8</text:p>
          </table:table-cell>
          <table:table-cell office:value-type="float" office:value="200" calcext:value-type="float">
            <text:p>200</text:p>
          </table:table-cell>
          <table:table-cell office:value-type="float" office:value="142.5333" calcext:value-type="float">
            <text:p>142.5333</text:p>
          </table:table-cell>
          <table:table-cell table:number-columns-repeated="3"/>
          <table:table-cell office:value-type="float" office:value="38.024" calcext:value-type="float">
            <text:p>38.024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.873046" calcext:value-type="float">
            <text:p>2.873046</text:p>
          </table:table-cell>
          <table:table-cell office:value-type="float" office:value="8.114824" calcext:value-type="float">
            <text:p>8.114824</text:p>
          </table:table-cell>
          <table:table-cell office:value-type="float" office:value="4.20606" calcext:value-type="float">
            <text:p>4.20606</text:p>
          </table:table-cell>
          <table:table-cell office:value-type="float" office:value="6.534779" calcext:value-type="float">
            <text:p>6.534779</text:p>
          </table:table-cell>
          <table:table-cell table:number-columns-repeated="2"/>
          <table:table-cell office:value-type="float" office:value="0.3214432" calcext:value-type="float">
            <text:p>0.3214432</text:p>
          </table:table-cell>
          <table:table-cell office:value-type="float" office:value="1.099074" calcext:value-type="float">
            <text:p>1.099074</text:p>
          </table:table-cell>
          <table:table-cell office:value-type="float" office:value="0" calcext:value-type="float">
            <text:p>0</text:p>
          </table:table-cell>
          <table:table-cell office:value-type="float" office:value="0.1651697" calcext:value-type="float">
            <text:p>0.1651697</text:p>
          </table:table-cell>
          <table:table-cell table:number-columns-repeated="3"/>
          <table:table-cell office:value-type="float" office:value="134.6667" calcext:value-type="float">
            <text:p>134.6667</text:p>
          </table:table-cell>
          <table:table-cell office:value-type="float" office:value="186.1333" calcext:value-type="float">
            <text:p>186.1333</text:p>
          </table:table-cell>
          <table:table-cell office:value-type="float" office:value="207.2667" calcext:value-type="float">
            <text:p>207.2667</text:p>
          </table:table-cell>
          <table:table-cell office:value-type="float" office:value="133.1333" calcext:value-type="float">
            <text:p>133.1333</text:p>
          </table:table-cell>
          <table:table-cell table:number-columns-repeated="3"/>
          <table:table-cell office:value-type="float" office:value="40.025" calcext:value-type="float">
            <text:p>40.025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.243813" calcext:value-type="float">
            <text:p>2.243813</text:p>
          </table:table-cell>
          <table:table-cell office:value-type="float" office:value="7.76458" calcext:value-type="float">
            <text:p>7.76458</text:p>
          </table:table-cell>
          <table:table-cell office:value-type="float" office:value="3.857071" calcext:value-type="float">
            <text:p>3.857071</text:p>
          </table:table-cell>
          <table:table-cell office:value-type="float" office:value="5.032202" calcext:value-type="float">
            <text:p>5.032202</text:p>
          </table:table-cell>
          <table:table-cell table:number-columns-repeated="2"/>
          <table:table-cell office:value-type="float" office:value="0.2717984" calcext:value-type="float">
            <text:p>0.2717984</text:p>
          </table:table-cell>
          <table:table-cell office:value-type="float" office:value="0.6338497" calcext:value-type="float">
            <text:p>0.63384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23.6667" calcext:value-type="float">
            <text:p>123.6667</text:p>
          </table:table-cell>
          <table:table-cell office:value-type="float" office:value="188.4" calcext:value-type="float">
            <text:p>188.4</text:p>
          </table:table-cell>
          <table:table-cell office:value-type="float" office:value="206.6667" calcext:value-type="float">
            <text:p>206.6667</text:p>
          </table:table-cell>
          <table:table-cell office:value-type="float" office:value="128.9333" calcext:value-type="float">
            <text:p>128.9333</text:p>
          </table:table-cell>
          <table:table-cell table:number-columns-repeated="3"/>
          <table:table-cell office:value-type="float" office:value="42.026" calcext:value-type="float">
            <text:p>42.026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.420237" calcext:value-type="float">
            <text:p>2.420237</text:p>
          </table:table-cell>
          <table:table-cell office:value-type="float" office:value="6.861325" calcext:value-type="float">
            <text:p>6.861325</text:p>
          </table:table-cell>
          <table:table-cell office:value-type="float" office:value="4.658863" calcext:value-type="float">
            <text:p>4.658863</text:p>
          </table:table-cell>
          <table:table-cell office:value-type="float" office:value="4.710989" calcext:value-type="float">
            <text:p>4.710989</text:p>
          </table:table-cell>
          <table:table-cell table:number-columns-repeated="2"/>
          <table:table-cell office:value-type="float" office:value="0.1622181" calcext:value-type="float">
            <text:p>0.1622181</text:p>
          </table:table-cell>
          <table:table-cell office:value-type="float" office:value="0.827418" calcext:value-type="float">
            <text:p>0.8274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12.8667" calcext:value-type="float">
            <text:p>112.8667</text:p>
          </table:table-cell>
          <table:table-cell office:value-type="float" office:value="191.3333" calcext:value-type="float">
            <text:p>191.3333</text:p>
          </table:table-cell>
          <table:table-cell office:value-type="float" office:value="205.1333" calcext:value-type="float">
            <text:p>205.1333</text:p>
          </table:table-cell>
          <table:table-cell office:value-type="float" office:value="115.6667" calcext:value-type="float">
            <text:p>115.6667</text:p>
          </table:table-cell>
          <table:table-cell table:number-columns-repeated="3"/>
          <table:table-cell office:value-type="float" office:value="44.027" calcext:value-type="float">
            <text:p>44.027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.460886" calcext:value-type="float">
            <text:p>2.460886</text:p>
          </table:table-cell>
          <table:table-cell office:value-type="float" office:value="7.432906" calcext:value-type="float">
            <text:p>7.432906</text:p>
          </table:table-cell>
          <table:table-cell office:value-type="float" office:value="4.545738" calcext:value-type="float">
            <text:p>4.545738</text:p>
          </table:table-cell>
          <table:table-cell office:value-type="float" office:value="4.933833" calcext:value-type="float">
            <text:p>4.933833</text:p>
          </table:table-cell>
          <table:table-cell table:number-columns-repeated="2"/>
          <table:table-cell office:value-type="float" office:value="0.02271285" calcext:value-type="float">
            <text:p>0.02271285</text:p>
          </table:table-cell>
          <table:table-cell office:value-type="float" office:value="0.6509114" calcext:value-type="float">
            <text:p>0.65091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06.1333" calcext:value-type="float">
            <text:p>106.1333</text:p>
          </table:table-cell>
          <table:table-cell office:value-type="float" office:value="190.9333" calcext:value-type="float">
            <text:p>190.9333</text:p>
          </table:table-cell>
          <table:table-cell office:value-type="float" office:value="202.9333" calcext:value-type="float">
            <text:p>202.9333</text:p>
          </table:table-cell>
          <table:table-cell office:value-type="float" office:value="106.8" calcext:value-type="float">
            <text:p>106.8</text:p>
          </table:table-cell>
          <table:table-cell table:number-columns-repeated="3"/>
          <table:table-cell office:value-type="float" office:value="46.028" calcext:value-type="float">
            <text:p>46.028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.666377" calcext:value-type="float">
            <text:p>2.666377</text:p>
          </table:table-cell>
          <table:table-cell office:value-type="float" office:value="7.58964" calcext:value-type="float">
            <text:p>7.58964</text:p>
          </table:table-cell>
          <table:table-cell office:value-type="float" office:value="4.493426" calcext:value-type="float">
            <text:p>4.493426</text:p>
          </table:table-cell>
          <table:table-cell office:value-type="float" office:value="3.969333" calcext:value-type="float">
            <text:p>3.969333</text:p>
          </table:table-cell>
          <table:table-cell table:number-columns-repeated="2"/>
          <table:table-cell office:value-type="float" office:value="0.006708889" calcext:value-type="float">
            <text:p>0.006708889</text:p>
          </table:table-cell>
          <table:table-cell office:value-type="float" office:value="0.4051305" calcext:value-type="float">
            <text:p>0.40513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71.2" calcext:value-type="float">
            <text:p>71.2</text:p>
          </table:table-cell>
          <table:table-cell office:value-type="float" office:value="180.4" calcext:value-type="float">
            <text:p>180.4</text:p>
          </table:table-cell>
          <table:table-cell office:value-type="float" office:value="171.5333" calcext:value-type="float">
            <text:p>171.5333</text:p>
          </table:table-cell>
          <table:table-cell office:value-type="float" office:value="75.06667" calcext:value-type="float">
            <text:p>75.06667</text:p>
          </table:table-cell>
          <table:table-cell table:number-columns-repeated="3"/>
          <table:table-cell office:value-type="float" office:value="48.029" calcext:value-type="float">
            <text:p>48.029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.367994" calcext:value-type="float">
            <text:p>2.367994</text:p>
          </table:table-cell>
          <table:table-cell office:value-type="float" office:value="8.04444" calcext:value-type="float">
            <text:p>8.04444</text:p>
          </table:table-cell>
          <table:table-cell office:value-type="float" office:value="4.10682" calcext:value-type="float">
            <text:p>4.10682</text:p>
          </table:table-cell>
          <table:table-cell office:value-type="float" office:value="4.032071" calcext:value-type="float">
            <text:p>4.032071</text:p>
          </table:table-cell>
          <table:table-cell table:number-columns-repeated="2"/>
          <table:table-cell office:value-type="float" office:value="0.005238447" calcext:value-type="float">
            <text:p>0.005238447</text:p>
          </table:table-cell>
          <table:table-cell office:value-type="float" office:value="0.3049012" calcext:value-type="float">
            <text:p>0.30490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33.6" calcext:value-type="float">
            <text:p>33.6</text:p>
          </table:table-cell>
          <table:table-cell office:value-type="float" office:value="135.9333" calcext:value-type="float">
            <text:p>135.9333</text:p>
          </table:table-cell>
          <table:table-cell office:value-type="float" office:value="133.9333" calcext:value-type="float">
            <text:p>133.9333</text:p>
          </table:table-cell>
          <table:table-cell office:value-type="float" office:value="33.93333" calcext:value-type="float">
            <text:p>33.93333</text:p>
          </table:table-cell>
          <table:table-cell table:number-columns-repeated="3"/>
          <table:table-cell office:value-type="float" office:value="50.03" calcext:value-type="float">
            <text:p>50.03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.809656" calcext:value-type="float">
            <text:p>1.809656</text:p>
          </table:table-cell>
          <table:table-cell office:value-type="float" office:value="7.760743" calcext:value-type="float">
            <text:p>7.760743</text:p>
          </table:table-cell>
          <table:table-cell office:value-type="float" office:value="4.304378" calcext:value-type="float">
            <text:p>4.304378</text:p>
          </table:table-cell>
          <table:table-cell office:value-type="float" office:value="4.811115" calcext:value-type="float">
            <text:p>4.811115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89.86667" calcext:value-type="float">
            <text:p>89.86667</text:p>
          </table:table-cell>
          <table:table-cell office:value-type="float" office:value="-0" calcext:value-type="float">
            <text:p>0</text:p>
          </table:table-cell>
          <table:table-cell table:number-columns-repeated="3"/>
          <table:table-cell office:value-type="float" office:value="52.031" calcext:value-type="float">
            <text:p>52.031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.873798" calcext:value-type="float">
            <text:p>1.873798</text:p>
          </table:table-cell>
          <table:table-cell office:value-type="float" office:value="7.704553" calcext:value-type="float">
            <text:p>7.704553</text:p>
          </table:table-cell>
          <table:table-cell office:value-type="float" office:value="4.176151" calcext:value-type="float">
            <text:p>4.176151</text:p>
          </table:table-cell>
          <table:table-cell office:value-type="float" office:value="3.882982" calcext:value-type="float">
            <text:p>3.882982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-64.8" calcext:value-type="float">
            <text:p>-64.8</text:p>
          </table:table-cell>
          <table:table-cell office:value-type="float" office:value="46.8" calcext:value-type="float">
            <text:p>46.8</text:p>
          </table:table-cell>
          <table:table-cell office:value-type="float" office:value="43.06667" calcext:value-type="float">
            <text:p>43.06667</text:p>
          </table:table-cell>
          <table:table-cell office:value-type="float" office:value="-56.93334" calcext:value-type="float">
            <text:p>-56.93334</text:p>
          </table:table-cell>
          <table:table-cell table:number-columns-repeated="3"/>
          <table:table-cell office:value-type="float" office:value="54.032" calcext:value-type="float">
            <text:p>54.032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.750558" calcext:value-type="float">
            <text:p>1.750558</text:p>
          </table:table-cell>
          <table:table-cell office:value-type="float" office:value="7.904646" calcext:value-type="float">
            <text:p>7.904646</text:p>
          </table:table-cell>
          <table:table-cell office:value-type="float" office:value="4.606995" calcext:value-type="float">
            <text:p>4.606995</text:p>
          </table:table-cell>
          <table:table-cell office:value-type="float" office:value="3.467746" calcext:value-type="float">
            <text:p>3.46774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0.004484443" calcext:value-type="float">
            <text:p>0.00448444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64.86667" calcext:value-type="float">
            <text:p>-64.86667</text:p>
          </table:table-cell>
          <table:table-cell office:value-type="float" office:value="26.8" calcext:value-type="float">
            <text:p>26.8</text:p>
          </table:table-cell>
          <table:table-cell office:value-type="float" office:value="3.266667" calcext:value-type="float">
            <text:p>3.266667</text:p>
          </table:table-cell>
          <table:table-cell office:value-type="float" office:value="-72.46667" calcext:value-type="float">
            <text:p>-72.46667</text:p>
          </table:table-cell>
          <table:table-cell table:number-columns-repeated="3"/>
          <table:table-cell office:value-type="float" office:value="56.033" calcext:value-type="float">
            <text:p>56.033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.463315" calcext:value-type="float">
            <text:p>1.463315</text:p>
          </table:table-cell>
          <table:table-cell office:value-type="float" office:value="7.602414" calcext:value-type="float">
            <text:p>7.602414</text:p>
          </table:table-cell>
          <table:table-cell office:value-type="float" office:value="4.85936" calcext:value-type="float">
            <text:p>4.85936</text:p>
          </table:table-cell>
          <table:table-cell office:value-type="float" office:value="3.106622" calcext:value-type="float">
            <text:p>3.106622</text:p>
          </table:table-cell>
          <table:table-cell table:number-columns-repeated="2"/>
          <table:table-cell office:value-type="float" office:value="0.4859604" calcext:value-type="float">
            <text:p>0.4859604</text:p>
          </table:table-cell>
          <table:table-cell office:value-type="float" office:value="0.4505769" calcext:value-type="float">
            <text:p>0.4505769</text:p>
          </table:table-cell>
          <table:table-cell office:value-type="float" office:value="0.4671429" calcext:value-type="float">
            <text:p>0.4671429</text:p>
          </table:table-cell>
          <table:table-cell office:value-type="float" office:value="0.1029446" calcext:value-type="float">
            <text:p>0.1029446</text:p>
          </table:table-cell>
          <table:table-cell table:number-columns-repeated="3"/>
          <table:table-cell office:value-type="float" office:value="-78.13333" calcext:value-type="float">
            <text:p>-78.13333</text:p>
          </table:table-cell>
          <table:table-cell office:value-type="float" office:value="-30.6" calcext:value-type="float">
            <text:p>-30.6</text:p>
          </table:table-cell>
          <table:table-cell office:value-type="float" office:value="-62.66667" calcext:value-type="float">
            <text:p>-62.66667</text:p>
          </table:table-cell>
          <table:table-cell office:value-type="float" office:value="-81.46667" calcext:value-type="float">
            <text:p>-81.46667</text:p>
          </table:table-cell>
          <table:table-cell table:number-columns-repeated="3"/>
          <table:table-cell office:value-type="float" office:value="58.034" calcext:value-type="float">
            <text:p>58.034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.744046" calcext:value-type="float">
            <text:p>1.744046</text:p>
          </table:table-cell>
          <table:table-cell office:value-type="float" office:value="8.017898" calcext:value-type="float">
            <text:p>8.017898</text:p>
          </table:table-cell>
          <table:table-cell office:value-type="float" office:value="4.141948" calcext:value-type="float">
            <text:p>4.141948</text:p>
          </table:table-cell>
          <table:table-cell office:value-type="float" office:value="2.848626" calcext:value-type="float">
            <text:p>2.848626</text:p>
          </table:table-cell>
          <table:table-cell table:number-columns-repeated="2"/>
          <table:table-cell office:value-type="float" office:value="3.205293" calcext:value-type="float">
            <text:p>3.205293</text:p>
          </table:table-cell>
          <table:table-cell office:value-type="float" office:value="1.994977" calcext:value-type="float">
            <text:p>1.994977</text:p>
          </table:table-cell>
          <table:table-cell office:value-type="float" office:value="3.679938" calcext:value-type="float">
            <text:p>3.679938</text:p>
          </table:table-cell>
          <table:table-cell office:value-type="float" office:value="3.963094" calcext:value-type="float">
            <text:p>3.963094</text:p>
          </table:table-cell>
          <table:table-cell table:number-columns-repeated="3"/>
          <table:table-cell office:value-type="float" office:value="-72.06666" calcext:value-type="float">
            <text:p>-72.06666</text:p>
          </table:table-cell>
          <table:table-cell office:value-type="float" office:value="-64.46667" calcext:value-type="float">
            <text:p>-64.46667</text:p>
          </table:table-cell>
          <table:table-cell office:value-type="float" office:value="-96.26667" calcext:value-type="float">
            <text:p>-96.26667</text:p>
          </table:table-cell>
          <table:table-cell office:value-type="float" office:value="-77.2" calcext:value-type="float">
            <text:p>-77.2</text:p>
          </table:table-cell>
          <table:table-cell table:number-columns-repeated="3"/>
          <table:table-cell office:value-type="float" office:value="60.035" calcext:value-type="float">
            <text:p>60.035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.729843" calcext:value-type="float">
            <text:p>1.729843</text:p>
          </table:table-cell>
          <table:table-cell office:value-type="float" office:value="7.913209" calcext:value-type="float">
            <text:p>7.913209</text:p>
          </table:table-cell>
          <table:table-cell office:value-type="float" office:value="3.699028" calcext:value-type="float">
            <text:p>3.699028</text:p>
          </table:table-cell>
          <table:table-cell office:value-type="float" office:value="2.577116" calcext:value-type="float">
            <text:p>2.577116</text:p>
          </table:table-cell>
          <table:table-cell table:number-columns-repeated="2"/>
          <table:table-cell office:value-type="float" office:value="3.134841" calcext:value-type="float">
            <text:p>3.134841</text:p>
          </table:table-cell>
          <table:table-cell office:value-type="float" office:value="2.606431" calcext:value-type="float">
            <text:p>2.606431</text:p>
          </table:table-cell>
          <table:table-cell office:value-type="float" office:value="3.765274" calcext:value-type="float">
            <text:p>3.765274</text:p>
          </table:table-cell>
          <table:table-cell office:value-type="float" office:value="4.411595" calcext:value-type="float">
            <text:p>4.411595</text:p>
          </table:table-cell>
          <table:table-cell table:number-columns-repeated="3"/>
          <table:table-cell office:value-type="float" office:value="-63.6" calcext:value-type="float">
            <text:p>-63.6</text:p>
          </table:table-cell>
          <table:table-cell office:value-type="float" office:value="-109.6667" calcext:value-type="float">
            <text:p>-109.6667</text:p>
          </table:table-cell>
          <table:table-cell office:value-type="float" office:value="-137.6667" calcext:value-type="float">
            <text:p>-137.6667</text:p>
          </table:table-cell>
          <table:table-cell office:value-type="float" office:value="-67.86667" calcext:value-type="float">
            <text:p>-67.86667</text:p>
          </table:table-cell>
          <table:table-cell table:number-columns-repeated="3"/>
          <table:table-cell office:value-type="float" office:value="62.036" calcext:value-type="float">
            <text:p>62.036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.80265" calcext:value-type="float">
            <text:p>1.80265</text:p>
          </table:table-cell>
          <table:table-cell office:value-type="float" office:value="7.716347" calcext:value-type="float">
            <text:p>7.716347</text:p>
          </table:table-cell>
          <table:table-cell office:value-type="float" office:value="3.796942" calcext:value-type="float">
            <text:p>3.796942</text:p>
          </table:table-cell>
          <table:table-cell office:value-type="float" office:value="2.940143" calcext:value-type="float">
            <text:p>2.940143</text:p>
          </table:table-cell>
          <table:table-cell table:number-columns-repeated="2"/>
          <table:table-cell office:value-type="float" office:value="3.734663" calcext:value-type="float">
            <text:p>3.734663</text:p>
          </table:table-cell>
          <table:table-cell office:value-type="float" office:value="3.655408" calcext:value-type="float">
            <text:p>3.655408</text:p>
          </table:table-cell>
          <table:table-cell office:value-type="float" office:value="4.807071" calcext:value-type="float">
            <text:p>4.807071</text:p>
          </table:table-cell>
          <table:table-cell office:value-type="float" office:value="6.727271" calcext:value-type="float">
            <text:p>6.727271</text:p>
          </table:table-cell>
          <table:table-cell table:number-columns-repeated="3"/>
          <table:table-cell office:value-type="float" office:value="-30.06667" calcext:value-type="float">
            <text:p>-30.06667</text:p>
          </table:table-cell>
          <table:table-cell office:value-type="float" office:value="-140.6" calcext:value-type="float">
            <text:p>-140.6</text:p>
          </table:table-cell>
          <table:table-cell office:value-type="float" office:value="-171" calcext:value-type="float">
            <text:p>-171</text:p>
          </table:table-cell>
          <table:table-cell office:value-type="float" office:value="-27.8" calcext:value-type="float">
            <text:p>-27.8</text:p>
          </table:table-cell>
          <table:table-cell table:number-columns-repeated="3"/>
          <table:table-cell office:value-type="float" office:value="64.036" calcext:value-type="float">
            <text:p>64.036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0.8751234" calcext:value-type="float">
            <text:p>0.8751234</text:p>
          </table:table-cell>
          <table:table-cell office:value-type="float" office:value="8.423553" calcext:value-type="float">
            <text:p>8.423553</text:p>
          </table:table-cell>
          <table:table-cell office:value-type="float" office:value="2.552371" calcext:value-type="float">
            <text:p>2.552371</text:p>
          </table:table-cell>
          <table:table-cell office:value-type="float" office:value="2.085049" calcext:value-type="float">
            <text:p>2.085049</text:p>
          </table:table-cell>
          <table:table-cell table:number-columns-repeated="2"/>
          <table:table-cell office:value-type="float" office:value="4.471551" calcext:value-type="float">
            <text:p>4.471551</text:p>
          </table:table-cell>
          <table:table-cell office:value-type="string" calcext:value-type="string">
            <text:p>4.297776.49794</text:p>
          </table:table-cell>
          <table:table-cell office:value-type="float" office:value="8.839777" calcext:value-type="float">
            <text:p>8.839777</text:p>
          </table:table-cell>
          <table:table-cell office:value-type="float" office:value="9.678736" calcext:value-type="float">
            <text:p>9.678736</text:p>
          </table:table-cell>
          <table:table-cell table:number-columns-repeated="3"/>
          <table:table-cell office:value-type="float" office:value="-8.733334" calcext:value-type="float">
            <text:p>-8.733334</text:p>
          </table:table-cell>
          <table:table-cell office:value-type="float" office:value="-143.6" calcext:value-type="float">
            <text:p>-143.6</text:p>
          </table:table-cell>
          <table:table-cell office:value-type="float" office:value="-155.9333" calcext:value-type="float">
            <text:p>-155.9333</text:p>
          </table:table-cell>
          <table:table-cell office:value-type="float" office:value="-11.46667" calcext:value-type="float">
            <text:p>-11.46667</text:p>
          </table:table-cell>
          <table:table-cell table:number-columns-repeated="3"/>
          <table:table-cell office:value-type="float" office:value="66.037" calcext:value-type="float">
            <text:p>66.037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0.3628431" calcext:value-type="float">
            <text:p>0.3628431</text:p>
          </table:table-cell>
          <table:table-cell office:value-type="float" office:value="4.480928" calcext:value-type="float">
            <text:p>4.480928</text:p>
          </table:table-cell>
          <table:table-cell office:value-type="float" office:value="0.6981044" calcext:value-type="float">
            <text:p>0.6981044</text:p>
          </table:table-cell>
          <table:table-cell office:value-type="float" office:value="1.233037" calcext:value-type="float">
            <text:p>1.233037</text:p>
          </table:table-cell>
          <table:table-cell table:number-columns-repeated="2"/>
          <table:table-cell office:value-type="float" office:value="7.346553" calcext:value-type="float">
            <text:p>7.346553</text:p>
          </table:table-cell>
          <table:table-cell office:value-type="float" office:value="11.28062" calcext:value-type="float">
            <text:p>11.28062</text:p>
          </table:table-cell>
          <table:table-cell office:value-type="float" office:value="7.991041" calcext:value-type="float">
            <text:p>7.991041</text:p>
          </table:table-cell>
          <table:table-cell office:value-type="float" office:value="8.755872" calcext:value-type="float">
            <text:p>8.75587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51.6667" calcext:value-type="float">
            <text:p>-151.6667</text:p>
          </table:table-cell>
          <table:table-cell office:value-type="float" office:value="-171.8667" calcext:value-type="float">
            <text:p>-171.8667</text:p>
          </table:table-cell>
          <table:table-cell office:value-type="float" office:value="3.4" calcext:value-type="float">
            <text:p>3.4</text:p>
          </table:table-cell>
          <table:table-cell table:number-columns-repeated="3"/>
          <table:table-cell office:value-type="float" office:value="68.038" calcext:value-type="float">
            <text:p>68.038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0.2462688" calcext:value-type="float">
            <text:p>0.2462688</text:p>
          </table:table-cell>
          <table:table-cell office:value-type="float" office:value="2.111368" calcext:value-type="float">
            <text:p>2.111368</text:p>
          </table:table-cell>
          <table:table-cell office:value-type="float" office:value="0.4220799" calcext:value-type="float">
            <text:p>0.4220799</text:p>
          </table:table-cell>
          <table:table-cell office:value-type="float" office:value="0.8773431" calcext:value-type="float">
            <text:p>0.8773431</text:p>
          </table:table-cell>
          <table:table-cell table:number-columns-repeated="2"/>
          <table:table-cell office:value-type="float" office:value="7.58297" calcext:value-type="float">
            <text:p>7.58297</text:p>
          </table:table-cell>
          <table:table-cell office:value-type="float" office:value="9.723398" calcext:value-type="float">
            <text:p>9.723398</text:p>
          </table:table-cell>
          <table:table-cell office:value-type="float" office:value="6.943393" calcext:value-type="float">
            <text:p>6.943393</text:p>
          </table:table-cell>
          <table:table-cell office:value-type="float" office:value="7.926936" calcext:value-type="float">
            <text:p>7.926936</text:p>
          </table:table-cell>
          <table:table-cell table:number-columns-repeated="3"/>
          <table:table-cell office:value-type="float" office:value="6.866667" calcext:value-type="float">
            <text:p>6.866667</text:p>
          </table:table-cell>
          <table:table-cell office:value-type="float" office:value="-159.2667" calcext:value-type="float">
            <text:p>-159.2667</text:p>
          </table:table-cell>
          <table:table-cell office:value-type="float" office:value="-193.8" calcext:value-type="float">
            <text:p>-193.8</text:p>
          </table:table-cell>
          <table:table-cell office:value-type="float" office:value="6.8" calcext:value-type="float">
            <text:p>6.8</text:p>
          </table:table-cell>
          <table:table-cell table:number-columns-repeated="3"/>
          <table:table-cell office:value-type="float" office:value="70.039" calcext:value-type="float">
            <text:p>70.039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0.149213" calcext:value-type="float">
            <text:p>0.149213</text:p>
          </table:table-cell>
          <table:table-cell office:value-type="float" office:value="1.893359" calcext:value-type="float">
            <text:p>1.893359</text:p>
          </table:table-cell>
          <table:table-cell office:value-type="float" office:value="0" calcext:value-type="float">
            <text:p>0</text:p>
          </table:table-cell>
          <table:table-cell office:value-type="float" office:value="0.6947461" calcext:value-type="float">
            <text:p>0.6947461</text:p>
          </table:table-cell>
          <table:table-cell table:number-columns-repeated="2"/>
          <table:table-cell office:value-type="float" office:value="6.792081" calcext:value-type="float">
            <text:p>6.792081</text:p>
          </table:table-cell>
          <table:table-cell office:value-type="float" office:value="9.052076" calcext:value-type="float">
            <text:p>9.052076</text:p>
          </table:table-cell>
          <table:table-cell office:value-type="float" office:value="6.163075" calcext:value-type="float">
            <text:p>6.163075</text:p>
          </table:table-cell>
          <table:table-cell office:value-type="float" office:value="7.814267" calcext:value-type="float">
            <text:p>7.814267</text:p>
          </table:table-cell>
          <table:table-cell table:number-columns-repeated="3"/>
          <table:table-cell office:value-type="float" office:value="-2.266667" calcext:value-type="float">
            <text:p>-2.266667</text:p>
          </table:table-cell>
          <table:table-cell office:value-type="float" office:value="-170.1333" calcext:value-type="float">
            <text:p>-170.1333</text:p>
          </table:table-cell>
          <table:table-cell office:value-type="float" office:value="-194.7333" calcext:value-type="float">
            <text:p>-194.7333</text:p>
          </table:table-cell>
          <table:table-cell office:value-type="float" office:value="-4.866667" calcext:value-type="float">
            <text:p>-4.866667</text:p>
          </table:table-cell>
          <table:table-cell table:number-columns-repeated="3"/>
          <table:table-cell office:value-type="float" office:value="72.04" calcext:value-type="float">
            <text:p>72.04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0.1318724" calcext:value-type="float">
            <text:p>0.1318724</text:p>
          </table:table-cell>
          <table:table-cell office:value-type="float" office:value="1.328781" calcext:value-type="float">
            <text:p>1.328781</text:p>
          </table:table-cell>
          <table:table-cell office:value-type="float" office:value="0" calcext:value-type="float">
            <text:p>0</text:p>
          </table:table-cell>
          <table:table-cell office:value-type="float" office:value="0.193388" calcext:value-type="float">
            <text:p>0.193388</text:p>
          </table:table-cell>
          <table:table-cell table:number-columns-repeated="2"/>
          <table:table-cell office:value-type="float" office:value="5.012587" calcext:value-type="float">
            <text:p>5.012587</text:p>
          </table:table-cell>
          <table:table-cell office:value-type="float" office:value="8.756759" calcext:value-type="float">
            <text:p>8.756759</text:p>
          </table:table-cell>
          <table:table-cell office:value-type="float" office:value="4.640573" calcext:value-type="float">
            <text:p>4.640573</text:p>
          </table:table-cell>
          <table:table-cell office:value-type="float" office:value="7.578615" calcext:value-type="float">
            <text:p>7.578615</text:p>
          </table:table-cell>
          <table:table-cell table:number-columns-repeated="3"/>
          <table:table-cell office:value-type="float" office:value="-12.93333" calcext:value-type="float">
            <text:p>-12.93333</text:p>
          </table:table-cell>
          <table:table-cell office:value-type="float" office:value="-171.1333" calcext:value-type="float">
            <text:p>-171.1333</text:p>
          </table:table-cell>
          <table:table-cell office:value-type="float" office:value="-205.4" calcext:value-type="float">
            <text:p>-205.4</text:p>
          </table:table-cell>
          <table:table-cell office:value-type="float" office:value="-11.8" calcext:value-type="float">
            <text:p>-11.8</text:p>
          </table:table-cell>
          <table:table-cell table:number-columns-repeated="3"/>
          <table:table-cell office:value-type="float" office:value="74.041" calcext:value-type="float">
            <text:p>74.041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0.1163959" calcext:value-type="float">
            <text:p>0.1163959</text:p>
          </table:table-cell>
          <table:table-cell office:value-type="float" office:value="1.033208" calcext:value-type="float">
            <text:p>1.033208</text:p>
          </table:table-cell>
          <table:table-cell office:value-type="float" office:value="0" calcext:value-type="float">
            <text:p>0</text:p>
          </table:table-cell>
          <table:table-cell office:value-type="float" office:value="0.05184614" calcext:value-type="float">
            <text:p>0.05184614</text:p>
          </table:table-cell>
          <table:table-cell table:number-columns-repeated="2"/>
          <table:table-cell office:value-type="float" office:value="4.246053" calcext:value-type="float">
            <text:p>4.246053</text:p>
          </table:table-cell>
          <table:table-cell office:value-type="float" office:value="8.768707" calcext:value-type="float">
            <text:p>8.768707</text:p>
          </table:table-cell>
          <table:table-cell office:value-type="float" office:value="2.64758" calcext:value-type="float">
            <text:p>2.64758</text:p>
          </table:table-cell>
          <table:table-cell office:value-type="float" office:value="7.058503" calcext:value-type="float">
            <text:p>7.058503</text:p>
          </table:table-cell>
          <table:table-cell table:number-columns-repeated="3"/>
          <table:table-cell office:value-type="float" office:value="-24.46667" calcext:value-type="float">
            <text:p>-24.46667</text:p>
          </table:table-cell>
          <table:table-cell office:value-type="float" office:value="-183.6" calcext:value-type="float">
            <text:p>-183.6</text:p>
          </table:table-cell>
          <table:table-cell office:value-type="float" office:value="-203.9333" calcext:value-type="float">
            <text:p>-203.9333</text:p>
          </table:table-cell>
          <table:table-cell office:value-type="float" office:value="-20.66667" calcext:value-type="float">
            <text:p>-20.66667</text:p>
          </table:table-cell>
          <table:table-cell table:number-columns-repeated="3"/>
          <table:table-cell office:value-type="float" office:value="76.042" calcext:value-type="float">
            <text:p>76.042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0.9086626" calcext:value-type="float">
            <text:p>0.9086626</text:p>
          </table:table-cell>
          <table:table-cell office:value-type="float" office:value="0.5331235" calcext:value-type="float">
            <text:p>0.53312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.172168" calcext:value-type="float">
            <text:p>4.172168</text:p>
          </table:table-cell>
          <table:table-cell office:value-type="float" office:value="8.7374" calcext:value-type="float">
            <text:p>8.7374</text:p>
          </table:table-cell>
          <table:table-cell office:value-type="float" office:value="3.577513" calcext:value-type="float">
            <text:p>3.577513</text:p>
          </table:table-cell>
          <table:table-cell office:value-type="float" office:value="6.31508" calcext:value-type="float">
            <text:p>6.31508</text:p>
          </table:table-cell>
          <table:table-cell table:number-columns-repeated="3"/>
          <table:table-cell office:value-type="float" office:value="-31.46667" calcext:value-type="float">
            <text:p>-31.46667</text:p>
          </table:table-cell>
          <table:table-cell office:value-type="float" office:value="-185.3333" calcext:value-type="float">
            <text:p>-185.3333</text:p>
          </table:table-cell>
          <table:table-cell office:value-type="float" office:value="-206.5333" calcext:value-type="float">
            <text:p>-206.5333</text:p>
          </table:table-cell>
          <table:table-cell office:value-type="float" office:value="-33.53333" calcext:value-type="float">
            <text:p>-33.53333</text:p>
          </table:table-cell>
          <table:table-cell table:number-columns-repeated="3"/>
          <table:table-cell office:value-type="float" office:value="78.043" calcext:value-type="float">
            <text:p>78.043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.831029" calcext:value-type="float">
            <text:p>2.831029</text:p>
          </table:table-cell>
          <table:table-cell office:value-type="float" office:value="0.3649229" calcext:value-type="float">
            <text:p>0.3649229</text:p>
          </table:table-cell>
          <table:table-cell office:value-type="float" office:value="0" calcext:value-type="float">
            <text:p>0</text:p>
          </table:table-cell>
          <table:table-cell office:value-type="float" office:value="0.1850061" calcext:value-type="float">
            <text:p>0.1850061</text:p>
          </table:table-cell>
          <table:table-cell table:number-columns-repeated="2"/>
          <table:table-cell office:value-type="float" office:value="4.985194" calcext:value-type="float">
            <text:p>4.985194</text:p>
          </table:table-cell>
          <table:table-cell office:value-type="float" office:value="8.123411" calcext:value-type="float">
            <text:p>8.123411</text:p>
          </table:table-cell>
          <table:table-cell office:value-type="float" office:value="3.351423" calcext:value-type="float">
            <text:p>3.351423</text:p>
          </table:table-cell>
          <table:table-cell office:value-type="float" office:value="6.13908" calcext:value-type="float">
            <text:p>6.13908</text:p>
          </table:table-cell>
          <table:table-cell table:number-columns-repeated="3"/>
          <table:table-cell office:value-type="float" office:value="-39.6" calcext:value-type="float">
            <text:p>-39.6</text:p>
          </table:table-cell>
          <table:table-cell office:value-type="float" office:value="-183.3333" calcext:value-type="float">
            <text:p>-183.3333</text:p>
          </table:table-cell>
          <table:table-cell office:value-type="float" office:value="-202.9333" calcext:value-type="float">
            <text:p>-202.9333</text:p>
          </table:table-cell>
          <table:table-cell office:value-type="float" office:value="-38" calcext:value-type="float">
            <text:p>-38</text:p>
          </table:table-cell>
          <table:table-cell table:number-columns-repeated="3"/>
          <table:table-cell office:value-type="float" office:value="80.044" calcext:value-type="float">
            <text:p>80.044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.257837" calcext:value-type="float">
            <text:p>3.257837</text:p>
          </table:table-cell>
          <table:table-cell office:value-type="float" office:value="0.07096405" calcext:value-type="float">
            <text:p>0.07096405</text:p>
          </table:table-cell>
          <table:table-cell office:value-type="float" office:value="0" calcext:value-type="float">
            <text:p>0</text:p>
          </table:table-cell>
          <table:table-cell office:value-type="float" office:value="0.9454095" calcext:value-type="float">
            <text:p>0.9454095</text:p>
          </table:table-cell>
          <table:table-cell table:number-columns-repeated="2"/>
          <table:table-cell office:value-type="float" office:value="5.491271" calcext:value-type="float">
            <text:p>5.491271</text:p>
          </table:table-cell>
          <table:table-cell office:value-type="float" office:value="5.466403" calcext:value-type="float">
            <text:p>5.466403</text:p>
          </table:table-cell>
          <table:table-cell office:value-type="float" office:value="2.952237" calcext:value-type="float">
            <text:p>2.952237</text:p>
          </table:table-cell>
          <table:table-cell office:value-type="float" office:value="5.763216" calcext:value-type="float">
            <text:p>5.763216</text:p>
          </table:table-cell>
          <table:table-cell table:number-columns-repeated="3"/>
          <table:table-cell office:value-type="float" office:value="-51.53333" calcext:value-type="float">
            <text:p>-51.53333</text:p>
          </table:table-cell>
          <table:table-cell office:value-type="float" office:value="-181.1333" calcext:value-type="float">
            <text:p>-181.1333</text:p>
          </table:table-cell>
          <table:table-cell office:value-type="float" office:value="-197.6" calcext:value-type="float">
            <text:p>-197.6</text:p>
          </table:table-cell>
          <table:table-cell office:value-type="float" office:value="-48.26667" calcext:value-type="float">
            <text:p>-48.26667</text:p>
          </table:table-cell>
          <table:table-cell table:number-columns-repeated="3"/>
          <table:table-cell office:value-type="float" office:value="82.045" calcext:value-type="float">
            <text:p>82.045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5.242404" calcext:value-type="float">
            <text:p>5.242404</text:p>
          </table:table-cell>
          <table:table-cell office:value-type="float" office:value="0" calcext:value-type="float">
            <text:p>0</text:p>
          </table:table-cell>
          <table:table-cell office:value-type="float" office:value="0.01677926" calcext:value-type="float">
            <text:p>0.01677926</text:p>
          </table:table-cell>
          <table:table-cell office:value-type="float" office:value="2.070276" calcext:value-type="float">
            <text:p>2.070276</text:p>
          </table:table-cell>
          <table:table-cell table:number-columns-repeated="2"/>
          <table:table-cell office:value-type="float" office:value="4.911231" calcext:value-type="float">
            <text:p>4.911231</text:p>
          </table:table-cell>
          <table:table-cell office:value-type="float" office:value="5.166626" calcext:value-type="float">
            <text:p>5.166626</text:p>
          </table:table-cell>
          <table:table-cell office:value-type="float" office:value="2.416872" calcext:value-type="float">
            <text:p>2.416872</text:p>
          </table:table-cell>
          <table:table-cell office:value-type="float" office:value="6.477723" calcext:value-type="float">
            <text:p>6.477723</text:p>
          </table:table-cell>
          <table:table-cell table:number-columns-repeated="3"/>
          <table:table-cell office:value-type="float" office:value="-60.93334" calcext:value-type="float">
            <text:p>-60.93334</text:p>
          </table:table-cell>
          <table:table-cell office:value-type="float" office:value="-184.6" calcext:value-type="float">
            <text:p>-184.6</text:p>
          </table:table-cell>
          <table:table-cell office:value-type="float" office:value="-198.9333" calcext:value-type="float">
            <text:p>-198.9333</text:p>
          </table:table-cell>
          <table:table-cell office:value-type="float" office:value="-61.2" calcext:value-type="float">
            <text:p>-61.2</text:p>
          </table:table-cell>
          <table:table-cell table:number-columns-repeated="3"/>
          <table:table-cell office:value-type="float" office:value="84.046" calcext:value-type="float">
            <text:p>84.04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6.685066" calcext:value-type="float">
            <text:p>6.685066</text:p>
          </table:table-cell>
          <table:table-cell office:value-type="float" office:value="0.1383999" calcext:value-type="float">
            <text:p>0.1383999</text:p>
          </table:table-cell>
          <table:table-cell office:value-type="float" office:value="0.7971324" calcext:value-type="float">
            <text:p>0.7971324</text:p>
          </table:table-cell>
          <table:table-cell office:value-type="float" office:value="3.537414" calcext:value-type="float">
            <text:p>3.537414</text:p>
          </table:table-cell>
          <table:table-cell table:number-columns-repeated="2"/>
          <table:table-cell office:value-type="float" office:value="3.95351" calcext:value-type="float">
            <text:p>3.95351</text:p>
          </table:table-cell>
          <table:table-cell office:value-type="float" office:value="4.472764" calcext:value-type="float">
            <text:p>4.472764</text:p>
          </table:table-cell>
          <table:table-cell office:value-type="float" office:value="2.348588" calcext:value-type="float">
            <text:p>2.348588</text:p>
          </table:table-cell>
          <table:table-cell office:value-type="float" office:value="6.898986" calcext:value-type="float">
            <text:p>6.898986</text:p>
          </table:table-cell>
          <table:table-cell table:number-columns-repeated="3"/>
          <table:table-cell office:value-type="float" office:value="-68.06667" calcext:value-type="float">
            <text:p>-68.06667</text:p>
          </table:table-cell>
          <table:table-cell office:value-type="float" office:value="-183.3333" calcext:value-type="float">
            <text:p>-183.3333</text:p>
          </table:table-cell>
          <table:table-cell office:value-type="float" office:value="-198.4" calcext:value-type="float">
            <text:p>-198.4</text:p>
          </table:table-cell>
          <table:table-cell office:value-type="float" office:value="-70.53333" calcext:value-type="float">
            <text:p>-70.53333</text:p>
          </table:table-cell>
          <table:table-cell table:number-columns-repeated="3"/>
          <table:table-cell office:value-type="float" office:value="86.047" calcext:value-type="float">
            <text:p>86.04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5.690747" calcext:value-type="float">
            <text:p>5.690747</text:p>
          </table:table-cell>
          <table:table-cell office:value-type="float" office:value="0.4324042" calcext:value-type="float">
            <text:p>0.4324042</text:p>
          </table:table-cell>
          <table:table-cell office:value-type="float" office:value="0.9464511" calcext:value-type="float">
            <text:p>0.9464511</text:p>
          </table:table-cell>
          <table:table-cell office:value-type="float" office:value="3.954518" calcext:value-type="float">
            <text:p>3.954518</text:p>
          </table:table-cell>
          <table:table-cell table:number-columns-repeated="2"/>
          <table:table-cell office:value-type="float" office:value="4.985095" calcext:value-type="float">
            <text:p>4.985095</text:p>
          </table:table-cell>
          <table:table-cell office:value-type="float" office:value="5.153618" calcext:value-type="float">
            <text:p>5.153618</text:p>
          </table:table-cell>
          <table:table-cell office:value-type="float" office:value="2.444496" calcext:value-type="float">
            <text:p>2.444496</text:p>
          </table:table-cell>
          <table:table-cell office:value-type="float" office:value="5.9563" calcext:value-type="float">
            <text:p>5.9563</text:p>
          </table:table-cell>
          <table:table-cell table:number-columns-repeated="3"/>
          <table:table-cell office:value-type="float" office:value="-83.26667" calcext:value-type="float">
            <text:p>-83.26667</text:p>
          </table:table-cell>
          <table:table-cell office:value-type="float" office:value="-182.3333" calcext:value-type="float">
            <text:p>-182.3333</text:p>
          </table:table-cell>
          <table:table-cell office:value-type="float" office:value="-212.4666" calcext:value-type="float">
            <text:p>-212.4666</text:p>
          </table:table-cell>
          <table:table-cell office:value-type="float" office:value="-82.93334" calcext:value-type="float">
            <text:p>-82.93334</text:p>
          </table:table-cell>
          <table:table-cell table:number-columns-repeated="3"/>
          <table:table-cell office:value-type="float" office:value="88.048" calcext:value-type="float">
            <text:p>88.04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4.934558" calcext:value-type="float">
            <text:p>4.934558</text:p>
          </table:table-cell>
          <table:table-cell office:value-type="float" office:value="1.387277" calcext:value-type="float">
            <text:p>1.387277</text:p>
          </table:table-cell>
          <table:table-cell office:value-type="float" office:value="2.605535" calcext:value-type="float">
            <text:p>2.605535</text:p>
          </table:table-cell>
          <table:table-cell office:value-type="float" office:value="4.459983" calcext:value-type="float">
            <text:p>4.459983</text:p>
          </table:table-cell>
          <table:table-cell table:number-columns-repeated="2"/>
          <table:table-cell office:value-type="float" office:value="5.130082" calcext:value-type="float">
            <text:p>5.130082</text:p>
          </table:table-cell>
          <table:table-cell office:value-type="float" office:value="5.619709" calcext:value-type="float">
            <text:p>5.619709</text:p>
          </table:table-cell>
          <table:table-cell office:value-type="float" office:value="2.117359" calcext:value-type="float">
            <text:p>2.117359</text:p>
          </table:table-cell>
          <table:table-cell office:value-type="float" office:value="5.52645" calcext:value-type="float">
            <text:p>5.52645</text:p>
          </table:table-cell>
          <table:table-cell table:number-columns-repeated="3"/>
          <table:table-cell office:value-type="float" office:value="-88.73333" calcext:value-type="float">
            <text:p>-88.73333</text:p>
          </table:table-cell>
          <table:table-cell office:value-type="float" office:value="-188.1333" calcext:value-type="float">
            <text:p>-188.1333</text:p>
          </table:table-cell>
          <table:table-cell office:value-type="float" office:value="-195.8667" calcext:value-type="float">
            <text:p>-195.8667</text:p>
          </table:table-cell>
          <table:table-cell office:value-type="float" office:value="-85.6" calcext:value-type="float">
            <text:p>-85.6</text:p>
          </table:table-cell>
          <table:table-cell table:number-columns-repeated="3"/>
          <table:table-cell office:value-type="float" office:value="90.04901" calcext:value-type="float">
            <text:p>90.0490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.882424" calcext:value-type="float">
            <text:p>3.882424</text:p>
          </table:table-cell>
          <table:table-cell office:value-type="float" office:value="2.593367" calcext:value-type="float">
            <text:p>2.593367</text:p>
          </table:table-cell>
          <table:table-cell office:value-type="float" office:value="4.060838" calcext:value-type="float">
            <text:p>4.060838</text:p>
          </table:table-cell>
          <table:table-cell office:value-type="float" office:value="6.325987" calcext:value-type="float">
            <text:p>6.325987</text:p>
          </table:table-cell>
          <table:table-cell table:number-columns-repeated="2"/>
          <table:table-cell office:value-type="float" office:value="5.3805" calcext:value-type="float">
            <text:p>5.3805</text:p>
          </table:table-cell>
          <table:table-cell office:value-type="float" office:value="5.516312" calcext:value-type="float">
            <text:p>5.516312</text:p>
          </table:table-cell>
          <table:table-cell office:value-type="float" office:value="2.084602" calcext:value-type="float">
            <text:p>2.084602</text:p>
          </table:table-cell>
          <table:table-cell office:value-type="float" office:value="4.91586" calcext:value-type="float">
            <text:p>4.91586</text:p>
          </table:table-cell>
          <table:table-cell table:number-columns-repeated="3"/>
          <table:table-cell office:value-type="float" office:value="-97.33334" calcext:value-type="float">
            <text:p>-97.33334</text:p>
          </table:table-cell>
          <table:table-cell office:value-type="float" office:value="-187.6667" calcext:value-type="float">
            <text:p>-187.6667</text:p>
          </table:table-cell>
          <table:table-cell office:value-type="float" office:value="-199.2667" calcext:value-type="float">
            <text:p>-199.2667</text:p>
          </table:table-cell>
          <table:table-cell office:value-type="float" office:value="-96.4" calcext:value-type="float">
            <text:p>-96.4</text:p>
          </table:table-cell>
          <table:table-cell table:number-columns-repeated="3"/>
          <table:table-cell office:value-type="float" office:value="92.05001" calcext:value-type="float">
            <text:p>92.0500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.646523" calcext:value-type="float">
            <text:p>3.646523</text:p>
          </table:table-cell>
          <table:table-cell office:value-type="float" office:value="3.3003" calcext:value-type="float">
            <text:p>3.3003</text:p>
          </table:table-cell>
          <table:table-cell office:value-type="float" office:value="5.226563" calcext:value-type="float">
            <text:p>5.226563</text:p>
          </table:table-cell>
          <table:table-cell office:value-type="float" office:value="6.950235" calcext:value-type="float">
            <text:p>6.950235</text:p>
          </table:table-cell>
          <table:table-cell table:number-columns-repeated="2"/>
          <table:table-cell office:value-type="float" office:value="5.45713" calcext:value-type="float">
            <text:p>5.45713</text:p>
          </table:table-cell>
          <table:table-cell office:value-type="float" office:value="5.087066" calcext:value-type="float">
            <text:p>5.087066</text:p>
          </table:table-cell>
          <table:table-cell office:value-type="float" office:value="1.886295" calcext:value-type="float">
            <text:p>1.886295</text:p>
          </table:table-cell>
          <table:table-cell office:value-type="float" office:value="4.745171" calcext:value-type="float">
            <text:p>4.745171</text:p>
          </table:table-cell>
          <table:table-cell table:number-columns-repeated="3"/>
          <table:table-cell office:value-type="float" office:value="-102.4667" calcext:value-type="float">
            <text:p>-102.4667</text:p>
          </table:table-cell>
          <table:table-cell office:value-type="float" office:value="-183.4667" calcext:value-type="float">
            <text:p>-183.4667</text:p>
          </table:table-cell>
          <table:table-cell office:value-type="float" office:value="-199.7333" calcext:value-type="float">
            <text:p>-199.7333</text:p>
          </table:table-cell>
          <table:table-cell office:value-type="float" office:value="-106.7333" calcext:value-type="float">
            <text:p>-106.7333</text:p>
          </table:table-cell>
          <table:table-cell table:number-columns-repeated="3"/>
          <table:table-cell office:value-type="float" office:value="94.05101" calcext:value-type="float">
            <text:p>94.0510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.738853" calcext:value-type="float">
            <text:p>2.738853</text:p>
          </table:table-cell>
          <table:table-cell office:value-type="float" office:value="4.621869" calcext:value-type="float">
            <text:p>4.621869</text:p>
          </table:table-cell>
          <table:table-cell office:value-type="float" office:value="6.533059" calcext:value-type="float">
            <text:p>6.533059</text:p>
          </table:table-cell>
          <table:table-cell office:value-type="float" office:value="6.163769" calcext:value-type="float">
            <text:p>6.163769</text:p>
          </table:table-cell>
          <table:table-cell table:number-columns-repeated="2"/>
          <table:table-cell office:value-type="float" office:value="3.399602" calcext:value-type="float">
            <text:p>3.399602</text:p>
          </table:table-cell>
          <table:table-cell office:value-type="float" office:value="3.188891" calcext:value-type="float">
            <text:p>3.188891</text:p>
          </table:table-cell>
          <table:table-cell office:value-type="float" office:value="1.168387" calcext:value-type="float">
            <text:p>1.168387</text:p>
          </table:table-cell>
          <table:table-cell office:value-type="float" office:value="4.393908" calcext:value-type="float">
            <text:p>4.393908</text:p>
          </table:table-cell>
          <table:table-cell table:number-columns-repeated="3"/>
          <table:table-cell office:value-type="float" office:value="-69.53333" calcext:value-type="float">
            <text:p>-69.53333</text:p>
          </table:table-cell>
          <table:table-cell office:value-type="float" office:value="-179.1333" calcext:value-type="float">
            <text:p>-179.1333</text:p>
          </table:table-cell>
          <table:table-cell office:value-type="float" office:value="-166.5333" calcext:value-type="float">
            <text:p>-166.5333</text:p>
          </table:table-cell>
          <table:table-cell office:value-type="float" office:value="-70.4" calcext:value-type="float">
            <text:p>-70.4</text:p>
          </table:table-cell>
          <table:table-cell table:number-columns-repeated="3"/>
          <table:table-cell office:value-type="float" office:value="96.05201" calcext:value-type="float">
            <text:p>96.0520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.498482" calcext:value-type="float">
            <text:p>2.498482</text:p>
          </table:table-cell>
          <table:table-cell office:value-type="float" office:value="4.545885" calcext:value-type="float">
            <text:p>4.545885</text:p>
          </table:table-cell>
          <table:table-cell office:value-type="float" office:value="7.945137" calcext:value-type="float">
            <text:p>7.945137</text:p>
          </table:table-cell>
          <table:table-cell office:value-type="float" office:value="5.49691" calcext:value-type="float">
            <text:p>5.49691</text:p>
          </table:table-cell>
          <table:table-cell table:number-columns-repeated="2"/>
          <table:table-cell office:value-type="float" office:value="0.8259668" calcext:value-type="float">
            <text:p>0.8259668</text:p>
          </table:table-cell>
          <table:table-cell office:value-type="float" office:value="1.72798" calcext:value-type="float">
            <text:p>1.72798</text:p>
          </table:table-cell>
          <table:table-cell office:value-type="float" office:value="0.4163579" calcext:value-type="float">
            <text:p>0.4163579</text:p>
          </table:table-cell>
          <table:table-cell office:value-type="float" office:value="1.443351" calcext:value-type="float">
            <text:p>1.443351</text:p>
          </table:table-cell>
          <table:table-cell table:number-columns-repeated="3"/>
          <table:table-cell office:value-type="float" office:value="-16.26667" calcext:value-type="float">
            <text:p>-16.26667</text:p>
          </table:table-cell>
          <table:table-cell office:value-type="float" office:value="-132.4" calcext:value-type="float">
            <text:p>-132.4</text:p>
          </table:table-cell>
          <table:table-cell office:value-type="float" office:value="-125.6" calcext:value-type="float">
            <text:p>-125.6</text:p>
          </table:table-cell>
          <table:table-cell office:value-type="float" office:value="-32.46667" calcext:value-type="float">
            <text:p>-32.46667</text:p>
          </table:table-cell>
          <table:table-cell table:number-columns-repeated="3"/>
          <table:table-cell office:value-type="float" office:value="98.05301" calcext:value-type="float">
            <text:p>98.0530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.89727" calcext:value-type="float">
            <text:p>2.89727</text:p>
          </table:table-cell>
          <table:table-cell office:value-type="float" office:value="10.3974" calcext:value-type="float">
            <text:p>10.3974</text:p>
          </table:table-cell>
          <table:table-cell office:value-type="float" office:value="8.803452" calcext:value-type="float">
            <text:p>8.803452</text:p>
          </table:table-cell>
          <table:table-cell office:value-type="float" office:value="6.701172" calcext:value-type="float">
            <text:p>6.701172</text:p>
          </table:table-cell>
          <table:table-cell table:number-columns-repeated="2"/>
          <table:table-cell office:value-type="float" office:value="0.3098022" calcext:value-type="float">
            <text:p>0.3098022</text:p>
          </table:table-cell>
          <table:table-cell office:value-type="float" office:value="1.152955" calcext:value-type="float">
            <text:p>1.152955</text:p>
          </table:table-cell>
          <table:table-cell office:value-type="float" office:value="0" calcext:value-type="float">
            <text:p>0</text:p>
          </table:table-cell>
          <table:table-cell office:value-type="float" office:value="0.7971907" calcext:value-type="float">
            <text:p>0.7971907</text:p>
          </table:table-cell>
          <table:table-cell table:number-columns-repeated="3"/>
          <table:table-cell office:value-type="float" office:value="6.933333" calcext:value-type="float">
            <text:p>6.933333</text:p>
          </table:table-cell>
          <table:table-cell office:value-type="float" office:value="-90.4" calcext:value-type="float">
            <text:p>-90.4</text:p>
          </table:table-cell>
          <table:table-cell office:value-type="float" office:value="-87.2" calcext:value-type="float">
            <text:p>-87.2</text:p>
          </table:table-cell>
          <table:table-cell office:value-type="float" office:value="3.066667" calcext:value-type="float">
            <text:p>3.066667</text:p>
          </table:table-cell>
          <table:table-cell table:number-columns-repeated="3"/>
          <table:table-cell office:value-type="float" office:value="100.054" calcext:value-type="float">
            <text:p>100.05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.745878" calcext:value-type="float">
            <text:p>3.745878</text:p>
          </table:table-cell>
          <table:table-cell office:value-type="float" office:value="8.890965" calcext:value-type="float">
            <text:p>8.890965</text:p>
          </table:table-cell>
          <table:table-cell office:value-type="float" office:value="8.168432" calcext:value-type="float">
            <text:p>8.168432</text:p>
          </table:table-cell>
          <table:table-cell office:value-type="float" office:value="5.8421" calcext:value-type="float">
            <text:p>5.8421</text:p>
          </table:table-cell>
          <table:table-cell table:number-columns-repeated="2"/>
          <table:table-cell office:value-type="float" office:value="0.1710134" calcext:value-type="float">
            <text:p>0.1710134</text:p>
          </table:table-cell>
          <table:table-cell office:value-type="float" office:value="0.6847911" calcext:value-type="float">
            <text:p>0.6847911</text:p>
          </table:table-cell>
          <table:table-cell office:value-type="float" office:value="0" calcext:value-type="float">
            <text:p>0</text:p>
          </table:table-cell>
          <table:table-cell office:value-type="float" office:value="0.4764342481" calcext:value-type="float">
            <text:p>0.4764342481</text:p>
          </table:table-cell>
          <table:table-cell table:number-columns-repeated="3"/>
          <table:table-cell office:value-type="float" office:value="77.33334" calcext:value-type="float">
            <text:p>77.33334</text:p>
          </table:table-cell>
          <table:table-cell office:value-type="float" office:value="-43.33333" calcext:value-type="float">
            <text:p>-43.33333</text:p>
          </table:table-cell>
          <table:table-cell office:value-type="float" office:value="-43.8" calcext:value-type="float">
            <text:p>-43.8</text:p>
          </table:table-cell>
          <table:table-cell office:value-type="float" office:value="80.13333" calcext:value-type="float">
            <text:p>80.13333</text:p>
          </table:table-cell>
          <table:table-cell table:number-columns-repeated="3"/>
          <table:table-cell office:value-type="float" office:value="102.055" calcext:value-type="float">
            <text:p>102.05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4.138279" calcext:value-type="float">
            <text:p>4.138279</text:p>
          </table:table-cell>
          <table:table-cell office:value-type="float" office:value="10.08362" calcext:value-type="float">
            <text:p>10.08362</text:p>
          </table:table-cell>
          <table:table-cell office:value-type="float" office:value="6.645299" calcext:value-type="float">
            <text:p>6.645299</text:p>
          </table:table-cell>
          <table:table-cell office:value-type="float" office:value="6.273368" calcext:value-type="float">
            <text:p>6.2733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3327117" calcext:value-type="float">
            <text:p>0.033271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15.1333" calcext:value-type="float">
            <text:p>115.1333</text:p>
          </table:table-cell>
          <table:table-cell office:value-type="float" office:value="-12.06667" calcext:value-type="float">
            <text:p>-12.06667</text:p>
          </table:table-cell>
          <table:table-cell office:value-type="float" office:value="-13.93333" calcext:value-type="float">
            <text:p>-13.93333</text:p>
          </table:table-cell>
          <table:table-cell office:value-type="float" office:value="126.7333" calcext:value-type="float">
            <text:p>126.7333</text:p>
          </table:table-cell>
          <table:table-cell table:number-columns-repeated="3"/>
          <table:table-cell office:value-type="float" office:value="104.056" calcext:value-type="float">
            <text:p>104.05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4.329355" calcext:value-type="float">
            <text:p>4.329355</text:p>
          </table:table-cell>
          <table:table-cell office:value-type="float" office:value="8.878098" calcext:value-type="float">
            <text:p>8.878098</text:p>
          </table:table-cell>
          <table:table-cell office:value-type="float" office:value="6.477619" calcext:value-type="float">
            <text:p>6.477619</text:p>
          </table:table-cell>
          <table:table-cell office:value-type="float" office:value="5.720485" calcext:value-type="float">
            <text:p>5.720485</text:p>
          </table:table-cell>
          <table:table-cell table:number-columns-repeated="2"/>
          <table:table-cell office:value-type="float" office:value="0.03493634" calcext:value-type="float">
            <text:p>0.034936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24.3333" calcext:value-type="float">
            <text:p>124.3333</text:p>
          </table:table-cell>
          <table:table-cell office:value-type="float" office:value="7.733333" calcext:value-type="float">
            <text:p>7.733333</text:p>
          </table:table-cell>
          <table:table-cell office:value-type="float" office:value="31.46667" calcext:value-type="float">
            <text:p>31.46667</text:p>
          </table:table-cell>
          <table:table-cell office:value-type="float" office:value="124.7333" calcext:value-type="float">
            <text:p>124.7333</text:p>
          </table:table-cell>
          <table:table-cell table:number-columns-repeated="3"/>
          <table:table-cell office:value-type="float" office:value="106.057" calcext:value-type="float">
            <text:p>106.05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4.149505" calcext:value-type="float">
            <text:p>4.149505</text:p>
          </table:table-cell>
          <table:table-cell office:value-type="float" office:value="8.937239" calcext:value-type="float">
            <text:p>8.937239</text:p>
          </table:table-cell>
          <table:table-cell office:value-type="float" office:value="6.38845" calcext:value-type="float">
            <text:p>6.38845</text:p>
          </table:table-cell>
          <table:table-cell office:value-type="float" office:value="5.701247" calcext:value-type="float">
            <text:p>5.701247</text:p>
          </table:table-cell>
          <table:table-cell table:number-columns-repeated="2"/>
          <table:table-cell office:value-type="float" office:value="0.004339155" calcext:value-type="float">
            <text:p>0.0043391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17.2" calcext:value-type="float">
            <text:p>117.2</text:p>
          </table:table-cell>
          <table:table-cell office:value-type="float" office:value="51.06667" calcext:value-type="float">
            <text:p>51.06667</text:p>
          </table:table-cell>
          <table:table-cell office:value-type="float" office:value="72.53334" calcext:value-type="float">
            <text:p>72.53334</text:p>
          </table:table-cell>
          <table:table-cell office:value-type="float" office:value="120.6" calcext:value-type="float">
            <text:p>120.6</text:p>
          </table:table-cell>
          <table:table-cell table:number-columns-repeated="3"/>
          <table:table-cell office:value-type="float" office:value="108.058" calcext:value-type="float">
            <text:p>108.05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.350295" calcext:value-type="float">
            <text:p>3.350295</text:p>
          </table:table-cell>
          <table:table-cell office:value-type="float" office:value="8.556663" calcext:value-type="float">
            <text:p>8.556663</text:p>
          </table:table-cell>
          <table:table-cell office:value-type="float" office:value="6.1703" calcext:value-type="float">
            <text:p>6.1703</text:p>
          </table:table-cell>
          <table:table-cell office:value-type="float" office:value="4.541757" calcext:value-type="float">
            <text:p>4.541757</text:p>
          </table:table-cell>
          <table:table-cell table:number-columns-repeated="2"/>
          <table:table-cell office:value-type="float" office:value="0.009110948" calcext:value-type="float">
            <text:p>0.0091109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15.4" calcext:value-type="float">
            <text:p>115.4</text:p>
          </table:table-cell>
          <table:table-cell office:value-type="float" office:value="98.2" calcext:value-type="float">
            <text:p>98.2</text:p>
          </table:table-cell>
          <table:table-cell office:value-type="float" office:value="108.0667" calcext:value-type="float">
            <text:p>108.0667</text:p>
          </table:table-cell>
          <table:table-cell office:value-type="float" office:value="119.9333" calcext:value-type="float">
            <text:p>119.9333</text:p>
          </table:table-cell>
          <table:table-cell table:number-columns-repeated="3"/>
          <table:table-cell office:value-type="float" office:value="110.059" calcext:value-type="float">
            <text:p>110.05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.169435" calcext:value-type="float">
            <text:p>3.169435</text:p>
          </table:table-cell>
          <table:table-cell office:value-type="float" office:value="8.507" calcext:value-type="float">
            <text:p>8.507</text:p>
          </table:table-cell>
          <table:table-cell office:value-type="float" office:value="5.892035" calcext:value-type="float">
            <text:p>5.892035</text:p>
          </table:table-cell>
          <table:table-cell office:value-type="float" office:value="5.154792" calcext:value-type="float">
            <text:p>5.154792</text:p>
          </table:table-cell>
          <table:table-cell table:number-columns-repeated="2"/>
          <table:table-cell office:value-type="float" office:value="0.00248137" calcext:value-type="float">
            <text:p>0.002481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13.7333" calcext:value-type="float">
            <text:p>113.7333</text:p>
          </table:table-cell>
          <table:table-cell office:value-type="float" office:value="134.2" calcext:value-type="float">
            <text:p>134.2</text:p>
          </table:table-cell>
          <table:table-cell office:value-type="float" office:value="166.8667" calcext:value-type="float">
            <text:p>166.8667</text:p>
          </table:table-cell>
          <table:table-cell office:value-type="float" office:value="112.4" calcext:value-type="float">
            <text:p>112.4</text:p>
          </table:table-cell>
          <table:table-cell table:number-columns-repeated="3"/>
          <table:table-cell office:value-type="float" office:value="112.06" calcext:value-type="float">
            <text:p>112.0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.907617" calcext:value-type="float">
            <text:p>3.907617</text:p>
          </table:table-cell>
          <table:table-cell office:value-type="float" office:value="7.971502" calcext:value-type="float">
            <text:p>7.971502</text:p>
          </table:table-cell>
          <table:table-cell office:value-type="float" office:value="5.935964" calcext:value-type="float">
            <text:p>5.935964</text:p>
          </table:table-cell>
          <table:table-cell office:value-type="float" office:value="5.129884" calcext:value-type="float">
            <text:p>5.129884</text:p>
          </table:table-cell>
          <table:table-cell table:number-columns-repeated="2"/>
          <table:table-cell office:value-type="float" office:value="0.005606058" calcext:value-type="float">
            <text:p>0.0056060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16.4" calcext:value-type="float">
            <text:p>116.4</text:p>
          </table:table-cell>
          <table:table-cell office:value-type="float" office:value="168.3333" calcext:value-type="float">
            <text:p>168.3333</text:p>
          </table:table-cell>
          <table:table-cell office:value-type="float" office:value="185.8667" calcext:value-type="float">
            <text:p>185.8667</text:p>
          </table:table-cell>
          <table:table-cell office:value-type="float" office:value="107.3333" calcext:value-type="float">
            <text:p>107.3333</text:p>
          </table:table-cell>
          <table:table-cell table:number-columns-repeated="3"/>
          <table:table-cell office:value-type="float" office:value="114.061" calcext:value-type="float">
            <text:p>114.06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4.252563" calcext:value-type="float">
            <text:p>4.252563</text:p>
          </table:table-cell>
          <table:table-cell office:value-type="float" office:value="7.666278" calcext:value-type="float">
            <text:p>7.666278</text:p>
          </table:table-cell>
          <table:table-cell office:value-type="float" office:value="5.833815" calcext:value-type="float">
            <text:p>5.833815</text:p>
          </table:table-cell>
          <table:table-cell office:value-type="float" office:value="6.406332" calcext:value-type="float">
            <text:p>6.406332</text:p>
          </table:table-cell>
          <table:table-cell table:number-columns-repeated="2"/>
          <table:table-cell office:value-type="float" office:value="0.005620296" calcext:value-type="float">
            <text:p>0.0056202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05.6" calcext:value-type="float">
            <text:p>105.6</text:p>
          </table:table-cell>
          <table:table-cell office:value-type="float" office:value="176.9333" calcext:value-type="float">
            <text:p>176.9333</text:p>
          </table:table-cell>
          <table:table-cell office:value-type="float" office:value="179.4667" calcext:value-type="float">
            <text:p>179.4667</text:p>
          </table:table-cell>
          <table:table-cell office:value-type="float" office:value="110.5333" calcext:value-type="float">
            <text:p>110.5333</text:p>
          </table:table-cell>
          <table:table-cell table:number-columns-repeated="3"/>
          <table:table-cell office:value-type="float" office:value="116.062" calcext:value-type="float">
            <text:p>116.06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.168745" calcext:value-type="float">
            <text:p>3.168745</text:p>
          </table:table-cell>
          <table:table-cell office:value-type="float" office:value="7.444869" calcext:value-type="float">
            <text:p>7.444869</text:p>
          </table:table-cell>
          <table:table-cell office:value-type="float" office:value="5.1799" calcext:value-type="float">
            <text:p>5.1799</text:p>
          </table:table-cell>
          <table:table-cell office:value-type="float" office:value="5.798234" calcext:value-type="float">
            <text:p>5.798234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106.4" calcext:value-type="float">
            <text:p>106.4</text:p>
          </table:table-cell>
          <table:table-cell office:value-type="float" office:value="182.6667" calcext:value-type="float">
            <text:p>182.6667</text:p>
          </table:table-cell>
          <table:table-cell office:value-type="float" office:value="203.0667" calcext:value-type="float">
            <text:p>203.0667</text:p>
          </table:table-cell>
          <table:table-cell office:value-type="float" office:value="105.9333" calcext:value-type="float">
            <text:p>105.9333</text:p>
          </table:table-cell>
          <table:table-cell table:number-columns-repeated="3"/>
          <table:table-cell office:value-type="float" office:value="118.063" calcext:value-type="float">
            <text:p>118.06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.767001" calcext:value-type="float">
            <text:p>3.767001</text:p>
          </table:table-cell>
          <table:table-cell office:value-type="float" office:value="7.230454" calcext:value-type="float">
            <text:p>7.230454</text:p>
          </table:table-cell>
          <table:table-cell office:value-type="float" office:value="4.85438" calcext:value-type="float">
            <text:p>4.85438</text:p>
          </table:table-cell>
          <table:table-cell office:value-type="float" office:value="5.160958" calcext:value-type="float">
            <text:p>5.160958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95.4" calcext:value-type="float">
            <text:p>95.4</text:p>
          </table:table-cell>
          <table:table-cell office:value-type="float" office:value="185.4" calcext:value-type="float">
            <text:p>185.4</text:p>
          </table:table-cell>
          <table:table-cell office:value-type="float" office:value="193.6667" calcext:value-type="float">
            <text:p>193.6667</text:p>
          </table:table-cell>
          <table:table-cell office:value-type="float" office:value="95.13333" calcext:value-type="float">
            <text:p>95.13333</text:p>
          </table:table-cell>
          <table:table-cell table:number-columns-repeated="3"/>
          <table:table-cell office:value-type="float" office:value="120.064" calcext:value-type="float">
            <text:p>120.06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.595675" calcext:value-type="float">
            <text:p>3.595675</text:p>
          </table:table-cell>
          <table:table-cell office:value-type="float" office:value="7.075428" calcext:value-type="float">
            <text:p>7.075428</text:p>
          </table:table-cell>
          <table:table-cell office:value-type="float" office:value="4.217044" calcext:value-type="float">
            <text:p>4.217044</text:p>
          </table:table-cell>
          <table:table-cell office:value-type="float" office:value="4.705565" calcext:value-type="float">
            <text:p>4.70556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95.6" calcext:value-type="float">
            <text:p>95.6</text:p>
          </table:table-cell>
          <table:table-cell office:value-type="float" office:value="185.2" calcext:value-type="float">
            <text:p>185.2</text:p>
          </table:table-cell>
          <table:table-cell office:value-type="float" office:value="200.5333" calcext:value-type="float">
            <text:p>200.5333</text:p>
          </table:table-cell>
          <table:table-cell office:value-type="float" office:value="93.93333" calcext:value-type="float">
            <text:p>93.93333</text:p>
          </table:table-cell>
          <table:table-cell table:number-columns-repeated="3"/>
          <table:table-cell office:value-type="float" office:value="122.065" calcext:value-type="float">
            <text:p>122.06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.712889" calcext:value-type="float">
            <text:p>3.712889</text:p>
          </table:table-cell>
          <table:table-cell office:value-type="float" office:value="7.047377" calcext:value-type="float">
            <text:p>7.047377</text:p>
          </table:table-cell>
          <table:table-cell office:value-type="float" office:value="3.853843" calcext:value-type="float">
            <text:p>3.853843</text:p>
          </table:table-cell>
          <table:table-cell office:value-type="float" office:value="5.002366" calcext:value-type="float">
            <text:p>5.002366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88.46667" calcext:value-type="float">
            <text:p>88.46667</text:p>
          </table:table-cell>
          <table:table-cell office:value-type="float" office:value="192.8" calcext:value-type="float">
            <text:p>192.8</text:p>
          </table:table-cell>
          <table:table-cell office:value-type="float" office:value="192.8667" calcext:value-type="float">
            <text:p>192.8667</text:p>
          </table:table-cell>
          <table:table-cell office:value-type="float" office:value="84.13333" calcext:value-type="float">
            <text:p>84.13333</text:p>
          </table:table-cell>
          <table:table-cell table:number-columns-repeated="3"/>
          <table:table-cell office:value-type="float" office:value="124.066" calcext:value-type="float">
            <text:p>124.06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4.285539" calcext:value-type="float">
            <text:p>4.285539</text:p>
          </table:table-cell>
          <table:table-cell office:value-type="float" office:value="7.435588" calcext:value-type="float">
            <text:p>7.435588</text:p>
          </table:table-cell>
          <table:table-cell office:value-type="float" office:value="3.306761" calcext:value-type="float">
            <text:p>3.306761</text:p>
          </table:table-cell>
          <table:table-cell office:value-type="float" office:value="6.046612" calcext:value-type="float">
            <text:p>6.046612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76.6" calcext:value-type="float">
            <text:p>76.6</text:p>
          </table:table-cell>
          <table:table-cell office:value-type="float" office:value="185.2667" calcext:value-type="float">
            <text:p>185.2667</text:p>
          </table:table-cell>
          <table:table-cell office:value-type="float" office:value="200.2666" calcext:value-type="float">
            <text:p>200.2666</text:p>
          </table:table-cell>
          <table:table-cell office:value-type="float" office:value="77.4" calcext:value-type="float">
            <text:p>77.4</text:p>
          </table:table-cell>
          <table:table-cell table:number-columns-repeated="3"/>
          <table:table-cell office:value-type="float" office:value="126.067" calcext:value-type="float">
            <text:p>126.06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4.194136" calcext:value-type="float">
            <text:p>4.194136</text:p>
          </table:table-cell>
          <table:table-cell office:value-type="float" office:value="7.72299" calcext:value-type="float">
            <text:p>7.72299</text:p>
          </table:table-cell>
          <table:table-cell office:value-type="float" office:value="3.431027" calcext:value-type="float">
            <text:p>3.431027</text:p>
          </table:table-cell>
          <table:table-cell office:value-type="float" office:value="5.023275" calcext:value-type="float">
            <text:p>5.023275</text:p>
          </table:table-cell>
          <table:table-cell table:number-columns-repeated="2"/>
          <table:table-cell office:value-type="float" office:value="0.702966" calcext:value-type="float">
            <text:p>0.702966</text:p>
          </table:table-cell>
          <table:table-cell office:value-type="float" office:value="0.5054262" calcext:value-type="float">
            <text:p>0.5054262</text:p>
          </table:table-cell>
          <table:table-cell office:value-type="float" office:value="0.5117093" calcext:value-type="float">
            <text:p>0.5117093</text:p>
          </table:table-cell>
          <table:table-cell office:value-type="float" office:value="0.7668125" calcext:value-type="float">
            <text:p>0.7668125</text:p>
          </table:table-cell>
          <table:table-cell table:number-columns-repeated="3"/>
          <table:table-cell office:value-type="float" office:value="70.53333" calcext:value-type="float">
            <text:p>70.53333</text:p>
          </table:table-cell>
          <table:table-cell office:value-type="float" office:value="180.8667" calcext:value-type="float">
            <text:p>180.8667</text:p>
          </table:table-cell>
          <table:table-cell office:value-type="float" office:value="199.8667" calcext:value-type="float">
            <text:p>199.8667</text:p>
          </table:table-cell>
          <table:table-cell office:value-type="float" office:value="69.2" calcext:value-type="float">
            <text:p>69.2</text:p>
          </table:table-cell>
          <table:table-cell table:number-columns-repeated="3"/>
          <table:table-cell office:value-type="float" office:value="128.068" calcext:value-type="float">
            <text:p>128.06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4.355302" calcext:value-type="float">
            <text:p>4.355302</text:p>
          </table:table-cell>
          <table:table-cell office:value-type="float" office:value="7.969521" calcext:value-type="float">
            <text:p>7.969521</text:p>
          </table:table-cell>
          <table:table-cell office:value-type="float" office:value="2.405368" calcext:value-type="float">
            <text:p>2.405368</text:p>
          </table:table-cell>
          <table:table-cell office:value-type="float" office:value="5.061051" calcext:value-type="float">
            <text:p>5.061051</text:p>
          </table:table-cell>
          <table:table-cell table:number-columns-repeated="2"/>
          <table:table-cell office:value-type="float" office:value="3.560045" calcext:value-type="float">
            <text:p>3.560045</text:p>
          </table:table-cell>
          <table:table-cell office:value-type="float" office:value="1.765791" calcext:value-type="float">
            <text:p>1.765791</text:p>
          </table:table-cell>
          <table:table-cell office:value-type="float" office:value="3.503374" calcext:value-type="float">
            <text:p>3.503374</text:p>
          </table:table-cell>
          <table:table-cell office:value-type="float" office:value="1.354136" calcext:value-type="float">
            <text:p>1.354136</text:p>
          </table:table-cell>
          <table:table-cell table:number-columns-repeated="3"/>
          <table:table-cell office:value-type="float" office:value="64.2" calcext:value-type="float">
            <text:p>64.2</text:p>
          </table:table-cell>
          <table:table-cell office:value-type="float" office:value="186.2" calcext:value-type="float">
            <text:p>186.2</text:p>
          </table:table-cell>
          <table:table-cell office:value-type="float" office:value="204.1333" calcext:value-type="float">
            <text:p>204.1333</text:p>
          </table:table-cell>
          <table:table-cell office:value-type="float" office:value="66.13333" calcext:value-type="float">
            <text:p>66.13333</text:p>
          </table:table-cell>
          <table:table-cell table:number-columns-repeated="3"/>
          <table:table-cell office:value-type="float" office:value="130.069" calcext:value-type="float">
            <text:p>130.06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.169212" calcext:value-type="float">
            <text:p>2.169212</text:p>
          </table:table-cell>
          <table:table-cell office:value-type="float" office:value="7.347935" calcext:value-type="float">
            <text:p>7.347935</text:p>
          </table:table-cell>
          <table:table-cell office:value-type="float" office:value="1.772046" calcext:value-type="float">
            <text:p>1.772046</text:p>
          </table:table-cell>
          <table:table-cell office:value-type="float" office:value="3.418128" calcext:value-type="float">
            <text:p>3.418128</text:p>
          </table:table-cell>
          <table:table-cell table:number-columns-repeated="2"/>
          <table:table-cell office:value-type="float" office:value="2.457165" calcext:value-type="float">
            <text:p>2.457165</text:p>
          </table:table-cell>
          <table:table-cell office:value-type="float" office:value="3.244231" calcext:value-type="float">
            <text:p>3.244231</text:p>
          </table:table-cell>
          <table:table-cell office:value-type="float" office:value="3.014389" calcext:value-type="float">
            <text:p>3.014389</text:p>
          </table:table-cell>
          <table:table-cell office:value-type="float" office:value="3.469518" calcext:value-type="float">
            <text:p>3.469518</text:p>
          </table:table-cell>
          <table:table-cell table:number-columns-repeated="3"/>
          <table:table-cell office:value-type="float" office:value="55.93334" calcext:value-type="float">
            <text:p>55.93334</text:p>
          </table:table-cell>
          <table:table-cell office:value-type="float" office:value="184.4667" calcext:value-type="float">
            <text:p>184.4667</text:p>
          </table:table-cell>
          <table:table-cell office:value-type="float" office:value="201.2" calcext:value-type="float">
            <text:p>201.2</text:p>
          </table:table-cell>
          <table:table-cell office:value-type="float" office:value="55.46667" calcext:value-type="float">
            <text:p>55.46667</text:p>
          </table:table-cell>
          <table:table-cell table:number-columns-repeated="3"/>
          <table:table-cell office:value-type="float" office:value="132.07" calcext:value-type="float">
            <text:p>132.0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0.4900575" calcext:value-type="float">
            <text:p>0.4900575</text:p>
          </table:table-cell>
          <table:table-cell office:value-type="float" office:value="2.648854" calcext:value-type="float">
            <text:p>2.648854</text:p>
          </table:table-cell>
          <table:table-cell office:value-type="float" office:value="0.5107831" calcext:value-type="float">
            <text:p>0.5107831</text:p>
          </table:table-cell>
          <table:table-cell office:value-type="float" office:value="1.328268" calcext:value-type="float">
            <text:p>1.328268</text:p>
          </table:table-cell>
          <table:table-cell table:number-columns-repeated="2"/>
          <table:table-cell office:value-type="float" office:value="1.871536" calcext:value-type="float">
            <text:p>1.871536</text:p>
          </table:table-cell>
          <table:table-cell office:value-type="float" office:value="2.938101" calcext:value-type="float">
            <text:p>2.938101</text:p>
          </table:table-cell>
          <table:table-cell office:value-type="float" office:value="1.867876" calcext:value-type="float">
            <text:p>1.867876</text:p>
          </table:table-cell>
          <table:table-cell office:value-type="float" office:value="3.124167" calcext:value-type="float">
            <text:p>3.124167</text:p>
          </table:table-cell>
          <table:table-cell table:number-columns-repeated="3"/>
          <table:table-cell office:value-type="float" office:value="40.73333" calcext:value-type="float">
            <text:p>40.73333</text:p>
          </table:table-cell>
          <table:table-cell office:value-type="float" office:value="187.0667" calcext:value-type="float">
            <text:p>187.0667</text:p>
          </table:table-cell>
          <table:table-cell office:value-type="float" office:value="182.6667" calcext:value-type="float">
            <text:p>182.6667</text:p>
          </table:table-cell>
          <table:table-cell office:value-type="float" office:value="38.73333" calcext:value-type="float">
            <text:p>38.73333</text:p>
          </table:table-cell>
          <table:table-cell table:number-columns-repeated="3"/>
          <table:table-cell office:value-type="float" office:value="134.071" calcext:value-type="float">
            <text:p>134.07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0.4778131" calcext:value-type="float">
            <text:p>0.4778131</text:p>
          </table:table-cell>
          <table:table-cell office:value-type="float" office:value="1.936173" calcext:value-type="float">
            <text:p>1.936173</text:p>
          </table:table-cell>
          <table:table-cell office:value-type="float" office:value="0.3532112" calcext:value-type="float">
            <text:p>0.3532112</text:p>
          </table:table-cell>
          <table:table-cell office:value-type="float" office:value="0.4954221" calcext:value-type="float">
            <text:p>0.4954221</text:p>
          </table:table-cell>
          <table:table-cell table:number-columns-repeated="2"/>
          <table:table-cell office:value-type="float" office:value="2.718797" calcext:value-type="float">
            <text:p>2.718797</text:p>
          </table:table-cell>
          <table:table-cell office:value-type="float" office:value="3.672694" calcext:value-type="float">
            <text:p>3.672694</text:p>
          </table:table-cell>
          <table:table-cell office:value-type="float" office:value="2.947478" calcext:value-type="float">
            <text:p>2.947478</text:p>
          </table:table-cell>
          <table:table-cell office:value-type="float" office:value="6.677485" calcext:value-type="float">
            <text:p>6.677485</text:p>
          </table:table-cell>
          <table:table-cell office:value-type="float" office:value="4.449646" calcext:value-type="float">
            <text:p>4.449646</text:p>
          </table:table-cell>
          <table:table-cell office:value-type="float" office:value="5.148691" calcext:value-type="float">
            <text:p>5.148691</text:p>
          </table:table-cell>
          <table:table-cell/>
          <table:table-cell office:value-type="float" office:value="3.466667" calcext:value-type="float">
            <text:p>3.466667</text:p>
          </table:table-cell>
          <table:table-cell table:number-columns-repeated="2" office:value-type="float" office:value="142.5333" calcext:value-type="float">
            <text:p>142.5333</text:p>
          </table:table-cell>
          <table:table-cell office:value-type="float" office:value="14.46667" calcext:value-type="float">
            <text:p>14.46667</text:p>
          </table:table-cell>
          <table:table-cell table:number-columns-repeated="3"/>
          <table:table-cell office:value-type="float" office:value="136.073" calcext:value-type="float">
            <text:p>136.07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0.2755164" calcext:value-type="float">
            <text:p>0.2755164</text:p>
          </table:table-cell>
          <table:table-cell office:value-type="float" office:value="0.9173863" calcext:value-type="float">
            <text:p>0.9173863</text:p>
          </table:table-cell>
          <table:table-cell office:value-type="float" office:value="0" calcext:value-type="float">
            <text:p>0</text:p>
          </table:table-cell>
          <table:table-cell office:value-type="float" office:value="0.2364218" calcext:value-type="float">
            <text:p>0.2364218</text:p>
          </table:table-cell>
          <table:table-cell table:number-columns-repeated="2"/>
          <table:table-cell office:value-type="float" office:value="1.850029" calcext:value-type="float">
            <text:p>1.850029</text:p>
          </table:table-cell>
          <table:table-cell office:value-type="float" office:value="5.267543" calcext:value-type="float">
            <text:p>5.267543</text:p>
          </table:table-cell>
          <table:table-cell office:value-type="float" office:value="2.988524" calcext:value-type="float">
            <text:p>2.988524</text:p>
          </table:table-cell>
          <table:table-cell office:value-type="float" office:value="4.28868" calcext:value-type="float">
            <text:p>4.28868</text:p>
          </table:table-cell>
          <table:table-cell table:number-columns-repeated="3"/>
          <table:table-cell office:value-type="float" office:value="-44.4" calcext:value-type="float">
            <text:p>-44.4</text:p>
          </table:table-cell>
          <table:table-cell office:value-type="float" office:value="101.2" calcext:value-type="float">
            <text:p>101.2</text:p>
          </table:table-cell>
          <table:table-cell office:value-type="float" office:value="97.53333" calcext:value-type="float">
            <text:p>97.53333</text:p>
          </table:table-cell>
          <table:table-cell office:value-type="float" office:value="-31.26667" calcext:value-type="float">
            <text:p>-31.26667</text:p>
          </table:table-cell>
          <table:table-cell table:number-columns-repeated="3"/>
          <table:table-cell office:value-type="float" office:value="138.074" calcext:value-type="float">
            <text:p>138.07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0.04247793" calcext:value-type="float">
            <text:p>0.04247793</text:p>
          </table:table-cell>
          <table:table-cell office:value-type="float" office:value="0.6451226" calcext:value-type="float">
            <text:p>0.6451226</text:p>
          </table:table-cell>
          <table:table-cell office:value-type="float" office:value="0" calcext:value-type="float">
            <text:p>0</text:p>
          </table:table-cell>
          <table:table-cell office:value-type="float" office:value="0.07706341" calcext:value-type="float">
            <text:p>0.07706341</text:p>
          </table:table-cell>
          <table:table-cell table:number-columns-repeated="2"/>
          <table:table-cell office:value-type="float" office:value="1.24786" calcext:value-type="float">
            <text:p>1.24786</text:p>
          </table:table-cell>
          <table:table-cell office:value-type="float" office:value="4.461478" calcext:value-type="float">
            <text:p>4.461478</text:p>
          </table:table-cell>
          <table:table-cell office:value-type="float" office:value="2.104721" calcext:value-type="float">
            <text:p>2.104721</text:p>
          </table:table-cell>
          <table:table-cell office:value-type="float" office:value="4.321036" calcext:value-type="float">
            <text:p>4.321036</text:p>
          </table:table-cell>
          <table:table-cell table:number-columns-repeated="3"/>
          <table:table-cell office:value-type="float" office:value="-44.73333" calcext:value-type="float">
            <text:p>-44.73333</text:p>
          </table:table-cell>
          <table:table-cell office:value-type="float" office:value="61.93334" calcext:value-type="float">
            <text:p>61.93334</text:p>
          </table:table-cell>
          <table:table-cell office:value-type="float" office:value="57.06666" calcext:value-type="float">
            <text:p>57.06666</text:p>
          </table:table-cell>
          <table:table-cell office:value-type="float" office:value="-41.2" calcext:value-type="float">
            <text:p>-41.2</text:p>
          </table:table-cell>
          <table:table-cell table:number-columns-repeated="3"/>
          <table:table-cell office:value-type="float" office:value="140.075" calcext:value-type="float">
            <text:p>140.07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0.01001615" calcext:value-type="float">
            <text:p>0.01001615</text:p>
          </table:table-cell>
          <table:table-cell office:value-type="float" office:value="0.3021661" calcext:value-type="float">
            <text:p>0.3021661</text:p>
          </table:table-cell>
          <table:table-cell office:value-type="float" office:value="0" calcext:value-type="float">
            <text:p>0</text:p>
          </table:table-cell>
          <table:table-cell office:value-type="float" office:value="0.02422061" calcext:value-type="float">
            <text:p>0.02422061</text:p>
          </table:table-cell>
          <table:table-cell table:number-columns-repeated="2"/>
          <table:table-cell office:value-type="float" office:value="0.8543379" calcext:value-type="float">
            <text:p>0.8543379</text:p>
          </table:table-cell>
          <table:table-cell office:value-type="float" office:value="4.734822" calcext:value-type="float">
            <text:p>4.734822</text:p>
          </table:table-cell>
          <table:table-cell office:value-type="float" office:value="1.417877" calcext:value-type="float">
            <text:p>1.417877</text:p>
          </table:table-cell>
          <table:table-cell office:value-type="float" office:value="3.922757" calcext:value-type="float">
            <text:p>3.922757</text:p>
          </table:table-cell>
          <table:table-cell table:number-columns-repeated="3"/>
          <table:table-cell office:value-type="float" office:value="-39.8" calcext:value-type="float">
            <text:p>-39.8</text:p>
          </table:table-cell>
          <table:table-cell office:value-type="float" office:value="16.8" calcext:value-type="float">
            <text:p>16.8</text:p>
          </table:table-cell>
          <table:table-cell office:value-type="float" office:value="11.8" calcext:value-type="float">
            <text:p>11.8</text:p>
          </table:table-cell>
          <table:table-cell office:value-type="float" office:value="-40.6" calcext:value-type="float">
            <text:p>-40.6</text:p>
          </table:table-cell>
          <table:table-cell table:number-columns-repeated="3"/>
          <table:table-cell office:value-type="float" office:value="142.076" calcext:value-type="float">
            <text:p>142.0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598379" calcext:value-type="float">
            <text:p>0.15983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2931894" calcext:value-type="float">
            <text:p>0.2931894</text:p>
          </table:table-cell>
          <table:table-cell office:value-type="float" office:value="3.970977" calcext:value-type="float">
            <text:p>3.970977</text:p>
          </table:table-cell>
          <table:table-cell office:value-type="float" office:value="1.94134" calcext:value-type="float">
            <text:p>1.94134</text:p>
          </table:table-cell>
          <table:table-cell office:value-type="float" office:value="3.594728" calcext:value-type="float">
            <text:p>3.594728</text:p>
          </table:table-cell>
          <table:table-cell table:number-columns-repeated="3"/>
          <table:table-cell office:value-type="float" office:value="-47.33333" calcext:value-type="float">
            <text:p>-47.33333</text:p>
          </table:table-cell>
          <table:table-cell office:value-type="float" office:value="-13.53333" calcext:value-type="float">
            <text:p>-13.53333</text:p>
          </table:table-cell>
          <table:table-cell office:value-type="float" office:value="-35" calcext:value-type="float">
            <text:p>-35</text:p>
          </table:table-cell>
          <table:table-cell office:value-type="float" office:value="-45.2" calcext:value-type="float">
            <text:p>-45.2</text:p>
          </table:table-cell>
          <table:table-cell table:number-columns-repeated="3"/>
          <table:table-cell office:value-type="float" office:value="144.077" calcext:value-type="float">
            <text:p>144.07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.1239778" calcext:value-type="float">
            <text:p>0.1239778</text:p>
          </table:table-cell>
          <table:table-cell office:value-type="float" office:value="3.424816" calcext:value-type="float">
            <text:p>3.424816</text:p>
          </table:table-cell>
          <table:table-cell office:value-type="float" office:value="2.316874" calcext:value-type="float">
            <text:p>2.316874</text:p>
          </table:table-cell>
          <table:table-cell office:value-type="float" office:value="3.959124" calcext:value-type="float">
            <text:p>3.959124</text:p>
          </table:table-cell>
          <table:table-cell table:number-columns-repeated="3"/>
          <table:table-cell office:value-type="float" office:value="-48.4" calcext:value-type="float">
            <text:p>-48.4</text:p>
          </table:table-cell>
          <table:table-cell office:value-type="float" office:value="-64.86667" calcext:value-type="float">
            <text:p>-64.86667</text:p>
          </table:table-cell>
          <table:table-cell office:value-type="float" office:value="-76.66667" calcext:value-type="float">
            <text:p>-76.66667</text:p>
          </table:table-cell>
          <table:table-cell office:value-type="float" office:value="-52.46667" calcext:value-type="float">
            <text:p>-52.46667</text:p>
          </table:table-cell>
          <table:table-cell table:number-columns-repeated="3"/>
          <table:table-cell office:value-type="float" office:value="146.078" calcext:value-type="float">
            <text:p>146.07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0.06235611" calcext:value-type="float">
            <text:p>0.06235611</text:p>
          </table:table-cell>
          <table:table-cell office:value-type="float" office:value="0.07935619" calcext:value-type="float">
            <text:p>0.07935619</text:p>
          </table:table-cell>
          <table:table-cell office:value-type="float" office:value="0.006360602" calcext:value-type="float">
            <text:p>0.0063606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988132" calcext:value-type="float">
            <text:p>0.4988132</text:p>
          </table:table-cell>
          <table:table-cell office:value-type="float" office:value="0.4469695" calcext:value-type="float">
            <text:p>0.4469695</text:p>
          </table:table-cell>
          <table:table-cell office:value-type="float" office:value="3.213176" calcext:value-type="float">
            <text:p>3.213176</text:p>
          </table:table-cell>
          <table:table-cell office:value-type="float" office:value="1.831543" calcext:value-type="float">
            <text:p>1.831543</text:p>
          </table:table-cell>
          <table:table-cell office:value-type="float" office:value="5.249578" calcext:value-type="float">
            <text:p>5.249578</text:p>
          </table:table-cell>
          <table:table-cell table:number-columns-repeated="2"/>
          <table:table-cell office:value-type="float" office:value="-50.06667" calcext:value-type="float">
            <text:p>-50.06667</text:p>
          </table:table-cell>
          <table:table-cell office:value-type="float" office:value="-108.0667" calcext:value-type="float">
            <text:p>-108.0667</text:p>
          </table:table-cell>
          <table:table-cell office:value-type="float" office:value="-115.3333" calcext:value-type="float">
            <text:p>-115.3333</text:p>
          </table:table-cell>
          <table:table-cell office:value-type="float" office:value="-53.33333" calcext:value-type="float">
            <text:p>-53.33333</text:p>
          </table:table-cell>
          <table:table-cell table:number-columns-repeated="3"/>
          <table:table-cell office:value-type="float" office:value="148.079" calcext:value-type="float">
            <text:p>148.079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0.3613714" calcext:value-type="float">
            <text:p>0.3613714</text:p>
          </table:table-cell>
          <table:table-cell office:value-type="float" office:value="0.04077959" calcext:value-type="float">
            <text:p>0.04077959</text:p>
          </table:table-cell>
          <table:table-cell office:value-type="float" office:value="0.1655477" calcext:value-type="float">
            <text:p>0.1655477</text:p>
          </table:table-cell>
          <table:table-cell office:value-type="float" office:value="0.2488536" calcext:value-type="float">
            <text:p>0.2488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.992713" calcext:value-type="float">
            <text:p>2.992713</text:p>
          </table:table-cell>
          <table:table-cell office:value-type="float" office:value="1.937427" calcext:value-type="float">
            <text:p>1.937427</text:p>
          </table:table-cell>
          <table:table-cell office:value-type="float" office:value="4.320202" calcext:value-type="float">
            <text:p>4.320202</text:p>
          </table:table-cell>
          <table:table-cell table:number-columns-repeated="3"/>
          <table:table-cell office:value-type="float" office:value="-56.26667" calcext:value-type="float">
            <text:p>-56.26667</text:p>
          </table:table-cell>
          <table:table-cell office:value-type="float" office:value="-142.2667" calcext:value-type="float">
            <text:p>-142.2667</text:p>
          </table:table-cell>
          <table:table-cell office:value-type="float" office:value="-164.8667" calcext:value-type="float">
            <text:p>-164.8667</text:p>
          </table:table-cell>
          <table:table-cell office:value-type="float" office:value="-52.33333" calcext:value-type="float">
            <text:p>-52.33333</text:p>
          </table:table-cell>
          <table:table-cell table:number-columns-repeated="3"/>
          <table:table-cell office:value-type="float" office:value="150.08" calcext:value-type="float">
            <text:p>150.0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0.3090662" calcext:value-type="float">
            <text:p>0.3090662</text:p>
          </table:table-cell>
          <table:table-cell office:value-type="float" office:value="1.883187" calcext:value-type="float">
            <text:p>1.883187</text:p>
          </table:table-cell>
          <table:table-cell office:value-type="float" office:value="0.4966334" calcext:value-type="float">
            <text:p>0.4966334</text:p>
          </table:table-cell>
          <table:table-cell office:value-type="float" office:value="0.2715052" calcext:value-type="float">
            <text:p>0.27150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.465728" calcext:value-type="float">
            <text:p>2.465728</text:p>
          </table:table-cell>
          <table:table-cell office:value-type="float" office:value="1.871" calcext:value-type="float">
            <text:p>1.871</text:p>
          </table:table-cell>
          <table:table-cell office:value-type="float" office:value="4.507572" calcext:value-type="float">
            <text:p>4.507572</text:p>
          </table:table-cell>
          <table:table-cell table:number-columns-repeated="3"/>
          <table:table-cell office:value-type="float" office:value="-55.46667" calcext:value-type="float">
            <text:p>-55.46667</text:p>
          </table:table-cell>
          <table:table-cell office:value-type="float" office:value="-168.4667" calcext:value-type="float">
            <text:p>-168.4667</text:p>
          </table:table-cell>
          <table:table-cell office:value-type="float" office:value="-184" calcext:value-type="float">
            <text:p>-184</text:p>
          </table:table-cell>
          <table:table-cell office:value-type="float" office:value="-57" calcext:value-type="float">
            <text:p>-57</text:p>
          </table:table-cell>
          <table:table-cell table:number-columns-repeated="3"/>
          <table:table-cell office:value-type="float" office:value="152.081" calcext:value-type="float">
            <text:p>152.08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1.430587" calcext:value-type="float">
            <text:p>1.430587</text:p>
          </table:table-cell>
          <table:table-cell office:value-type="float" office:value="4.717541" calcext:value-type="float">
            <text:p>4.717541</text:p>
          </table:table-cell>
          <table:table-cell office:value-type="float" office:value="1.344322" calcext:value-type="float">
            <text:p>1.344322</text:p>
          </table:table-cell>
          <table:table-cell office:value-type="float" office:value="0.7158621" calcext:value-type="float">
            <text:p>0.71586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.835853" calcext:value-type="float">
            <text:p>2.835853</text:p>
          </table:table-cell>
          <table:table-cell office:value-type="float" office:value="2.055001" calcext:value-type="float">
            <text:p>2.055001</text:p>
          </table:table-cell>
          <table:table-cell office:value-type="float" office:value="4.641578" calcext:value-type="float">
            <text:p>4.641578</text:p>
          </table:table-cell>
          <table:table-cell table:number-columns-repeated="3"/>
          <table:table-cell office:value-type="float" office:value="-67.6" calcext:value-type="float">
            <text:p>-67.6</text:p>
          </table:table-cell>
          <table:table-cell office:value-type="float" office:value="-176.8667" calcext:value-type="float">
            <text:p>-176.8667</text:p>
          </table:table-cell>
          <table:table-cell office:value-type="float" office:value="-193.0667" calcext:value-type="float">
            <text:p>-193.0667</text:p>
          </table:table-cell>
          <table:table-cell office:value-type="float" office:value="-65.53333" calcext:value-type="float">
            <text:p>-65.53333</text:p>
          </table:table-cell>
          <table:table-cell table:number-columns-repeated="3"/>
          <table:table-cell office:value-type="float" office:value="154.082" calcext:value-type="float">
            <text:p>154.08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2.791074" calcext:value-type="float">
            <text:p>2.791074</text:p>
          </table:table-cell>
          <table:table-cell office:value-type="float" office:value="5.207408" calcext:value-type="float">
            <text:p>5.207408</text:p>
          </table:table-cell>
          <table:table-cell office:value-type="float" office:value="2.391568" calcext:value-type="float">
            <text:p>2.391568</text:p>
          </table:table-cell>
          <table:table-cell office:value-type="float" office:value="1.869924" calcext:value-type="float">
            <text:p>1.869924</text:p>
          </table:table-cell>
          <table:table-cell table:number-columns-repeated="2"/>
          <table:table-cell office:value-type="float" office:value="0.05582766" calcext:value-type="float">
            <text:p>0.05582766</text:p>
          </table:table-cell>
          <table:table-cell office:value-type="float" office:value="3.561046" calcext:value-type="float">
            <text:p>3.561046</text:p>
          </table:table-cell>
          <table:table-cell office:value-type="float" office:value="2.112135" calcext:value-type="float">
            <text:p>2.112135</text:p>
          </table:table-cell>
          <table:table-cell office:value-type="float" office:value="4.824926" calcext:value-type="float">
            <text:p>4.824926</text:p>
          </table:table-cell>
          <table:table-cell table:number-columns-repeated="3"/>
          <table:table-cell office:value-type="float" office:value="-77" calcext:value-type="float">
            <text:p>-77</text:p>
          </table:table-cell>
          <table:table-cell office:value-type="float" office:value="-175.6" calcext:value-type="float">
            <text:p>-175.6</text:p>
          </table:table-cell>
          <table:table-cell office:value-type="float" office:value="-196.5333" calcext:value-type="float">
            <text:p>-196.5333</text:p>
          </table:table-cell>
          <table:table-cell office:value-type="float" office:value="-72.8" calcext:value-type="float">
            <text:p>-72.8</text:p>
          </table:table-cell>
          <table:table-cell table:number-columns-repeated="3"/>
          <table:table-cell office:value-type="float" office:value="156.083" calcext:value-type="float">
            <text:p>156.08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3.22429" calcext:value-type="float">
            <text:p>3.22429</text:p>
          </table:table-cell>
          <table:table-cell office:value-type="float" office:value="6.143548" calcext:value-type="float">
            <text:p>6.143548</text:p>
          </table:table-cell>
          <table:table-cell office:value-type="float" office:value="2.513052" calcext:value-type="float">
            <text:p>2.513052</text:p>
          </table:table-cell>
          <table:table-cell office:value-type="float" office:value="2.508514" calcext:value-type="float">
            <text:p>2.508514</text:p>
          </table:table-cell>
          <table:table-cell table:number-columns-repeated="2"/>
          <table:table-cell office:value-type="float" office:value="0.2563084" calcext:value-type="float">
            <text:p>0.2563084</text:p>
          </table:table-cell>
          <table:table-cell office:value-type="float" office:value="5.138033" calcext:value-type="float">
            <text:p>5.138033</text:p>
          </table:table-cell>
          <table:table-cell office:value-type="float" office:value="2.100189" calcext:value-type="float">
            <text:p>2.100189</text:p>
          </table:table-cell>
          <table:table-cell office:value-type="float" office:value="5.059433" calcext:value-type="float">
            <text:p>5.059433</text:p>
          </table:table-cell>
          <table:table-cell table:number-columns-repeated="3"/>
          <table:table-cell office:value-type="float" office:value="-87.06667" calcext:value-type="float">
            <text:p>-87.06667</text:p>
          </table:table-cell>
          <table:table-cell office:value-type="float" office:value="-180.6" calcext:value-type="float">
            <text:p>-180.6</text:p>
          </table:table-cell>
          <table:table-cell office:value-type="float" office:value="-205.2667" calcext:value-type="float">
            <text:p>-205.2667</text:p>
          </table:table-cell>
          <table:table-cell office:value-type="float" office:value="-84.53334" calcext:value-type="float">
            <text:p>-84.53334</text:p>
          </table:table-cell>
          <table:table-cell table:number-columns-repeated="3"/>
          <table:table-cell office:value-type="float" office:value="158.084" calcext:value-type="float">
            <text:p>158.084</text:p>
          </table:table-cell>
          <table:table-cell table:number-columns-repeated="4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4.685834" calcext:value-type="float">
            <text:p>4.685834</text:p>
          </table:table-cell>
          <table:table-cell office:value-type="float" office:value="6.940487" calcext:value-type="float">
            <text:p>6.940487</text:p>
          </table:table-cell>
          <table:table-cell office:value-type="float" office:value="3.514164" calcext:value-type="float">
            <text:p>3.514164</text:p>
          </table:table-cell>
          <table:table-cell office:value-type="float" office:value="3.289374" calcext:value-type="float">
            <text:p>3.289374</text:p>
          </table:table-cell>
          <table:table-cell table:number-columns-repeated="2"/>
          <table:table-cell office:value-type="float" office:value="0.4750599" calcext:value-type="float">
            <text:p>0.4750599</text:p>
          </table:table-cell>
          <table:table-cell office:value-type="float" office:value="5.83663393" calcext:value-type="float">
            <text:p>5.83663393</text:p>
          </table:table-cell>
          <table:table-cell office:value-type="float" office:value="4.649424" calcext:value-type="float">
            <text:p>4.649424</text:p>
          </table:table-cell>
          <table:table-cell office:value-type="float" office:value="2.093774" calcext:value-type="float">
            <text:p>2.093774</text:p>
          </table:table-cell>
          <table:table-cell office:value-type="float" office:value="2.951412" calcext:value-type="float">
            <text:p>2.951412</text:p>
          </table:table-cell>
          <table:table-cell table:number-columns-repeated="2"/>
          <table:table-cell office:value-type="float" office:value="-84.73333" calcext:value-type="float">
            <text:p>-84.73333</text:p>
          </table:table-cell>
          <table:table-cell office:value-type="float" office:value="-180.6" calcext:value-type="float">
            <text:p>-180.6</text:p>
          </table:table-cell>
          <table:table-cell office:value-type="float" office:value="-200.6" calcext:value-type="float">
            <text:p>-200.6</text:p>
          </table:table-cell>
          <table:table-cell office:value-type="float" office:value="-84.40001" calcext:value-type="float">
            <text:p>-84.40001</text:p>
          </table:table-cell>
          <table:table-cell table:number-columns-repeated="3"/>
          <table:table-cell office:value-type="float" office:value="160.086" calcext:value-type="float">
            <text:p>160.086</text:p>
          </table:table-cell>
          <table:table-cell table:number-columns-repeated="4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5.100181" calcext:value-type="float">
            <text:p>5.100181</text:p>
          </table:table-cell>
          <table:table-cell office:value-type="float" office:value="9.607423" calcext:value-type="float">
            <text:p>9.607423</text:p>
          </table:table-cell>
          <table:table-cell office:value-type="float" office:value="4.425542" calcext:value-type="float">
            <text:p>4.425542</text:p>
          </table:table-cell>
          <table:table-cell office:value-type="float" office:value="4.12518" calcext:value-type="float">
            <text:p>4.12518</text:p>
          </table:table-cell>
          <table:table-cell table:number-columns-repeated="2"/>
          <table:table-cell office:value-type="float" office:value="1.167791" calcext:value-type="float">
            <text:p>1.167791</text:p>
          </table:table-cell>
          <table:table-cell office:value-type="float" office:value="4.882167" calcext:value-type="float">
            <text:p>4.882167</text:p>
          </table:table-cell>
          <table:table-cell office:value-type="float" office:value="2.436323" calcext:value-type="float">
            <text:p>2.436323</text:p>
          </table:table-cell>
          <table:table-cell office:value-type="float" office:value="4.224735" calcext:value-type="float">
            <text:p>4.224735</text:p>
          </table:table-cell>
          <table:table-cell table:number-columns-repeated="3"/>
          <table:table-cell office:value-type="float" office:value="-98.13334" calcext:value-type="float">
            <text:p>-98.13334</text:p>
          </table:table-cell>
          <table:table-cell office:value-type="float" office:value="-183.4667" calcext:value-type="float">
            <text:p>-183.4667</text:p>
          </table:table-cell>
          <table:table-cell office:value-type="float" office:value="-197.4667" calcext:value-type="float">
            <text:p>-197.4667</text:p>
          </table:table-cell>
          <table:table-cell office:value-type="float" office:value="-94.73333" calcext:value-type="float">
            <text:p>-94.73333</text:p>
          </table:table-cell>
          <table:table-cell table:number-columns-repeated="3"/>
          <table:table-cell office:value-type="float" office:value="162.088" calcext:value-type="float">
            <text:p>162.088</text:p>
          </table:table-cell>
          <table:table-cell table:number-columns-repeated="4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6.344531" calcext:value-type="float">
            <text:p>6.344531</text:p>
          </table:table-cell>
          <table:table-cell office:value-type="float" office:value="12.17667" calcext:value-type="float">
            <text:p>12.17667</text:p>
          </table:table-cell>
          <table:table-cell office:value-type="float" office:value="5.317417" calcext:value-type="float">
            <text:p>5.317417</text:p>
          </table:table-cell>
          <table:table-cell office:value-type="float" office:value="5.439928" calcext:value-type="float">
            <text:p>5.439928</text:p>
          </table:table-cell>
          <table:table-cell table:number-columns-repeated="2"/>
          <table:table-cell office:value-type="float" office:value="1.140895" calcext:value-type="float">
            <text:p>1.140895</text:p>
          </table:table-cell>
          <table:table-cell office:value-type="float" office:value="4.957381" calcext:value-type="float">
            <text:p>4.957381</text:p>
          </table:table-cell>
          <table:table-cell office:value-type="float" office:value="2.134479" calcext:value-type="float">
            <text:p>2.134479</text:p>
          </table:table-cell>
          <table:table-cell office:value-type="float" office:value="4.531414" calcext:value-type="float">
            <text:p>4.531414</text:p>
          </table:table-cell>
          <table:table-cell table:number-columns-repeated="3"/>
          <table:table-cell office:value-type="float" office:value="-96.6" calcext:value-type="float">
            <text:p>-96.6</text:p>
          </table:table-cell>
          <table:table-cell office:value-type="float" office:value="-184.6" calcext:value-type="float">
            <text:p>-184.6</text:p>
          </table:table-cell>
          <table:table-cell office:value-type="float" office:value="-197.2" calcext:value-type="float">
            <text:p>-197.2</text:p>
          </table:table-cell>
          <table:table-cell office:value-type="float" office:value="-92.53333" calcext:value-type="float">
            <text:p>-92.53333</text:p>
          </table:table-cell>
          <table:table-cell table:number-columns-repeated="3"/>
          <table:table-cell office:value-type="float" office:value="164.089" calcext:value-type="float">
            <text:p>164.089</text:p>
          </table:table-cell>
          <table:table-cell table:number-columns-repeated="4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7.88616" calcext:value-type="float">
            <text:p>7.88616</text:p>
          </table:table-cell>
          <table:table-cell office:value-type="float" office:value="10.31912" calcext:value-type="float">
            <text:p>10.31912</text:p>
          </table:table-cell>
          <table:table-cell office:value-type="float" office:value="6.126914" calcext:value-type="float">
            <text:p>6.126914</text:p>
          </table:table-cell>
          <table:table-cell office:value-type="float" office:value="7.3419" calcext:value-type="float">
            <text:p>7.3419</text:p>
          </table:table-cell>
          <table:table-cell table:number-columns-repeated="2"/>
          <table:table-cell office:value-type="float" office:value="0.42643" calcext:value-type="float">
            <text:p>0.42643</text:p>
          </table:table-cell>
          <table:table-cell office:value-type="float" office:value="4.457425" calcext:value-type="float">
            <text:p>4.457425</text:p>
          </table:table-cell>
          <table:table-cell office:value-type="float" office:value="1.815657" calcext:value-type="float">
            <text:p>1.815657</text:p>
          </table:table-cell>
          <table:table-cell office:value-type="float" office:value="3.328637" calcext:value-type="float">
            <text:p>3.328637</text:p>
          </table:table-cell>
          <table:table-cell table:number-columns-repeated="3"/>
          <table:table-cell office:value-type="float" office:value="-116.0667" calcext:value-type="float">
            <text:p>-116.0667</text:p>
          </table:table-cell>
          <table:table-cell office:value-type="float" office:value="-185.4" calcext:value-type="float">
            <text:p>-185.4</text:p>
          </table:table-cell>
          <table:table-cell office:value-type="float" office:value="-201.8667" calcext:value-type="float">
            <text:p>-201.8667</text:p>
          </table:table-cell>
          <table:table-cell office:value-type="float" office:value="-110.3333" calcext:value-type="float">
            <text:p>-110.3333</text:p>
          </table:table-cell>
          <table:table-cell table:number-columns-repeated="3"/>
          <table:table-cell office:value-type="float" office:value="166.09" calcext:value-type="float">
            <text:p>166.09</text:p>
          </table:table-cell>
          <table:table-cell table:number-columns-repeated="4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8.882538" calcext:value-type="float">
            <text:p>8.882538</text:p>
          </table:table-cell>
          <table:table-cell office:value-type="float" office:value="9.670138" calcext:value-type="float">
            <text:p>9.670138</text:p>
          </table:table-cell>
          <table:table-cell office:value-type="float" office:value="6.842701" calcext:value-type="float">
            <text:p>6.842701</text:p>
          </table:table-cell>
          <table:table-cell office:value-type="float" office:value="8.831977" calcext:value-type="float">
            <text:p>8.83197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.93071" calcext:value-type="float">
            <text:p>2.93071</text:p>
          </table:table-cell>
          <table:table-cell office:value-type="float" office:value="1.431607" calcext:value-type="float">
            <text:p>1.431607</text:p>
          </table:table-cell>
          <table:table-cell office:value-type="float" office:value="2.823273" calcext:value-type="float">
            <text:p>2.823273</text:p>
          </table:table-cell>
          <table:table-cell table:number-columns-repeated="3"/>
          <table:table-cell office:value-type="float" office:value="-109.4" calcext:value-type="float">
            <text:p>-109.4</text:p>
          </table:table-cell>
          <table:table-cell office:value-type="float" office:value="-181.0667" calcext:value-type="float">
            <text:p>-181.0667</text:p>
          </table:table-cell>
          <table:table-cell office:value-type="float" office:value="-199.8667" calcext:value-type="float">
            <text:p>-199.8667</text:p>
          </table:table-cell>
          <table:table-cell office:value-type="float" office:value="-118.2667" calcext:value-type="float">
            <text:p>-118.2667</text:p>
          </table:table-cell>
          <table:table-cell table:number-columns-repeated="3"/>
          <table:table-cell office:value-type="float" office:value="168.091" calcext:value-type="float">
            <text:p>168.091</text:p>
          </table:table-cell>
          <table:table-cell table:number-columns-repeated="4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7.567784" calcext:value-type="float">
            <text:p>7.567784</text:p>
          </table:table-cell>
          <table:table-cell office:value-type="float" office:value="8.643356" calcext:value-type="float">
            <text:p>8.643356</text:p>
          </table:table-cell>
          <table:table-cell office:value-type="float" office:value="5.545928" calcext:value-type="float">
            <text:p>5.545928</text:p>
          </table:table-cell>
          <table:table-cell office:value-type="float" office:value="8.869643" calcext:value-type="float">
            <text:p>8.869643</text:p>
          </table:table-cell>
          <table:table-cell table:number-columns-repeated="2"/>
          <table:table-cell office:value-type="float" office:value="0.2113633" calcext:value-type="float">
            <text:p>0.2113633</text:p>
          </table:table-cell>
          <table:table-cell office:value-type="float" office:value="2.824934" calcext:value-type="float">
            <text:p>2.824934</text:p>
          </table:table-cell>
          <table:table-cell office:value-type="float" office:value="1.893001" calcext:value-type="float">
            <text:p>1.893001</text:p>
          </table:table-cell>
          <table:table-cell office:value-type="float" office:value="2.888159" calcext:value-type="float">
            <text:p>2.888159</text:p>
          </table:table-cell>
          <table:table-cell table:number-columns-repeated="3"/>
          <table:table-cell office:value-type="float" office:value="-94.46667" calcext:value-type="float">
            <text:p>-94.46667</text:p>
          </table:table-cell>
          <table:table-cell office:value-type="float" office:value="-171.9333" calcext:value-type="float">
            <text:p>-171.9333</text:p>
          </table:table-cell>
          <table:table-cell office:value-type="float" office:value="-176.0667" calcext:value-type="float">
            <text:p>-176.0667</text:p>
          </table:table-cell>
          <table:table-cell office:value-type="float" office:value="-95.4" calcext:value-type="float">
            <text:p>-95.4</text:p>
          </table:table-cell>
          <table:table-cell table:number-columns-repeated="3"/>
          <table:table-cell office:value-type="float" office:value="170.092" calcext:value-type="float">
            <text:p>170.092</text:p>
          </table:table-cell>
          <table:table-cell table:number-columns-repeated="4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6.511595" calcext:value-type="float">
            <text:p>6.511595</text:p>
          </table:table-cell>
          <table:table-cell office:value-type="float" office:value="8.451538" calcext:value-type="float">
            <text:p>8.451538</text:p>
          </table:table-cell>
          <table:table-cell office:value-type="float" office:value="3.338434" calcext:value-type="float">
            <text:p>3.338434</text:p>
          </table:table-cell>
          <table:table-cell office:value-type="float" office:value="8.084238" calcext:value-type="float">
            <text:p>8.084238</text:p>
          </table:table-cell>
          <table:table-cell table:number-columns-repeated="2"/>
          <table:table-cell office:value-type="float" office:value="0.7774587" calcext:value-type="float">
            <text:p>0.7774587</text:p>
          </table:table-cell>
          <table:table-cell office:value-type="float" office:value="2.2168" calcext:value-type="float">
            <text:p>2.2168</text:p>
          </table:table-cell>
          <table:table-cell office:value-type="float" office:value="3.717625" calcext:value-type="float">
            <text:p>3.717625</text:p>
          </table:table-cell>
          <table:table-cell table:number-columns-repeated="4"/>
          <table:table-cell office:value-type="float" office:value="-47.26667" calcext:value-type="float">
            <text:p>-47.26667</text:p>
          </table:table-cell>
          <table:table-cell office:value-type="float" office:value="-134.8667" calcext:value-type="float">
            <text:p>-134.8667</text:p>
          </table:table-cell>
          <table:table-cell office:value-type="float" office:value="-130.2667" calcext:value-type="float">
            <text:p>-130.2667</text:p>
          </table:table-cell>
          <table:table-cell office:value-type="float" office:value="-54.86667" calcext:value-type="float">
            <text:p>-54.86667</text:p>
          </table:table-cell>
          <table:table-cell table:number-columns-repeated="3"/>
          <table:table-cell office:value-type="float" office:value="172.093" calcext:value-type="float">
            <text:p>172.093</text:p>
          </table:table-cell>
          <table:table-cell table:number-columns-repeated="4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7.398724" calcext:value-type="float">
            <text:p>7.398724</text:p>
          </table:table-cell>
          <table:table-cell office:value-type="float" office:value="8.328047" calcext:value-type="float">
            <text:p>8.328047</text:p>
          </table:table-cell>
          <table:table-cell office:value-type="float" office:value="3.975488" calcext:value-type="float">
            <text:p>3.975488</text:p>
          </table:table-cell>
          <table:table-cell office:value-type="float" office:value="7.541477" calcext:value-type="float">
            <text:p>7.541477</text:p>
          </table:table-cell>
          <table:table-cell table:number-columns-repeated="2"/>
          <table:table-cell office:value-type="float" office:value="0.1600751" calcext:value-type="float">
            <text:p>0.1600751</text:p>
          </table:table-cell>
          <table:table-cell office:value-type="float" office:value="3.997536" calcext:value-type="float">
            <text:p>3.997536</text:p>
          </table:table-cell>
          <table:table-cell office:value-type="float" office:value="2.74727" calcext:value-type="float">
            <text:p>2.74727</text:p>
          </table:table-cell>
          <table:table-cell office:value-type="float" office:value="3.789356" calcext:value-type="float">
            <text:p>3.789356</text:p>
          </table:table-cell>
          <table:table-cell table:number-columns-repeated="3"/>
          <table:table-cell office:value-type="float" office:value="-6.6" calcext:value-type="float">
            <text:p>-6.6</text:p>
          </table:table-cell>
          <table:table-cell office:value-type="float" office:value="-87.86667" calcext:value-type="float">
            <text:p>-87.86667</text:p>
          </table:table-cell>
          <table:table-cell office:value-type="float" office:value="-84.13333" calcext:value-type="float">
            <text:p>-84.13333</text:p>
          </table:table-cell>
          <table:table-cell office:value-type="float" office:value="-14.66667" calcext:value-type="float">
            <text:p>-14.66667</text:p>
          </table:table-cell>
          <table:table-cell table:number-columns-repeated="3"/>
          <table:table-cell office:value-type="float" office:value="174.094" calcext:value-type="float">
            <text:p>174.094</text:p>
          </table:table-cell>
          <table:table-cell table:number-columns-repeated="4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7.522933" calcext:value-type="float">
            <text:p>7.522933</text:p>
          </table:table-cell>
          <table:table-cell office:value-type="float" office:value="8.490969" calcext:value-type="float">
            <text:p>8.490969</text:p>
          </table:table-cell>
          <table:table-cell office:value-type="float" office:value="4.491299" calcext:value-type="float">
            <text:p>4.491299</text:p>
          </table:table-cell>
          <table:table-cell office:value-type="float" office:value="7.12728" calcext:value-type="float">
            <text:p>7.12728</text:p>
          </table:table-cell>
          <table:table-cell table:number-columns-repeated="2"/>
          <table:table-cell office:value-type="float" office:value="0.5296644" calcext:value-type="float">
            <text:p>0.5296644</text:p>
          </table:table-cell>
          <table:table-cell office:value-type="float" office:value="3.831251" calcext:value-type="float">
            <text:p>3.831251</text:p>
          </table:table-cell>
          <table:table-cell office:value-type="float" office:value="2.627095" calcext:value-type="float">
            <text:p>2.627095</text:p>
          </table:table-cell>
          <table:table-cell office:value-type="float" office:value="3.446279" calcext:value-type="float">
            <text:p>3.446279</text:p>
          </table:table-cell>
          <table:table-cell table:number-columns-repeated="3"/>
          <table:table-cell office:value-type="float" office:value="67.46667" calcext:value-type="float">
            <text:p>67.46667</text:p>
          </table:table-cell>
          <table:table-cell office:value-type="float" office:value="-52.33333" calcext:value-type="float">
            <text:p>-52.33333</text:p>
          </table:table-cell>
          <table:table-cell office:value-type="float" office:value="-37.46667" calcext:value-type="float">
            <text:p>-37.46667</text:p>
          </table:table-cell>
          <table:table-cell office:value-type="float" office:value="6.933333" calcext:value-type="float">
            <text:p>6.933333</text:p>
          </table:table-cell>
          <table:table-cell table:number-columns-repeated="3"/>
          <table:table-cell office:value-type="float" office:value="176.095" calcext:value-type="float">
            <text:p>176.095</text:p>
          </table:table-cell>
          <table:table-cell table:number-columns-repeated="4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6.38311" calcext:value-type="float">
            <text:p>6.38311</text:p>
          </table:table-cell>
          <table:table-cell office:value-type="float" office:value="8.772593" calcext:value-type="float">
            <text:p>8.772593</text:p>
          </table:table-cell>
          <table:table-cell office:value-type="float" office:value="4.366306" calcext:value-type="float">
            <text:p>4.366306</text:p>
          </table:table-cell>
          <table:table-cell office:value-type="float" office:value="6.841282" calcext:value-type="float">
            <text:p>6.841282</text:p>
          </table:table-cell>
          <table:table-cell table:number-columns-repeated="2"/>
          <table:table-cell office:value-type="float" office:value="1.063803" calcext:value-type="float">
            <text:p>1.063803</text:p>
          </table:table-cell>
          <table:table-cell office:value-type="float" office:value="3.969667" calcext:value-type="float">
            <text:p>3.969667</text:p>
          </table:table-cell>
          <table:table-cell office:value-type="float" office:value="2.758358" calcext:value-type="float">
            <text:p>2.758358</text:p>
          </table:table-cell>
          <table:table-cell office:value-type="float" office:value="4.221412" calcext:value-type="float">
            <text:p>4.221412</text:p>
          </table:table-cell>
          <table:table-cell table:number-columns-repeated="3"/>
          <table:table-cell office:value-type="float" office:value="93.6" calcext:value-type="float">
            <text:p>93.6</text:p>
          </table:table-cell>
          <table:table-cell office:value-type="float" office:value="-8.733334" calcext:value-type="float">
            <text:p>-8.733334</text:p>
          </table:table-cell>
          <table:table-cell office:value-type="float" office:value="0" calcext:value-type="float">
            <text:p>0</text:p>
          </table:table-cell>
          <table:table-cell office:value-type="float" office:value="65.13333" calcext:value-type="float">
            <text:p>65.13333</text:p>
          </table:table-cell>
          <table:table-cell table:number-columns-repeated="3"/>
          <table:table-cell office:value-type="float" office:value="178.096" calcext:value-type="float">
            <text:p>178.096</text:p>
          </table:table-cell>
          <table:table-cell table:number-columns-repeated="4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5.824847" calcext:value-type="float">
            <text:p>5.824847</text:p>
          </table:table-cell>
          <table:table-cell office:value-type="float" office:value="8.655076" calcext:value-type="float">
            <text:p>8.655076</text:p>
          </table:table-cell>
          <table:table-cell office:value-type="float" office:value="4.433982" calcext:value-type="float">
            <text:p>4.433982</text:p>
          </table:table-cell>
          <table:table-cell office:value-type="float" office:value="6.503984" calcext:value-type="float">
            <text:p>6.503984</text:p>
          </table:table-cell>
          <table:table-cell table:number-columns-repeated="2"/>
          <table:table-cell office:value-type="float" office:value="0.8390723" calcext:value-type="float">
            <text:p>0.8390723</text:p>
          </table:table-cell>
          <table:table-cell office:value-type="float" office:value="3.994964" calcext:value-type="float">
            <text:p>3.994964</text:p>
          </table:table-cell>
          <table:table-cell office:value-type="float" office:value="2.03311" calcext:value-type="float">
            <text:p>2.03311</text:p>
          </table:table-cell>
          <table:table-cell office:value-type="float" office:value="4.676406" calcext:value-type="float">
            <text:p>4.676406</text:p>
          </table:table-cell>
          <table:table-cell table:number-columns-repeated="3"/>
          <table:table-cell office:value-type="float" office:value="132.9333" calcext:value-type="float">
            <text:p>132.9333</text:p>
          </table:table-cell>
          <table:table-cell office:value-type="float" office:value="47" calcext:value-type="float">
            <text:p>47</text:p>
          </table:table-cell>
          <table:table-cell office:value-type="float" office:value="73.4" calcext:value-type="float">
            <text:p>73.4</text:p>
          </table:table-cell>
          <table:table-cell office:value-type="float" office:value="102.6667" calcext:value-type="float">
            <text:p>102.6667</text:p>
          </table:table-cell>
          <table:table-cell table:number-columns-repeated="3"/>
          <table:table-cell office:value-type="float" office:value="180.097" calcext:value-type="float">
            <text:p>180.097</text:p>
          </table:table-cell>
          <table:table-cell table:number-columns-repeated="4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5.182591" calcext:value-type="float">
            <text:p>5.182591</text:p>
          </table:table-cell>
          <table:table-cell office:value-type="float" office:value="7.804849" calcext:value-type="float">
            <text:p>7.804849</text:p>
          </table:table-cell>
          <table:table-cell office:value-type="float" office:value="4.215175" calcext:value-type="float">
            <text:p>4.215175</text:p>
          </table:table-cell>
          <table:table-cell office:value-type="float" office:value="6.171607" calcext:value-type="float">
            <text:p>6.171607</text:p>
          </table:table-cell>
          <table:table-cell table:number-columns-repeated="2"/>
          <table:table-cell office:value-type="float" office:value="0.00205453" calcext:value-type="float">
            <text:p>0.00205453</text:p>
          </table:table-cell>
          <table:table-cell office:value-type="float" office:value="3.518367" calcext:value-type="float">
            <text:p>3.518367</text:p>
          </table:table-cell>
          <table:table-cell office:value-type="float" office:value="1.803461" calcext:value-type="float">
            <text:p>1.803461</text:p>
          </table:table-cell>
          <table:table-cell office:value-type="float" office:value="4.52354" calcext:value-type="float">
            <text:p>4.52354</text:p>
          </table:table-cell>
          <table:table-cell table:number-columns-repeated="3"/>
          <table:table-cell office:value-type="float" office:value="120.6667" calcext:value-type="float">
            <text:p>120.6667</text:p>
          </table:table-cell>
          <table:table-cell office:value-type="float" office:value="87.66666" calcext:value-type="float">
            <text:p>87.66666</text:p>
          </table:table-cell>
          <table:table-cell office:value-type="float" office:value="108.7333" calcext:value-type="float">
            <text:p>108.7333</text:p>
          </table:table-cell>
          <table:table-cell office:value-type="float" office:value="121.4667" calcext:value-type="float">
            <text:p>121.4667</text:p>
          </table:table-cell>
          <table:table-cell table:number-columns-repeated="3"/>
          <table:table-cell office:value-type="float" office:value="182.098" calcext:value-type="float">
            <text:p>182.098</text:p>
          </table:table-cell>
          <table:table-cell table:number-columns-repeated="4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5.658735" calcext:value-type="float">
            <text:p>5.658735</text:p>
          </table:table-cell>
          <table:table-cell office:value-type="float" office:value="7.362634" calcext:value-type="float">
            <text:p>7.362634</text:p>
          </table:table-cell>
          <table:table-cell office:value-type="float" office:value="3.467281" calcext:value-type="float">
            <text:p>3.467281</text:p>
          </table:table-cell>
          <table:table-cell office:value-type="float" office:value="6.05173" calcext:value-type="float">
            <text:p>6.0517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.420912" calcext:value-type="float">
            <text:p>2.420912</text:p>
          </table:table-cell>
          <table:table-cell office:value-type="float" office:value="1.680831" calcext:value-type="float">
            <text:p>1.680831</text:p>
          </table:table-cell>
          <table:table-cell office:value-type="float" office:value="0.4806" calcext:value-type="float">
            <text:p>0.4806</text:p>
          </table:table-cell>
          <table:table-cell table:number-columns-repeated="3"/>
          <table:table-cell office:value-type="float" office:value="116.8" calcext:value-type="float">
            <text:p>116.8</text:p>
          </table:table-cell>
          <table:table-cell office:value-type="float" office:value="128.6" calcext:value-type="float">
            <text:p>128.6</text:p>
          </table:table-cell>
          <table:table-cell office:value-type="float" office:value="148.6" calcext:value-type="float">
            <text:p>148.6</text:p>
          </table:table-cell>
          <table:table-cell office:value-type="float" office:value="112.1333" calcext:value-type="float">
            <text:p>112.1333</text:p>
          </table:table-cell>
          <table:table-cell table:number-columns-repeated="3"/>
          <table:table-cell office:value-type="float" office:value="184.099" calcext:value-type="float">
            <text:p>184.099</text:p>
          </table:table-cell>
          <table:table-cell table:number-columns-repeated="4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5.983748" calcext:value-type="float">
            <text:p>5.983748</text:p>
          </table:table-cell>
          <table:table-cell office:value-type="float" office:value="7.584379" calcext:value-type="float">
            <text:p>7.584379</text:p>
          </table:table-cell>
          <table:table-cell office:value-type="float" office:value="4.217295" calcext:value-type="float">
            <text:p>4.217295</text:p>
          </table:table-cell>
          <table:table-cell office:value-type="float" office:value="6.064959" calcext:value-type="float">
            <text:p>6.064959</text:p>
          </table:table-cell>
          <table:table-cell table:number-columns-repeated="2"/>
          <table:table-cell office:value-type="float" office:value="0.1123966" calcext:value-type="float">
            <text:p>0.1123966</text:p>
          </table:table-cell>
          <table:table-cell office:value-type="float" office:value="3.868374" calcext:value-type="float">
            <text:p>3.868374</text:p>
          </table:table-cell>
          <table:table-cell office:value-type="float" office:value="2.139399" calcext:value-type="float">
            <text:p>2.139399</text:p>
          </table:table-cell>
          <table:table-cell office:value-type="float" office:value="4.88465" calcext:value-type="float">
            <text:p>4.88465</text:p>
          </table:table-cell>
          <table:table-cell table:number-columns-repeated="3"/>
          <table:table-cell office:value-type="float" office:value="110.5333" calcext:value-type="float">
            <text:p>110.5333</text:p>
          </table:table-cell>
          <table:table-cell office:value-type="float" office:value="170.4667" calcext:value-type="float">
            <text:p>170.4667</text:p>
          </table:table-cell>
          <table:table-cell office:value-type="float" office:value="196.2" calcext:value-type="float">
            <text:p>196.2</text:p>
          </table:table-cell>
          <table:table-cell office:value-type="float" office:value="116.4667" calcext:value-type="float">
            <text:p>116.4667</text:p>
          </table:table-cell>
          <table:table-cell table:number-columns-repeated="3"/>
          <table:table-cell office:value-type="float" office:value="186.1" calcext:value-type="float">
            <text:p>186.1</text:p>
          </table:table-cell>
          <table:table-cell table:number-columns-repeated="4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4.257943" calcext:value-type="float">
            <text:p>4.257943</text:p>
          </table:table-cell>
          <table:table-cell office:value-type="float" office:value="8.116358" calcext:value-type="float">
            <text:p>8.116358</text:p>
          </table:table-cell>
          <table:table-cell office:value-type="float" office:value="3.721799" calcext:value-type="float">
            <text:p>3.721799</text:p>
          </table:table-cell>
          <table:table-cell office:value-type="float" office:value="6.828622" calcext:value-type="float">
            <text:p>6.8286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.19787" calcext:value-type="float">
            <text:p>4.19787</text:p>
          </table:table-cell>
          <table:table-cell office:value-type="float" office:value="2.378478" calcext:value-type="float">
            <text:p>2.378478</text:p>
          </table:table-cell>
          <table:table-cell office:value-type="float" office:value="4.609023" calcext:value-type="float">
            <text:p>4.609023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180.1333" calcext:value-type="float">
            <text:p>180.1333</text:p>
          </table:table-cell>
          <table:table-cell office:value-type="float" office:value="200.6" calcext:value-type="float">
            <text:p>200.6</text:p>
          </table:table-cell>
          <table:table-cell office:value-type="float" office:value="109.0667" calcext:value-type="float">
            <text:p>109.0667</text:p>
          </table:table-cell>
          <table:table-cell table:number-columns-repeated="3"/>
          <table:table-cell office:value-type="float" office:value="188.101" calcext:value-type="float">
            <text:p>188.10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3.714019" calcext:value-type="float">
            <text:p>3.714019</text:p>
          </table:table-cell>
          <table:table-cell office:value-type="float" office:value="7.659348" calcext:value-type="float">
            <text:p>7.659348</text:p>
          </table:table-cell>
          <table:table-cell office:value-type="float" office:value="4.116836" calcext:value-type="float">
            <text:p>4.116836</text:p>
          </table:table-cell>
          <table:table-cell office:value-type="float" office:value="6.221654" calcext:value-type="float">
            <text:p>6.22165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.634661" calcext:value-type="float">
            <text:p>4.634661</text:p>
          </table:table-cell>
          <table:table-cell office:value-type="float" office:value="2.307054" calcext:value-type="float">
            <text:p>2.307054</text:p>
          </table:table-cell>
          <table:table-cell office:value-type="float" office:value="4.025509" calcext:value-type="float">
            <text:p>4.025509</text:p>
          </table:table-cell>
          <table:table-cell table:number-columns-repeated="3"/>
          <table:table-cell office:value-type="float" office:value="103.6" calcext:value-type="float">
            <text:p>103.6</text:p>
          </table:table-cell>
          <table:table-cell office:value-type="float" office:value="177.4667" calcext:value-type="float">
            <text:p>177.4667</text:p>
          </table:table-cell>
          <table:table-cell office:value-type="float" office:value="197.8667" calcext:value-type="float">
            <text:p>197.8667</text:p>
          </table:table-cell>
          <table:table-cell office:value-type="float" office:value="108.1333" calcext:value-type="float">
            <text:p>108.1333</text:p>
          </table:table-cell>
          <table:table-cell table:number-columns-repeated="3"/>
          <table:table-cell office:value-type="float" office:value="190.102" calcext:value-type="float">
            <text:p>190.10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2.585767" calcext:value-type="float">
            <text:p>2.585767</text:p>
          </table:table-cell>
          <table:table-cell office:value-type="float" office:value="7.731643" calcext:value-type="float">
            <text:p>7.731643</text:p>
          </table:table-cell>
          <table:table-cell office:value-type="float" office:value="3.799343" calcext:value-type="float">
            <text:p>3.799343</text:p>
          </table:table-cell>
          <table:table-cell office:value-type="float" office:value="5.80375" calcext:value-type="float">
            <text:p>5.80375</text:p>
          </table:table-cell>
          <table:table-cell table:number-columns-repeated="2"/>
          <table:table-cell office:value-type="float" office:value="0.130502" calcext:value-type="float">
            <text:p>0.130502</text:p>
          </table:table-cell>
          <table:table-cell office:value-type="float" office:value="4.779965" calcext:value-type="float">
            <text:p>4.779965</text:p>
          </table:table-cell>
          <table:table-cell office:value-type="float" office:value="2.391785" calcext:value-type="float">
            <text:p>2.391785</text:p>
          </table:table-cell>
          <table:table-cell office:value-type="float" office:value="4.056506" calcext:value-type="float">
            <text:p>4.056506</text:p>
          </table:table-cell>
          <table:table-cell table:number-columns-repeated="3"/>
          <table:table-cell office:value-type="float" office:value="100.8667" calcext:value-type="float">
            <text:p>100.8667</text:p>
          </table:table-cell>
          <table:table-cell office:value-type="float" office:value="179.2667" calcext:value-type="float">
            <text:p>179.2667</text:p>
          </table:table-cell>
          <table:table-cell office:value-type="float" office:value="202.4" calcext:value-type="float">
            <text:p>202.4</text:p>
          </table:table-cell>
          <table:table-cell office:value-type="float" office:value="99.2" calcext:value-type="float">
            <text:p>99.2</text:p>
          </table:table-cell>
          <table:table-cell table:number-columns-repeated="3"/>
          <table:table-cell office:value-type="float" office:value="192.103" calcext:value-type="float">
            <text:p>192.10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1.938584" calcext:value-type="float">
            <text:p>1.938584</text:p>
          </table:table-cell>
          <table:table-cell office:value-type="float" office:value="4.75781" calcext:value-type="float">
            <text:p>4.75781</text:p>
          </table:table-cell>
          <table:table-cell office:value-type="float" office:value="2.031015" calcext:value-type="float">
            <text:p>2.031015</text:p>
          </table:table-cell>
          <table:table-cell office:value-type="float" office:value="2.211496" calcext:value-type="float">
            <text:p>2.211496</text:p>
          </table:table-cell>
          <table:table-cell table:number-columns-repeated="2"/>
          <table:table-cell office:value-type="float" office:value="0.8066629" calcext:value-type="float">
            <text:p>0.8066629</text:p>
          </table:table-cell>
          <table:table-cell office:value-type="float" office:value="5.234766" calcext:value-type="float">
            <text:p>5.234766</text:p>
          </table:table-cell>
          <table:table-cell office:value-type="float" office:value="2.416581" calcext:value-type="float">
            <text:p>2.416581</text:p>
          </table:table-cell>
          <table:table-cell office:value-type="float" office:value="4.093286" calcext:value-type="float">
            <text:p>4.093286</text:p>
          </table:table-cell>
          <table:table-cell table:number-columns-repeated="3"/>
          <table:table-cell office:value-type="float" office:value="87.80001" calcext:value-type="float">
            <text:p>87.80001</text:p>
          </table:table-cell>
          <table:table-cell office:value-type="float" office:value="187.2667" calcext:value-type="float">
            <text:p>187.2667</text:p>
          </table:table-cell>
          <table:table-cell office:value-type="float" office:value="202.8667" calcext:value-type="float">
            <text:p>202.8667</text:p>
          </table:table-cell>
          <table:table-cell office:value-type="float" office:value="90.86667" calcext:value-type="float">
            <text:p>90.86667</text:p>
          </table:table-cell>
          <table:table-cell table:number-columns-repeated="3"/>
          <table:table-cell office:value-type="float" office:value="194.104" calcext:value-type="float">
            <text:p>194.10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0.566785" calcext:value-type="float">
            <text:p>0.566785</text:p>
          </table:table-cell>
          <table:table-cell office:value-type="float" office:value="1.872071" calcext:value-type="float">
            <text:p>1.872071</text:p>
          </table:table-cell>
          <table:table-cell office:value-type="float" office:value="0.810341" calcext:value-type="float">
            <text:p>0.810341</text:p>
          </table:table-cell>
          <table:table-cell office:value-type="float" office:value="0.6366001" calcext:value-type="float">
            <text:p>0.6366001</text:p>
          </table:table-cell>
          <table:table-cell table:number-columns-repeated="2"/>
          <table:table-cell office:value-type="float" office:value="0.342461" calcext:value-type="float">
            <text:p>0.342461</text:p>
          </table:table-cell>
          <table:table-cell office:value-type="float" office:value="5.558805" calcext:value-type="float">
            <text:p>5.558805</text:p>
          </table:table-cell>
          <table:table-cell office:value-type="float" office:value="2.164933" calcext:value-type="float">
            <text:p>2.164933</text:p>
          </table:table-cell>
          <table:table-cell office:value-type="float" office:value="4.341916" calcext:value-type="float">
            <text:p>4.341916</text:p>
          </table:table-cell>
          <table:table-cell table:number-columns-repeated="3"/>
          <table:table-cell office:value-type="float" office:value="77.8" calcext:value-type="float">
            <text:p>77.8</text:p>
          </table:table-cell>
          <table:table-cell office:value-type="float" office:value="179.4667" calcext:value-type="float">
            <text:p>179.4667</text:p>
          </table:table-cell>
          <table:table-cell office:value-type="float" office:value="196.4667" calcext:value-type="float">
            <text:p>196.4667</text:p>
          </table:table-cell>
          <table:table-cell office:value-type="float" office:value="79.93333" calcext:value-type="float">
            <text:p>79.93333</text:p>
          </table:table-cell>
          <table:table-cell table:number-columns-repeated="3"/>
          <table:table-cell office:value-type="float" office:value="196.105" calcext:value-type="float">
            <text:p>196.10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0.4038038" calcext:value-type="float">
            <text:p>0.4038038</text:p>
          </table:table-cell>
          <table:table-cell office:value-type="float" office:value="1.424937" calcext:value-type="float">
            <text:p>1.424937</text:p>
          </table:table-cell>
          <table:table-cell office:value-type="float" office:value="0.192722" calcext:value-type="float">
            <text:p>0.192722</text:p>
          </table:table-cell>
          <table:table-cell office:value-type="float" office:value="0.4576457" calcext:value-type="float">
            <text:p>0.4576457</text:p>
          </table:table-cell>
          <table:table-cell table:number-columns-repeated="2"/>
          <table:table-cell office:value-type="float" office:value="0.20346" calcext:value-type="float">
            <text:p>0.20346</text:p>
          </table:table-cell>
          <table:table-cell office:value-type="float" office:value="1.806437" calcext:value-type="float">
            <text:p>1.806437</text:p>
          </table:table-cell>
          <table:table-cell office:value-type="float" office:value="3.399209" calcext:value-type="float">
            <text:p>3.399209</text:p>
          </table:table-cell>
          <table:table-cell table:number-columns-repeated="4"/>
          <table:table-cell office:value-type="float" office:value="71.46667" calcext:value-type="float">
            <text:p>71.46667</text:p>
          </table:table-cell>
          <table:table-cell office:value-type="float" office:value="190.6" calcext:value-type="float">
            <text:p>190.6</text:p>
          </table:table-cell>
          <table:table-cell office:value-type="float" office:value="196.7333" calcext:value-type="float">
            <text:p>196.7333</text:p>
          </table:table-cell>
          <table:table-cell office:value-type="float" office:value="77.4" calcext:value-type="float">
            <text:p>77.4</text:p>
          </table:table-cell>
          <table:table-cell table:number-columns-repeated="3"/>
          <table:table-cell office:value-type="float" office:value="198.106" calcext:value-type="float">
            <text:p>198.10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0.04416916" calcext:value-type="float">
            <text:p>0.04416916</text:p>
          </table:table-cell>
          <table:table-cell office:value-type="float" office:value="1.025335" calcext:value-type="float">
            <text:p>1.025335</text:p>
          </table:table-cell>
          <table:table-cell office:value-type="float" office:value="0" calcext:value-type="float">
            <text:p>0</text:p>
          </table:table-cell>
          <table:table-cell office:value-type="float" office:value="0.1276669" calcext:value-type="float">
            <text:p>0.1276669</text:p>
          </table:table-cell>
          <table:table-cell table:number-columns-repeated="2"/>
          <table:table-cell office:value-type="float" office:value="0.01012953" calcext:value-type="float">
            <text:p>0.01012953</text:p>
          </table:table-cell>
          <table:table-cell office:value-type="float" office:value="3.765113" calcext:value-type="float">
            <text:p>3.765113</text:p>
          </table:table-cell>
          <table:table-cell office:value-type="float" office:value="1.866192" calcext:value-type="float">
            <text:p>1.866192</text:p>
          </table:table-cell>
          <table:table-cell office:value-type="float" office:value="3.147449" calcext:value-type="float">
            <text:p>3.147449</text:p>
          </table:table-cell>
          <table:table-cell table:number-columns-repeated="3"/>
          <table:table-cell office:value-type="float" office:value="68.6" calcext:value-type="float">
            <text:p>68.6</text:p>
          </table:table-cell>
          <table:table-cell office:value-type="float" office:value="193.2" calcext:value-type="float">
            <text:p>193.2</text:p>
          </table:table-cell>
          <table:table-cell office:value-type="float" office:value="198.8" calcext:value-type="float">
            <text:p>198.8</text:p>
          </table:table-cell>
          <table:table-cell office:value-type="float" office:value="67.4" calcext:value-type="float">
            <text:p>67.4</text:p>
          </table:table-cell>
          <table:table-cell table:number-columns-repeated="3"/>
          <table:table-cell office:value-type="float" office:value="200.107" calcext:value-type="float">
            <text:p>200.10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025233" calcext:value-type="float">
            <text:p>1.025233</text:p>
          </table:table-cell>
          <table:table-cell office:value-type="float" office:value="0" calcext:value-type="float">
            <text:p>0</text:p>
          </table:table-cell>
          <table:table-cell office:value-type="float" office:value="0.02995224" calcext:value-type="float">
            <text:p>0.02995224</text:p>
          </table:table-cell>
          <table:table-cell table:number-columns-repeated="2"/>
          <table:table-cell office:value-type="float" office:value="0.5805964" calcext:value-type="float">
            <text:p>0.5805964</text:p>
          </table:table-cell>
          <table:table-cell office:value-type="float" office:value="3.460588" calcext:value-type="float">
            <text:p>3.460588</text:p>
          </table:table-cell>
          <table:table-cell office:value-type="float" office:value="1.770865" calcext:value-type="float">
            <text:p>1.770865</text:p>
          </table:table-cell>
          <table:table-cell office:value-type="float" office:value="2.740287" calcext:value-type="float">
            <text:p>2.740287</text:p>
          </table:table-cell>
          <table:table-cell table:number-columns-repeated="3"/>
          <table:table-cell office:value-type="float" office:value="61.26667" calcext:value-type="float">
            <text:p>61.26667</text:p>
          </table:table-cell>
          <table:table-cell office:value-type="float" office:value="182.0667" calcext:value-type="float">
            <text:p>182.0667</text:p>
          </table:table-cell>
          <table:table-cell office:value-type="float" office:value="196.2" calcext:value-type="float">
            <text:p>196.2</text:p>
          </table:table-cell>
          <table:table-cell office:value-type="float" office:value="60.33333" calcext:value-type="float">
            <text:p>60.33333</text:p>
          </table:table-cell>
          <table:table-cell table:number-columns-repeated="3"/>
          <table:table-cell office:value-type="float" office:value="202.108" calcext:value-type="float">
            <text:p>202.10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141974" calcext:value-type="float">
            <text:p>0.21419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884836" calcext:value-type="float">
            <text:p>0.884836</text:p>
          </table:table-cell>
          <table:table-cell office:value-type="float" office:value="3.518842" calcext:value-type="float">
            <text:p>3.518842</text:p>
          </table:table-cell>
          <table:table-cell office:value-type="float" office:value="1.602085" calcext:value-type="float">
            <text:p>1.602085</text:p>
          </table:table-cell>
          <table:table-cell office:value-type="float" office:value="3.328994" calcext:value-type="float">
            <text:p>3.328994</text:p>
          </table:table-cell>
          <table:table-cell table:number-columns-repeated="3"/>
          <table:table-cell office:value-type="float" office:value="53.73333" calcext:value-type="float">
            <text:p>53.73333</text:p>
          </table:table-cell>
          <table:table-cell office:value-type="float" office:value="191.0667" calcext:value-type="float">
            <text:p>191.0667</text:p>
          </table:table-cell>
          <table:table-cell office:value-type="float" office:value="203.0667" calcext:value-type="float">
            <text:p>203.0667</text:p>
          </table:table-cell>
          <table:table-cell office:value-type="float" office:value="54.46667" calcext:value-type="float">
            <text:p>54.46667</text:p>
          </table:table-cell>
          <table:table-cell table:number-columns-repeated="3"/>
          <table:table-cell office:value-type="float" office:value="204.109" calcext:value-type="float">
            <text:p>204.10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.348514" calcext:value-type="float">
            <text:p>0.348514</text:p>
          </table:table-cell>
          <table:table-cell office:value-type="float" office:value="3.289067" calcext:value-type="float">
            <text:p>3.289067</text:p>
          </table:table-cell>
          <table:table-cell office:value-type="float" office:value="1.910121" calcext:value-type="float">
            <text:p>1.910121</text:p>
          </table:table-cell>
          <table:table-cell office:value-type="float" office:value="3.684172" calcext:value-type="float">
            <text:p>3.684172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195.4" calcext:value-type="float">
            <text:p>195.4</text:p>
          </table:table-cell>
          <table:table-cell office:value-type="float" office:value="199.3333" calcext:value-type="float">
            <text:p>199.3333</text:p>
          </table:table-cell>
          <table:table-cell office:value-type="float" office:value="47.33333" calcext:value-type="float">
            <text:p>47.33333</text:p>
          </table:table-cell>
          <table:table-cell table:number-columns-repeated="3"/>
          <table:table-cell office:value-type="float" office:value="206.11" calcext:value-type="float">
            <text:p>206.1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0.008011294" calcext:value-type="float">
            <text:p>0.00801129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.701693" calcext:value-type="float">
            <text:p>2.701693</text:p>
          </table:table-cell>
          <table:table-cell office:value-type="float" office:value="1.938106" calcext:value-type="float">
            <text:p>1.938106</text:p>
          </table:table-cell>
          <table:table-cell office:value-type="float" office:value="3.594366" calcext:value-type="float">
            <text:p>3.594366</text:p>
          </table:table-cell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162.3333" calcext:value-type="float">
            <text:p>162.3333</text:p>
          </table:table-cell>
          <table:table-cell office:value-type="float" office:value="163.2" calcext:value-type="float">
            <text:p>163.2</text:p>
          </table:table-cell>
          <table:table-cell office:value-type="float" office:value="16.33333" calcext:value-type="float">
            <text:p>16.33333</text:p>
          </table:table-cell>
          <table:table-cell table:number-columns-repeated="3"/>
          <table:table-cell office:value-type="float" office:value="208.111" calcext:value-type="float">
            <text:p>208.11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0.2673524" calcext:value-type="float">
            <text:p>0.2673524</text:p>
          </table:table-cell>
          <table:table-cell office:value-type="float" office:value="0" calcext:value-type="float">
            <text:p>0</text:p>
          </table:table-cell>
          <table:table-cell office:value-type="float" office:value="0.1130616" calcext:value-type="float">
            <text:p>0.1130616</text:p>
          </table:table-cell>
          <table:table-cell office:value-type="float" office:value="0.1556331" calcext:value-type="float">
            <text:p>0.1556331</text:p>
          </table:table-cell>
          <table:table-cell table:number-columns-repeated="2"/>
          <table:table-cell office:value-type="float" office:value="0.02999533" calcext:value-type="float">
            <text:p>0.02999533</text:p>
          </table:table-cell>
          <table:table-cell office:value-type="float" office:value="2.520711" calcext:value-type="float">
            <text:p>2.520711</text:p>
          </table:table-cell>
          <table:table-cell office:value-type="float" office:value="0.8761" calcext:value-type="float">
            <text:p>0.8761</text:p>
          </table:table-cell>
          <table:table-cell office:value-type="float" office:value="4.65635" calcext:value-type="float">
            <text:p>4.65635</text:p>
          </table:table-cell>
          <table:table-cell office:value-type="float" office:value="2.063103" calcext:value-type="float">
            <text:p>2.063103</text:p>
          </table:table-cell>
          <table:table-cell office:value-type="float" office:value="4.353692" calcext:value-type="float">
            <text:p>4.353692</text:p>
          </table:table-cell>
          <table:table-cell/>
          <table:table-cell office:value-type="float" office:value="-27.13333" calcext:value-type="float">
            <text:p>-27.13333</text:p>
          </table:table-cell>
          <table:table-cell office:value-type="float" office:value="124.3333" calcext:value-type="float">
            <text:p>124.3333</text:p>
          </table:table-cell>
          <table:table-cell office:value-type="float" office:value="120.6" calcext:value-type="float">
            <text:p>120.6</text:p>
          </table:table-cell>
          <table:table-cell office:value-type="float" office:value="-17.06667" calcext:value-type="float">
            <text:p>-17.06667</text:p>
          </table:table-cell>
          <table:table-cell table:number-columns-repeated="3"/>
          <table:table-cell office:value-type="float" office:value="210.112" calcext:value-type="float">
            <text:p>210.11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0.7523997" calcext:value-type="float">
            <text:p>0.7523997</text:p>
          </table:table-cell>
          <table:table-cell office:value-type="float" office:value="0.1725611" calcext:value-type="float">
            <text:p>0.1725611</text:p>
          </table:table-cell>
          <table:table-cell office:value-type="float" office:value="0.03649525" calcext:value-type="float">
            <text:p>0.03649525</text:p>
          </table:table-cell>
          <table:table-cell office:value-type="float" office:value="0.09407452" calcext:value-type="float">
            <text:p>0.09407452</text:p>
          </table:table-cell>
          <table:table-cell table:number-columns-repeated="2"/>
          <table:table-cell office:value-type="float" office:value="0.1920574" calcext:value-type="float">
            <text:p>0.1920574</text:p>
          </table:table-cell>
          <table:table-cell office:value-type="float" office:value="4.907132" calcext:value-type="float">
            <text:p>4.907132</text:p>
          </table:table-cell>
          <table:table-cell office:value-type="float" office:value="1.904903" calcext:value-type="float">
            <text:p>1.904903</text:p>
          </table:table-cell>
          <table:table-cell office:value-type="float" office:value="4.105419" calcext:value-type="float">
            <text:p>4.105419</text:p>
          </table:table-cell>
          <table:table-cell table:number-columns-repeated="3"/>
          <table:table-cell office:value-type="float" office:value="-37" calcext:value-type="float">
            <text:p>-37</text:p>
          </table:table-cell>
          <table:table-cell office:value-type="float" office:value="74.46667" calcext:value-type="float">
            <text:p>74.46667</text:p>
          </table:table-cell>
          <table:table-cell office:value-type="float" office:value="75.6" calcext:value-type="float">
            <text:p>75.6</text:p>
          </table:table-cell>
          <table:table-cell office:value-type="float" office:value="-41.6" calcext:value-type="float">
            <text:p>-41.6</text:p>
          </table:table-cell>
          <table:table-cell table:number-columns-repeated="3"/>
          <table:table-cell office:value-type="float" office:value="212.113" calcext:value-type="float">
            <text:p>212.11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2.329254" calcext:value-type="float">
            <text:p>2.329254</text:p>
          </table:table-cell>
          <table:table-cell office:value-type="float" office:value="0.2059489" calcext:value-type="float">
            <text:p>0.2059489</text:p>
          </table:table-cell>
          <table:table-cell office:value-type="float" office:value="0.5391245" calcext:value-type="float">
            <text:p>0.5391245</text:p>
          </table:table-cell>
          <table:table-cell office:value-type="float" office:value="0.9947342" calcext:value-type="float">
            <text:p>0.9947342</text:p>
          </table:table-cell>
          <table:table-cell table:number-columns-repeated="2"/>
          <table:table-cell office:value-type="float" office:value="0.1157073" calcext:value-type="float">
            <text:p>0.1157073</text:p>
          </table:table-cell>
          <table:table-cell office:value-type="float" office:value="3.964064" calcext:value-type="float">
            <text:p>3.964064</text:p>
          </table:table-cell>
          <table:table-cell office:value-type="float" office:value="1.471178" calcext:value-type="float">
            <text:p>1.471178</text:p>
          </table:table-cell>
          <table:table-cell office:value-type="float" office:value="3.448245" calcext:value-type="float">
            <text:p>3.448245</text:p>
          </table:table-cell>
          <table:table-cell table:number-columns-repeated="3"/>
          <table:table-cell office:value-type="float" office:value="-35.26667" calcext:value-type="float">
            <text:p>-35.26667</text:p>
          </table:table-cell>
          <table:table-cell office:value-type="float" office:value="38.86666" calcext:value-type="float">
            <text:p>38.86666</text:p>
          </table:table-cell>
          <table:table-cell office:value-type="float" office:value="37.6" calcext:value-type="float">
            <text:p>37.6</text:p>
          </table:table-cell>
          <table:table-cell office:value-type="float" office:value="-40.2" calcext:value-type="float">
            <text:p>-40.2</text:p>
          </table:table-cell>
          <table:table-cell table:number-columns-repeated="3"/>
          <table:table-cell office:value-type="float" office:value="214.114" calcext:value-type="float">
            <text:p>214.11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3.593348" calcext:value-type="float">
            <text:p>3.593348</text:p>
          </table:table-cell>
          <table:table-cell office:value-type="float" office:value="2.632164" calcext:value-type="float">
            <text:p>2.632164</text:p>
          </table:table-cell>
          <table:table-cell office:value-type="float" office:value="1.97987" calcext:value-type="float">
            <text:p>1.97987</text:p>
          </table:table-cell>
          <table:table-cell office:value-type="float" office:value="3.103497" calcext:value-type="float">
            <text:p>3.103497</text:p>
          </table:table-cell>
          <table:table-cell table:number-columns-repeated="2"/>
          <table:table-cell office:value-type="float" office:value="0.07331437" calcext:value-type="float">
            <text:p>0.07331437</text:p>
          </table:table-cell>
          <table:table-cell office:value-type="float" office:value="3.37485" calcext:value-type="float">
            <text:p>3.37485</text:p>
          </table:table-cell>
          <table:table-cell office:value-type="float" office:value="1.914192" calcext:value-type="float">
            <text:p>1.914192</text:p>
          </table:table-cell>
          <table:table-cell office:value-type="float" office:value="3.745509" calcext:value-type="float">
            <text:p>3.745509</text:p>
          </table:table-cell>
          <table:table-cell table:number-columns-repeated="3"/>
          <table:table-cell office:value-type="float" office:value="-32.4" calcext:value-type="float">
            <text:p>-32.4</text:p>
          </table:table-cell>
          <table:table-cell office:value-type="float" office:value="9.866667" calcext:value-type="float">
            <text:p>9.866667</text:p>
          </table:table-cell>
          <table:table-cell office:value-type="float" office:value="2.4" calcext:value-type="float">
            <text:p>2.4</text:p>
          </table:table-cell>
          <table:table-cell office:value-type="float" office:value="-33.46667" calcext:value-type="float">
            <text:p>-33.46667</text:p>
          </table:table-cell>
          <table:table-cell table:number-columns-repeated="3"/>
          <table:table-cell office:value-type="float" office:value="216.115" calcext:value-type="float">
            <text:p>216.1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4.315084" calcext:value-type="float">
            <text:p>4.315084</text:p>
          </table:table-cell>
          <table:table-cell office:value-type="float" office:value="4.772269" calcext:value-type="float">
            <text:p>4.772269</text:p>
          </table:table-cell>
          <table:table-cell office:value-type="float" office:value="2.700757" calcext:value-type="float">
            <text:p>2.700757</text:p>
          </table:table-cell>
          <table:table-cell office:value-type="float" office:value="4.141537" calcext:value-type="float">
            <text:p>4.141537</text:p>
          </table:table-cell>
          <table:table-cell table:number-columns-repeated="2"/>
          <table:table-cell office:value-type="float" office:value="0.3213114" calcext:value-type="float">
            <text:p>0.3213114</text:p>
          </table:table-cell>
          <table:table-cell office:value-type="float" office:value="3.660661" calcext:value-type="float">
            <text:p>3.660661</text:p>
          </table:table-cell>
          <table:table-cell office:value-type="float" office:value="2.411639" calcext:value-type="float">
            <text:p>2.411639</text:p>
          </table:table-cell>
          <table:table-cell office:value-type="float" office:value="4.43131" calcext:value-type="float">
            <text:p>4.43131</text:p>
          </table:table-cell>
          <table:table-cell table:number-columns-repeated="3"/>
          <table:table-cell office:value-type="float" office:value="-35.4" calcext:value-type="float">
            <text:p>-35.4</text:p>
          </table:table-cell>
          <table:table-cell office:value-type="float" office:value="-44.06667" calcext:value-type="float">
            <text:p>-44.06667</text:p>
          </table:table-cell>
          <table:table-cell office:value-type="float" office:value="-67.86667" calcext:value-type="float">
            <text:p>-67.86667</text:p>
          </table:table-cell>
          <table:table-cell office:value-type="float" office:value="-33.33333" calcext:value-type="float">
            <text:p>-33.33333</text:p>
          </table:table-cell>
          <table:table-cell table:number-columns-repeated="3"/>
          <table:table-cell office:value-type="float" office:value="218.116" calcext:value-type="float">
            <text:p>218.11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5.043138" calcext:value-type="float">
            <text:p>5.043138</text:p>
          </table:table-cell>
          <table:table-cell office:value-type="float" office:value="5.389177" calcext:value-type="float">
            <text:p>5.389177</text:p>
          </table:table-cell>
          <table:table-cell office:value-type="float" office:value="3.351491" calcext:value-type="float">
            <text:p>3.351491</text:p>
          </table:table-cell>
          <table:table-cell office:value-type="float" office:value="4.035159" calcext:value-type="float">
            <text:p>4.035159</text:p>
          </table:table-cell>
          <table:table-cell table:number-columns-repeated="2"/>
          <table:table-cell office:value-type="float" office:value="0.6570137" calcext:value-type="float">
            <text:p>0.6570137</text:p>
          </table:table-cell>
          <table:table-cell office:value-type="float" office:value="3.900768" calcext:value-type="float">
            <text:p>3.900768</text:p>
          </table:table-cell>
          <table:table-cell office:value-type="float" office:value="2.397859" calcext:value-type="float">
            <text:p>2.397859</text:p>
          </table:table-cell>
          <table:table-cell office:value-type="float" office:value="4.805954" calcext:value-type="float">
            <text:p>4.805954</text:p>
          </table:table-cell>
          <table:table-cell table:number-columns-repeated="3"/>
          <table:table-cell office:value-type="float" office:value="-40.86667" calcext:value-type="float">
            <text:p>-40.86667</text:p>
          </table:table-cell>
          <table:table-cell office:value-type="float" office:value="-84.46667" calcext:value-type="float">
            <text:p>-84.46667</text:p>
          </table:table-cell>
          <table:table-cell office:value-type="float" office:value="-114.1333" calcext:value-type="float">
            <text:p>-114.1333</text:p>
          </table:table-cell>
          <table:table-cell office:value-type="float" office:value="-41.26667" calcext:value-type="float">
            <text:p>-41.26667</text:p>
          </table:table-cell>
          <table:table-cell table:number-columns-repeated="3"/>
          <table:table-cell office:value-type="float" office:value="220.117" calcext:value-type="float">
            <text:p>220.11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6.250525" calcext:value-type="float">
            <text:p>6.250525</text:p>
          </table:table-cell>
          <table:table-cell office:value-type="float" office:value="6.627954" calcext:value-type="float">
            <text:p>6.627954</text:p>
          </table:table-cell>
          <table:table-cell office:value-type="float" office:value="3.773409" calcext:value-type="float">
            <text:p>3.773409</text:p>
          </table:table-cell>
          <table:table-cell office:value-type="float" office:value="5.26562" calcext:value-type="float">
            <text:p>5.26562</text:p>
          </table:table-cell>
          <table:table-cell table:number-columns-repeated="2"/>
          <table:table-cell office:value-type="float" office:value="0.084" calcext:value-type="float">
            <text:p>0.084</text:p>
          </table:table-cell>
          <table:table-cell office:value-type="float" office:value="2.193025" calcext:value-type="float">
            <text:p>2.193025</text:p>
          </table:table-cell>
          <table:table-cell office:value-type="float" office:value="3.833401" calcext:value-type="float">
            <text:p>3.833401</text:p>
          </table:table-cell>
          <table:table-cell table:number-columns-repeated="4"/>
          <table:table-cell office:value-type="float" office:value="-42.93334" calcext:value-type="float">
            <text:p>-42.93334</text:p>
          </table:table-cell>
          <table:table-cell office:value-type="float" office:value="-131" calcext:value-type="float">
            <text:p>-131</text:p>
          </table:table-cell>
          <table:table-cell office:value-type="float" office:value="-163.6667" calcext:value-type="float">
            <text:p>-163.6667</text:p>
          </table:table-cell>
          <table:table-cell office:value-type="float" office:value="-46.66667" calcext:value-type="float">
            <text:p>-46.66667</text:p>
          </table:table-cell>
          <table:table-cell table:number-columns-repeated="3"/>
          <table:table-cell office:value-type="float" office:value="222.118" calcext:value-type="float">
            <text:p>222.11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7.436085" calcext:value-type="float">
            <text:p>7.436085</text:p>
          </table:table-cell>
          <table:table-cell office:value-type="float" office:value="8.553803" calcext:value-type="float">
            <text:p>8.553803</text:p>
          </table:table-cell>
          <table:table-cell office:value-type="float" office:value="4.594081" calcext:value-type="float">
            <text:p>4.594081</text:p>
          </table:table-cell>
          <table:table-cell office:value-type="float" office:value="6.37213" calcext:value-type="float">
            <text:p>6.37213</text:p>
          </table:table-cell>
          <table:table-cell table:number-columns-repeated="2"/>
          <table:table-cell office:value-type="float" office:value="0.1932583" calcext:value-type="float">
            <text:p>0.1932583</text:p>
          </table:table-cell>
          <table:table-cell office:value-type="float" office:value="5.114069" calcext:value-type="float">
            <text:p>5.114069</text:p>
          </table:table-cell>
          <table:table-cell office:value-type="float" office:value="2.704573" calcext:value-type="float">
            <text:p>2.704573</text:p>
          </table:table-cell>
          <table:table-cell office:value-type="float" office:value="4.483452" calcext:value-type="float">
            <text:p>4.483452</text:p>
          </table:table-cell>
          <table:table-cell table:number-columns-repeated="3"/>
          <table:table-cell office:value-type="float" office:value="-48.4" calcext:value-type="float">
            <text:p>-48.4</text:p>
          </table:table-cell>
          <table:table-cell office:value-type="float" office:value="-165.1333" calcext:value-type="float">
            <text:p>-165.1333</text:p>
          </table:table-cell>
          <table:table-cell office:value-type="float" office:value="-184.4667" calcext:value-type="float">
            <text:p>-184.4667</text:p>
          </table:table-cell>
          <table:table-cell office:value-type="float" office:value="-51.06667" calcext:value-type="float">
            <text:p>-51.06667</text:p>
          </table:table-cell>
          <table:table-cell table:number-columns-repeated="3"/>
          <table:table-cell office:value-type="float" office:value="224.119" calcext:value-type="float">
            <text:p>224.11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9.354921" calcext:value-type="float">
            <text:p>9.354921</text:p>
          </table:table-cell>
          <table:table-cell office:value-type="float" office:value="10.58018" calcext:value-type="float">
            <text:p>10.58018</text:p>
          </table:table-cell>
          <table:table-cell office:value-type="float" office:value="6.484841" calcext:value-type="float">
            <text:p>6.484841</text:p>
          </table:table-cell>
          <table:table-cell office:value-type="float" office:value="7.849772" calcext:value-type="float">
            <text:p>7.849772</text:p>
          </table:table-cell>
          <table:table-cell table:number-columns-repeated="2"/>
          <table:table-cell office:value-type="float" office:value="0.9412112" calcext:value-type="float">
            <text:p>0.9412112</text:p>
          </table:table-cell>
          <table:table-cell office:value-type="float" office:value="6.347813" calcext:value-type="float">
            <text:p>6.347813</text:p>
          </table:table-cell>
          <table:table-cell office:value-type="float" office:value="2.74375" calcext:value-type="float">
            <text:p>2.74375</text:p>
          </table:table-cell>
          <table:table-cell office:value-type="float" office:value="5.012981" calcext:value-type="float">
            <text:p>5.012981</text:p>
          </table:table-cell>
          <table:table-cell table:number-columns-repeated="3"/>
          <table:table-cell office:value-type="float" office:value="-49.06667" calcext:value-type="float">
            <text:p>-49.06667</text:p>
          </table:table-cell>
          <table:table-cell office:value-type="float" office:value="-171.4" calcext:value-type="float">
            <text:p>-171.4</text:p>
          </table:table-cell>
          <table:table-cell office:value-type="float" office:value="-196" calcext:value-type="float">
            <text:p>-196</text:p>
          </table:table-cell>
          <table:table-cell office:value-type="float" office:value="-61.4" calcext:value-type="float">
            <text:p>-61.4</text:p>
          </table:table-cell>
          <table:table-cell table:number-columns-repeated="3"/>
          <table:table-cell office:value-type="float" office:value="226.12" calcext:value-type="float">
            <text:p>226.1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8.080949" calcext:value-type="float">
            <text:p>8.080949</text:p>
          </table:table-cell>
          <table:table-cell office:value-type="float" office:value="10.15504" calcext:value-type="float">
            <text:p>10.15504</text:p>
          </table:table-cell>
          <table:table-cell office:value-type="float" office:value="7.14111" calcext:value-type="float">
            <text:p>7.14111</text:p>
          </table:table-cell>
          <table:table-cell office:value-type="float" office:value="8.320279" calcext:value-type="float">
            <text:p>8.320279</text:p>
          </table:table-cell>
          <table:table-cell table:number-columns-repeated="2"/>
          <table:table-cell office:value-type="float" office:value="0.009210389" calcext:value-type="float">
            <text:p>0.009210389</text:p>
          </table:table-cell>
          <table:table-cell office:value-type="float" office:value="5.925864" calcext:value-type="float">
            <text:p>5.925864</text:p>
          </table:table-cell>
          <table:table-cell office:value-type="float" office:value="1.79203" calcext:value-type="float">
            <text:p>1.79203</text:p>
          </table:table-cell>
          <table:table-cell office:value-type="float" office:value="4.730155" calcext:value-type="float">
            <text:p>4.730155</text:p>
          </table:table-cell>
          <table:table-cell table:number-columns-repeated="3"/>
          <table:table-cell office:value-type="float" office:value="-14.26667" calcext:value-type="float">
            <text:p>-14.26667</text:p>
          </table:table-cell>
          <table:table-cell office:value-type="float" office:value="-175.9333" calcext:value-type="float">
            <text:p>-175.9333</text:p>
          </table:table-cell>
          <table:table-cell office:value-type="float" office:value="-174.2" calcext:value-type="float">
            <text:p>-174.2</text:p>
          </table:table-cell>
          <table:table-cell office:value-type="float" office:value="-98.4" calcext:value-type="float">
            <text:p>-98.4</text:p>
          </table:table-cell>
          <table:table-cell table:number-columns-repeated="3"/>
          <table:table-cell office:value-type="float" office:value="228.121" calcext:value-type="float">
            <text:p>228.12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6.581479" calcext:value-type="float">
            <text:p>6.581479</text:p>
          </table:table-cell>
          <table:table-cell office:value-type="float" office:value="9.572367" calcext:value-type="float">
            <text:p>9.572367</text:p>
          </table:table-cell>
          <table:table-cell office:value-type="float" office:value="6.787249" calcext:value-type="float">
            <text:p>6.787249</text:p>
          </table:table-cell>
          <table:table-cell office:value-type="float" office:value="7.247293" calcext:value-type="float">
            <text:p>7.247293</text:p>
          </table:table-cell>
          <table:table-cell table:number-columns-repeated="2"/>
          <table:table-cell office:value-type="float" office:value="0.07912394" calcext:value-type="float">
            <text:p>0.07912394</text:p>
          </table:table-cell>
          <table:table-cell office:value-type="float" office:value="4.460714" calcext:value-type="float">
            <text:p>4.460714</text:p>
          </table:table-cell>
          <table:table-cell office:value-type="float" office:value="1.26268" calcext:value-type="float">
            <text:p>1.26268</text:p>
          </table:table-cell>
          <table:table-cell office:value-type="float" office:value="3.494955" calcext:value-type="float">
            <text:p>3.494955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-188.9333" calcext:value-type="float">
            <text:p>-188.9333</text:p>
          </table:table-cell>
          <table:table-cell office:value-type="float" office:value="-172.1333" calcext:value-type="float">
            <text:p>-172.1333</text:p>
          </table:table-cell>
          <table:table-cell office:value-type="float" office:value="-144.8" calcext:value-type="float">
            <text:p>-144.8</text:p>
          </table:table-cell>
          <table:table-cell table:number-columns-repeated="3"/>
          <table:table-cell office:value-type="float" office:value="230.122" calcext:value-type="float">
            <text:p>230.12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5.983155" calcext:value-type="float">
            <text:p>5.983155</text:p>
          </table:table-cell>
          <table:table-cell office:value-type="float" office:value="9.365396" calcext:value-type="float">
            <text:p>9.365396</text:p>
          </table:table-cell>
          <table:table-cell office:value-type="float" office:value="6.628939" calcext:value-type="float">
            <text:p>6.628939</text:p>
          </table:table-cell>
          <table:table-cell office:value-type="float" office:value="7.216596" calcext:value-type="float">
            <text:p>7.216596</text:p>
          </table:table-cell>
          <table:table-cell table:number-columns-repeated="2"/>
          <table:table-cell office:value-type="float" office:value="0.08972782" calcext:value-type="float">
            <text:p>0.08972782</text:p>
          </table:table-cell>
          <table:table-cell office:value-type="float" office:value="3.89357" calcext:value-type="float">
            <text:p>3.89357</text:p>
          </table:table-cell>
          <table:table-cell office:value-type="float" office:value="1.883674" calcext:value-type="float">
            <text:p>1.883674</text:p>
          </table:table-cell>
          <table:table-cell office:value-type="float" office:value="3.193605" calcext:value-type="float">
            <text:p>3.193605</text:p>
          </table:table-cell>
          <table:table-cell table:number-columns-repeated="3"/>
          <table:table-cell office:value-type="float" office:value="48.26667" calcext:value-type="float">
            <text:p>48.26667</text:p>
          </table:table-cell>
          <table:table-cell office:value-type="float" office:value="-202.2" calcext:value-type="float">
            <text:p>-202.2</text:p>
          </table:table-cell>
          <table:table-cell office:value-type="float" office:value="-172.9333" calcext:value-type="float">
            <text:p>-172.9333</text:p>
          </table:table-cell>
          <table:table-cell office:value-type="float" office:value="-163.8" calcext:value-type="float">
            <text:p>-163.8</text:p>
          </table:table-cell>
          <table:table-cell table:number-columns-repeated="3"/>
          <table:table-cell office:value-type="float" office:value="232.123" calcext:value-type="float">
            <text:p>232.12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6.61105" calcext:value-type="float">
            <text:p>6.61105</text:p>
          </table:table-cell>
          <table:table-cell office:value-type="float" office:value="8.907357" calcext:value-type="float">
            <text:p>8.907357</text:p>
          </table:table-cell>
          <table:table-cell office:value-type="float" office:value="6.589321" calcext:value-type="float">
            <text:p>6.589321</text:p>
          </table:table-cell>
          <table:table-cell office:value-type="float" office:value="6.848613" calcext:value-type="float">
            <text:p>6.848613</text:p>
          </table:table-cell>
          <table:table-cell table:number-columns-repeated="2"/>
          <table:table-cell office:value-type="float" office:value="0.5413263" calcext:value-type="float">
            <text:p>0.5413263</text:p>
          </table:table-cell>
          <table:table-cell office:value-type="float" office:value="4.662621" calcext:value-type="float">
            <text:p>4.662621</text:p>
          </table:table-cell>
          <table:table-cell office:value-type="float" office:value="3.484248" calcext:value-type="float">
            <text:p>3.484248</text:p>
          </table:table-cell>
          <table:table-cell table:number-columns-repeated="4"/>
          <table:table-cell office:value-type="float" office:value="69.06667" calcext:value-type="float">
            <text:p>69.06667</text:p>
          </table:table-cell>
          <table:table-cell office:value-type="float" office:value="-212.6667" calcext:value-type="float">
            <text:p>-212.6667</text:p>
          </table:table-cell>
          <table:table-cell office:value-type="float" office:value="-183.2" calcext:value-type="float">
            <text:p>-183.2</text:p>
          </table:table-cell>
          <table:table-cell office:value-type="float" office:value="-127.1333" calcext:value-type="float">
            <text:p>-127.1333</text:p>
          </table:table-cell>
          <table:table-cell table:number-columns-repeated="3"/>
          <table:table-cell office:value-type="float" office:value="234.124" calcext:value-type="float">
            <text:p>234.12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5.720412" calcext:value-type="float">
            <text:p>5.720412</text:p>
          </table:table-cell>
          <table:table-cell office:value-type="float" office:value="8.209923" calcext:value-type="float">
            <text:p>8.209923</text:p>
          </table:table-cell>
          <table:table-cell office:value-type="float" office:value="4.259579" calcext:value-type="float">
            <text:p>4.259579</text:p>
          </table:table-cell>
          <table:table-cell office:value-type="float" office:value="6.24572" calcext:value-type="float">
            <text:p>6.24572</text:p>
          </table:table-cell>
          <table:table-cell table:number-columns-repeated="2"/>
          <table:table-cell office:value-type="float" office:value="0.2748605" calcext:value-type="float">
            <text:p>0.2748605</text:p>
          </table:table-cell>
          <table:table-cell office:value-type="float" office:value="3.616807" calcext:value-type="float">
            <text:p>3.616807</text:p>
          </table:table-cell>
          <table:table-cell office:value-type="float" office:value="1.497988" calcext:value-type="float">
            <text:p>1.497988</text:p>
          </table:table-cell>
          <table:table-cell office:value-type="float" office:value="3.110373" calcext:value-type="float">
            <text:p>3.110373</text:p>
          </table:table-cell>
          <table:table-cell table:number-columns-repeated="3"/>
          <table:table-cell office:value-type="float" office:value="102.4" calcext:value-type="float">
            <text:p>102.4</text:p>
          </table:table-cell>
          <table:table-cell office:value-type="float" office:value="-201.9333" calcext:value-type="float">
            <text:p>-201.9333</text:p>
          </table:table-cell>
          <table:table-cell office:value-type="float" office:value="-176.0667" calcext:value-type="float">
            <text:p>-176.0667</text:p>
          </table:table-cell>
          <table:table-cell office:value-type="float" office:value="-100.0667" calcext:value-type="float">
            <text:p>-100.0667</text:p>
          </table:table-cell>
          <table:table-cell table:number-columns-repeated="3"/>
          <table:table-cell office:value-type="float" office:value="236.125" calcext:value-type="float">
            <text:p>236.12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3.547679" calcext:value-type="float">
            <text:p>3.547679</text:p>
          </table:table-cell>
          <table:table-cell office:value-type="float" office:value="7.907533" calcext:value-type="float">
            <text:p>7.907533</text:p>
          </table:table-cell>
          <table:table-cell office:value-type="float" office:value="3.904202" calcext:value-type="float">
            <text:p>3.904202</text:p>
          </table:table-cell>
          <table:table-cell office:value-type="float" office:value="6.243059" calcext:value-type="float">
            <text:p>6.24305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.1509" calcext:value-type="float">
            <text:p>2.1509</text:p>
          </table:table-cell>
          <table:table-cell office:value-type="float" office:value="1.52558" calcext:value-type="float">
            <text:p>1.52558</text:p>
          </table:table-cell>
          <table:table-cell office:value-type="float" office:value="3.025948" calcext:value-type="float">
            <text:p>3.025948</text:p>
          </table:table-cell>
          <table:table-cell table:number-columns-repeated="3"/>
          <table:table-cell office:value-type="float" office:value="122.5333" calcext:value-type="float">
            <text:p>122.5333</text:p>
          </table:table-cell>
          <table:table-cell office:value-type="float" office:value="-199.6" calcext:value-type="float">
            <text:p>-199.6</text:p>
          </table:table-cell>
          <table:table-cell office:value-type="float" office:value="-178.8667" calcext:value-type="float">
            <text:p>-178.8667</text:p>
          </table:table-cell>
          <table:table-cell office:value-type="float" office:value="-58.33333" calcext:value-type="float">
            <text:p>-58.33333</text:p>
          </table:table-cell>
          <table:table-cell table:number-columns-repeated="3"/>
          <table:table-cell office:value-type="float" office:value="238.126" calcext:value-type="float">
            <text:p>238.12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3.412697" calcext:value-type="float">
            <text:p>3.412697</text:p>
          </table:table-cell>
          <table:table-cell office:value-type="float" office:value="7.865455" calcext:value-type="float">
            <text:p>7.865455</text:p>
          </table:table-cell>
          <table:table-cell office:value-type="float" office:value="3.583626" calcext:value-type="float">
            <text:p>3.583626</text:p>
          </table:table-cell>
          <table:table-cell office:value-type="float" office:value="5.498595" calcext:value-type="float">
            <text:p>5.49859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7296579" calcext:value-type="float">
            <text:p>0.7296579</text:p>
          </table:table-cell>
          <table:table-cell office:value-type="float" office:value="0.2184587" calcext:value-type="float">
            <text:p>0.2184587</text:p>
          </table:table-cell>
          <table:table-cell office:value-type="float" office:value="1.151858" calcext:value-type="float">
            <text:p>1.151858</text:p>
          </table:table-cell>
          <table:table-cell table:number-columns-repeated="3"/>
          <table:table-cell office:value-type="float" office:value="140.7333" calcext:value-type="float">
            <text:p>140.7333</text:p>
          </table:table-cell>
          <table:table-cell office:value-type="float" office:value="-196.5333" calcext:value-type="float">
            <text:p>-196.5333</text:p>
          </table:table-cell>
          <table:table-cell office:value-type="float" office:value="-193.4" calcext:value-type="float">
            <text:p>-193.4</text:p>
          </table:table-cell>
          <table:table-cell office:value-type="float" office:value="-19.4" calcext:value-type="float">
            <text:p>-19.4</text:p>
          </table:table-cell>
          <table:table-cell table:number-columns-repeated="3"/>
          <table:table-cell office:value-type="float" office:value="240.127" calcext:value-type="float">
            <text:p>240.12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4.012033" calcext:value-type="float">
            <text:p>4.012033</text:p>
          </table:table-cell>
          <table:table-cell office:value-type="float" office:value="8.006646" calcext:value-type="float">
            <text:p>8.006646</text:p>
          </table:table-cell>
          <table:table-cell office:value-type="float" office:value="3.290151" calcext:value-type="float">
            <text:p>3.290151</text:p>
          </table:table-cell>
          <table:table-cell office:value-type="float" office:value="5.245641" calcext:value-type="float">
            <text:p>5.24564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4601872" calcext:value-type="float">
            <text:p>0.4601872</text:p>
          </table:table-cell>
          <table:table-cell office:value-type="float" office:value="0" calcext:value-type="float">
            <text:p>0</text:p>
          </table:table-cell>
          <table:table-cell office:value-type="float" office:value="0.1159107" calcext:value-type="float">
            <text:p>0.1159107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-200.3333" calcext:value-type="float">
            <text:p>-200.3333</text:p>
          </table:table-cell>
          <table:table-cell office:value-type="float" office:value="-200.2" calcext:value-type="float">
            <text:p>-200.2</text:p>
          </table:table-cell>
          <table:table-cell office:value-type="float" office:value="48.2" calcext:value-type="float">
            <text:p>48.2</text:p>
          </table:table-cell>
          <table:table-cell table:number-columns-repeated="3"/>
          <table:table-cell office:value-type="float" office:value="242.128" calcext:value-type="float">
            <text:p>242.12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4.418227" calcext:value-type="float">
            <text:p>4.418227</text:p>
          </table:table-cell>
          <table:table-cell office:value-type="float" office:value="7.446245" calcext:value-type="float">
            <text:p>7.446245</text:p>
          </table:table-cell>
          <table:table-cell office:value-type="float" office:value="3.771189" calcext:value-type="float">
            <text:p>3.771189</text:p>
          </table:table-cell>
          <table:table-cell office:value-type="float" office:value="5.080054" calcext:value-type="float">
            <text:p>5.08005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209305" calcext:value-type="float">
            <text:p>0.209305</text:p>
          </table:table-cell>
          <table:table-cell office:value-type="float" office:value="0" calcext:value-type="float">
            <text:p>0</text:p>
          </table:table-cell>
          <table:table-cell office:value-type="float" office:value="0.3386914" calcext:value-type="float">
            <text:p>0.3386914</text:p>
          </table:table-cell>
          <table:table-cell table:number-columns-repeated="3"/>
          <table:table-cell office:value-type="float" office:value="105.8667" calcext:value-type="float">
            <text:p>105.8667</text:p>
          </table:table-cell>
          <table:table-cell office:value-type="float" office:value="-195.3333" calcext:value-type="float">
            <text:p>-195.3333</text:p>
          </table:table-cell>
          <table:table-cell office:value-type="float" office:value="-194.6667" calcext:value-type="float">
            <text:p>-194.6667</text:p>
          </table:table-cell>
          <table:table-cell office:value-type="float" office:value="85.33334" calcext:value-type="float">
            <text:p>85.33334</text:p>
          </table:table-cell>
          <table:table-cell table:number-columns-repeated="3"/>
          <table:table-cell office:value-type="float" office:value="244.129" calcext:value-type="float">
            <text:p>244.12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5.480147" calcext:value-type="float">
            <text:p>5.480147</text:p>
          </table:table-cell>
          <table:table-cell office:value-type="float" office:value="6.757578" calcext:value-type="float">
            <text:p>6.757578</text:p>
          </table:table-cell>
          <table:table-cell office:value-type="float" office:value="3.185717" calcext:value-type="float">
            <text:p>3.185717</text:p>
          </table:table-cell>
          <table:table-cell office:value-type="float" office:value="5.306109" calcext:value-type="float">
            <text:p>5.3061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9310266" calcext:value-type="float">
            <text:p>0.09310266</text:p>
          </table:table-cell>
          <table:table-cell office:value-type="float" office:value="0" calcext:value-type="float">
            <text:p>0</text:p>
          </table:table-cell>
          <table:table-cell office:value-type="float" office:value="0.3317492" calcext:value-type="float">
            <text:p>0.3317492</text:p>
          </table:table-cell>
          <table:table-cell table:number-columns-repeated="3"/>
          <table:table-cell office:value-type="float" office:value="68.53333" calcext:value-type="float">
            <text:p>68.53333</text:p>
          </table:table-cell>
          <table:table-cell office:value-type="float" office:value="-155" calcext:value-type="float">
            <text:p>-155</text:p>
          </table:table-cell>
          <table:table-cell office:value-type="float" office:value="-183.6667" calcext:value-type="float">
            <text:p>-183.6667</text:p>
          </table:table-cell>
          <table:table-cell office:value-type="float" office:value="62.66667" calcext:value-type="float">
            <text:p>62.66667</text:p>
          </table:table-cell>
          <table:table-cell table:number-columns-repeated="3"/>
          <table:table-cell office:value-type="float" office:value="246.131" calcext:value-type="float">
            <text:p>246.13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4.757802" calcext:value-type="float">
            <text:p>4.757802</text:p>
          </table:table-cell>
          <table:table-cell office:value-type="float" office:value="6.858411" calcext:value-type="float">
            <text:p>6.858411</text:p>
          </table:table-cell>
          <table:table-cell office:value-type="float" office:value="2.734832" calcext:value-type="float">
            <text:p>2.734832</text:p>
          </table:table-cell>
          <table:table-cell office:value-type="float" office:value="4.532475" calcext:value-type="float">
            <text:p>4.5324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244561" calcext:value-type="float">
            <text:p>0.24456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114.1333" calcext:value-type="float">
            <text:p>-114.1333</text:p>
          </table:table-cell>
          <table:table-cell office:value-type="float" office:value="-133.2667" calcext:value-type="float">
            <text:p>-133.2667</text:p>
          </table:table-cell>
          <table:table-cell office:value-type="float" office:value="10.93333" calcext:value-type="float">
            <text:p>10.93333</text:p>
          </table:table-cell>
          <table:table-cell table:number-columns-repeated="3"/>
          <table:table-cell office:value-type="float" office:value="248.132" calcext:value-type="float">
            <text:p>248.13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3.163286" calcext:value-type="float">
            <text:p>3.163286</text:p>
          </table:table-cell>
          <table:table-cell office:value-type="float" office:value="5.720859" calcext:value-type="float">
            <text:p>5.720859</text:p>
          </table:table-cell>
          <table:table-cell office:value-type="float" office:value="2.471481" calcext:value-type="float">
            <text:p>2.471481</text:p>
          </table:table-cell>
          <table:table-cell office:value-type="float" office:value="3.920959" calcext:value-type="float">
            <text:p>3.920959</text:p>
          </table:table-cell>
          <table:table-cell table:number-columns-repeated="2"/>
          <table:table-cell office:value-type="float" office:value="0.009374064" calcext:value-type="float">
            <text:p>0.0093740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-6.4" calcext:value-type="float">
            <text:p>-6.4</text:p>
          </table:table-cell>
          <table:table-cell office:value-type="float" office:value="-71.2" calcext:value-type="float">
            <text:p>-71.2</text:p>
          </table:table-cell>
          <table:table-cell office:value-type="float" office:value="-92.2" calcext:value-type="float">
            <text:p>-92.2</text:p>
          </table:table-cell>
          <table:table-cell office:value-type="float" office:value="-22" calcext:value-type="float">
            <text:p>-22</text:p>
          </table:table-cell>
          <table:table-cell table:number-columns-repeated="3"/>
          <table:table-cell office:value-type="float" office:value="250.133" calcext:value-type="float">
            <text:p>250.1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3.257304" calcext:value-type="float">
            <text:p>3.257304</text:p>
          </table:table-cell>
          <table:table-cell office:value-type="float" office:value="5.700898" calcext:value-type="float">
            <text:p>5.700898</text:p>
          </table:table-cell>
          <table:table-cell office:value-type="float" office:value="3.043122" calcext:value-type="float">
            <text:p>3.043122</text:p>
          </table:table-cell>
          <table:table-cell office:value-type="float" office:value="3.633454" calcext:value-type="float">
            <text:p>3.633454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-82.46667" calcext:value-type="float">
            <text:p>-82.46667</text:p>
          </table:table-cell>
          <table:table-cell office:value-type="float" office:value="-20.66667" calcext:value-type="float">
            <text:p>-20.66667</text:p>
          </table:table-cell>
          <table:table-cell office:value-type="float" office:value="-47.86666" calcext:value-type="float">
            <text:p>-47.86666</text:p>
          </table:table-cell>
          <table:table-cell office:value-type="float" office:value="-69.86667" calcext:value-type="float">
            <text:p>-69.86667</text:p>
          </table:table-cell>
          <table:table-cell table:number-columns-repeated="3"/>
          <table:table-cell office:value-type="float" office:value="252.134" calcext:value-type="float">
            <text:p>252.13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1.342639" calcext:value-type="float">
            <text:p>1.342639</text:p>
          </table:table-cell>
          <table:table-cell office:value-type="float" office:value="2.619063" calcext:value-type="float">
            <text:p>2.619063</text:p>
          </table:table-cell>
          <table:table-cell office:value-type="float" office:value="0.9390334" calcext:value-type="float">
            <text:p>0.9390334</text:p>
          </table:table-cell>
          <table:table-cell office:value-type="float" office:value="1.33329" calcext:value-type="float">
            <text:p>1.33329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-115.7333" calcext:value-type="float">
            <text:p>-115.7333</text:p>
          </table:table-cell>
          <table:table-cell office:value-type="float" office:value="-0" calcext:value-type="float">
            <text:p>0</text:p>
          </table:table-cell>
          <table:table-cell office:value-type="float" office:value="-17.8" calcext:value-type="float">
            <text:p>-17.8</text:p>
          </table:table-cell>
          <table:table-cell office:value-type="float" office:value="-106.3333" calcext:value-type="float">
            <text:p>-106.3333</text:p>
          </table:table-cell>
          <table:table-cell table:number-columns-repeated="3"/>
          <table:table-cell office:value-type="float" office:value="254.135" calcext:value-type="float">
            <text:p>254.13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0.507418" calcext:value-type="float">
            <text:p>0.507418</text:p>
          </table:table-cell>
          <table:table-cell office:value-type="float" office:value="1.388521" calcext:value-type="float">
            <text:p>1.388521</text:p>
          </table:table-cell>
          <table:table-cell office:value-type="float" office:value="0.1762347" calcext:value-type="float">
            <text:p>0.1762347</text:p>
          </table:table-cell>
          <table:table-cell office:value-type="float" office:value="0.4274866" calcext:value-type="float">
            <text:p>0.4274866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-111.2" calcext:value-type="float">
            <text:p>-111.2</text:p>
          </table:table-cell>
          <table:table-cell office:value-type="float" office:value="61.53333" calcext:value-type="float">
            <text:p>61.53333</text:p>
          </table:table-cell>
          <table:table-cell office:value-type="float" office:value="22.93333" calcext:value-type="float">
            <text:p>22.93333</text:p>
          </table:table-cell>
          <table:table-cell office:value-type="float" office:value="-107.3333" calcext:value-type="float">
            <text:p>-107.3333</text:p>
          </table:table-cell>
          <table:table-cell table:number-columns-repeated="3"/>
          <table:table-cell office:value-type="float" office:value="256.136" calcext:value-type="float">
            <text:p>256.13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0.2878208" calcext:value-type="float">
            <text:p>0.2878208</text:p>
          </table:table-cell>
          <table:table-cell office:value-type="float" office:value="0.9824947" calcext:value-type="float">
            <text:p>0.9824947</text:p>
          </table:table-cell>
          <table:table-cell office:value-type="float" office:value="0.02269967" calcext:value-type="float">
            <text:p>0.02269967</text:p>
          </table:table-cell>
          <table:table-cell office:value-type="float" office:value="0.2062731" calcext:value-type="float">
            <text:p>0.2062731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-92.46667" calcext:value-type="float">
            <text:p>-92.46667</text:p>
          </table:table-cell>
          <table:table-cell office:value-type="float" office:value="112.2" calcext:value-type="float">
            <text:p>112.2</text:p>
          </table:table-cell>
          <table:table-cell office:value-type="float" office:value="72.26667" calcext:value-type="float">
            <text:p>72.26667</text:p>
          </table:table-cell>
          <table:table-cell office:value-type="float" office:value="-109.5333" calcext:value-type="float">
            <text:p>-109.5333</text:p>
          </table:table-cell>
          <table:table-cell table:number-columns-repeated="3"/>
          <table:table-cell office:value-type="float" office:value="258.137" calcext:value-type="float">
            <text:p>258.13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0.007619811" calcext:value-type="float">
            <text:p>0.007619811</text:p>
          </table:table-cell>
          <table:table-cell office:value-type="float" office:value="0.693797" calcext:value-type="float">
            <text:p>0.6937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-79" calcext:value-type="float">
            <text:p>-79</text:p>
          </table:table-cell>
          <table:table-cell office:value-type="float" office:value="145.0667" calcext:value-type="float">
            <text:p>145.0667</text:p>
          </table:table-cell>
          <table:table-cell office:value-type="float" office:value="114.7333" calcext:value-type="float">
            <text:p>114.7333</text:p>
          </table:table-cell>
          <table:table-cell office:value-type="float" office:value="-114.6" calcext:value-type="float">
            <text:p>-114.6</text:p>
          </table:table-cell>
          <table:table-cell table:number-columns-repeated="3"/>
          <table:table-cell office:value-type="float" office:value="260.138" calcext:value-type="float">
            <text:p>260.13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803951" calcext:value-type="float">
            <text:p>0.38039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-75.46667" calcext:value-type="float">
            <text:p>-75.46667</text:p>
          </table:table-cell>
          <table:table-cell office:value-type="float" office:value="158" calcext:value-type="float">
            <text:p>158</text:p>
          </table:table-cell>
          <table:table-cell office:value-type="float" office:value="148.4667" calcext:value-type="float">
            <text:p>148.4667</text:p>
          </table:table-cell>
          <table:table-cell office:value-type="float" office:value="-114.8" calcext:value-type="float">
            <text:p>-114.8</text:p>
          </table:table-cell>
          <table:table-cell table:number-columns-repeated="3"/>
          <table:table-cell office:value-type="float" office:value="262.139" calcext:value-type="float">
            <text:p>262.13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120599" calcext:value-type="float">
            <text:p>0.11205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-86.53334" calcext:value-type="float">
            <text:p>-86.53334</text:p>
          </table:table-cell>
          <table:table-cell office:value-type="float" office:value="168.4667" calcext:value-type="float">
            <text:p>168.4667</text:p>
          </table:table-cell>
          <table:table-cell office:value-type="float" office:value="183.6667" calcext:value-type="float">
            <text:p>183.6667</text:p>
          </table:table-cell>
          <table:table-cell office:value-type="float" office:value="-116.5333" calcext:value-type="float">
            <text:p>-116.5333</text:p>
          </table:table-cell>
          <table:table-cell table:number-columns-repeated="3"/>
          <table:table-cell office:value-type="float" office:value="264.14" calcext:value-type="float">
            <text:p>264.1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-95" calcext:value-type="float">
            <text:p>-95</text:p>
          </table:table-cell>
          <table:table-cell office:value-type="float" office:value="167.4" calcext:value-type="float">
            <text:p>167.4</text:p>
          </table:table-cell>
          <table:table-cell office:value-type="float" office:value="191.8667" calcext:value-type="float">
            <text:p>191.8667</text:p>
          </table:table-cell>
          <table:table-cell office:value-type="float" office:value="-129.7333" calcext:value-type="float">
            <text:p>-129.7333</text:p>
          </table:table-cell>
          <table:table-cell table:number-columns-repeated="3"/>
          <table:table-cell office:value-type="float" office:value="266.141" calcext:value-type="float">
            <text:p>266.14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0.003471562" calcext:value-type="float">
            <text:p>0.003471562</text:p>
          </table:table-cell>
          <table:table-cell office:value-type="float" office:value="0.2079967" calcext:value-type="float">
            <text:p>0.20799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8173836" calcext:value-type="float">
            <text:p>0.008173836</text:p>
          </table:table-cell>
          <table:table-cell office:value-type="float" office:value="0" calcext:value-type="float">
            <text:p>0</text:p>
          </table:table-cell>
          <table:table-cell office:value-type="float" office:value="0.03222177" calcext:value-type="float">
            <text:p>0.03222177</text:p>
          </table:table-cell>
          <table:table-cell table:number-columns-repeated="3"/>
          <table:table-cell office:value-type="float" office:value="-107.8" calcext:value-type="float">
            <text:p>-107.8</text:p>
          </table:table-cell>
          <table:table-cell office:value-type="float" office:value="175.5333" calcext:value-type="float">
            <text:p>175.5333</text:p>
          </table:table-cell>
          <table:table-cell office:value-type="float" office:value="203.2" calcext:value-type="float">
            <text:p>203.2</text:p>
          </table:table-cell>
          <table:table-cell office:value-type="float" office:value="-140.9333" calcext:value-type="float">
            <text:p>-140.9333</text:p>
          </table:table-cell>
          <table:table-cell table:number-columns-repeated="3"/>
          <table:table-cell office:value-type="float" office:value="268.142" calcext:value-type="float">
            <text:p>268.14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0.2820868" calcext:value-type="float">
            <text:p>0.2820868</text:p>
          </table:table-cell>
          <table:table-cell office:value-type="float" office:value="0.1386995" calcext:value-type="float">
            <text:p>0.1386995</text:p>
          </table:table-cell>
          <table:table-cell office:value-type="float" office:value="0.06322811" calcext:value-type="float">
            <text:p>0.06322811</text:p>
          </table:table-cell>
          <table:table-cell office:value-type="float" office:value="0.2043042" calcext:value-type="float">
            <text:p>0.2043042</text:p>
          </table:table-cell>
          <table:table-cell table:number-columns-repeated="2"/>
          <table:table-cell office:value-type="float" office:value="0.3541143" calcext:value-type="float">
            <text:p>0.3541143</text:p>
          </table:table-cell>
          <table:table-cell office:value-type="float" office:value="0.169478" calcext:value-type="float">
            <text:p>0.169478</text:p>
          </table:table-cell>
          <table:table-cell office:value-type="float" office:value="0.46224" calcext:value-type="float">
            <text:p>0.46224</text:p>
          </table:table-cell>
          <table:table-cell office:value-type="float" office:value="0.9623945" calcext:value-type="float">
            <text:p>0.9623945</text:p>
          </table:table-cell>
          <table:table-cell table:number-columns-repeated="3"/>
          <table:table-cell office:value-type="float" office:value="-99.8" calcext:value-type="float">
            <text:p>-99.8</text:p>
          </table:table-cell>
          <table:table-cell office:value-type="float" office:value="176.1333" calcext:value-type="float">
            <text:p>176.1333</text:p>
          </table:table-cell>
          <table:table-cell office:value-type="float" office:value="196.1333" calcext:value-type="float">
            <text:p>196.1333</text:p>
          </table:table-cell>
          <table:table-cell office:value-type="float" office:value="-143" calcext:value-type="float">
            <text:p>-143</text:p>
          </table:table-cell>
          <table:table-cell table:number-columns-repeated="3"/>
          <table:table-cell office:value-type="float" office:value="270.143" calcext:value-type="float">
            <text:p>270.14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0.5418711" calcext:value-type="float">
            <text:p>0.5418711</text:p>
          </table:table-cell>
          <table:table-cell office:value-type="float" office:value="1.567284" calcext:value-type="float">
            <text:p>1.567284</text:p>
          </table:table-cell>
          <table:table-cell office:value-type="float" office:value="1.656891" calcext:value-type="float">
            <text:p>1.656891</text:p>
          </table:table-cell>
          <table:table-cell office:value-type="float" office:value="0.2459109" calcext:value-type="float">
            <text:p>0.2459109</text:p>
          </table:table-cell>
          <table:table-cell table:number-columns-repeated="2"/>
          <table:table-cell office:value-type="float" office:value="0.4760569" calcext:value-type="float">
            <text:p>0.4760569</text:p>
          </table:table-cell>
          <table:table-cell office:value-type="float" office:value="0.6933885" calcext:value-type="float">
            <text:p>0.6933885</text:p>
          </table:table-cell>
          <table:table-cell office:value-type="float" office:value="0.3701102" calcext:value-type="float">
            <text:p>0.3701102</text:p>
          </table:table-cell>
          <table:table-cell office:value-type="float" office:value="0.8254837" calcext:value-type="float">
            <text:p>0.8254837</text:p>
          </table:table-cell>
          <table:table-cell table:number-columns-repeated="3"/>
          <table:table-cell office:value-type="float" office:value="-56.8" calcext:value-type="float">
            <text:p>-56.8</text:p>
          </table:table-cell>
          <table:table-cell office:value-type="float" office:value="138.6667" calcext:value-type="float">
            <text:p>138.6667</text:p>
          </table:table-cell>
          <table:table-cell office:value-type="float" office:value="166.8667" calcext:value-type="float">
            <text:p>166.8667</text:p>
          </table:table-cell>
          <table:table-cell office:value-type="float" office:value="-105.8" calcext:value-type="float">
            <text:p>-105.8</text:p>
          </table:table-cell>
          <table:table-cell table:number-columns-repeated="3"/>
          <table:table-cell office:value-type="float" office:value="272.144" calcext:value-type="float">
            <text:p>272.14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1.955202" calcext:value-type="float">
            <text:p>1.955202</text:p>
          </table:table-cell>
          <table:table-cell office:value-type="float" office:value="3.369142" calcext:value-type="float">
            <text:p>3.369142</text:p>
          </table:table-cell>
          <table:table-cell office:value-type="float" office:value="3.323567" calcext:value-type="float">
            <text:p>3.323567</text:p>
          </table:table-cell>
          <table:table-cell office:value-type="float" office:value="0.879414" calcext:value-type="float">
            <text:p>0.879414</text:p>
          </table:table-cell>
          <table:table-cell table:number-columns-repeated="2"/>
          <table:table-cell office:value-type="float" office:value="0.3518524" calcext:value-type="float">
            <text:p>0.3518524</text:p>
          </table:table-cell>
          <table:table-cell office:value-type="float" office:value="0.4337811" calcext:value-type="float">
            <text:p>0.4337811</text:p>
          </table:table-cell>
          <table:table-cell office:value-type="float" office:value="0.1694325" calcext:value-type="float">
            <text:p>0.1694325</text:p>
          </table:table-cell>
          <table:table-cell office:value-type="float" office:value="0.645402" calcext:value-type="float">
            <text:p>0.645402</text:p>
          </table:table-cell>
          <table:table-cell table:number-columns-repeated="3"/>
          <table:table-cell office:value-type="float" office:value="-10.6" calcext:value-type="float">
            <text:p>-10.6</text:p>
          </table:table-cell>
          <table:table-cell office:value-type="float" office:value="89.26667" calcext:value-type="float">
            <text:p>89.26667</text:p>
          </table:table-cell>
          <table:table-cell office:value-type="float" office:value="122.6667" calcext:value-type="float">
            <text:p>122.6667</text:p>
          </table:table-cell>
          <table:table-cell office:value-type="float" office:value="-69.8" calcext:value-type="float">
            <text:p>-69.8</text:p>
          </table:table-cell>
          <table:table-cell table:number-columns-repeated="3"/>
          <table:table-cell office:value-type="float" office:value="274.145" calcext:value-type="float">
            <text:p>274.1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2.855264" calcext:value-type="float">
            <text:p>2.855264</text:p>
          </table:table-cell>
          <table:table-cell office:value-type="float" office:value="6.05816" calcext:value-type="float">
            <text:p>6.05816</text:p>
          </table:table-cell>
          <table:table-cell office:value-type="float" office:value="3.476711" calcext:value-type="float">
            <text:p>3.476711</text:p>
          </table:table-cell>
          <table:table-cell office:value-type="float" office:value="2.923481" calcext:value-type="float">
            <text:p>2.923481</text:p>
          </table:table-cell>
          <table:table-cell table:number-columns-repeated="2"/>
          <table:table-cell office:value-type="float" office:value="0.3217634" calcext:value-type="float">
            <text:p>0.3217634</text:p>
          </table:table-cell>
          <table:table-cell office:value-type="float" office:value="0.4000229" calcext:value-type="float">
            <text:p>0.4000229</text:p>
          </table:table-cell>
          <table:table-cell office:value-type="float" office:value="0.166806" calcext:value-type="float">
            <text:p>0.166806</text:p>
          </table:table-cell>
          <table:table-cell office:value-type="float" office:value="0.5451716" calcext:value-type="float">
            <text:p>0.5451716</text:p>
          </table:table-cell>
          <table:table-cell table:number-columns-repeated="3"/>
          <table:table-cell office:value-type="float" office:value="26.46667" calcext:value-type="float">
            <text:p>26.46667</text:p>
          </table:table-cell>
          <table:table-cell office:value-type="float" office:value="41.86666" calcext:value-type="float">
            <text:p>41.86666</text:p>
          </table:table-cell>
          <table:table-cell office:value-type="float" office:value="78.46667" calcext:value-type="float">
            <text:p>78.46667</text:p>
          </table:table-cell>
          <table:table-cell office:value-type="float" office:value="-58.93333" calcext:value-type="float">
            <text:p>-58.93333</text:p>
          </table:table-cell>
          <table:table-cell table:number-columns-repeated="3"/>
          <table:table-cell office:value-type="float" office:value="276.146" calcext:value-type="float">
            <text:p>276.14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3.831793" calcext:value-type="float">
            <text:p>3.831793</text:p>
          </table:table-cell>
          <table:table-cell office:value-type="float" office:value="5.424822" calcext:value-type="float">
            <text:p>5.424822</text:p>
          </table:table-cell>
          <table:table-cell office:value-type="float" office:value="3.95166" calcext:value-type="float">
            <text:p>3.95166</text:p>
          </table:table-cell>
          <table:table-cell office:value-type="float" office:value="3.541591" calcext:value-type="float">
            <text:p>3.541591</text:p>
          </table:table-cell>
          <table:table-cell table:number-columns-repeated="2"/>
          <table:table-cell office:value-type="float" office:value="0.3313447" calcext:value-type="float">
            <text:p>0.3313447</text:p>
          </table:table-cell>
          <table:table-cell office:value-type="float" office:value="0.278567" calcext:value-type="float">
            <text:p>0.278567</text:p>
          </table:table-cell>
          <table:table-cell office:value-type="float" office:value="0.1680593" calcext:value-type="float">
            <text:p>0.1680593</text:p>
          </table:table-cell>
          <table:table-cell office:value-type="float" office:value="0.4844411" calcext:value-type="float">
            <text:p>0.4844411</text:p>
          </table:table-cell>
          <table:table-cell table:number-columns-repeated="3"/>
          <table:table-cell office:value-type="float" office:value="65.53333" calcext:value-type="float">
            <text:p>65.53333</text:p>
          </table:table-cell>
          <table:table-cell office:value-type="float" office:value="19.2" calcext:value-type="float">
            <text:p>19.2</text:p>
          </table:table-cell>
          <table:table-cell office:value-type="float" office:value="39.73333" calcext:value-type="float">
            <text:p>39.73333</text:p>
          </table:table-cell>
          <table:table-cell office:value-type="float" office:value="-46.46667" calcext:value-type="float">
            <text:p>-46.46667</text:p>
          </table:table-cell>
          <table:table-cell table:number-columns-repeated="3"/>
          <table:table-cell office:value-type="float" office:value="278.147" calcext:value-type="float">
            <text:p>278.14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4.934251" calcext:value-type="float">
            <text:p>4.934251</text:p>
          </table:table-cell>
          <table:table-cell office:value-type="float" office:value="8.047703" calcext:value-type="float">
            <text:p>8.047703</text:p>
          </table:table-cell>
          <table:table-cell office:value-type="float" office:value="5.052995" calcext:value-type="float">
            <text:p>5.052995</text:p>
          </table:table-cell>
          <table:table-cell office:value-type="float" office:value="4.681092" calcext:value-type="float">
            <text:p>4.681092</text:p>
          </table:table-cell>
          <table:table-cell table:number-columns-repeated="2"/>
          <table:table-cell office:value-type="float" office:value="0.32603" calcext:value-type="float">
            <text:p>0.32603</text:p>
          </table:table-cell>
          <table:table-cell office:value-type="float" office:value="0.3625166" calcext:value-type="float">
            <text:p>0.3625166</text:p>
          </table:table-cell>
          <table:table-cell office:value-type="float" office:value="0.2227231" calcext:value-type="float">
            <text:p>0.2227231</text:p>
          </table:table-cell>
          <table:table-cell office:value-type="float" office:value="0.4850794" calcext:value-type="float">
            <text:p>0.4850794</text:p>
          </table:table-cell>
          <table:table-cell table:number-columns-repeated="3"/>
          <table:table-cell office:value-type="float" office:value="102.0667" calcext:value-type="float">
            <text:p>102.0667</text:p>
          </table:table-cell>
          <table:table-cell office:value-type="float" office:value="-25.86667" calcext:value-type="float">
            <text:p>-25.86667</text:p>
          </table:table-cell>
          <table:table-cell office:value-type="float" office:value="36.13333" calcext:value-type="float">
            <text:p>36.13333</text:p>
          </table:table-cell>
          <table:table-cell office:value-type="float" office:value="-19.53333" calcext:value-type="float">
            <text:p>-19.53333</text:p>
          </table:table-cell>
          <table:table-cell table:number-columns-repeated="3"/>
          <table:table-cell office:value-type="float" office:value="280.148" calcext:value-type="float">
            <text:p>280.14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5.077164" calcext:value-type="float">
            <text:p>5.077164</text:p>
          </table:table-cell>
          <table:table-cell office:value-type="float" office:value="9.412897" calcext:value-type="float">
            <text:p>9.412897</text:p>
          </table:table-cell>
          <table:table-cell office:value-type="float" office:value="5.233716" calcext:value-type="float">
            <text:p>5.233716</text:p>
          </table:table-cell>
          <table:table-cell office:value-type="float" office:value="5.355809" calcext:value-type="float">
            <text:p>5.355809</text:p>
          </table:table-cell>
          <table:table-cell table:number-columns-repeated="2"/>
          <table:table-cell office:value-type="float" office:value="0.349293514" calcext:value-type="float">
            <text:p>0.349293514</text:p>
          </table:table-cell>
          <table:table-cell office:value-type="float" office:value="0.4095896" calcext:value-type="float">
            <text:p>0.4095896</text:p>
          </table:table-cell>
          <table:table-cell office:value-type="float" office:value="0.3456319" calcext:value-type="float">
            <text:p>0.3456319</text:p>
          </table:table-cell>
          <table:table-cell office:value-type="float" office:value="0.5153413" calcext:value-type="float">
            <text:p>0.5153413</text:p>
          </table:table-cell>
          <table:table-cell table:number-columns-repeated="3"/>
          <table:table-cell office:value-type="float" office:value="149.7333" calcext:value-type="float">
            <text:p>149.7333</text:p>
          </table:table-cell>
          <table:table-cell office:value-type="float" office:value="-68.06667" calcext:value-type="float">
            <text:p>-68.06667</text:p>
          </table:table-cell>
          <table:table-cell office:value-type="float" office:value="61.2" calcext:value-type="float">
            <text:p>61.2</text:p>
          </table:table-cell>
          <table:table-cell office:value-type="float" office:value="-25.53333" calcext:value-type="float">
            <text:p>-25.53333</text:p>
          </table:table-cell>
          <table:table-cell table:number-columns-repeated="3"/>
          <table:table-cell office:value-type="float" office:value="282.149" calcext:value-type="float">
            <text:p>282.14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7.933825" calcext:value-type="float">
            <text:p>7.933825</text:p>
          </table:table-cell>
          <table:table-cell office:value-type="float" office:value="10.87869" calcext:value-type="float">
            <text:p>10.87869</text:p>
          </table:table-cell>
          <table:table-cell office:value-type="float" office:value="7.818851" calcext:value-type="float">
            <text:p>7.818851</text:p>
          </table:table-cell>
          <table:table-cell office:value-type="float" office:value="6.377482" calcext:value-type="float">
            <text:p>6.377482</text:p>
          </table:table-cell>
          <table:table-cell table:number-columns-repeated="2"/>
          <table:table-cell office:value-type="float" office:value="0.3285876" calcext:value-type="float">
            <text:p>0.3285876</text:p>
          </table:table-cell>
          <table:table-cell office:value-type="float" office:value="0.4378299" calcext:value-type="float">
            <text:p>0.4378299</text:p>
          </table:table-cell>
          <table:table-cell office:value-type="float" office:value="0.2829788" calcext:value-type="float">
            <text:p>0.2829788</text:p>
          </table:table-cell>
          <table:table-cell office:value-type="float" office:value="0.4630678" calcext:value-type="float">
            <text:p>0.4630678</text:p>
          </table:table-cell>
          <table:table-cell table:number-columns-repeated="3"/>
          <table:table-cell office:value-type="float" office:value="185.4667" calcext:value-type="float">
            <text:p>185.4667</text:p>
          </table:table-cell>
          <table:table-cell office:value-type="float" office:value="-106.0667" calcext:value-type="float">
            <text:p>-106.0667</text:p>
          </table:table-cell>
          <table:table-cell office:value-type="float" office:value="89.93334" calcext:value-type="float">
            <text:p>89.93334</text:p>
          </table:table-cell>
          <table:table-cell office:value-type="float" office:value="2.866667" calcext:value-type="float">
            <text:p>2.866667</text:p>
          </table:table-cell>
          <table:table-cell table:number-columns-repeated="3"/>
          <table:table-cell office:value-type="float" office:value="284.15" calcext:value-type="float">
            <text:p>284.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8.818321" calcext:value-type="float">
            <text:p>8.818321</text:p>
          </table:table-cell>
          <table:table-cell office:value-type="float" office:value="9.544128" calcext:value-type="float">
            <text:p>9.544128</text:p>
          </table:table-cell>
          <table:table-cell office:value-type="float" office:value="7.888264" calcext:value-type="float">
            <text:p>7.888264</text:p>
          </table:table-cell>
          <table:table-cell office:value-type="float" office:value="8.036523" calcext:value-type="float">
            <text:p>8.036523</text:p>
          </table:table-cell>
          <table:table-cell table:number-columns-repeated="2"/>
          <table:table-cell office:value-type="float" office:value="0.3570954" calcext:value-type="float">
            <text:p>0.3570954</text:p>
          </table:table-cell>
          <table:table-cell office:value-type="float" office:value="0.4705936" calcext:value-type="float">
            <text:p>0.4705936</text:p>
          </table:table-cell>
          <table:table-cell office:value-type="float" office:value="0.2724424" calcext:value-type="float">
            <text:p>0.2724424</text:p>
          </table:table-cell>
          <table:table-cell office:value-type="float" office:value="0.4338594" calcext:value-type="float">
            <text:p>0.4338594</text:p>
          </table:table-cell>
          <table:table-cell table:number-columns-repeated="3"/>
          <table:table-cell office:value-type="float" office:value="201.4" calcext:value-type="float">
            <text:p>201.4</text:p>
          </table:table-cell>
          <table:table-cell office:value-type="float" office:value="-146.4667" calcext:value-type="float">
            <text:p>-146.4667</text:p>
          </table:table-cell>
          <table:table-cell office:value-type="float" office:value="117.1333" calcext:value-type="float">
            <text:p>117.1333</text:p>
          </table:table-cell>
          <table:table-cell office:value-type="float" office:value="1.266667" calcext:value-type="float">
            <text:p>1.266667</text:p>
          </table:table-cell>
          <table:table-cell table:number-columns-repeated="3"/>
          <table:table-cell office:value-type="float" office:value="286.152" calcext:value-type="float">
            <text:p>286.15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7.685425" calcext:value-type="float">
            <text:p>7.685425</text:p>
          </table:table-cell>
          <table:table-cell office:value-type="float" office:value="8.630836" calcext:value-type="float">
            <text:p>8.630836</text:p>
          </table:table-cell>
          <table:table-cell office:value-type="float" office:value="6.767856" calcext:value-type="float">
            <text:p>6.767856</text:p>
          </table:table-cell>
          <table:table-cell office:value-type="float" office:value="8.738232" calcext:value-type="float">
            <text:p>8.738232</text:p>
          </table:table-cell>
          <table:table-cell table:number-columns-repeated="2"/>
          <table:table-cell office:value-type="float" office:value="0.3396384" calcext:value-type="float">
            <text:p>0.3396384</text:p>
          </table:table-cell>
          <table:table-cell office:value-type="float" office:value="0.4237526" calcext:value-type="float">
            <text:p>0.4237526</text:p>
          </table:table-cell>
          <table:table-cell office:value-type="float" office:value="0.3300678" calcext:value-type="float">
            <text:p>0.3300678</text:p>
          </table:table-cell>
          <table:table-cell office:value-type="float" office:value="0.4845632" calcext:value-type="float">
            <text:p>0.4845632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office:value-type="float" office:value="-167.4" calcext:value-type="float">
            <text:p>-167.4</text:p>
          </table:table-cell>
          <table:table-cell office:value-type="float" office:value="161.2667" calcext:value-type="float">
            <text:p>161.2667</text:p>
          </table:table-cell>
          <table:table-cell office:value-type="float" office:value="34.13334" calcext:value-type="float">
            <text:p>34.13334</text:p>
          </table:table-cell>
          <table:table-cell table:number-columns-repeated="3"/>
          <table:table-cell office:value-type="float" office:value="288.154" calcext:value-type="float">
            <text:p>288.15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6.603663" calcext:value-type="float">
            <text:p>6.603663</text:p>
          </table:table-cell>
          <table:table-cell office:value-type="float" office:value="8.950026" calcext:value-type="float">
            <text:p>8.950026</text:p>
          </table:table-cell>
          <table:table-cell office:value-type="float" office:value="6.29578" calcext:value-type="float">
            <text:p>6.29578</text:p>
          </table:table-cell>
          <table:table-cell office:value-type="float" office:value="8.167439" calcext:value-type="float">
            <text:p>8.167439</text:p>
          </table:table-cell>
          <table:table-cell table:number-columns-repeated="2"/>
          <table:table-cell office:value-type="float" office:value="0.3722486" calcext:value-type="float">
            <text:p>0.3722486</text:p>
          </table:table-cell>
          <table:table-cell office:value-type="float" office:value="0.4654082" calcext:value-type="float">
            <text:p>0.4654082</text:p>
          </table:table-cell>
          <table:table-cell office:value-type="float" office:value="0.3421792" calcext:value-type="float">
            <text:p>0.3421792</text:p>
          </table:table-cell>
          <table:table-cell office:value-type="float" office:value="0.5633413" calcext:value-type="float">
            <text:p>0.5633413</text:p>
          </table:table-cell>
          <table:table-cell table:number-columns-repeated="3"/>
          <table:table-cell office:value-type="float" office:value="211.7333" calcext:value-type="float">
            <text:p>211.7333</text:p>
          </table:table-cell>
          <table:table-cell office:value-type="float" office:value="-154" calcext:value-type="float">
            <text:p>-154</text:p>
          </table:table-cell>
          <table:table-cell office:value-type="float" office:value="155.1333" calcext:value-type="float">
            <text:p>155.1333</text:p>
          </table:table-cell>
          <table:table-cell office:value-type="float" office:value="70.4" calcext:value-type="float">
            <text:p>70.4</text:p>
          </table:table-cell>
          <table:table-cell table:number-columns-repeated="3"/>
          <table:table-cell office:value-type="float" office:value="290.155" calcext:value-type="float">
            <text:p>290.15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6.714959" calcext:value-type="float">
            <text:p>6.714959</text:p>
          </table:table-cell>
          <table:table-cell office:value-type="float" office:value="9.076411" calcext:value-type="float">
            <text:p>9.076411</text:p>
          </table:table-cell>
          <table:table-cell office:value-type="float" office:value="6.214543" calcext:value-type="float">
            <text:p>6.214543</text:p>
          </table:table-cell>
          <table:table-cell office:value-type="float" office:value="8.499603" calcext:value-type="float">
            <text:p>8.499603</text:p>
          </table:table-cell>
          <table:table-cell table:number-columns-repeated="2"/>
          <table:table-cell office:value-type="float" office:value="0.3652855" calcext:value-type="float">
            <text:p>0.3652855</text:p>
          </table:table-cell>
          <table:table-cell office:value-type="float" office:value="0.3840188" calcext:value-type="float">
            <text:p>0.384018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994364" calcext:value-type="float">
            <text:p>0.3994364</text:p>
          </table:table-cell>
          <table:table-cell office:value-type="float" office:value="0.3083849" calcext:value-type="float">
            <text:p>0.3083849</text:p>
          </table:table-cell>
          <table:table-cell office:value-type="float" office:value="0.6481294" calcext:value-type="float">
            <text:p>0.6481294</text:p>
          </table:table-cell>
          <table:table-cell/>
          <table:table-cell office:value-type="float" office:value="196.4667" calcext:value-type="float">
            <text:p>196.4667</text:p>
          </table:table-cell>
          <table:table-cell office:value-type="float" office:value="-105.3333" calcext:value-type="float">
            <text:p>-105.3333</text:p>
          </table:table-cell>
          <table:table-cell office:value-type="float" office:value="121.3333" calcext:value-type="float">
            <text:p>121.3333</text:p>
          </table:table-cell>
          <table:table-cell office:value-type="float" office:value="117.6667" calcext:value-type="float">
            <text:p>117.6667</text:p>
          </table:table-cell>
          <table:table-cell table:number-columns-repeated="3"/>
          <table:table-cell office:value-type="float" office:value="292.156" calcext:value-type="float">
            <text:p>292.15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5.012919" calcext:value-type="float">
            <text:p>5.012919</text:p>
          </table:table-cell>
          <table:table-cell office:value-type="float" office:value="8.492072" calcext:value-type="float">
            <text:p>8.492072</text:p>
          </table:table-cell>
          <table:table-cell office:value-type="float" office:value="5.51471" calcext:value-type="float">
            <text:p>5.51471</text:p>
          </table:table-cell>
          <table:table-cell office:value-type="float" office:value="8.288666" calcext:value-type="float">
            <text:p>8.288666</text:p>
          </table:table-cell>
          <table:table-cell table:number-columns-repeated="2"/>
          <table:table-cell office:value-type="float" office:value="0.3639894" calcext:value-type="float">
            <text:p>0.3639894</text:p>
          </table:table-cell>
          <table:table-cell office:value-type="float" office:value="0.4718585" calcext:value-type="float">
            <text:p>0.4718585</text:p>
          </table:table-cell>
          <table:table-cell office:value-type="float" office:value="0.3031444" calcext:value-type="float">
            <text:p>0.3031444</text:p>
          </table:table-cell>
          <table:table-cell office:value-type="float" office:value="0.6041343" calcext:value-type="float">
            <text:p>0.6041343</text:p>
          </table:table-cell>
          <table:table-cell table:number-columns-repeated="3"/>
          <table:table-cell office:value-type="float" office:value="201.5333" calcext:value-type="float">
            <text:p>201.5333</text:p>
          </table:table-cell>
          <table:table-cell office:value-type="float" office:value="-63.33333" calcext:value-type="float">
            <text:p>-63.33333</text:p>
          </table:table-cell>
          <table:table-cell office:value-type="float" office:value="164.6667" calcext:value-type="float">
            <text:p>164.6667</text:p>
          </table:table-cell>
          <table:table-cell office:value-type="float" office:value="140.0667" calcext:value-type="float">
            <text:p>140.0667</text:p>
          </table:table-cell>
          <table:table-cell table:number-columns-repeated="3"/>
          <table:table-cell office:value-type="float" office:value="294.157" calcext:value-type="float">
            <text:p>294.15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3.521426" calcext:value-type="float">
            <text:p>3.521426</text:p>
          </table:table-cell>
          <table:table-cell office:value-type="float" office:value="7.714129" calcext:value-type="float">
            <text:p>7.714129</text:p>
          </table:table-cell>
          <table:table-cell office:value-type="float" office:value="5.507021" calcext:value-type="float">
            <text:p>5.507021</text:p>
          </table:table-cell>
          <table:table-cell office:value-type="float" office:value="7.540699" calcext:value-type="float">
            <text:p>7.540699</text:p>
          </table:table-cell>
          <table:table-cell table:number-columns-repeated="2"/>
          <table:table-cell office:value-type="float" office:value="0.3578718" calcext:value-type="float">
            <text:p>0.3578718</text:p>
          </table:table-cell>
          <table:table-cell office:value-type="float" office:value="0.3435749" calcext:value-type="float">
            <text:p>0.3435749</text:p>
          </table:table-cell>
          <table:table-cell office:value-type="float" office:value="0.3111667" calcext:value-type="float">
            <text:p>0.3111667</text:p>
          </table:table-cell>
          <table:table-cell office:value-type="float" office:value="0.5831012" calcext:value-type="float">
            <text:p>0.5831012</text:p>
          </table:table-cell>
          <table:table-cell table:number-columns-repeated="3"/>
          <table:table-cell office:value-type="float" office:value="181.3333" calcext:value-type="float">
            <text:p>181.3333</text:p>
          </table:table-cell>
          <table:table-cell office:value-type="float" office:value="-5.733333" calcext:value-type="float">
            <text:p>-5.733333</text:p>
          </table:table-cell>
          <table:table-cell office:value-type="float" office:value="188.8667" calcext:value-type="float">
            <text:p>188.8667</text:p>
          </table:table-cell>
          <table:table-cell office:value-type="float" office:value="165.8" calcext:value-type="float">
            <text:p>165.8</text:p>
          </table:table-cell>
          <table:table-cell table:number-columns-repeated="3"/>
          <table:table-cell office:value-type="float" office:value="296.158" calcext:value-type="float">
            <text:p>296.15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3.035456" calcext:value-type="float">
            <text:p>3.035456</text:p>
          </table:table-cell>
          <table:table-cell office:value-type="float" office:value="7.593185" calcext:value-type="float">
            <text:p>7.593185</text:p>
          </table:table-cell>
          <table:table-cell office:value-type="float" office:value="5.023628" calcext:value-type="float">
            <text:p>5.023628</text:p>
          </table:table-cell>
          <table:table-cell office:value-type="float" office:value="7.699955" calcext:value-type="float">
            <text:p>7.699955</text:p>
          </table:table-cell>
          <table:table-cell table:number-columns-repeated="2"/>
          <table:table-cell office:value-type="float" office:value="0.3668346" calcext:value-type="float">
            <text:p>0.3668346</text:p>
          </table:table-cell>
          <table:table-cell office:value-type="float" office:value="0.4103819" calcext:value-type="float">
            <text:p>0.4103819</text:p>
          </table:table-cell>
          <table:table-cell office:value-type="float" office:value="0.3077115" calcext:value-type="float">
            <text:p>0.3077115</text:p>
          </table:table-cell>
          <table:table-cell office:value-type="float" office:value="0.5975737" calcext:value-type="float">
            <text:p>0.5975737</text:p>
          </table:table-cell>
          <table:table-cell table:number-columns-repeated="3"/>
          <table:table-cell office:value-type="float" office:value="156.6667" calcext:value-type="float">
            <text:p>156.6667</text:p>
          </table:table-cell>
          <table:table-cell office:value-type="float" office:value="60.93334" calcext:value-type="float">
            <text:p>60.93334</text:p>
          </table:table-cell>
          <table:table-cell office:value-type="float" office:value="197" calcext:value-type="float">
            <text:p>197</text:p>
          </table:table-cell>
          <table:table-cell office:value-type="float" office:value="173.4667" calcext:value-type="float">
            <text:p>173.4667</text:p>
          </table:table-cell>
          <table:table-cell table:number-columns-repeated="3"/>
          <table:table-cell office:value-type="float" office:value="298.159" calcext:value-type="float">
            <text:p>298.15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2.234628" calcext:value-type="float">
            <text:p>2.234628</text:p>
          </table:table-cell>
          <table:table-cell office:value-type="float" office:value="7.298647" calcext:value-type="float">
            <text:p>7.298647</text:p>
          </table:table-cell>
          <table:table-cell office:value-type="float" office:value="4.170888" calcext:value-type="float">
            <text:p>4.170888</text:p>
          </table:table-cell>
          <table:table-cell office:value-type="float" office:value="6.952869" calcext:value-type="float">
            <text:p>6.952869</text:p>
          </table:table-cell>
          <table:table-cell table:number-columns-repeated="2"/>
          <table:table-cell office:value-type="float" office:value="0.3809012" calcext:value-type="float">
            <text:p>0.3809012</text:p>
          </table:table-cell>
          <table:table-cell office:value-type="float" office:value="0.4682987" calcext:value-type="float">
            <text:p>0.4682987</text:p>
          </table:table-cell>
          <table:table-cell office:value-type="float" office:value="0.3792833" calcext:value-type="float">
            <text:p>0.3792833</text:p>
          </table:table-cell>
          <table:table-cell office:value-type="float" office:value="0.6439119" calcext:value-type="float">
            <text:p>0.6439119</text:p>
          </table:table-cell>
          <table:table-cell table:number-columns-repeated="3"/>
          <table:table-cell office:value-type="float" office:value="113.7333" calcext:value-type="float">
            <text:p>113.7333</text:p>
          </table:table-cell>
          <table:table-cell office:value-type="float" office:value="89.66666" calcext:value-type="float">
            <text:p>89.66666</text:p>
          </table:table-cell>
          <table:table-cell office:value-type="float" office:value="196.8667" calcext:value-type="float">
            <text:p>196.8667</text:p>
          </table:table-cell>
          <table:table-cell office:value-type="float" office:value="128.7333" calcext:value-type="float">
            <text:p>128.7333</text:p>
          </table:table-cell>
          <table:table-cell table:number-columns-repeated="3"/>
          <table:table-cell office:value-type="float" office:value="300.16" calcext:value-type="float">
            <text:p>300.1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2.349874" calcext:value-type="float">
            <text:p>2.349874</text:p>
          </table:table-cell>
          <table:table-cell office:value-type="float" office:value="7.999618" calcext:value-type="float">
            <text:p>7.999618</text:p>
          </table:table-cell>
          <table:table-cell office:value-type="float" office:value="4.030859" calcext:value-type="float">
            <text:p>4.030859</text:p>
          </table:table-cell>
          <table:table-cell office:value-type="float" office:value="3.573468" calcext:value-type="float">
            <text:p>3.573468</text:p>
          </table:table-cell>
          <table:table-cell table:number-columns-repeated="2"/>
          <table:table-cell office:value-type="float" office:value="0.3735419" calcext:value-type="float">
            <text:p>0.3735419</text:p>
          </table:table-cell>
          <table:table-cell office:value-type="float" office:value="0.4376968" calcext:value-type="float">
            <text:p>0.4376968</text:p>
          </table:table-cell>
          <table:table-cell office:value-type="string" calcext:value-type="string">
            <text:p>0.34278.1362622</text:p>
          </table:table-cell>
          <table:table-cell table:number-columns-repeated="4"/>
          <table:table-cell office:value-type="float" office:value="70.4" calcext:value-type="float">
            <text:p>70.4</text:p>
          </table:table-cell>
          <table:table-cell office:value-type="float" office:value="72.53334" calcext:value-type="float">
            <text:p>72.53334</text:p>
          </table:table-cell>
          <table:table-cell office:value-type="float" office:value="197.2" calcext:value-type="float">
            <text:p>197.2</text:p>
          </table:table-cell>
          <table:table-cell office:value-type="float" office:value="84.2" calcext:value-type="float">
            <text:p>84.2</text:p>
          </table:table-cell>
          <table:table-cell table:number-columns-repeated="3"/>
          <table:table-cell office:value-type="float" office:value="302.161" calcext:value-type="float">
            <text:p>302.16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2.491235" calcext:value-type="float">
            <text:p>2.491235</text:p>
          </table:table-cell>
          <table:table-cell office:value-type="float" office:value="7.579272" calcext:value-type="float">
            <text:p>7.579272</text:p>
          </table:table-cell>
          <table:table-cell office:value-type="float" office:value="3.614852" calcext:value-type="float">
            <text:p>3.614852</text:p>
          </table:table-cell>
          <table:table-cell office:value-type="float" office:value="2.43021" calcext:value-type="float">
            <text:p>2.43021</text:p>
          </table:table-cell>
          <table:table-cell table:number-columns-repeated="2"/>
          <table:table-cell office:value-type="float" office:value="0.01925642" calcext:value-type="float">
            <text:p>0.019256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27.86667" calcext:value-type="float">
            <text:p>27.86667</text:p>
          </table:table-cell>
          <table:table-cell office:value-type="float" office:value="37.13334" calcext:value-type="float">
            <text:p>37.13334</text:p>
          </table:table-cell>
          <table:table-cell office:value-type="float" office:value="157.9333" calcext:value-type="float">
            <text:p>157.9333</text:p>
          </table:table-cell>
          <table:table-cell office:value-type="float" office:value="41.33333" calcext:value-type="float">
            <text:p>41.33333</text:p>
          </table:table-cell>
          <table:table-cell table:number-columns-repeated="3"/>
          <table:table-cell office:value-type="float" office:value="304.162" calcext:value-type="float">
            <text:p>304.16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3.307424" calcext:value-type="float">
            <text:p>3.307424</text:p>
          </table:table-cell>
          <table:table-cell office:value-type="float" office:value="7.602148" calcext:value-type="float">
            <text:p>7.602148</text:p>
          </table:table-cell>
          <table:table-cell office:value-type="float" office:value="3.585434" calcext:value-type="float">
            <text:p>3.585434</text:p>
          </table:table-cell>
          <table:table-cell office:value-type="float" office:value="3.372072" calcext:value-type="float">
            <text:p>3.372072</text:p>
          </table:table-cell>
          <table:table-cell table:number-columns-repeated="2"/>
          <table:table-cell office:value-type="float" office:value="0.01286636" calcext:value-type="float">
            <text:p>0.012866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8.666667" calcext:value-type="float">
            <text:p>8.666667</text:p>
          </table:table-cell>
          <table:table-cell office:value-type="float" office:value="10.93333" calcext:value-type="float">
            <text:p>10.93333</text:p>
          </table:table-cell>
          <table:table-cell office:value-type="float" office:value="100" calcext:value-type="float">
            <text:p>100</text:p>
          </table:table-cell>
          <table:table-cell office:value-type="float" office:value="14.06667" calcext:value-type="float">
            <text:p>14.06667</text:p>
          </table:table-cell>
          <table:table-cell table:number-columns-repeated="3"/>
          <table:table-cell office:value-type="float" office:value="306.163" calcext:value-type="float">
            <text:p>306.16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3.105503" calcext:value-type="float">
            <text:p>3.105503</text:p>
          </table:table-cell>
          <table:table-cell office:value-type="float" office:value="7.543059" calcext:value-type="float">
            <text:p>7.543059</text:p>
          </table:table-cell>
          <table:table-cell office:value-type="float" office:value="3.506084" calcext:value-type="float">
            <text:p>3.506084</text:p>
          </table:table-cell>
          <table:table-cell office:value-type="float" office:value="3.943619" calcext:value-type="float">
            <text:p>3.943619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-56.8" calcext:value-type="float">
            <text:p>-56.8</text:p>
          </table:table-cell>
          <table:table-cell office:value-type="float" office:value="-32.66667" calcext:value-type="float">
            <text:p>-32.66667</text:p>
          </table:table-cell>
          <table:table-cell office:value-type="float" office:value="40.93334" calcext:value-type="float">
            <text:p>40.93334</text:p>
          </table:table-cell>
          <table:table-cell office:value-type="float" office:value="-21.06667" calcext:value-type="float">
            <text:p>-21.06667</text:p>
          </table:table-cell>
          <table:table-cell table:number-columns-repeated="3"/>
          <table:table-cell office:value-type="float" office:value="308.164" calcext:value-type="float">
            <text:p>308.16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2.499273" calcext:value-type="float">
            <text:p>2.499273</text:p>
          </table:table-cell>
          <table:table-cell office:value-type="float" office:value="7.763364" calcext:value-type="float">
            <text:p>7.763364</text:p>
          </table:table-cell>
          <table:table-cell office:value-type="float" office:value="3.738499" calcext:value-type="float">
            <text:p>3.738499</text:p>
          </table:table-cell>
          <table:table-cell office:value-type="float" office:value="4.196395" calcext:value-type="float">
            <text:p>4.19639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0.6292425" calcext:value-type="float">
            <text:p>0.629242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44.93333" calcext:value-type="float">
            <text:p>-44.93333</text:p>
          </table:table-cell>
          <table:table-cell office:value-type="float" office:value="-69" calcext:value-type="float">
            <text:p>-69</text:p>
          </table:table-cell>
          <table:table-cell office:value-type="float" office:value="-5.133333" calcext:value-type="float">
            <text:p>-5.133333</text:p>
          </table:table-cell>
          <table:table-cell office:value-type="float" office:value="-35.4" calcext:value-type="float">
            <text:p>-35.4</text:p>
          </table:table-cell>
          <table:table-cell table:number-columns-repeated="3"/>
          <table:table-cell office:value-type="float" office:value="310.165" calcext:value-type="float">
            <text:p>310.1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2.164247" calcext:value-type="float">
            <text:p>2.164247</text:p>
          </table:table-cell>
          <table:table-cell office:value-type="float" office:value="7.556811" calcext:value-type="float">
            <text:p>7.556811</text:p>
          </table:table-cell>
          <table:table-cell office:value-type="float" office:value="3.839219" calcext:value-type="float">
            <text:p>3.839219</text:p>
          </table:table-cell>
          <table:table-cell office:value-type="float" office:value="3.428958" calcext:value-type="float">
            <text:p>3.428958</text:p>
          </table:table-cell>
          <table:table-cell table:number-columns-repeated="2"/>
          <table:table-cell office:value-type="float" office:value="0.8476374" calcext:value-type="float">
            <text:p>0.8476374</text:p>
          </table:table-cell>
          <table:table-cell office:value-type="float" office:value="0.1657862" calcext:value-type="float">
            <text:p>0.1657862</text:p>
          </table:table-cell>
          <table:table-cell office:value-type="float" office:value="2.151478" calcext:value-type="float">
            <text:p>2.151478</text:p>
          </table:table-cell>
          <table:table-cell office:value-type="float" office:value="0.2143835" calcext:value-type="float">
            <text:p>0.2143835</text:p>
          </table:table-cell>
          <table:table-cell table:number-columns-repeated="3"/>
          <table:table-cell office:value-type="float" office:value="-35.46667" calcext:value-type="float">
            <text:p>-35.46667</text:p>
          </table:table-cell>
          <table:table-cell office:value-type="float" office:value="-129.5333" calcext:value-type="float">
            <text:p>-129.5333</text:p>
          </table:table-cell>
          <table:table-cell office:value-type="float" office:value="-72.93334" calcext:value-type="float">
            <text:p>-72.93334</text:p>
          </table:table-cell>
          <table:table-cell office:value-type="float" office:value="-29.66667" calcext:value-type="float">
            <text:p>-29.66667</text:p>
          </table:table-cell>
          <table:table-cell table:number-columns-repeated="3"/>
          <table:table-cell office:value-type="float" office:value="312.167" calcext:value-type="float">
            <text:p>312.16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2.015578" calcext:value-type="float">
            <text:p>2.015578</text:p>
          </table:table-cell>
          <table:table-cell office:value-type="float" office:value="8.303526" calcext:value-type="float">
            <text:p>8.303526</text:p>
          </table:table-cell>
          <table:table-cell office:value-type="float" office:value="4.704731" calcext:value-type="float">
            <text:p>4.704731</text:p>
          </table:table-cell>
          <table:table-cell office:value-type="float" office:value="2.764436" calcext:value-type="float">
            <text:p>2.764436</text:p>
          </table:table-cell>
          <table:table-cell table:number-columns-repeated="2"/>
          <table:table-cell office:value-type="float" office:value="1.693061" calcext:value-type="float">
            <text:p>1.693061</text:p>
          </table:table-cell>
          <table:table-cell office:value-type="float" office:value="1.620399" calcext:value-type="float">
            <text:p>1.620399</text:p>
          </table:table-cell>
          <table:table-cell office:value-type="float" office:value="4.817703" calcext:value-type="float">
            <text:p>4.817703</text:p>
          </table:table-cell>
          <table:table-cell office:value-type="float" office:value="1.817971" calcext:value-type="float">
            <text:p>1.817971</text:p>
          </table:table-cell>
          <table:table-cell table:number-columns-repeated="3"/>
          <table:table-cell office:value-type="float" office:value="-29.8" calcext:value-type="float">
            <text:p>-29.8</text:p>
          </table:table-cell>
          <table:table-cell office:value-type="float" office:value="-146.8" calcext:value-type="float">
            <text:p>-146.8</text:p>
          </table:table-cell>
          <table:table-cell office:value-type="float" office:value="-109.8667" calcext:value-type="float">
            <text:p>-109.8667</text:p>
          </table:table-cell>
          <table:table-cell office:value-type="float" office:value="-21" calcext:value-type="float">
            <text:p>-21</text:p>
          </table:table-cell>
          <table:table-cell table:number-columns-repeated="3"/>
          <table:table-cell office:value-type="float" office:value="314.168" calcext:value-type="float">
            <text:p>314.16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1.871541" calcext:value-type="float">
            <text:p>1.871541</text:p>
          </table:table-cell>
          <table:table-cell office:value-type="float" office:value="7.614693" calcext:value-type="float">
            <text:p>7.614693</text:p>
          </table:table-cell>
          <table:table-cell office:value-type="float" office:value="4.482535" calcext:value-type="float">
            <text:p>4.482535</text:p>
          </table:table-cell>
          <table:table-cell office:value-type="float" office:value="2.39673" calcext:value-type="float">
            <text:p>2.39673</text:p>
          </table:table-cell>
          <table:table-cell table:number-columns-repeated="2"/>
          <table:table-cell office:value-type="float" office:value="3.487044" calcext:value-type="float">
            <text:p>3.487044</text:p>
          </table:table-cell>
          <table:table-cell office:value-type="float" office:value="5.157771" calcext:value-type="float">
            <text:p>5.157771</text:p>
          </table:table-cell>
          <table:table-cell office:value-type="float" office:value="5.438336" calcext:value-type="float">
            <text:p>5.438336</text:p>
          </table:table-cell>
          <table:table-cell office:value-type="float" office:value="5.274178" calcext:value-type="float">
            <text:p>5.274178</text:p>
          </table:table-cell>
          <table:table-cell table:number-columns-repeated="3"/>
          <table:table-cell office:value-type="float" office:value="-23.66667" calcext:value-type="float">
            <text:p>-23.66667</text:p>
          </table:table-cell>
          <table:table-cell office:value-type="float" office:value="-149.4" calcext:value-type="float">
            <text:p>-149.4</text:p>
          </table:table-cell>
          <table:table-cell office:value-type="float" office:value="-150.3333" calcext:value-type="float">
            <text:p>-150.3333</text:p>
          </table:table-cell>
          <table:table-cell office:value-type="float" office:value="-22.93333" calcext:value-type="float">
            <text:p>-22.93333</text:p>
          </table:table-cell>
          <table:table-cell table:number-columns-repeated="3"/>
          <table:table-cell office:value-type="float" office:value="316.169" calcext:value-type="float">
            <text:p>316.16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1.518826" calcext:value-type="float">
            <text:p>1.518826</text:p>
          </table:table-cell>
          <table:table-cell office:value-type="float" office:value="7.708884" calcext:value-type="float">
            <text:p>7.708884</text:p>
          </table:table-cell>
          <table:table-cell office:value-type="float" office:value="3.961482" calcext:value-type="float">
            <text:p>3.961482</text:p>
          </table:table-cell>
          <table:table-cell office:value-type="float" office:value="1.710755" calcext:value-type="float">
            <text:p>1.710755</text:p>
          </table:table-cell>
          <table:table-cell table:number-columns-repeated="2"/>
          <table:table-cell office:value-type="float" office:value="4.837749" calcext:value-type="float">
            <text:p>4.837749</text:p>
          </table:table-cell>
          <table:table-cell office:value-type="float" office:value="5.6003" calcext:value-type="float">
            <text:p>5.6003</text:p>
          </table:table-cell>
          <table:table-cell table:number-columns-repeated="5"/>
          <table:table-cell office:value-type="float" office:value="-32.86667" calcext:value-type="float">
            <text:p>-32.86667</text:p>
          </table:table-cell>
          <table:table-cell office:value-type="float" office:value="-161.4" calcext:value-type="float">
            <text:p>-161.4</text:p>
          </table:table-cell>
          <table:table-cell office:value-type="float" office:value="-190.6667" calcext:value-type="float">
            <text:p>-190.6667</text:p>
          </table:table-cell>
          <table:table-cell office:value-type="float" office:value="-32.33333" calcext:value-type="float">
            <text:p>-32.33333</text:p>
          </table:table-cell>
          <table:table-cell table:number-columns-repeated="3"/>
          <table:table-cell office:value-type="float" office:value="318.17" calcext:value-type="float">
            <text:p>318.1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0.4298815" calcext:value-type="float">
            <text:p>0.4298815</text:p>
          </table:table-cell>
          <table:table-cell office:value-type="float" office:value="5.28553" calcext:value-type="float">
            <text:p>5.28553</text:p>
          </table:table-cell>
          <table:table-cell office:value-type="float" office:value="1.101171" calcext:value-type="float">
            <text:p>1.101171</text:p>
          </table:table-cell>
          <table:table-cell office:value-type="float" office:value="0.426701" calcext:value-type="float">
            <text:p>0.426701</text:p>
          </table:table-cell>
          <table:table-cell table:number-columns-repeated="2"/>
          <table:table-cell office:value-type="float" office:value="7.248794" calcext:value-type="float">
            <text:p>7.248794</text:p>
          </table:table-cell>
          <table:table-cell office:value-type="float" office:value="7.460121" calcext:value-type="float">
            <text:p>7.460121</text:p>
          </table:table-cell>
          <table:table-cell office:value-type="float" office:value="3.6586" calcext:value-type="float">
            <text:p>3.6586</text:p>
          </table:table-cell>
          <table:table-cell office:value-type="float" office:value="7.337337" calcext:value-type="float">
            <text:p>7.337337</text:p>
          </table:table-cell>
          <table:table-cell table:number-columns-repeated="3"/>
          <table:table-cell office:value-type="float" office:value="-36.26667" calcext:value-type="float">
            <text:p>-36.26667</text:p>
          </table:table-cell>
          <table:table-cell office:value-type="float" office:value="-172.4" calcext:value-type="float">
            <text:p>-172.4</text:p>
          </table:table-cell>
          <table:table-cell office:value-type="float" office:value="-192.9333" calcext:value-type="float">
            <text:p>-192.9333</text:p>
          </table:table-cell>
          <table:table-cell office:value-type="float" office:value="-39.86666" calcext:value-type="float">
            <text:p>-39.86666</text:p>
          </table:table-cell>
          <table:table-cell table:number-columns-repeated="3"/>
          <table:table-cell office:value-type="float" office:value="320.171" calcext:value-type="float">
            <text:p>320.17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0.2910775" calcext:value-type="float">
            <text:p>0.2910775</text:p>
          </table:table-cell>
          <table:table-cell office:value-type="float" office:value="2.227939" calcext:value-type="float">
            <text:p>2.227939</text:p>
          </table:table-cell>
          <table:table-cell office:value-type="float" office:value="0.2649352" calcext:value-type="float">
            <text:p>0.2649352</text:p>
          </table:table-cell>
          <table:table-cell office:value-type="float" office:value="0.322449" calcext:value-type="float">
            <text:p>0.322449</text:p>
          </table:table-cell>
          <table:table-cell table:number-columns-repeated="2"/>
          <table:table-cell office:value-type="float" office:value="9.605405" calcext:value-type="float">
            <text:p>9.605405</text:p>
          </table:table-cell>
          <table:table-cell office:value-type="float" office:value="6.898604" calcext:value-type="float">
            <text:p>6.898604</text:p>
          </table:table-cell>
          <table:table-cell office:value-type="float" office:value="2.435719" calcext:value-type="float">
            <text:p>2.435719</text:p>
          </table:table-cell>
          <table:table-cell office:value-type="float" office:value="8.291533" calcext:value-type="float">
            <text:p>8.291533</text:p>
          </table:table-cell>
          <table:table-cell table:number-columns-repeated="3"/>
          <table:table-cell office:value-type="float" office:value="-43.53333" calcext:value-type="float">
            <text:p>-43.53333</text:p>
          </table:table-cell>
          <table:table-cell office:value-type="float" office:value="-178.4" calcext:value-type="float">
            <text:p>-178.4</text:p>
          </table:table-cell>
          <table:table-cell office:value-type="float" office:value="-192" calcext:value-type="float">
            <text:p>-192</text:p>
          </table:table-cell>
          <table:table-cell office:value-type="float" office:value="-44.66667" calcext:value-type="float">
            <text:p>-44.66667</text:p>
          </table:table-cell>
          <table:table-cell table:number-columns-repeated="3"/>
          <table:table-cell office:value-type="float" office:value="322.172" calcext:value-type="float">
            <text:p>322.17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0.1585971" calcext:value-type="float">
            <text:p>0.1585971</text:p>
          </table:table-cell>
          <table:table-cell office:value-type="float" office:value="1.733691" calcext:value-type="float">
            <text:p>1.733691</text:p>
          </table:table-cell>
          <table:table-cell office:value-type="float" office:value="0.005062279" calcext:value-type="float">
            <text:p>0.0050622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.95894" calcext:value-type="float">
            <text:p>6.95894</text:p>
          </table:table-cell>
          <table:table-cell office:value-type="float" office:value="8.247128" calcext:value-type="float">
            <text:p>8.247128</text:p>
          </table:table-cell>
          <table:table-cell office:value-type="float" office:value="0.865132" calcext:value-type="float">
            <text:p>0.865132</text:p>
          </table:table-cell>
          <table:table-cell office:value-type="float" office:value="8.264348" calcext:value-type="float">
            <text:p>8.264348</text:p>
          </table:table-cell>
          <table:table-cell table:number-columns-repeated="3"/>
          <table:table-cell office:value-type="float" office:value="-47.46667" calcext:value-type="float">
            <text:p>-47.46667</text:p>
          </table:table-cell>
          <table:table-cell office:value-type="float" office:value="-184.9333" calcext:value-type="float">
            <text:p>-184.9333</text:p>
          </table:table-cell>
          <table:table-cell office:value-type="float" office:value="-192.0667" calcext:value-type="float">
            <text:p>-192.0667</text:p>
          </table:table-cell>
          <table:table-cell office:value-type="float" office:value="-48.66667" calcext:value-type="float">
            <text:p>-48.66667</text:p>
          </table:table-cell>
          <table:table-cell table:number-columns-repeated="3"/>
          <table:table-cell office:value-type="float" office:value="324.173" calcext:value-type="float">
            <text:p>324.17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299469" calcext:value-type="float">
            <text:p>1.2994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.508902" calcext:value-type="float">
            <text:p>3.508902</text:p>
          </table:table-cell>
          <table:table-cell office:value-type="float" office:value="8.984262" calcext:value-type="float">
            <text:p>8.984262</text:p>
          </table:table-cell>
          <table:table-cell office:value-type="float" office:value="0.2707271" calcext:value-type="float">
            <text:p>0.2707271</text:p>
          </table:table-cell>
          <table:table-cell office:value-type="float" office:value="8.220243" calcext:value-type="float">
            <text:p>8.220243</text:p>
          </table:table-cell>
          <table:table-cell table:number-columns-repeated="3"/>
          <table:table-cell office:value-type="float" office:value="-49.93333" calcext:value-type="float">
            <text:p>-49.93333</text:p>
          </table:table-cell>
          <table:table-cell office:value-type="float" office:value="-176.6" calcext:value-type="float">
            <text:p>-176.6</text:p>
          </table:table-cell>
          <table:table-cell office:value-type="float" office:value="-208" calcext:value-type="float">
            <text:p>-208</text:p>
          </table:table-cell>
          <table:table-cell office:value-type="float" office:value="-49.06667" calcext:value-type="float">
            <text:p>-49.06667</text:p>
          </table:table-cell>
          <table:table-cell table:number-columns-repeated="3"/>
          <table:table-cell office:value-type="float" office:value="326.174" calcext:value-type="float">
            <text:p>326.17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0.014968" calcext:value-type="float">
            <text:p>0.014968</text:p>
          </table:table-cell>
          <table:table-cell office:value-type="float" office:value="1.315274" calcext:value-type="float">
            <text:p>1.3152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.240132" calcext:value-type="float">
            <text:p>2.240132</text:p>
          </table:table-cell>
          <table:table-cell office:value-type="float" office:value="8.904041" calcext:value-type="float">
            <text:p>8.904041</text:p>
          </table:table-cell>
          <table:table-cell office:value-type="float" office:value="0.05389588" calcext:value-type="float">
            <text:p>0.05389588</text:p>
          </table:table-cell>
          <table:table-cell office:value-type="float" office:value="7.484667" calcext:value-type="float">
            <text:p>7.484667</text:p>
          </table:table-cell>
          <table:table-cell table:number-columns-repeated="3"/>
          <table:table-cell office:value-type="float" office:value="-55.6" calcext:value-type="float">
            <text:p>-55.6</text:p>
          </table:table-cell>
          <table:table-cell office:value-type="float" office:value="-183.5333" calcext:value-type="float">
            <text:p>-183.5333</text:p>
          </table:table-cell>
          <table:table-cell office:value-type="float" office:value="-198.1333" calcext:value-type="float">
            <text:p>-198.1333</text:p>
          </table:table-cell>
          <table:table-cell office:value-type="float" office:value="-57.73334" calcext:value-type="float">
            <text:p>-57.73334</text:p>
          </table:table-cell>
          <table:table-cell table:number-columns-repeated="3"/>
          <table:table-cell office:value-type="float" office:value="328.175" calcext:value-type="float">
            <text:p>328.1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0.204819" calcext:value-type="float">
            <text:p>0.204819</text:p>
          </table:table-cell>
          <table:table-cell office:value-type="float" office:value="0.6497574" calcext:value-type="float">
            <text:p>0.64975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.471308" calcext:value-type="float">
            <text:p>1.471308</text:p>
          </table:table-cell>
          <table:table-cell office:value-type="float" office:value="8.176299" calcext:value-type="float">
            <text:p>8.176299</text:p>
          </table:table-cell>
          <table:table-cell office:value-type="float" office:value="0" calcext:value-type="float">
            <text:p>0</text:p>
          </table:table-cell>
          <table:table-cell office:value-type="float" office:value="5.852396" calcext:value-type="float">
            <text:p>5.852396</text:p>
          </table:table-cell>
          <table:table-cell table:number-columns-repeated="3"/>
          <table:table-cell office:value-type="float" office:value="-60.86667" calcext:value-type="float">
            <text:p>-60.86667</text:p>
          </table:table-cell>
          <table:table-cell office:value-type="float" office:value="-186.0667" calcext:value-type="float">
            <text:p>-186.0667</text:p>
          </table:table-cell>
          <table:table-cell office:value-type="float" office:value="-201.8" calcext:value-type="float">
            <text:p>-201.8</text:p>
          </table:table-cell>
          <table:table-cell office:value-type="float" office:value="-64.13333" calcext:value-type="float">
            <text:p>-64.13333</text:p>
          </table:table-cell>
          <table:table-cell table:number-columns-repeated="3"/>
          <table:table-cell office:value-type="float" office:value="330.176" calcext:value-type="float">
            <text:p>330.17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0.09221462" calcext:value-type="float">
            <text:p>0.09221462</text:p>
          </table:table-cell>
          <table:table-cell office:value-type="float" office:value="0.5186991" calcext:value-type="float">
            <text:p>0.51869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29" calcext:value-type="float">
            <text:p>0.29</text:p>
          </table:table-cell>
          <table:table-cell office:value-type="float" office:value="5.0705" calcext:value-type="float">
            <text:p>5.0705</text:p>
          </table:table-cell>
          <table:table-cell table:number-columns-repeated="5"/>
          <table:table-cell office:value-type="float" office:value="-64.13333" calcext:value-type="float">
            <text:p>-64.13333</text:p>
          </table:table-cell>
          <table:table-cell office:value-type="float" office:value="-186.6" calcext:value-type="float">
            <text:p>-186.6</text:p>
          </table:table-cell>
          <table:table-cell office:value-type="float" office:value="-201.9333" calcext:value-type="float">
            <text:p>-201.9333</text:p>
          </table:table-cell>
          <table:table-cell office:value-type="float" office:value="-68.26667" calcext:value-type="float">
            <text:p>-68.26667</text:p>
          </table:table-cell>
          <table:table-cell table:number-columns-repeated="3"/>
          <table:table-cell office:value-type="float" office:value="332.177" calcext:value-type="float">
            <text:p>332.17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0.6373283" calcext:value-type="float">
            <text:p>0.6373283</text:p>
          </table:table-cell>
          <table:table-cell office:value-type="float" office:value="0.2194883" calcext:value-type="float">
            <text:p>0.2194883</text:p>
          </table:table-cell>
          <table:table-cell office:value-type="float" office:value="0.03760952" calcext:value-type="float">
            <text:p>0.03760952</text:p>
          </table:table-cell>
          <table:table-cell office:value-type="float" office:value="2.858023" calcext:value-type="float">
            <text:p>2.858023</text:p>
          </table:table-cell>
          <table:table-cell table:number-columns-repeated="2"/>
          <table:table-cell office:value-type="float" office:value="0.8738338" calcext:value-type="float">
            <text:p>0.8738338</text:p>
          </table:table-cell>
          <table:table-cell office:value-type="float" office:value="5.302256" calcext:value-type="float">
            <text:p>5.302256</text:p>
          </table:table-cell>
          <table:table-cell office:value-type="float" office:value="0.004836051" calcext:value-type="float">
            <text:p>0.004836051</text:p>
          </table:table-cell>
          <table:table-cell office:value-type="float" office:value="5.309157" calcext:value-type="float">
            <text:p>5.309157</text:p>
          </table:table-cell>
          <table:table-cell table:number-columns-repeated="3"/>
          <table:table-cell office:value-type="float" office:value="-70.46667" calcext:value-type="float">
            <text:p>-70.46667</text:p>
          </table:table-cell>
          <table:table-cell office:value-type="float" office:value="-183.8667" calcext:value-type="float">
            <text:p>-183.8667</text:p>
          </table:table-cell>
          <table:table-cell office:value-type="float" office:value="-196.9333" calcext:value-type="float">
            <text:p>-196.9333</text:p>
          </table:table-cell>
          <table:table-cell office:value-type="float" office:value="-75" calcext:value-type="float">
            <text:p>-75</text:p>
          </table:table-cell>
          <table:table-cell table:number-columns-repeated="3"/>
          <table:table-cell office:value-type="float" office:value="334.178" calcext:value-type="float">
            <text:p>334.17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1.935946" calcext:value-type="float">
            <text:p>1.935946</text:p>
          </table:table-cell>
          <table:table-cell office:value-type="float" office:value="0" calcext:value-type="float">
            <text:p>0</text:p>
          </table:table-cell>
          <table:table-cell office:value-type="float" office:value="0.2225951" calcext:value-type="float">
            <text:p>0.2225951</text:p>
          </table:table-cell>
          <table:table-cell office:value-type="float" office:value="3.425278" calcext:value-type="float">
            <text:p>3.425278</text:p>
          </table:table-cell>
          <table:table-cell table:number-columns-repeated="2"/>
          <table:table-cell office:value-type="float" office:value="0.08031635" calcext:value-type="float">
            <text:p>0.08031635</text:p>
          </table:table-cell>
          <table:table-cell office:value-type="float" office:value="7.710492" calcext:value-type="float">
            <text:p>7.710492</text:p>
          </table:table-cell>
          <table:table-cell office:value-type="float" office:value="0.002190257" calcext:value-type="float">
            <text:p>0.002190257</text:p>
          </table:table-cell>
          <table:table-cell office:value-type="float" office:value="6.822691" calcext:value-type="float">
            <text:p>6.822691</text:p>
          </table:table-cell>
          <table:table-cell table:number-columns-repeated="3"/>
          <table:table-cell office:value-type="float" office:value="-67.6" calcext:value-type="float">
            <text:p>-67.6</text:p>
          </table:table-cell>
          <table:table-cell office:value-type="float" office:value="-185.2667" calcext:value-type="float">
            <text:p>-185.2667</text:p>
          </table:table-cell>
          <table:table-cell office:value-type="float" office:value="-192.5333" calcext:value-type="float">
            <text:p>-192.5333</text:p>
          </table:table-cell>
          <table:table-cell office:value-type="float" office:value="-64.26667" calcext:value-type="float">
            <text:p>-64.26667</text:p>
          </table:table-cell>
          <table:table-cell table:number-columns-repeated="3"/>
          <table:table-cell office:value-type="float" office:value="336.179" calcext:value-type="float">
            <text:p>336.17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3.048745" calcext:value-type="float">
            <text:p>3.048745</text:p>
          </table:table-cell>
          <table:table-cell office:value-type="float" office:value="0" calcext:value-type="float">
            <text:p>0</text:p>
          </table:table-cell>
          <table:table-cell office:value-type="float" office:value="0.2875529" calcext:value-type="float">
            <text:p>0.2875529</text:p>
          </table:table-cell>
          <table:table-cell office:value-type="float" office:value="5.389553" calcext:value-type="float">
            <text:p>5.389553</text:p>
          </table:table-cell>
          <table:table-cell table:number-columns-repeated="2"/>
          <table:table-cell office:value-type="float" office:value="0.2965998" calcext:value-type="float">
            <text:p>0.2965998</text:p>
          </table:table-cell>
          <table:table-cell office:value-type="float" office:value="7.005263" calcext:value-type="float">
            <text:p>7.005263</text:p>
          </table:table-cell>
          <table:table-cell office:value-type="float" office:value="0.1302981" calcext:value-type="float">
            <text:p>0.1302981</text:p>
          </table:table-cell>
          <table:table-cell office:value-type="float" office:value="7.345816" calcext:value-type="float">
            <text:p>7.345816</text:p>
          </table:table-cell>
          <table:table-cell table:number-columns-repeated="3"/>
          <table:table-cell office:value-type="float" office:value="-17.46667" calcext:value-type="float">
            <text:p>-17.46667</text:p>
          </table:table-cell>
          <table:table-cell office:value-type="float" office:value="-138.6" calcext:value-type="float">
            <text:p>-138.6</text:p>
          </table:table-cell>
          <table:table-cell office:value-type="float" office:value="-140.6" calcext:value-type="float">
            <text:p>-140.6</text:p>
          </table:table-cell>
          <table:table-cell office:value-type="float" office:value="-14.6" calcext:value-type="float">
            <text:p>-14.6</text:p>
          </table:table-cell>
          <table:table-cell table:number-columns-repeated="3"/>
          <table:table-cell office:value-type="float" office:value="338.18" calcext:value-type="float">
            <text:p>338.1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4.257065" calcext:value-type="float">
            <text:p>4.257065</text:p>
          </table:table-cell>
          <table:table-cell office:value-type="float" office:value="0.6775474" calcext:value-type="float">
            <text:p>0.6775474</text:p>
          </table:table-cell>
          <table:table-cell office:value-type="float" office:value="1.1986" calcext:value-type="float">
            <text:p>1.1986</text:p>
          </table:table-cell>
          <table:table-cell office:value-type="float" office:value="7.168083" calcext:value-type="float">
            <text:p>7.168083</text:p>
          </table:table-cell>
          <table:table-cell table:number-columns-repeated="2"/>
          <table:table-cell office:value-type="float" office:value="0.6005232" calcext:value-type="float">
            <text:p>0.6005232</text:p>
          </table:table-cell>
          <table:table-cell office:value-type="float" office:value="6.944649" calcext:value-type="float">
            <text:p>6.944649</text:p>
          </table:table-cell>
          <table:table-cell office:value-type="float" office:value="0.3636951" calcext:value-type="float">
            <text:p>0.3636951</text:p>
          </table:table-cell>
          <table:table-cell office:value-type="float" office:value="7.041106" calcext:value-type="float">
            <text:p>7.041106</text:p>
          </table:table-cell>
          <table:table-cell table:number-columns-repeated="3"/>
          <table:table-cell office:value-type="float" office:value="4.666667" calcext:value-type="float">
            <text:p>4.666667</text:p>
          </table:table-cell>
          <table:table-cell office:value-type="float" office:value="-99.53334" calcext:value-type="float">
            <text:p>-99.53334</text:p>
          </table:table-cell>
          <table:table-cell office:value-type="float" office:value="-98.86667" calcext:value-type="float">
            <text:p>-98.86667</text:p>
          </table:table-cell>
          <table:table-cell office:value-type="float" office:value="18.8" calcext:value-type="float">
            <text:p>18.8</text:p>
          </table:table-cell>
          <table:table-cell table:number-columns-repeated="3"/>
          <table:table-cell office:value-type="float" office:value="340.181" calcext:value-type="float">
            <text:p>340.18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4.43632" calcext:value-type="float">
            <text:p>4.43632</text:p>
          </table:table-cell>
          <table:table-cell office:value-type="float" office:value="1.870525" calcext:value-type="float">
            <text:p>1.870525</text:p>
          </table:table-cell>
          <table:table-cell office:value-type="float" office:value="1.804886" calcext:value-type="float">
            <text:p>1.804886</text:p>
          </table:table-cell>
          <table:table-cell office:value-type="float" office:value="8.034539" calcext:value-type="float">
            <text:p>8.034539</text:p>
          </table:table-cell>
          <table:table-cell table:number-columns-repeated="2"/>
          <table:table-cell office:value-type="float" office:value="0.8822031" calcext:value-type="float">
            <text:p>0.8822031</text:p>
          </table:table-cell>
          <table:table-cell office:value-type="float" office:value="6.252035" calcext:value-type="float">
            <text:p>6.252035</text:p>
          </table:table-cell>
          <table:table-cell office:value-type="float" office:value="1.922711" calcext:value-type="float">
            <text:p>1.922711</text:p>
          </table:table-cell>
          <table:table-cell office:value-type="float" office:value="7.078541" calcext:value-type="float">
            <text:p>7.078541</text:p>
          </table:table-cell>
          <table:table-cell table:number-columns-repeated="3"/>
          <table:table-cell office:value-type="float" office:value="65.6" calcext:value-type="float">
            <text:p>65.6</text:p>
          </table:table-cell>
          <table:table-cell office:value-type="float" office:value="-53.4" calcext:value-type="float">
            <text:p>-53.4</text:p>
          </table:table-cell>
          <table:table-cell office:value-type="float" office:value="-61.86666" calcext:value-type="float">
            <text:p>-61.86666</text:p>
          </table:table-cell>
          <table:table-cell office:value-type="float" office:value="76.53333" calcext:value-type="float">
            <text:p>76.53333</text:p>
          </table:table-cell>
          <table:table-cell table:number-columns-repeated="3"/>
          <table:table-cell office:value-type="float" office:value="342.182" calcext:value-type="float">
            <text:p>342.18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4.920079" calcext:value-type="float">
            <text:p>4.920079</text:p>
          </table:table-cell>
          <table:table-cell office:value-type="float" office:value="3.634373" calcext:value-type="float">
            <text:p>3.634373</text:p>
          </table:table-cell>
          <table:table-cell office:value-type="float" office:value="2.768994" calcext:value-type="float">
            <text:p>2.768994</text:p>
          </table:table-cell>
          <table:table-cell office:value-type="float" office:value="7.951602" calcext:value-type="float">
            <text:p>7.951602</text:p>
          </table:table-cell>
          <table:table-cell table:number-columns-repeated="2"/>
          <table:table-cell office:value-type="float" office:value="0.7060559" calcext:value-type="float">
            <text:p>0.7060559</text:p>
          </table:table-cell>
          <table:table-cell office:value-type="float" office:value="5.64124" calcext:value-type="float">
            <text:p>5.64124</text:p>
          </table:table-cell>
          <table:table-cell office:value-type="float" office:value="9.450501" calcext:value-type="float">
            <text:p>9.450501</text:p>
          </table:table-cell>
          <table:table-cell table:number-columns-repeated="4"/>
          <table:table-cell office:value-type="float" office:value="97.46667" calcext:value-type="float">
            <text:p>97.46667</text:p>
          </table:table-cell>
          <table:table-cell office:value-type="float" office:value="-21.86667" calcext:value-type="float">
            <text:p>-21.86667</text:p>
          </table:table-cell>
          <table:table-cell office:value-type="float" office:value="-11.93333" calcext:value-type="float">
            <text:p>-11.93333</text:p>
          </table:table-cell>
          <table:table-cell office:value-type="float" office:value="103.4" calcext:value-type="float">
            <text:p>103.4</text:p>
          </table:table-cell>
          <table:table-cell table:number-columns-repeated="3"/>
          <table:table-cell office:value-type="float" office:value="344.183" calcext:value-type="float">
            <text:p>344.18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6.115093" calcext:value-type="float">
            <text:p>6.115093</text:p>
          </table:table-cell>
          <table:table-cell office:value-type="float" office:value="4.578008" calcext:value-type="float">
            <text:p>4.578008</text:p>
          </table:table-cell>
          <table:table-cell office:value-type="float" office:value="3.531465" calcext:value-type="float">
            <text:p>3.531465</text:p>
          </table:table-cell>
          <table:table-cell office:value-type="float" office:value="6.101151" calcext:value-type="float">
            <text:p>6.101151</text:p>
          </table:table-cell>
          <table:table-cell table:number-columns-repeated="2"/>
          <table:table-cell office:value-type="float" office:value="5.798072" calcext:value-type="float">
            <text:p>5.798072</text:p>
          </table:table-cell>
          <table:table-cell office:value-type="float" office:value="1.414355" calcext:value-type="float">
            <text:p>1.414355</text:p>
          </table:table-cell>
          <table:table-cell office:value-type="float" office:value="3.227592" calcext:value-type="float">
            <text:p>3.227592</text:p>
          </table:table-cell>
          <table:table-cell office:value-type="float" office:value="7.701242" calcext:value-type="float">
            <text:p>7.701242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4.133333" calcext:value-type="float">
            <text:p>4.133333</text:p>
          </table:table-cell>
          <table:table-cell office:value-type="float" office:value="17.66667" calcext:value-type="float">
            <text:p>17.66667</text:p>
          </table:table-cell>
          <table:table-cell office:value-type="float" office:value="105.0667" calcext:value-type="float">
            <text:p>105.0667</text:p>
          </table:table-cell>
          <table:table-cell table:number-columns-repeated="3"/>
          <table:table-cell office:value-type="float" office:value="346.184" calcext:value-type="float">
            <text:p>346.18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5.552698" calcext:value-type="float">
            <text:p>5.552698</text:p>
          </table:table-cell>
          <table:table-cell office:value-type="float" office:value="5.714296" calcext:value-type="float">
            <text:p>5.714296</text:p>
          </table:table-cell>
          <table:table-cell office:value-type="float" office:value="4.155725" calcext:value-type="float">
            <text:p>4.155725</text:p>
          </table:table-cell>
          <table:table-cell office:value-type="float" office:value="4.831775" calcext:value-type="float">
            <text:p>4.831775</text:p>
          </table:table-cell>
          <table:table-cell table:number-columns-repeated="2"/>
          <table:table-cell office:value-type="float" office:value="6.72708" calcext:value-type="float">
            <text:p>6.72708</text:p>
          </table:table-cell>
          <table:table-cell office:value-type="float" office:value="1.322611" calcext:value-type="float">
            <text:p>1.322611</text:p>
          </table:table-cell>
          <table:table-cell office:value-type="float" office:value="3.270741" calcext:value-type="float">
            <text:p>3.270741</text:p>
          </table:table-cell>
          <table:table-cell office:value-type="float" office:value="4.180878" calcext:value-type="float">
            <text:p>4.180878</text:p>
          </table:table-cell>
          <table:table-cell table:number-columns-repeated="3"/>
          <table:table-cell office:value-type="float" office:value="109.5333" calcext:value-type="float">
            <text:p>109.5333</text:p>
          </table:table-cell>
          <table:table-cell office:value-type="float" office:value="40.86667" calcext:value-type="float">
            <text:p>40.86667</text:p>
          </table:table-cell>
          <table:table-cell office:value-type="float" office:value="68.93333" calcext:value-type="float">
            <text:p>68.93333</text:p>
          </table:table-cell>
          <table:table-cell office:value-type="float" office:value="102.8" calcext:value-type="float">
            <text:p>102.8</text:p>
          </table:table-cell>
          <table:table-cell table:number-columns-repeated="3"/>
          <table:table-cell office:value-type="float" office:value="348.185" calcext:value-type="float">
            <text:p>348.18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3.411769" calcext:value-type="float">
            <text:p>3.411769</text:p>
          </table:table-cell>
          <table:table-cell office:value-type="float" office:value="6.811619" calcext:value-type="float">
            <text:p>6.811619</text:p>
          </table:table-cell>
          <table:table-cell office:value-type="float" office:value="5.49093" calcext:value-type="float">
            <text:p>5.49093</text:p>
          </table:table-cell>
          <table:table-cell office:value-type="float" office:value="5.080644" calcext:value-type="float">
            <text:p>5.080644</text:p>
          </table:table-cell>
          <table:table-cell table:number-columns-repeated="2"/>
          <table:table-cell office:value-type="float" office:value="8.589746" calcext:value-type="float">
            <text:p>8.589746</text:p>
          </table:table-cell>
          <table:table-cell office:value-type="float" office:value="0.9348626" calcext:value-type="float">
            <text:p>0.9348626</text:p>
          </table:table-cell>
          <table:table-cell office:value-type="float" office:value="2.963851" calcext:value-type="float">
            <text:p>2.963851</text:p>
          </table:table-cell>
          <table:table-cell office:value-type="float" office:value="3.257392" calcext:value-type="float">
            <text:p>3.257392</text:p>
          </table:table-cell>
          <table:table-cell table:number-columns-repeated="3"/>
          <table:table-cell office:value-type="float" office:value="98.6" calcext:value-type="float">
            <text:p>98.6</text:p>
          </table:table-cell>
          <table:table-cell office:value-type="float" office:value="85.46667" calcext:value-type="float">
            <text:p>85.46667</text:p>
          </table:table-cell>
          <table:table-cell office:value-type="float" office:value="104.8667" calcext:value-type="float">
            <text:p>104.8667</text:p>
          </table:table-cell>
          <table:table-cell office:value-type="float" office:value="97.93334" calcext:value-type="float">
            <text:p>97.93334</text:p>
          </table:table-cell>
          <table:table-cell table:number-columns-repeated="3"/>
          <table:table-cell office:value-type="float" office:value="350.186" calcext:value-type="float">
            <text:p>350.18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2.765662" calcext:value-type="float">
            <text:p>2.765662</text:p>
          </table:table-cell>
          <table:table-cell office:value-type="float" office:value="9.646975" calcext:value-type="float">
            <text:p>9.646975</text:p>
          </table:table-cell>
          <table:table-cell office:value-type="float" office:value="6.287282" calcext:value-type="float">
            <text:p>6.287282</text:p>
          </table:table-cell>
          <table:table-cell office:value-type="float" office:value="4.792451" calcext:value-type="float">
            <text:p>4.792451</text:p>
          </table:table-cell>
          <table:table-cell table:number-columns-repeated="2"/>
          <table:table-cell office:value-type="float" office:value="8.24404" calcext:value-type="float">
            <text:p>8.24404</text:p>
          </table:table-cell>
          <table:table-cell office:value-type="float" office:value="1.042505" calcext:value-type="float">
            <text:p>1.042505</text:p>
          </table:table-cell>
          <table:table-cell office:value-type="float" office:value="2.480802" calcext:value-type="float">
            <text:p>2.480802</text:p>
          </table:table-cell>
          <table:table-cell office:value-type="float" office:value="1.969205" calcext:value-type="float">
            <text:p>1.969205</text:p>
          </table:table-cell>
          <table:table-cell table:number-columns-repeated="3"/>
          <table:table-cell office:value-type="float" office:value="91.4" calcext:value-type="float">
            <text:p>91.4</text:p>
          </table:table-cell>
          <table:table-cell office:value-type="float" office:value="109.4" calcext:value-type="float">
            <text:p>109.4</text:p>
          </table:table-cell>
          <table:table-cell office:value-type="float" office:value="149.2667" calcext:value-type="float">
            <text:p>149.2667</text:p>
          </table:table-cell>
          <table:table-cell office:value-type="float" office:value="94.2" calcext:value-type="float">
            <text:p>94.2</text:p>
          </table:table-cell>
          <table:table-cell table:number-columns-repeated="3"/>
          <table:table-cell office:value-type="float" office:value="352.187" calcext:value-type="float">
            <text:p>352.18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2.960399" calcext:value-type="float">
            <text:p>2.960399</text:p>
          </table:table-cell>
          <table:table-cell office:value-type="float" office:value="10.74419" calcext:value-type="float">
            <text:p>10.74419</text:p>
          </table:table-cell>
          <table:table-cell office:value-type="float" office:value="7.990489" calcext:value-type="float">
            <text:p>7.990489</text:p>
          </table:table-cell>
          <table:table-cell office:value-type="float" office:value="4.214731" calcext:value-type="float">
            <text:p>4.214731</text:p>
          </table:table-cell>
          <table:table-cell table:number-columns-repeated="2"/>
          <table:table-cell office:value-type="float" office:value="6.878921" calcext:value-type="float">
            <text:p>6.878921</text:p>
          </table:table-cell>
          <table:table-cell office:value-type="float" office:value="2.160817" calcext:value-type="float">
            <text:p>2.160817</text:p>
          </table:table-cell>
          <table:table-cell office:value-type="float" office:value="1.094905" calcext:value-type="float">
            <text:p>1.094905</text:p>
          </table:table-cell>
          <table:table-cell office:value-type="float" office:value="1.482047" calcext:value-type="float">
            <text:p>1.482047</text:p>
          </table:table-cell>
          <table:table-cell table:number-columns-repeated="3"/>
          <table:table-cell office:value-type="float" office:value="90.33334" calcext:value-type="float">
            <text:p>90.33334</text:p>
          </table:table-cell>
          <table:table-cell office:value-type="float" office:value="162.5333" calcext:value-type="float">
            <text:p>162.5333</text:p>
          </table:table-cell>
          <table:table-cell office:value-type="float" office:value="180.7333" calcext:value-type="float">
            <text:p>180.7333</text:p>
          </table:table-cell>
          <table:table-cell office:value-type="float" office:value="85.80001" calcext:value-type="float">
            <text:p>85.80001</text:p>
          </table:table-cell>
          <table:table-cell table:number-columns-repeated="3"/>
          <table:table-cell office:value-type="float" office:value="354.188" calcext:value-type="float">
            <text:p>354.18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.286526" calcext:value-type="float">
            <text:p>3.286526</text:p>
          </table:table-cell>
          <table:table-cell office:value-type="float" office:value="9.900996" calcext:value-type="float">
            <text:p>9.900996</text:p>
          </table:table-cell>
          <table:table-cell office:value-type="float" office:value="7.508337" calcext:value-type="float">
            <text:p>7.508337</text:p>
          </table:table-cell>
          <table:table-cell office:value-type="float" office:value="3.533463" calcext:value-type="float">
            <text:p>3.533463</text:p>
          </table:table-cell>
          <table:table-cell table:number-columns-repeated="2"/>
          <table:table-cell office:value-type="float" office:value="8.179996" calcext:value-type="float">
            <text:p>8.179996</text:p>
          </table:table-cell>
          <table:table-cell office:value-type="float" office:value="2.167101" calcext:value-type="float">
            <text:p>2.167101</text:p>
          </table:table-cell>
          <table:table-cell office:value-type="float" office:value="0.512447" calcext:value-type="float">
            <text:p>0.512447</text:p>
          </table:table-cell>
          <table:table-cell office:value-type="float" office:value="2.384306" calcext:value-type="float">
            <text:p>2.384306</text:p>
          </table:table-cell>
          <table:table-cell table:number-columns-repeated="3"/>
          <table:table-cell office:value-type="float" office:value="83.6" calcext:value-type="float">
            <text:p>83.6</text:p>
          </table:table-cell>
          <table:table-cell office:value-type="float" office:value="169.7333" calcext:value-type="float">
            <text:p>169.7333</text:p>
          </table:table-cell>
          <table:table-cell office:value-type="float" office:value="184.3333" calcext:value-type="float">
            <text:p>184.3333</text:p>
          </table:table-cell>
          <table:table-cell office:value-type="float" office:value="86.66667" calcext:value-type="float">
            <text:p>86.66667</text:p>
          </table:table-cell>
          <table:table-cell table:number-columns-repeated="3"/>
          <table:table-cell office:value-type="float" office:value="356.189" calcext:value-type="float">
            <text:p>356.18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.523084" calcext:value-type="float">
            <text:p>3.523084</text:p>
          </table:table-cell>
          <table:table-cell office:value-type="float" office:value="9.203593" calcext:value-type="float">
            <text:p>9.203593</text:p>
          </table:table-cell>
          <table:table-cell office:value-type="float" office:value="7.63596" calcext:value-type="float">
            <text:p>7.63596</text:p>
          </table:table-cell>
          <table:table-cell office:value-type="float" office:value="3.743595" calcext:value-type="float">
            <text:p>3.743595</text:p>
          </table:table-cell>
          <table:table-cell table:number-columns-repeated="2"/>
          <table:table-cell office:value-type="float" office:value="1.857624" calcext:value-type="float">
            <text:p>1.857624</text:p>
          </table:table-cell>
          <table:table-cell office:value-type="float" office:value="3.130155" calcext:value-type="float">
            <text:p>3.130155</text:p>
          </table:table-cell>
          <table:table-cell office:value-type="float" office:value="0" calcext:value-type="float">
            <text:p>0</text:p>
          </table:table-cell>
          <table:table-cell office:value-type="float" office:value="2.813732" calcext:value-type="float">
            <text:p>2.813732</text:p>
          </table:table-cell>
          <table:table-cell table:number-columns-repeated="3"/>
          <table:table-cell office:value-type="float" office:value="82.46667" calcext:value-type="float">
            <text:p>82.46667</text:p>
          </table:table-cell>
          <table:table-cell office:value-type="float" office:value="177.6667" calcext:value-type="float">
            <text:p>177.6667</text:p>
          </table:table-cell>
          <table:table-cell office:value-type="float" office:value="201.2" calcext:value-type="float">
            <text:p>201.2</text:p>
          </table:table-cell>
          <table:table-cell office:value-type="float" office:value="82.53333" calcext:value-type="float">
            <text:p>82.53333</text:p>
          </table:table-cell>
          <table:table-cell table:number-columns-repeated="3"/>
          <table:table-cell office:value-type="float" office:value="358.19" calcext:value-type="float">
            <text:p>358.1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.008219" calcext:value-type="float">
            <text:p>3.008219</text:p>
          </table:table-cell>
          <table:table-cell office:value-type="float" office:value="9.194208" calcext:value-type="float">
            <text:p>9.194208</text:p>
          </table:table-cell>
          <table:table-cell office:value-type="float" office:value="6.773741" calcext:value-type="float">
            <text:p>6.773741</text:p>
          </table:table-cell>
          <table:table-cell office:value-type="float" office:value="3.014873" calcext:value-type="float">
            <text:p>3.014873</text:p>
          </table:table-cell>
          <table:table-cell table:number-columns-repeated="2"/>
          <table:table-cell office:value-type="float" office:value="0.8844246" calcext:value-type="float">
            <text:p>0.8844246</text:p>
          </table:table-cell>
          <table:table-cell office:value-type="float" office:value="2.20556" calcext:value-type="float">
            <text:p>2.20556</text:p>
          </table:table-cell>
          <table:table-cell office:value-type="float" office:value="0" calcext:value-type="float">
            <text:p>0</text:p>
          </table:table-cell>
          <table:table-cell office:value-type="float" office:value="4.771062" calcext:value-type="float">
            <text:p>4.771062</text:p>
          </table:table-cell>
          <table:table-cell table:number-columns-repeated="3"/>
          <table:table-cell office:value-type="float" office:value="72.4" calcext:value-type="float">
            <text:p>72.4</text:p>
          </table:table-cell>
          <table:table-cell office:value-type="float" office:value="181.1333" calcext:value-type="float">
            <text:p>181.1333</text:p>
          </table:table-cell>
          <table:table-cell office:value-type="float" office:value="205.8" calcext:value-type="float">
            <text:p>205.8</text:p>
          </table:table-cell>
          <table:table-cell office:value-type="float" office:value="68.80001" calcext:value-type="float">
            <text:p>68.80001</text:p>
          </table:table-cell>
          <table:table-cell table:number-columns-repeated="3"/>
          <table:table-cell office:value-type="float" office:value="360.191" calcext:value-type="float">
            <text:p>360.19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2.386519" calcext:value-type="float">
            <text:p>2.386519</text:p>
          </table:table-cell>
          <table:table-cell office:value-type="float" office:value="9.097827" calcext:value-type="float">
            <text:p>9.097827</text:p>
          </table:table-cell>
          <table:table-cell office:value-type="float" office:value="6.085212" calcext:value-type="float">
            <text:p>6.085212</text:p>
          </table:table-cell>
          <table:table-cell office:value-type="float" office:value="4.2399" calcext:value-type="float">
            <text:p>4.2399</text:p>
          </table:table-cell>
          <table:table-cell table:number-columns-repeated="2"/>
          <table:table-cell office:value-type="float" office:value="0.6731696" calcext:value-type="float">
            <text:p>0.6731696</text:p>
          </table:table-cell>
          <table:table-cell office:value-type="float" office:value="3.765569" calcext:value-type="float">
            <text:p>3.765569</text:p>
          </table:table-cell>
          <table:table-cell office:value-type="float" office:value="0.1533073" calcext:value-type="float">
            <text:p>0.1533073</text:p>
          </table:table-cell>
          <table:table-cell office:value-type="float" office:value="5.057344" calcext:value-type="float">
            <text:p>5.057344</text:p>
          </table:table-cell>
          <table:table-cell table:number-columns-repeated="3"/>
          <table:table-cell office:value-type="float" office:value="67.13333" calcext:value-type="float">
            <text:p>67.13333</text:p>
          </table:table-cell>
          <table:table-cell office:value-type="float" office:value="184.4" calcext:value-type="float">
            <text:p>184.4</text:p>
          </table:table-cell>
          <table:table-cell office:value-type="float" office:value="205.7333" calcext:value-type="float">
            <text:p>205.7333</text:p>
          </table:table-cell>
          <table:table-cell office:value-type="float" office:value="67.53334" calcext:value-type="float">
            <text:p>67.53334</text:p>
          </table:table-cell>
          <table:table-cell table:number-columns-repeated="3"/>
          <table:table-cell office:value-type="float" office:value="362.192" calcext:value-type="float">
            <text:p>362.19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1.979218" calcext:value-type="float">
            <text:p>1.979218</text:p>
          </table:table-cell>
          <table:table-cell office:value-type="float" office:value="7.903221" calcext:value-type="float">
            <text:p>7.903221</text:p>
          </table:table-cell>
          <table:table-cell office:value-type="float" office:value="6.12359" calcext:value-type="float">
            <text:p>6.12359</text:p>
          </table:table-cell>
          <table:table-cell office:value-type="float" office:value="4.368818" calcext:value-type="float">
            <text:p>4.368818</text:p>
          </table:table-cell>
          <table:table-cell table:number-columns-repeated="2"/>
          <table:table-cell office:value-type="float" office:value="0.4197365" calcext:value-type="float">
            <text:p>0.4197365</text:p>
          </table:table-cell>
          <table:table-cell office:value-type="float" office:value="7.608239" calcext:value-type="float">
            <text:p>7.608239</text:p>
          </table:table-cell>
          <table:table-cell office:value-type="float" office:value="0.5810139" calcext:value-type="float">
            <text:p>0.5810139</text:p>
          </table:table-cell>
          <table:table-cell office:value-type="float" office:value="6.245757" calcext:value-type="float">
            <text:p>6.245757</text:p>
          </table:table-cell>
          <table:table-cell table:number-columns-repeated="3"/>
          <table:table-cell office:value-type="float" office:value="33.86667" calcext:value-type="float">
            <text:p>33.86667</text:p>
          </table:table-cell>
          <table:table-cell office:value-type="float" office:value="187.2" calcext:value-type="float">
            <text:p>187.2</text:p>
          </table:table-cell>
          <table:table-cell office:value-type="float" office:value="183.1333" calcext:value-type="float">
            <text:p>183.1333</text:p>
          </table:table-cell>
          <table:table-cell office:value-type="float" office:value="33.66667" calcext:value-type="float">
            <text:p>33.66667</text:p>
          </table:table-cell>
          <table:table-cell table:number-columns-repeated="3"/>
          <table:table-cell office:value-type="float" office:value="364.193" calcext:value-type="float">
            <text:p>364.193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2.374414" calcext:value-type="float">
            <text:p>2.374414</text:p>
          </table:table-cell>
          <table:table-cell office:value-type="float" office:value="8.581875" calcext:value-type="float">
            <text:p>8.581875</text:p>
          </table:table-cell>
          <table:table-cell office:value-type="float" office:value="5.704772" calcext:value-type="float">
            <text:p>5.704772</text:p>
          </table:table-cell>
          <table:table-cell office:value-type="float" office:value="4.853185" calcext:value-type="float">
            <text:p>4.853185</text:p>
          </table:table-cell>
          <table:table-cell table:number-columns-repeated="2"/>
          <table:table-cell office:value-type="float" office:value="0.06202937" calcext:value-type="float">
            <text:p>0.06202937</text:p>
          </table:table-cell>
          <table:table-cell office:value-type="float" office:value="8.684967" calcext:value-type="float">
            <text:p>8.684967</text:p>
          </table:table-cell>
          <table:table-cell office:value-type="float" office:value="0.274882" calcext:value-type="float">
            <text:p>0.274882</text:p>
          </table:table-cell>
          <table:table-cell office:value-type="float" office:value="8.524744" calcext:value-type="float">
            <text:p>8.524744</text:p>
          </table:table-cell>
          <table:table-cell table:number-columns-repeated="3"/>
          <table:table-cell office:value-type="float" office:value="10.46667" calcext:value-type="float">
            <text:p>10.46667</text:p>
          </table:table-cell>
          <table:table-cell office:value-type="float" office:value="145.4667" calcext:value-type="float">
            <text:p>145.4667</text:p>
          </table:table-cell>
          <table:table-cell office:value-type="float" office:value="140.5333" calcext:value-type="float">
            <text:p>140.5333</text:p>
          </table:table-cell>
          <table:table-cell office:value-type="float" office:value="2.933333" calcext:value-type="float">
            <text:p>2.933333</text:p>
          </table:table-cell>
          <table:table-cell table:number-columns-repeated="3"/>
          <table:table-cell office:value-type="float" office:value="366.194" calcext:value-type="float">
            <text:p>366.194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.235601" calcext:value-type="float">
            <text:p>3.235601</text:p>
          </table:table-cell>
          <table:table-cell office:value-type="float" office:value="7.863477" calcext:value-type="float">
            <text:p>7.863477</text:p>
          </table:table-cell>
          <table:table-cell office:value-type="float" office:value="5.74771" calcext:value-type="float">
            <text:p>5.74771</text:p>
          </table:table-cell>
          <table:table-cell office:value-type="float" office:value="5.198866" calcext:value-type="float">
            <text:p>5.1988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.282092" calcext:value-type="float">
            <text:p>7.282092</text:p>
          </table:table-cell>
          <table:table-cell office:value-type="float" office:value="0" calcext:value-type="float">
            <text:p>0</text:p>
          </table:table-cell>
          <table:table-cell office:value-type="float" office:value="8.675457" calcext:value-type="float">
            <text:p>8.675457</text:p>
          </table:table-cell>
          <table:table-cell table:number-columns-repeated="3"/>
          <table:table-cell office:value-type="float" office:value="-33.06667" calcext:value-type="float">
            <text:p>-33.06667</text:p>
          </table:table-cell>
          <table:table-cell office:value-type="float" office:value="98.33334" calcext:value-type="float">
            <text:p>98.33334</text:p>
          </table:table-cell>
          <table:table-cell office:value-type="float" office:value="93.93333" calcext:value-type="float">
            <text:p>93.93333</text:p>
          </table:table-cell>
          <table:table-cell office:value-type="float" office:value="-36.46667" calcext:value-type="float">
            <text:p>-36.46667</text:p>
          </table:table-cell>
          <table:table-cell table:number-columns-repeated="3"/>
          <table:table-cell office:value-type="float" office:value="368.195" calcext:value-type="float">
            <text:p>368.19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.578634" calcext:value-type="float">
            <text:p>3.578634</text:p>
          </table:table-cell>
          <table:table-cell office:value-type="float" office:value="7.747458" calcext:value-type="float">
            <text:p>7.747458</text:p>
          </table:table-cell>
          <table:table-cell office:value-type="float" office:value="5.799423" calcext:value-type="float">
            <text:p>5.799423</text:p>
          </table:table-cell>
          <table:table-cell office:value-type="float" office:value="5.544754" calcext:value-type="float">
            <text:p>5.544754</text:p>
          </table:table-cell>
          <table:table-cell table:number-columns-repeated="2"/>
          <table:table-cell office:value-type="float" office:value="0.0838" calcext:value-type="float">
            <text:p>0.0838</text:p>
          </table:table-cell>
          <table:table-cell office:value-type="float" office:value="0.09464764" calcext:value-type="float">
            <text:p>0.09464764</text:p>
          </table:table-cell>
          <table:table-cell office:value-type="float" office:value="6.95904" calcext:value-type="float">
            <text:p>6.95904</text:p>
          </table:table-cell>
          <table:table-cell table:number-columns-repeated="4"/>
          <table:table-cell office:value-type="float" office:value="-41.13334" calcext:value-type="float">
            <text:p>-41.13334</text:p>
          </table:table-cell>
          <table:table-cell office:value-type="float" office:value="56.06667" calcext:value-type="float">
            <text:p>56.06667</text:p>
          </table:table-cell>
          <table:table-cell office:value-type="float" office:value="52.66667" calcext:value-type="float">
            <text:p>52.66667</text:p>
          </table:table-cell>
          <table:table-cell office:value-type="float" office:value="-43.06667" calcext:value-type="float">
            <text:p>-43.06667</text:p>
          </table:table-cell>
          <table:table-cell table:number-columns-repeated="3"/>
          <table:table-cell office:value-type="float" office:value="370.196" calcext:value-type="float">
            <text:p>370.19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2.794104" calcext:value-type="float">
            <text:p>2.794104</text:p>
          </table:table-cell>
          <table:table-cell office:value-type="float" office:value="7.848907" calcext:value-type="float">
            <text:p>7.848907</text:p>
          </table:table-cell>
          <table:table-cell office:value-type="float" office:value="3.235276" calcext:value-type="float">
            <text:p>3.235276</text:p>
          </table:table-cell>
          <table:table-cell office:value-type="float" office:value="3.148225" calcext:value-type="float">
            <text:p>3.148225</text:p>
          </table:table-cell>
          <table:table-cell table:number-columns-repeated="2"/>
          <table:table-cell office:value-type="float" office:value="0.6568134" calcext:value-type="float">
            <text:p>0.6568134</text:p>
          </table:table-cell>
          <table:table-cell office:value-type="float" office:value="7.13143" calcext:value-type="float">
            <text:p>7.13143</text:p>
          </table:table-cell>
          <table:table-cell office:value-type="float" office:value="0.0593304" calcext:value-type="float">
            <text:p>0.0593304</text:p>
          </table:table-cell>
          <table:table-cell office:value-type="float" office:value="6.716417" calcext:value-type="float">
            <text:p>6.716417</text:p>
          </table:table-cell>
          <table:table-cell table:number-columns-repeated="3"/>
          <table:table-cell office:value-type="float" office:value="-39.4" calcext:value-type="float">
            <text:p>-39.4</text:p>
          </table:table-cell>
          <table:table-cell office:value-type="float" office:value="9.333333" calcext:value-type="float">
            <text:p>9.333333</text:p>
          </table:table-cell>
          <table:table-cell office:value-type="float" office:value="13.66667" calcext:value-type="float">
            <text:p>13.66667</text:p>
          </table:table-cell>
          <table:table-cell office:value-type="float" office:value="-40.8" calcext:value-type="float">
            <text:p>-40.8</text:p>
          </table:table-cell>
          <table:table-cell table:number-columns-repeated="3"/>
          <table:table-cell office:value-type="float" office:value="372.197" calcext:value-type="float">
            <text:p>372.19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.5448652" calcext:value-type="float">
            <text:p>0.5448652</text:p>
          </table:table-cell>
          <table:table-cell office:value-type="float" office:value="6.742716" calcext:value-type="float">
            <text:p>6.742716</text:p>
          </table:table-cell>
          <table:table-cell office:value-type="float" office:value="1.260077" calcext:value-type="float">
            <text:p>1.260077</text:p>
          </table:table-cell>
          <table:table-cell office:value-type="float" office:value="1.277484" calcext:value-type="float">
            <text:p>1.277484</text:p>
          </table:table-cell>
          <table:table-cell table:number-columns-repeated="2"/>
          <table:table-cell office:value-type="float" office:value="0.7627023" calcext:value-type="float">
            <text:p>0.7627023</text:p>
          </table:table-cell>
          <table:table-cell office:value-type="float" office:value="6.337777" calcext:value-type="float">
            <text:p>6.337777</text:p>
          </table:table-cell>
          <table:table-cell office:value-type="float" office:value="1.494015" calcext:value-type="float">
            <text:p>1.494015</text:p>
          </table:table-cell>
          <table:table-cell office:value-type="float" office:value="7.597795" calcext:value-type="float">
            <text:p>7.597795</text:p>
          </table:table-cell>
          <table:table-cell table:number-columns-repeated="3"/>
          <table:table-cell office:value-type="float" office:value="-16.33333" calcext:value-type="float">
            <text:p>-16.33333</text:p>
          </table:table-cell>
          <table:table-cell office:value-type="float" office:value="-41" calcext:value-type="float">
            <text:p>-41</text:p>
          </table:table-cell>
          <table:table-cell office:value-type="float" office:value="5.6" calcext:value-type="float">
            <text:p>5.6</text:p>
          </table:table-cell>
          <table:table-cell office:value-type="float" office:value="-79.2" calcext:value-type="float">
            <text:p>-79.2</text:p>
          </table:table-cell>
          <table:table-cell table:number-columns-repeated="3"/>
          <table:table-cell office:value-type="float" office:value="374.198" calcext:value-type="float">
            <text:p>374.19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.874556" calcext:value-type="float">
            <text:p>2.874556</text:p>
          </table:table-cell>
          <table:table-cell office:value-type="float" office:value="0.5168993" calcext:value-type="float">
            <text:p>0.5168993</text:p>
          </table:table-cell>
          <table:table-cell office:value-type="float" office:value="0.572475" calcext:value-type="float">
            <text:p>0.572475</text:p>
          </table:table-cell>
          <table:table-cell table:number-columns-repeated="2"/>
          <table:table-cell office:value-type="float" office:value="1.066193" calcext:value-type="float">
            <text:p>1.066193</text:p>
          </table:table-cell>
          <table:table-cell office:value-type="float" office:value="5.704414" calcext:value-type="float">
            <text:p>5.704414</text:p>
          </table:table-cell>
          <table:table-cell office:value-type="float" office:value="3.581782" calcext:value-type="float">
            <text:p>3.581782</text:p>
          </table:table-cell>
          <table:table-cell office:value-type="float" office:value="7.987802" calcext:value-type="float">
            <text:p>7.987802</text:p>
          </table:table-cell>
          <table:table-cell table:number-columns-repeated="3"/>
          <table:table-cell office:value-type="float" office:value="39.13334" calcext:value-type="float">
            <text:p>39.13334</text:p>
          </table:table-cell>
          <table:table-cell office:value-type="float" office:value="-84.86667" calcext:value-type="float">
            <text:p>-84.86667</text:p>
          </table:table-cell>
          <table:table-cell office:value-type="float" office:value="72.33334" calcext:value-type="float">
            <text:p>72.33334</text:p>
          </table:table-cell>
          <table:table-cell office:value-type="float" office:value="-125.6667" calcext:value-type="float">
            <text:p>-125.6667</text:p>
          </table:table-cell>
          <table:table-cell table:number-columns-repeated="3"/>
          <table:table-cell office:value-type="float" office:value="376.199" calcext:value-type="float">
            <text:p>376.19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.180356" calcext:value-type="float">
            <text:p>2.180356</text:p>
          </table:table-cell>
          <table:table-cell office:value-type="float" office:value="0" calcext:value-type="float">
            <text:p>0</text:p>
          </table:table-cell>
          <table:table-cell office:value-type="float" office:value="0.2551656" calcext:value-type="float">
            <text:p>0.2551656</text:p>
          </table:table-cell>
          <table:table-cell table:number-columns-repeated="2"/>
          <table:table-cell office:value-type="float" office:value="2.926759" calcext:value-type="float">
            <text:p>2.926759</text:p>
          </table:table-cell>
          <table:table-cell office:value-type="float" office:value="5.055652" calcext:value-type="float">
            <text:p>5.055652</text:p>
          </table:table-cell>
          <table:table-cell office:value-type="float" office:value="4.188735" calcext:value-type="float">
            <text:p>4.188735</text:p>
          </table:table-cell>
          <table:table-cell office:value-type="float" office:value="7.96444" calcext:value-type="float">
            <text:p>7.96444</text:p>
          </table:table-cell>
          <table:table-cell table:number-columns-repeated="3"/>
          <table:table-cell office:value-type="float" office:value="83.13334" calcext:value-type="float">
            <text:p>83.13334</text:p>
          </table:table-cell>
          <table:table-cell office:value-type="float" office:value="-131.8" calcext:value-type="float">
            <text:p>-131.8</text:p>
          </table:table-cell>
          <table:table-cell office:value-type="float" office:value="124.9333" calcext:value-type="float">
            <text:p>124.9333</text:p>
          </table:table-cell>
          <table:table-cell office:value-type="float" office:value="-170.7333" calcext:value-type="float">
            <text:p>-170.7333</text:p>
          </table:table-cell>
          <table:table-cell table:number-columns-repeated="3"/>
          <table:table-cell office:value-type="float" office:value="378.2" calcext:value-type="float">
            <text:p>378.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363582" calcext:value-type="float">
            <text:p>1.363582</text:p>
          </table:table-cell>
          <table:table-cell office:value-type="float" office:value="0" calcext:value-type="float">
            <text:p>0</text:p>
          </table:table-cell>
          <table:table-cell office:value-type="float" office:value="0.04744223" calcext:value-type="float">
            <text:p>0.04744223</text:p>
          </table:table-cell>
          <table:table-cell table:number-columns-repeated="2"/>
          <table:table-cell office:value-type="float" office:value="4.83805" calcext:value-type="float">
            <text:p>4.83805</text:p>
          </table:table-cell>
          <table:table-cell office:value-type="float" office:value="4.239038" calcext:value-type="float">
            <text:p>4.239038</text:p>
          </table:table-cell>
          <table:table-cell office:value-type="float" office:value="4.35132" calcext:value-type="float">
            <text:p>4.35132</text:p>
          </table:table-cell>
          <table:table-cell office:value-type="float" office:value="5.095276" calcext:value-type="float">
            <text:p>5.095276</text:p>
          </table:table-cell>
          <table:table-cell table:number-columns-repeated="3"/>
          <table:table-cell office:value-type="float" office:value="120.6" calcext:value-type="float">
            <text:p>120.6</text:p>
          </table:table-cell>
          <table:table-cell office:value-type="float" office:value="-174" calcext:value-type="float">
            <text:p>-174</text:p>
          </table:table-cell>
          <table:table-cell office:value-type="float" office:value="167.2667" calcext:value-type="float">
            <text:p>167.2667</text:p>
          </table:table-cell>
          <table:table-cell office:value-type="float" office:value="-203" calcext:value-type="float">
            <text:p>-203</text:p>
          </table:table-cell>
          <table:table-cell table:number-columns-repeated="3"/>
          <table:table-cell office:value-type="float" office:value="380.201" calcext:value-type="float">
            <text:p>380.20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8835231" calcext:value-type="float">
            <text:p>0.8835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.714084" calcext:value-type="float">
            <text:p>5.714084</text:p>
          </table:table-cell>
          <table:table-cell office:value-type="string" calcext:value-type="string">
            <text:p>4.233331.773526</text:p>
          </table:table-cell>
          <table:table-cell office:value-type="float" office:value="1.701025" calcext:value-type="float">
            <text:p>1.701025</text:p>
          </table:table-cell>
          <table:table-cell office:value-type="float" office:value="1.695898" calcext:value-type="float">
            <text:p>1.695898</text:p>
          </table:table-cell>
          <table:table-cell table:number-columns-repeated="3"/>
          <table:table-cell office:value-type="float" office:value="113.4667" calcext:value-type="float">
            <text:p>113.4667</text:p>
          </table:table-cell>
          <table:table-cell office:value-type="float" office:value="-152.4" calcext:value-type="float">
            <text:p>-152.4</text:p>
          </table:table-cell>
          <table:table-cell office:value-type="float" office:value="154.6667" calcext:value-type="float">
            <text:p>154.6667</text:p>
          </table:table-cell>
          <table:table-cell office:value-type="float" office:value="-186.9333" calcext:value-type="float">
            <text:p>-186.9333</text:p>
          </table:table-cell>
          <table:table-cell table:number-columns-repeated="3"/>
          <table:table-cell office:value-type="float" office:value="382.202" calcext:value-type="float">
            <text:p>382.20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.05236841" calcext:value-type="float">
            <text:p>0.05236841</text:p>
          </table:table-cell>
          <table:table-cell office:value-type="float" office:value="0.5188365" calcext:value-type="float">
            <text:p>0.51883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438665" calcext:value-type="float">
            <text:p>8.438665</text:p>
          </table:table-cell>
          <table:table-cell office:value-type="float" office:value="2.633018" calcext:value-type="float">
            <text:p>2.633018</text:p>
          </table:table-cell>
          <table:table-cell office:value-type="float" office:value="0.7209857" calcext:value-type="float">
            <text:p>0.7209857</text:p>
          </table:table-cell>
          <table:table-cell office:value-type="float" office:value="1.473546" calcext:value-type="float">
            <text:p>1.473546</text:p>
          </table:table-cell>
          <table:table-cell table:number-columns-repeated="3"/>
          <table:table-cell office:value-type="float" office:value="142.2667" calcext:value-type="float">
            <text:p>142.2667</text:p>
          </table:table-cell>
          <table:table-cell office:value-type="float" office:value="-128.7333" calcext:value-type="float">
            <text:p>-128.7333</text:p>
          </table:table-cell>
          <table:table-cell office:value-type="float" office:value="108.2" calcext:value-type="float">
            <text:p>108.2</text:p>
          </table:table-cell>
          <table:table-cell office:value-type="float" office:value="-140.6667" calcext:value-type="float">
            <text:p>-140.6667</text:p>
          </table:table-cell>
          <table:table-cell table:number-columns-repeated="3"/>
          <table:table-cell office:value-type="float" office:value="384.203" calcext:value-type="float">
            <text:p>384.20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.05144573" calcext:value-type="float">
            <text:p>0.05144573</text:p>
          </table:table-cell>
          <table:table-cell office:value-type="float" office:value="0.2741804" calcext:value-type="float">
            <text:p>0.2741804</text:p>
          </table:table-cell>
          <table:table-cell office:value-type="float" office:value="0.01732463" calcext:value-type="float">
            <text:p>0.017324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.603108" calcext:value-type="float">
            <text:p>7.603108</text:p>
          </table:table-cell>
          <table:table-cell office:value-type="float" office:value="2.223717" calcext:value-type="float">
            <text:p>2.223717</text:p>
          </table:table-cell>
          <table:table-cell office:value-type="float" office:value="0.3191102" calcext:value-type="float">
            <text:p>0.3191102</text:p>
          </table:table-cell>
          <table:table-cell office:value-type="float" office:value="0.7085828" calcext:value-type="float">
            <text:p>0.7085828</text:p>
          </table:table-cell>
          <table:table-cell table:number-columns-repeated="3"/>
          <table:table-cell office:value-type="float" office:value="174.9333" calcext:value-type="float">
            <text:p>174.9333</text:p>
          </table:table-cell>
          <table:table-cell office:value-type="float" office:value="-84.93334" calcext:value-type="float">
            <text:p>-84.93334</text:p>
          </table:table-cell>
          <table:table-cell office:value-type="float" office:value="67.2" calcext:value-type="float">
            <text:p>67.2</text:p>
          </table:table-cell>
          <table:table-cell office:value-type="float" office:value="-94.8" calcext:value-type="float">
            <text:p>-94.8</text:p>
          </table:table-cell>
          <table:table-cell table:number-columns-repeated="3"/>
          <table:table-cell office:value-type="float" office:value="386.204" calcext:value-type="float">
            <text:p>386.20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.01562626" calcext:value-type="float">
            <text:p>0.01562626</text:p>
          </table:table-cell>
          <table:table-cell office:value-type="float" office:value="0.1391954" calcext:value-type="float">
            <text:p>0.1391954</text:p>
          </table:table-cell>
          <table:table-cell office:value-type="float" office:value="0.05511727" calcext:value-type="float">
            <text:p>0.05511727</text:p>
          </table:table-cell>
          <table:table-cell office:value-type="float" office:value="0.0008745304" calcext:value-type="float">
            <text:p>0.0008745304</text:p>
          </table:table-cell>
          <table:table-cell table:number-columns-repeated="2"/>
          <table:table-cell office:value-type="float" office:value="6.466213" calcext:value-type="float">
            <text:p>6.466213</text:p>
          </table:table-cell>
          <table:table-cell office:value-type="float" office:value="2.462443" calcext:value-type="float">
            <text:p>2.462443</text:p>
          </table:table-cell>
          <table:table-cell office:value-type="float" office:value="0.09060777" calcext:value-type="float">
            <text:p>0.09060777</text:p>
          </table:table-cell>
          <table:table-cell office:value-type="float" office:value="0.3052765" calcext:value-type="float">
            <text:p>0.3052765</text:p>
          </table:table-cell>
          <table:table-cell table:number-columns-repeated="3"/>
          <table:table-cell office:value-type="float" office:value="181.5333" calcext:value-type="float">
            <text:p>181.5333</text:p>
          </table:table-cell>
          <table:table-cell office:value-type="float" office:value="-39.13334" calcext:value-type="float">
            <text:p>-39.13334</text:p>
          </table:table-cell>
          <table:table-cell office:value-type="float" office:value="46.53333" calcext:value-type="float">
            <text:p>46.53333</text:p>
          </table:table-cell>
          <table:table-cell office:value-type="float" office:value="-47.8" calcext:value-type="float">
            <text:p>-47.8</text:p>
          </table:table-cell>
          <table:table-cell table:number-columns-repeated="3"/>
          <table:table-cell office:value-type="float" office:value="388.205" calcext:value-type="float">
            <text:p>388.20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.008271234" calcext:value-type="float">
            <text:p>0.008271234</text:p>
          </table:table-cell>
          <table:table-cell office:value-type="float" office:value="0.02885741" calcext:value-type="float">
            <text:p>0.028857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.312749" calcext:value-type="float">
            <text:p>4.312749</text:p>
          </table:table-cell>
          <table:table-cell office:value-type="float" office:value="3.547624" calcext:value-type="float">
            <text:p>3.547624</text:p>
          </table:table-cell>
          <table:table-cell office:value-type="float" office:value="0" calcext:value-type="float">
            <text:p>0</text:p>
          </table:table-cell>
          <table:table-cell office:value-type="float" office:value="0.773295" calcext:value-type="float">
            <text:p>0.773295</text:p>
          </table:table-cell>
          <table:table-cell table:number-columns-repeated="3"/>
          <table:table-cell office:value-type="float" office:value="181.7333" calcext:value-type="float">
            <text:p>181.7333</text:p>
          </table:table-cell>
          <table:table-cell office:value-type="float" office:value="-11.46667" calcext:value-type="float">
            <text:p>-11.46667</text:p>
          </table:table-cell>
          <table:table-cell office:value-type="float" office:value="85.53333" calcext:value-type="float">
            <text:p>85.53333</text:p>
          </table:table-cell>
          <table:table-cell office:value-type="float" office:value="-2.066667" calcext:value-type="float">
            <text:p>-2.066667</text:p>
          </table:table-cell>
          <table:table-cell table:number-columns-repeated="3"/>
          <table:table-cell office:value-type="float" office:value="390.206" calcext:value-type="float">
            <text:p>390.20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.006265248" calcext:value-type="float">
            <text:p>0.0062652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.901442" calcext:value-type="float">
            <text:p>1.901442</text:p>
          </table:table-cell>
          <table:table-cell office:value-type="float" office:value="2.018748" calcext:value-type="float">
            <text:p>2.018748</text:p>
          </table:table-cell>
          <table:table-cell office:value-type="float" office:value="0.09093623" calcext:value-type="float">
            <text:p>0.09093623</text:p>
          </table:table-cell>
          <table:table-cell office:value-type="float" office:value="1.631328" calcext:value-type="float">
            <text:p>1.631328</text:p>
          </table:table-cell>
          <table:table-cell table:number-columns-repeated="3"/>
          <table:table-cell office:value-type="float" office:value="172.1333" calcext:value-type="float">
            <text:p>172.1333</text:p>
          </table:table-cell>
          <table:table-cell office:value-type="float" office:value="37.2" calcext:value-type="float">
            <text:p>37.2</text:p>
          </table:table-cell>
          <table:table-cell office:value-type="float" office:value="107" calcext:value-type="float">
            <text:p>107</text:p>
          </table:table-cell>
          <table:table-cell office:value-type="float" office:value="38.4" calcext:value-type="float">
            <text:p>38.4</text:p>
          </table:table-cell>
          <table:table-cell table:number-columns-repeated="3"/>
          <table:table-cell office:value-type="float" office:value="392.207" calcext:value-type="float">
            <text:p>392.20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4043650.0</text:p>
          </table:table-cell>
          <table:table-cell office:value-type="float" office:value="7.79714" calcext:value-type="float">
            <text:p>7.79714</text:p>
          </table:table-cell>
          <table:table-cell table:number-columns-repeated="5"/>
          <table:table-cell office:value-type="float" office:value="188.5333" calcext:value-type="float">
            <text:p>188.5333</text:p>
          </table:table-cell>
          <table:table-cell office:value-type="float" office:value="93.66667" calcext:value-type="float">
            <text:p>93.66667</text:p>
          </table:table-cell>
          <table:table-cell office:value-type="float" office:value="154.6" calcext:value-type="float">
            <text:p>154.6</text:p>
          </table:table-cell>
          <table:table-cell office:value-type="float" office:value="96.53334" calcext:value-type="float">
            <text:p>96.53334</text:p>
          </table:table-cell>
          <table:table-cell table:number-columns-repeated="3"/>
          <table:table-cell office:value-type="float" office:value="394.208" calcext:value-type="float">
            <text:p>394.20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.99458" calcext:value-type="float">
            <text:p>7.99458</text:p>
          </table:table-cell>
          <table:table-cell office:value-type="float" office:value="0" calcext:value-type="float">
            <text:p>0</text:p>
          </table:table-cell>
          <table:table-cell office:value-type="float" office:value="8.996511" calcext:value-type="float">
            <text:p>8.996511</text:p>
          </table:table-cell>
          <table:table-cell table:number-columns-repeated="3"/>
          <table:table-cell office:value-type="float" office:value="199.8" calcext:value-type="float">
            <text:p>199.8</text:p>
          </table:table-cell>
          <table:table-cell office:value-type="float" office:value="125.5333" calcext:value-type="float">
            <text:p>125.5333</text:p>
          </table:table-cell>
          <table:table-cell office:value-type="float" office:value="184.2667" calcext:value-type="float">
            <text:p>184.2667</text:p>
          </table:table-cell>
          <table:table-cell office:value-type="float" office:value="125.0667" calcext:value-type="float">
            <text:p>125.0667</text:p>
          </table:table-cell>
          <table:table-cell table:number-columns-repeated="3"/>
          <table:table-cell office:value-type="float" office:value="396.209" calcext:value-type="float">
            <text:p>396.20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.03930426" calcext:value-type="float">
            <text:p>0.039304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.9827761" calcext:value-type="float">
            <text:p>0.9827761</text:p>
          </table:table-cell>
          <table:table-cell office:value-type="float" office:value="8.226418" calcext:value-type="float">
            <text:p>8.226418</text:p>
          </table:table-cell>
          <table:table-cell office:value-type="float" office:value="0" calcext:value-type="float">
            <text:p>0</text:p>
          </table:table-cell>
          <table:table-cell office:value-type="float" office:value="9.678933" calcext:value-type="float">
            <text:p>9.678933</text:p>
          </table:table-cell>
          <table:table-cell table:number-columns-repeated="3"/>
          <table:table-cell office:value-type="float" office:value="162.4" calcext:value-type="float">
            <text:p>162.4</text:p>
          </table:table-cell>
          <table:table-cell office:value-type="float" office:value="176.4667" calcext:value-type="float">
            <text:p>176.4667</text:p>
          </table:table-cell>
          <table:table-cell office:value-type="float" office:value="202.0667" calcext:value-type="float">
            <text:p>202.0667</text:p>
          </table:table-cell>
          <table:table-cell office:value-type="float" office:value="167.6" calcext:value-type="float">
            <text:p>167.6</text:p>
          </table:table-cell>
          <table:table-cell table:number-columns-repeated="3"/>
          <table:table-cell office:value-type="float" office:value="398.21" calcext:value-type="float">
            <text:p>398.2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1.046926" calcext:value-type="float">
            <text:p>1.046926</text:p>
          </table:table-cell>
          <table:table-cell office:value-type="float" office:value="1.086263" calcext:value-type="float">
            <text:p>1.086263</text:p>
          </table:table-cell>
          <table:table-cell office:value-type="float" office:value="0.6378593" calcext:value-type="float">
            <text:p>0.6378593</text:p>
          </table:table-cell>
          <table:table-cell office:value-type="float" office:value="0.7757812" calcext:value-type="float">
            <text:p>0.7757812</text:p>
          </table:table-cell>
          <table:table-cell table:number-columns-repeated="2"/>
          <table:table-cell office:value-type="float" office:value="1.131188" calcext:value-type="float">
            <text:p>1.131188</text:p>
          </table:table-cell>
          <table:table-cell office:value-type="float" office:value="9.335661" calcext:value-type="float">
            <text:p>9.335661</text:p>
          </table:table-cell>
          <table:table-cell office:value-type="float" office:value="0" calcext:value-type="float">
            <text:p>0</text:p>
          </table:table-cell>
          <table:table-cell office:value-type="float" office:value="8.80981" calcext:value-type="float">
            <text:p>8.80981</text:p>
          </table:table-cell>
          <table:table-cell table:number-columns-repeated="3"/>
          <table:table-cell office:value-type="float" office:value="148.2" calcext:value-type="float">
            <text:p>148.2</text:p>
          </table:table-cell>
          <table:table-cell office:value-type="float" office:value="188.4" calcext:value-type="float">
            <text:p>188.4</text:p>
          </table:table-cell>
          <table:table-cell office:value-type="float" office:value="193.3333" calcext:value-type="float">
            <text:p>193.3333</text:p>
          </table:table-cell>
          <table:table-cell office:value-type="float" office:value="148.6667" calcext:value-type="float">
            <text:p>148.6667</text:p>
          </table:table-cell>
          <table:table-cell table:number-columns-repeated="3"/>
          <table:table-cell office:value-type="float" office:value="400.211" calcext:value-type="float">
            <text:p>400.21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1.33443" calcext:value-type="float">
            <text:p>1.33443</text:p>
          </table:table-cell>
          <table:table-cell office:value-type="float" office:value="3.032298" calcext:value-type="float">
            <text:p>3.032298</text:p>
          </table:table-cell>
          <table:table-cell office:value-type="float" office:value="1.189476" calcext:value-type="float">
            <text:p>1.189476</text:p>
          </table:table-cell>
          <table:table-cell office:value-type="float" office:value="2.172489" calcext:value-type="float">
            <text:p>2.172489</text:p>
          </table:table-cell>
          <table:table-cell table:number-columns-repeated="2"/>
          <table:table-cell office:value-type="float" office:value="0.5055616" calcext:value-type="float">
            <text:p>0.5055616</text:p>
          </table:table-cell>
          <table:table-cell office:value-type="float" office:value="8.675621" calcext:value-type="float">
            <text:p>8.675621</text:p>
          </table:table-cell>
          <table:table-cell office:value-type="float" office:value="0.01735234" calcext:value-type="float">
            <text:p>0.01735234</text:p>
          </table:table-cell>
          <table:table-cell office:value-type="float" office:value="8.83911" calcext:value-type="float">
            <text:p>8.83911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187.6667" calcext:value-type="float">
            <text:p>187.6667</text:p>
          </table:table-cell>
          <table:table-cell office:value-type="float" office:value="214.4" calcext:value-type="float">
            <text:p>214.4</text:p>
          </table:table-cell>
          <table:table-cell office:value-type="float" office:value="136.4667" calcext:value-type="float">
            <text:p>136.4667</text:p>
          </table:table-cell>
          <table:table-cell table:number-columns-repeated="3"/>
          <table:table-cell office:value-type="float" office:value="402.212" calcext:value-type="float">
            <text:p>402.21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.606589" calcext:value-type="float">
            <text:p>3.606589</text:p>
          </table:table-cell>
          <table:table-cell office:value-type="float" office:value="4.62059" calcext:value-type="float">
            <text:p>4.62059</text:p>
          </table:table-cell>
          <table:table-cell office:value-type="float" office:value="2.851746" calcext:value-type="float">
            <text:p>2.851746</text:p>
          </table:table-cell>
          <table:table-cell office:value-type="float" office:value="2.957295" calcext:value-type="float">
            <text:p>2.957295</text:p>
          </table:table-cell>
          <table:table-cell table:number-columns-repeated="2"/>
          <table:table-cell office:value-type="float" office:value="0.7339828" calcext:value-type="float">
            <text:p>0.7339828</text:p>
          </table:table-cell>
          <table:table-cell office:value-type="float" office:value="8.03369" calcext:value-type="float">
            <text:p>8.03369</text:p>
          </table:table-cell>
          <table:table-cell office:value-type="float" office:value="0.2276535" calcext:value-type="float">
            <text:p>0.2276535</text:p>
          </table:table-cell>
          <table:table-cell office:value-type="float" office:value="7.69699" calcext:value-type="float">
            <text:p>7.69699</text:p>
          </table:table-cell>
          <table:table-cell table:number-columns-repeated="3"/>
          <table:table-cell office:value-type="float" office:value="125.3333" calcext:value-type="float">
            <text:p>125.3333</text:p>
          </table:table-cell>
          <table:table-cell office:value-type="float" office:value="193.6667" calcext:value-type="float">
            <text:p>193.6667</text:p>
          </table:table-cell>
          <table:table-cell office:value-type="float" office:value="187.9333" calcext:value-type="float">
            <text:p>187.9333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404.213" calcext:value-type="float">
            <text:p>404.21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2.34892" calcext:value-type="float">
            <text:p>2.34892</text:p>
          </table:table-cell>
          <table:table-cell office:value-type="float" office:value="3.641454" calcext:value-type="float">
            <text:p>3.641454</text:p>
          </table:table-cell>
          <table:table-cell office:value-type="float" office:value="1.8515" calcext:value-type="float">
            <text:p>1.8515</text:p>
          </table:table-cell>
          <table:table-cell office:value-type="float" office:value="2.449296" calcext:value-type="float">
            <text:p>2.449296</text:p>
          </table:table-cell>
          <table:table-cell table:number-columns-repeated="2"/>
          <table:table-cell office:value-type="float" office:value="0.9273651" calcext:value-type="float">
            <text:p>0.9273651</text:p>
          </table:table-cell>
          <table:table-cell office:value-type="float" office:value="6.657277" calcext:value-type="float">
            <text:p>6.657277</text:p>
          </table:table-cell>
          <table:table-cell office:value-type="float" office:value="1.337477" calcext:value-type="float">
            <text:p>1.337477</text:p>
          </table:table-cell>
          <table:table-cell office:value-type="float" office:value="7.753512" calcext:value-type="float">
            <text:p>7.753512</text:p>
          </table:table-cell>
          <table:table-cell table:number-columns-repeated="3"/>
          <table:table-cell office:value-type="float" office:value="126.1333" calcext:value-type="float">
            <text:p>126.1333</text:p>
          </table:table-cell>
          <table:table-cell office:value-type="float" office:value="191.3333" calcext:value-type="float">
            <text:p>191.3333</text:p>
          </table:table-cell>
          <table:table-cell office:value-type="float" office:value="208.8667" calcext:value-type="float">
            <text:p>208.8667</text:p>
          </table:table-cell>
          <table:table-cell office:value-type="float" office:value="119.4667" calcext:value-type="float">
            <text:p>119.4667</text:p>
          </table:table-cell>
          <table:table-cell table:number-columns-repeated="3"/>
          <table:table-cell office:value-type="float" office:value="406.214" calcext:value-type="float">
            <text:p>406.21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2.543979" calcext:value-type="float">
            <text:p>2.543979</text:p>
          </table:table-cell>
          <table:table-cell office:value-type="float" office:value="3.986823" calcext:value-type="float">
            <text:p>3.986823</text:p>
          </table:table-cell>
          <table:table-cell office:value-type="float" office:value="2.248317" calcext:value-type="float">
            <text:p>2.248317</text:p>
          </table:table-cell>
          <table:table-cell office:value-type="float" office:value="3.256159" calcext:value-type="float">
            <text:p>3.256159</text:p>
          </table:table-cell>
          <table:table-cell table:number-columns-repeated="2"/>
          <table:table-cell office:value-type="float" office:value="2.1303046" calcext:value-type="float">
            <text:p>2.1303046</text:p>
          </table:table-cell>
          <table:table-cell office:value-type="float" office:value="4.793015" calcext:value-type="float">
            <text:p>4.793015</text:p>
          </table:table-cell>
          <table:table-cell office:value-type="float" office:value="3.62253" calcext:value-type="float">
            <text:p>3.62253</text:p>
          </table:table-cell>
          <table:table-cell office:value-type="float" office:value="7.546781" calcext:value-type="float">
            <text:p>7.546781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191.6" calcext:value-type="float">
            <text:p>191.6</text:p>
          </table:table-cell>
          <table:table-cell office:value-type="float" office:value="184.4" calcext:value-type="float">
            <text:p>184.4</text:p>
          </table:table-cell>
          <table:table-cell office:value-type="float" office:value="104.8" calcext:value-type="float">
            <text:p>104.8</text:p>
          </table:table-cell>
          <table:table-cell table:number-columns-repeated="3"/>
          <table:table-cell office:value-type="float" office:value="408.215" calcext:value-type="float">
            <text:p>408.21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.422606" calcext:value-type="float">
            <text:p>3.422606</text:p>
          </table:table-cell>
          <table:table-cell office:value-type="float" office:value="4.713541" calcext:value-type="float">
            <text:p>4.713541</text:p>
          </table:table-cell>
          <table:table-cell office:value-type="float" office:value="3.176299" calcext:value-type="float">
            <text:p>3.176299</text:p>
          </table:table-cell>
          <table:table-cell office:value-type="float" office:value="3.889016" calcext:value-type="float">
            <text:p>3.889016</text:p>
          </table:table-cell>
          <table:table-cell table:number-columns-repeated="2"/>
          <table:table-cell office:value-type="float" office:value="5.855074" calcext:value-type="float">
            <text:p>5.855074</text:p>
          </table:table-cell>
          <table:table-cell office:value-type="float" office:value="3.969027" calcext:value-type="float">
            <text:p>3.969027</text:p>
          </table:table-cell>
          <table:table-cell office:value-type="float" office:value="4.679539" calcext:value-type="float">
            <text:p>4.679539</text:p>
          </table:table-cell>
          <table:table-cell office:value-type="float" office:value="3.982196" calcext:value-type="float">
            <text:p>3.982196</text:p>
          </table:table-cell>
          <table:table-cell table:number-columns-repeated="3"/>
          <table:table-cell office:value-type="float" office:value="49.33333" calcext:value-type="float">
            <text:p>49.33333</text:p>
          </table:table-cell>
          <table:table-cell office:value-type="float" office:value="142.9333" calcext:value-type="float">
            <text:p>142.9333</text:p>
          </table:table-cell>
          <table:table-cell office:value-type="float" office:value="140.6667" calcext:value-type="float">
            <text:p>140.6667</text:p>
          </table:table-cell>
          <table:table-cell office:value-type="float" office:value="56.66667" calcext:value-type="float">
            <text:p>56.66667</text:p>
          </table:table-cell>
          <table:table-cell table:number-columns-repeated="3"/>
          <table:table-cell office:value-type="float" office:value="410.216" calcext:value-type="float">
            <text:p>410.21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.049101" calcext:value-type="float">
            <text:p>4.049101</text:p>
          </table:table-cell>
          <table:table-cell office:value-type="float" office:value="6.121686" calcext:value-type="float">
            <text:p>6.121686</text:p>
          </table:table-cell>
          <table:table-cell office:value-type="float" office:value="3.46746" calcext:value-type="float">
            <text:p>3.46746</text:p>
          </table:table-cell>
          <table:table-cell office:value-type="float" office:value="4.938352" calcext:value-type="float">
            <text:p>4.938352</text:p>
          </table:table-cell>
          <table:table-cell table:number-columns-repeated="2"/>
          <table:table-cell office:value-type="float" office:value="7.208951" calcext:value-type="float">
            <text:p>7.208951</text:p>
          </table:table-cell>
          <table:table-cell office:value-type="float" office:value="3.222053" calcext:value-type="float">
            <text:p>3.222053</text:p>
          </table:table-cell>
          <table:table-cell office:value-type="float" office:value="2.757606" calcext:value-type="float">
            <text:p>2.757606</text:p>
          </table:table-cell>
          <table:table-cell office:value-type="float" office:value="3.028273" calcext:value-type="float">
            <text:p>3.028273</text:p>
          </table:table-cell>
          <table:table-cell table:number-columns-repeated="3"/>
          <table:table-cell office:value-type="float" office:value="16.06667" calcext:value-type="float">
            <text:p>16.06667</text:p>
          </table:table-cell>
          <table:table-cell office:value-type="float" office:value="99.53334" calcext:value-type="float">
            <text:p>99.53334</text:p>
          </table:table-cell>
          <table:table-cell office:value-type="float" office:value="95.93333" calcext:value-type="float">
            <text:p>95.93333</text:p>
          </table:table-cell>
          <table:table-cell office:value-type="float" office:value="14.33333" calcext:value-type="float">
            <text:p>14.33333</text:p>
          </table:table-cell>
          <table:table-cell table:number-columns-repeated="3"/>
          <table:table-cell office:value-type="float" office:value="412.218" calcext:value-type="float">
            <text:p>412.21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5.591193" calcext:value-type="float">
            <text:p>5.591193</text:p>
          </table:table-cell>
          <table:table-cell office:value-type="float" office:value="7.37546" calcext:value-type="float">
            <text:p>7.37546</text:p>
          </table:table-cell>
          <table:table-cell office:value-type="float" office:value="4.684314" calcext:value-type="float">
            <text:p>4.684314</text:p>
          </table:table-cell>
          <table:table-cell office:value-type="float" office:value="7.447775" calcext:value-type="float">
            <text:p>7.447775</text:p>
          </table:table-cell>
          <table:table-cell table:number-columns-repeated="2"/>
          <table:table-cell office:value-type="float" office:value="8.112062" calcext:value-type="float">
            <text:p>8.112062</text:p>
          </table:table-cell>
          <table:table-cell office:value-type="float" office:value="1.47966" calcext:value-type="float">
            <text:p>1.47966</text:p>
          </table:table-cell>
          <table:table-cell office:value-type="float" office:value="2.250581" calcext:value-type="float">
            <text:p>2.250581</text:p>
          </table:table-cell>
          <table:table-cell office:value-type="float" office:value="1.660685" calcext:value-type="float">
            <text:p>1.660685</text:p>
          </table:table-cell>
          <table:table-cell table:number-columns-repeated="3"/>
          <table:table-cell office:value-type="float" office:value="-34.53333" calcext:value-type="float">
            <text:p>-34.53333</text:p>
          </table:table-cell>
          <table:table-cell office:value-type="float" office:value="53.2" calcext:value-type="float">
            <text:p>53.2</text:p>
          </table:table-cell>
          <table:table-cell office:value-type="float" office:value="43.13334" calcext:value-type="float">
            <text:p>43.13334</text:p>
          </table:table-cell>
          <table:table-cell office:value-type="float" office:value="-9.8" calcext:value-type="float">
            <text:p>-9.8</text:p>
          </table:table-cell>
          <table:table-cell table:number-columns-repeated="3"/>
          <table:table-cell office:value-type="float" office:value="414.22" calcext:value-type="float">
            <text:p>414.2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.368719" calcext:value-type="float">
            <text:p>4.368719</text:p>
          </table:table-cell>
          <table:table-cell office:value-type="float" office:value="6.063869" calcext:value-type="float">
            <text:p>6.063869</text:p>
          </table:table-cell>
          <table:table-cell office:value-type="float" office:value="4.701" calcext:value-type="float">
            <text:p>4.701</text:p>
          </table:table-cell>
          <table:table-cell office:value-type="float" office:value="6.617434" calcext:value-type="float">
            <text:p>6.617434</text:p>
          </table:table-cell>
          <table:table-cell table:number-columns-repeated="2"/>
          <table:table-cell office:value-type="float" office:value="7.747783" calcext:value-type="float">
            <text:p>7.747783</text:p>
          </table:table-cell>
          <table:table-cell office:value-type="float" office:value="1.96713" calcext:value-type="float">
            <text:p>1.96713</text:p>
          </table:table-cell>
          <table:table-cell office:value-type="float" office:value="0.8638931" calcext:value-type="float">
            <text:p>0.8638931</text:p>
          </table:table-cell>
          <table:table-cell office:value-type="float" office:value="1.273324" calcext:value-type="float">
            <text:p>1.273324</text:p>
          </table:table-cell>
          <table:table-cell table:number-columns-repeated="3"/>
          <table:table-cell office:value-type="float" office:value="-78.4" calcext:value-type="float">
            <text:p>-78.4</text:p>
          </table:table-cell>
          <table:table-cell office:value-type="float" office:value="27.8" calcext:value-type="float">
            <text:p>27.8</text:p>
          </table:table-cell>
          <table:table-cell office:value-type="float" office:value="-5.333333" calcext:value-type="float">
            <text:p>-5.333333</text:p>
          </table:table-cell>
          <table:table-cell office:value-type="float" office:value="-57.13334" calcext:value-type="float">
            <text:p>-57.13334</text:p>
          </table:table-cell>
          <table:table-cell table:number-columns-repeated="3"/>
          <table:table-cell office:value-type="float" office:value="416.221" calcext:value-type="float">
            <text:p>416.22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1.908107" calcext:value-type="float">
            <text:p>1.908107</text:p>
          </table:table-cell>
          <table:table-cell office:value-type="float" office:value="6.007764" calcext:value-type="float">
            <text:p>6.007764</text:p>
          </table:table-cell>
          <table:table-cell office:value-type="float" office:value="2.727576" calcext:value-type="float">
            <text:p>2.727576</text:p>
          </table:table-cell>
          <table:table-cell office:value-type="float" office:value="4.914541" calcext:value-type="float">
            <text:p>4.914541</text:p>
          </table:table-cell>
          <table:table-cell table:number-columns-repeated="2"/>
          <table:table-cell office:value-type="float" office:value="7.685253" calcext:value-type="float">
            <text:p>7.685253</text:p>
          </table:table-cell>
          <table:table-cell office:value-type="float" office:value="2.019881" calcext:value-type="float">
            <text:p>2.019881</text:p>
          </table:table-cell>
          <table:table-cell office:value-type="float" office:value="0.01418968" calcext:value-type="float">
            <text:p>0.01418968</text:p>
          </table:table-cell>
          <table:table-cell office:value-type="float" office:value="0.6624137" calcext:value-type="float">
            <text:p>0.6624137</text:p>
          </table:table-cell>
          <table:table-cell table:number-columns-repeated="3"/>
          <table:table-cell office:value-type="float" office:value="-106.0667" calcext:value-type="float">
            <text:p>-106.0667</text:p>
          </table:table-cell>
          <table:table-cell office:value-type="float" office:value="-14.73333" calcext:value-type="float">
            <text:p>-14.73333</text:p>
          </table:table-cell>
          <table:table-cell office:value-type="float" office:value="-49.06667" calcext:value-type="float">
            <text:p>-49.06667</text:p>
          </table:table-cell>
          <table:table-cell office:value-type="float" office:value="-99.06667" calcext:value-type="float">
            <text:p>-99.06667</text:p>
          </table:table-cell>
          <table:table-cell table:number-columns-repeated="3"/>
          <table:table-cell office:value-type="float" office:value="418.222" calcext:value-type="float">
            <text:p>418.22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.1099036" calcext:value-type="float">
            <text:p>0.1099036</text:p>
          </table:table-cell>
          <table:table-cell office:value-type="float" office:value="4.575459" calcext:value-type="float">
            <text:p>4.575459</text:p>
          </table:table-cell>
          <table:table-cell office:value-type="float" office:value="1.123288" calcext:value-type="float">
            <text:p>1.123288</text:p>
          </table:table-cell>
          <table:table-cell office:value-type="float" office:value="2.743569" calcext:value-type="float">
            <text:p>2.743569</text:p>
          </table:table-cell>
          <table:table-cell table:number-columns-repeated="2"/>
          <table:table-cell office:value-type="float" office:value="6.81525351" calcext:value-type="float">
            <text:p>6.81525351</text:p>
          </table:table-cell>
          <table:table-cell office:value-type="float" office:value="7.194514" calcext:value-type="float">
            <text:p>7.194514</text:p>
          </table:table-cell>
          <table:table-cell office:value-type="float" office:value="0.5695312" calcext:value-type="float">
            <text:p>0.5695312</text:p>
          </table:table-cell>
          <table:table-cell office:value-type="float" office:value="1.339571" calcext:value-type="float">
            <text:p>1.339571</text:p>
          </table:table-cell>
          <table:table-cell table:number-columns-repeated="3"/>
          <table:table-cell office:value-type="float" office:value="-108.3333" calcext:value-type="float">
            <text:p>-108.3333</text:p>
          </table:table-cell>
          <table:table-cell office:value-type="float" office:value="-52.33333" calcext:value-type="float">
            <text:p>-52.33333</text:p>
          </table:table-cell>
          <table:table-cell office:value-type="float" office:value="-107.1333" calcext:value-type="float">
            <text:p>-107.1333</text:p>
          </table:table-cell>
          <table:table-cell office:value-type="float" office:value="-90.53333" calcext:value-type="float">
            <text:p>-90.53333</text:p>
          </table:table-cell>
          <table:table-cell table:number-columns-repeated="3"/>
          <table:table-cell office:value-type="float" office:value="420.223" calcext:value-type="float">
            <text:p>420.22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.08991727" calcext:value-type="float">
            <text:p>0.08991727</text:p>
          </table:table-cell>
          <table:table-cell office:value-type="float" office:value="3.028794" calcext:value-type="float">
            <text:p>3.028794</text:p>
          </table:table-cell>
          <table:table-cell office:value-type="float" office:value="0.8643661" calcext:value-type="float">
            <text:p>0.8643661</text:p>
          </table:table-cell>
          <table:table-cell office:value-type="float" office:value="2.719946" calcext:value-type="float">
            <text:p>2.719946</text:p>
          </table:table-cell>
          <table:table-cell table:number-columns-repeated="2"/>
          <table:table-cell office:value-type="float" office:value="5.88688" calcext:value-type="float">
            <text:p>5.88688</text:p>
          </table:table-cell>
          <table:table-cell office:value-type="float" office:value="7.658159" calcext:value-type="float">
            <text:p>7.658159</text:p>
          </table:table-cell>
          <table:table-cell office:value-type="float" office:value="0.872212" calcext:value-type="float">
            <text:p>0.872212</text:p>
          </table:table-cell>
          <table:table-cell office:value-type="float" office:value="5.527085" calcext:value-type="float">
            <text:p>5.527085</text:p>
          </table:table-cell>
          <table:table-cell table:number-columns-repeated="3"/>
          <table:table-cell office:value-type="float" office:value="-107.2667" calcext:value-type="float">
            <text:p>-107.2667</text:p>
          </table:table-cell>
          <table:table-cell office:value-type="float" office:value="-78.73333" calcext:value-type="float">
            <text:p>-78.73333</text:p>
          </table:table-cell>
          <table:table-cell office:value-type="float" office:value="-135.4" calcext:value-type="float">
            <text:p>-135.4</text:p>
          </table:table-cell>
          <table:table-cell office:value-type="float" office:value="-124.0667" calcext:value-type="float">
            <text:p>-124.0667</text:p>
          </table:table-cell>
          <table:table-cell table:number-columns-repeated="3"/>
          <table:table-cell office:value-type="float" office:value="422.224" calcext:value-type="float">
            <text:p>422.22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.6228706" calcext:value-type="float">
            <text:p>0.6228706</text:p>
          </table:table-cell>
          <table:table-cell office:value-type="float" office:value="2.337497" calcext:value-type="float">
            <text:p>2.337497</text:p>
          </table:table-cell>
          <table:table-cell office:value-type="float" office:value="1.607891" calcext:value-type="float">
            <text:p>1.607891</text:p>
          </table:table-cell>
          <table:table-cell office:value-type="float" office:value="3.555751" calcext:value-type="float">
            <text:p>3.555751</text:p>
          </table:table-cell>
          <table:table-cell table:number-columns-repeated="2"/>
          <table:table-cell office:value-type="float" office:value="5.484188" calcext:value-type="float">
            <text:p>5.484188</text:p>
          </table:table-cell>
          <table:table-cell office:value-type="float" office:value="9.315355" calcext:value-type="float">
            <text:p>9.315355</text:p>
          </table:table-cell>
          <table:table-cell office:value-type="float" office:value="2.136158" calcext:value-type="float">
            <text:p>2.136158</text:p>
          </table:table-cell>
          <table:table-cell office:value-type="float" office:value="4.584306" calcext:value-type="float">
            <text:p>4.584306</text:p>
          </table:table-cell>
          <table:table-cell table:number-columns-repeated="3"/>
          <table:table-cell office:value-type="float" office:value="-80.26668" calcext:value-type="float">
            <text:p>-80.26668</text:p>
          </table:table-cell>
          <table:table-cell office:value-type="float" office:value="-117.9333" calcext:value-type="float">
            <text:p>-117.9333</text:p>
          </table:table-cell>
          <table:table-cell office:value-type="float" office:value="-172.4" calcext:value-type="float">
            <text:p>-172.4</text:p>
          </table:table-cell>
          <table:table-cell office:value-type="float" office:value="-89.73333" calcext:value-type="float">
            <text:p>-89.73333</text:p>
          </table:table-cell>
          <table:table-cell table:number-columns-repeated="3"/>
          <table:table-cell office:value-type="float" office:value="424.225" calcext:value-type="float">
            <text:p>424.2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.8603807" calcext:value-type="float">
            <text:p>0.8603807</text:p>
          </table:table-cell>
          <table:table-cell office:value-type="float" office:value="2.577235" calcext:value-type="float">
            <text:p>2.577235</text:p>
          </table:table-cell>
          <table:table-cell office:value-type="float" office:value="2.544011" calcext:value-type="float">
            <text:p>2.544011</text:p>
          </table:table-cell>
          <table:table-cell office:value-type="float" office:value="4.367644" calcext:value-type="float">
            <text:p>4.367644</text:p>
          </table:table-cell>
          <table:table-cell table:number-columns-repeated="2"/>
          <table:table-cell office:value-type="float" office:value="2.810912" calcext:value-type="float">
            <text:p>2.810912</text:p>
          </table:table-cell>
          <table:table-cell office:value-type="float" office:value="9.202572" calcext:value-type="float">
            <text:p>9.202572</text:p>
          </table:table-cell>
          <table:table-cell office:value-type="float" office:value="4.437305" calcext:value-type="float">
            <text:p>4.437305</text:p>
          </table:table-cell>
          <table:table-cell office:value-type="float" office:value="5.00948" calcext:value-type="float">
            <text:p>5.00948</text:p>
          </table:table-cell>
          <table:table-cell table:number-columns-repeated="3"/>
          <table:table-cell office:value-type="float" office:value="-34.33333" calcext:value-type="float">
            <text:p>-34.33333</text:p>
          </table:table-cell>
          <table:table-cell office:value-type="float" office:value="-142.2667" calcext:value-type="float">
            <text:p>-142.2667</text:p>
          </table:table-cell>
          <table:table-cell office:value-type="float" office:value="-172.1333" calcext:value-type="float">
            <text:p>-172.1333</text:p>
          </table:table-cell>
          <table:table-cell office:value-type="float" office:value="-65.33334" calcext:value-type="float">
            <text:p>-65.33334</text:p>
          </table:table-cell>
          <table:table-cell table:number-columns-repeated="3"/>
          <table:table-cell office:value-type="float" office:value="426.226" calcext:value-type="float">
            <text:p>426.22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.2225026" calcext:value-type="float">
            <text:p>0.2225026</text:p>
          </table:table-cell>
          <table:table-cell office:value-type="float" office:value="3.399959" calcext:value-type="float">
            <text:p>3.399959</text:p>
          </table:table-cell>
          <table:table-cell office:value-type="float" office:value="2.975083" calcext:value-type="float">
            <text:p>2.975083</text:p>
          </table:table-cell>
          <table:table-cell office:value-type="float" office:value="5.149208" calcext:value-type="float">
            <text:p>5.149208</text:p>
          </table:table-cell>
          <table:table-cell table:number-columns-repeated="2"/>
          <table:table-cell office:value-type="float" office:value="0.3291111" calcext:value-type="float">
            <text:p>0.3291111</text:p>
          </table:table-cell>
          <table:table-cell office:value-type="float" office:value="10.32258" calcext:value-type="float">
            <text:p>10.32258</text:p>
          </table:table-cell>
          <table:table-cell office:value-type="float" office:value="4.404794" calcext:value-type="float">
            <text:p>4.404794</text:p>
          </table:table-cell>
          <table:table-cell office:value-type="float" office:value="2.660333" calcext:value-type="float">
            <text:p>2.660333</text:p>
          </table:table-cell>
          <table:table-cell table:number-columns-repeated="3"/>
          <table:table-cell office:value-type="float" office:value="-11.13333" calcext:value-type="float">
            <text:p>-11.13333</text:p>
          </table:table-cell>
          <table:table-cell office:value-type="float" office:value="-163.8667" calcext:value-type="float">
            <text:p>-163.8667</text:p>
          </table:table-cell>
          <table:table-cell office:value-type="float" office:value="-166.0667" calcext:value-type="float">
            <text:p>-166.0667</text:p>
          </table:table-cell>
          <table:table-cell office:value-type="float" office:value="-59.2" calcext:value-type="float">
            <text:p>-59.2</text:p>
          </table:table-cell>
          <table:table-cell table:number-columns-repeated="3"/>
          <table:table-cell office:value-type="float" office:value="428.227" calcext:value-type="float">
            <text:p>428.22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.1577275" calcext:value-type="float">
            <text:p>0.1577275</text:p>
          </table:table-cell>
          <table:table-cell office:value-type="float" office:value="4.525027" calcext:value-type="float">
            <text:p>4.525027</text:p>
          </table:table-cell>
          <table:table-cell office:value-type="float" office:value="2.740688" calcext:value-type="float">
            <text:p>2.740688</text:p>
          </table:table-cell>
          <table:table-cell office:value-type="float" office:value="5.053375" calcext:value-type="float">
            <text:p>5.0533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.9501" calcext:value-type="float">
            <text:p>10.9501</text:p>
          </table:table-cell>
          <table:table-cell office:value-type="float" office:value="3.468092" calcext:value-type="float">
            <text:p>3.468092</text:p>
          </table:table-cell>
          <table:table-cell office:value-type="float" office:value="1.597621" calcext:value-type="float">
            <text:p>1.597621</text:p>
          </table:table-cell>
          <table:table-cell table:number-columns-repeated="3"/>
          <table:table-cell office:value-type="float" office:value="42.66667" calcext:value-type="float">
            <text:p>42.66667</text:p>
          </table:table-cell>
          <table:table-cell office:value-type="float" office:value="-172.6667" calcext:value-type="float">
            <text:p>-172.6667</text:p>
          </table:table-cell>
          <table:table-cell office:value-type="float" office:value="-166.3333" calcext:value-type="float">
            <text:p>-166.3333</text:p>
          </table:table-cell>
          <table:table-cell office:value-type="float" office:value="-68.46667" calcext:value-type="float">
            <text:p>-68.46667</text:p>
          </table:table-cell>
          <table:table-cell table:number-columns-repeated="3"/>
          <table:table-cell office:value-type="float" office:value="430.228" calcext:value-type="float">
            <text:p>430.22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.192856" calcext:value-type="float">
            <text:p>4.192856</text:p>
          </table:table-cell>
          <table:table-cell office:value-type="float" office:value="9.652951" calcext:value-type="float">
            <text:p>9.652951</text:p>
          </table:table-cell>
          <table:table-cell office:value-type="float" office:value="2.649851" calcext:value-type="float">
            <text:p>2.649851</text:p>
          </table:table-cell>
          <table:table-cell office:value-type="float" office:value="5.398586" calcext:value-type="float">
            <text:p>5.39858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.23166" calcext:value-type="float">
            <text:p>10.23166</text:p>
          </table:table-cell>
          <table:table-cell/>
          <table:table-cell office:value-type="float" office:value="0.8345713" calcext:value-type="float">
            <text:p>0.8345713</text:p>
          </table:table-cell>
          <table:table-cell table:number-columns-repeated="3"/>
          <table:table-cell office:value-type="float" office:value="83.26667" calcext:value-type="float">
            <text:p>83.26667</text:p>
          </table:table-cell>
          <table:table-cell office:value-type="float" office:value="-192.2" calcext:value-type="float">
            <text:p>-192.2</text:p>
          </table:table-cell>
          <table:table-cell office:value-type="float" office:value="-170.2667" calcext:value-type="float">
            <text:p>-170.2667</text:p>
          </table:table-cell>
          <table:table-cell office:value-type="float" office:value="-84.8" calcext:value-type="float">
            <text:p>-84.8</text:p>
          </table:table-cell>
          <table:table-cell table:number-columns-repeated="3"/>
          <table:table-cell office:value-type="float" office:value="432.229" calcext:value-type="float">
            <text:p>432.22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9.204411" calcext:value-type="float">
            <text:p>9.204411</text:p>
          </table:table-cell>
          <table:table-cell office:value-type="float" office:value="13.42795" calcext:value-type="float">
            <text:p>13.42795</text:p>
          </table:table-cell>
          <table:table-cell office:value-type="float" office:value="5.205432" calcext:value-type="float">
            <text:p>5.205432</text:p>
          </table:table-cell>
          <table:table-cell office:value-type="float" office:value="6.746067" calcext:value-type="float">
            <text:p>6.7460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.85867" calcext:value-type="float">
            <text:p>11.85867</text:p>
          </table:table-cell>
          <table:table-cell office:value-type="float" office:value="0" calcext:value-type="float">
            <text:p>0</text:p>
          </table:table-cell>
          <table:table-cell office:value-type="float" office:value="0.5222928" calcext:value-type="float">
            <text:p>0.5222928</text:p>
          </table:table-cell>
          <table:table-cell table:number-columns-repeated="3"/>
          <table:table-cell office:value-type="float" office:value="107.4" calcext:value-type="float">
            <text:p>107.4</text:p>
          </table:table-cell>
          <table:table-cell office:value-type="float" office:value="-198.1333" calcext:value-type="float">
            <text:p>-198.1333</text:p>
          </table:table-cell>
          <table:table-cell office:value-type="float" office:value="-183.4" calcext:value-type="float">
            <text:p>-183.4</text:p>
          </table:table-cell>
          <table:table-cell office:value-type="float" office:value="-72.46667" calcext:value-type="float">
            <text:p>-72.46667</text:p>
          </table:table-cell>
          <table:table-cell table:number-columns-repeated="3"/>
          <table:table-cell office:value-type="float" office:value="434.23" calcext:value-type="float">
            <text:p>434.2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8.664313" calcext:value-type="float">
            <text:p>8.664313</text:p>
          </table:table-cell>
          <table:table-cell office:value-type="float" office:value="9.528946" calcext:value-type="float">
            <text:p>9.528946</text:p>
          </table:table-cell>
          <table:table-cell office:value-type="float" office:value="3.067919" calcext:value-type="float">
            <text:p>3.067919</text:p>
          </table:table-cell>
          <table:table-cell office:value-type="float" office:value="5.309836" calcext:value-type="float">
            <text:p>5.3098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.2756" calcext:value-type="float">
            <text:p>11.2756</text:p>
          </table:table-cell>
          <table:table-cell office:value-type="float" office:value="0" calcext:value-type="float">
            <text:p>0</text:p>
          </table:table-cell>
          <table:table-cell office:value-type="float" office:value="1.299416" calcext:value-type="float">
            <text:p>1.299416</text:p>
          </table:table-cell>
          <table:table-cell table:number-columns-repeated="3"/>
          <table:table-cell office:value-type="float" office:value="64.73333" calcext:value-type="float">
            <text:p>64.73333</text:p>
          </table:table-cell>
          <table:table-cell office:value-type="float" office:value="-201.1333" calcext:value-type="float">
            <text:p>-201.1333</text:p>
          </table:table-cell>
          <table:table-cell office:value-type="float" office:value="-182.9333" calcext:value-type="float">
            <text:p>-182.9333</text:p>
          </table:table-cell>
          <table:table-cell office:value-type="float" office:value="-31.73333" calcext:value-type="float">
            <text:p>-31.73333</text:p>
          </table:table-cell>
          <table:table-cell table:number-columns-repeated="3"/>
          <table:table-cell office:value-type="float" office:value="436.231" calcext:value-type="float">
            <text:p>436.23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6.420968" calcext:value-type="float">
            <text:p>6.420968</text:p>
          </table:table-cell>
          <table:table-cell office:value-type="float" office:value="7.349859" calcext:value-type="float">
            <text:p>7.349859</text:p>
          </table:table-cell>
          <table:table-cell office:value-type="float" office:value="1.063224" calcext:value-type="float">
            <text:p>1.063224</text:p>
          </table:table-cell>
          <table:table-cell office:value-type="float" office:value="5.010067" calcext:value-type="float">
            <text:p>5.010067</text:p>
          </table:table-cell>
          <table:table-cell table:number-columns-repeated="2"/>
          <table:table-cell office:value-type="float" office:value="0.4589328" calcext:value-type="float">
            <text:p>0.4589328</text:p>
          </table:table-cell>
          <table:table-cell office:value-type="float" office:value="11.02221" calcext:value-type="float">
            <text:p>11.02221</text:p>
          </table:table-cell>
          <table:table-cell office:value-type="float" office:value="0.2438008" calcext:value-type="float">
            <text:p>0.2438008</text:p>
          </table:table-cell>
          <table:table-cell office:value-type="float" office:value="2.945046" calcext:value-type="float">
            <text:p>2.945046</text:p>
          </table:table-cell>
          <table:table-cell table:number-columns-repeated="3"/>
          <table:table-cell office:value-type="float" office:value="81.93334" calcext:value-type="float">
            <text:p>81.93334</text:p>
          </table:table-cell>
          <table:table-cell office:value-type="float" office:value="-194.8" calcext:value-type="float">
            <text:p>-194.8</text:p>
          </table:table-cell>
          <table:table-cell office:value-type="float" office:value="-184.5333" calcext:value-type="float">
            <text:p>-184.5333</text:p>
          </table:table-cell>
          <table:table-cell office:value-type="float" office:value="4.533333" calcext:value-type="float">
            <text:p>4.533333</text:p>
          </table:table-cell>
          <table:table-cell table:number-columns-repeated="3"/>
          <table:table-cell office:value-type="float" office:value="438.232" calcext:value-type="float">
            <text:p>438.23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.960622" calcext:value-type="float">
            <text:p>3.960622</text:p>
          </table:table-cell>
          <table:table-cell office:value-type="float" office:value="6.059927" calcext:value-type="float">
            <text:p>6.059927</text:p>
          </table:table-cell>
          <table:table-cell office:value-type="float" office:value="0.8218385" calcext:value-type="float">
            <text:p>0.8218385</text:p>
          </table:table-cell>
          <table:table-cell office:value-type="float" office:value="4.84003" calcext:value-type="float">
            <text:p>4.84003</text:p>
          </table:table-cell>
          <table:table-cell table:number-columns-repeated="2"/>
          <table:table-cell office:value-type="float" office:value="1.079107" calcext:value-type="float">
            <text:p>1.079107</text:p>
          </table:table-cell>
          <table:table-cell office:value-type="float" office:value="9.42963" calcext:value-type="float">
            <text:p>9.42963</text:p>
          </table:table-cell>
          <table:table-cell office:value-type="float" office:value="0" calcext:value-type="float">
            <text:p>0</text:p>
          </table:table-cell>
          <table:table-cell office:value-type="float" office:value="4.778018" calcext:value-type="float">
            <text:p>4.778018</text:p>
          </table:table-cell>
          <table:table-cell table:number-columns-repeated="3"/>
          <table:table-cell office:value-type="float" office:value="101.4667" calcext:value-type="float">
            <text:p>101.4667</text:p>
          </table:table-cell>
          <table:table-cell office:value-type="float" office:value="-198.2667" calcext:value-type="float">
            <text:p>-198.2667</text:p>
          </table:table-cell>
          <table:table-cell office:value-type="float" office:value="-188.5333" calcext:value-type="float">
            <text:p>-188.5333</text:p>
          </table:table-cell>
          <table:table-cell office:value-type="float" office:value="59.4" calcext:value-type="float">
            <text:p>59.4</text:p>
          </table:table-cell>
          <table:table-cell table:number-columns-repeated="3"/>
          <table:table-cell office:value-type="float" office:value="440.233" calcext:value-type="float">
            <text:p>440.23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.7402633" calcext:value-type="float">
            <text:p>0.7402633</text:p>
          </table:table-cell>
          <table:table-cell office:value-type="float" office:value="5.386257" calcext:value-type="float">
            <text:p>5.386257</text:p>
          </table:table-cell>
          <table:table-cell office:value-type="float" office:value="0.6744769" calcext:value-type="float">
            <text:p>0.6744769</text:p>
          </table:table-cell>
          <table:table-cell office:value-type="float" office:value="2.69507" calcext:value-type="float">
            <text:p>2.69507</text:p>
          </table:table-cell>
          <table:table-cell table:number-columns-repeated="2"/>
          <table:table-cell office:value-type="float" office:value="3.55615" calcext:value-type="float">
            <text:p>3.55615</text:p>
          </table:table-cell>
          <table:table-cell office:value-type="float" office:value="8.783831" calcext:value-type="float">
            <text:p>8.783831</text:p>
          </table:table-cell>
          <table:table-cell office:value-type="float" office:value="1.349471" calcext:value-type="float">
            <text:p>1.349471</text:p>
          </table:table-cell>
          <table:table-cell office:value-type="float" office:value="6.308997" calcext:value-type="float">
            <text:p>6.308997</text:p>
          </table:table-cell>
          <table:table-cell table:number-columns-repeated="3"/>
          <table:table-cell office:value-type="float" office:value="72.86667" calcext:value-type="float">
            <text:p>72.86667</text:p>
          </table:table-cell>
          <table:table-cell office:value-type="float" office:value="-196.9333" calcext:value-type="float">
            <text:p>-196.9333</text:p>
          </table:table-cell>
          <table:table-cell office:value-type="float" office:value="-194.6667" calcext:value-type="float">
            <text:p>-194.6667</text:p>
          </table:table-cell>
          <table:table-cell office:value-type="float" office:value="79.06667" calcext:value-type="float">
            <text:p>79.06667</text:p>
          </table:table-cell>
          <table:table-cell table:number-columns-repeated="3"/>
          <table:table-cell office:value-type="float" office:value="442.234" calcext:value-type="float">
            <text:p>442.23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.1694802" calcext:value-type="float">
            <text:p>0.1694802</text:p>
          </table:table-cell>
          <table:table-cell office:value-type="float" office:value="4.987563" calcext:value-type="float">
            <text:p>4.987563</text:p>
          </table:table-cell>
          <table:table-cell office:value-type="float" office:value="0.7251679" calcext:value-type="float">
            <text:p>0.7251679</text:p>
          </table:table-cell>
          <table:table-cell office:value-type="float" office:value="2.952627" calcext:value-type="float">
            <text:p>2.952627</text:p>
          </table:table-cell>
          <table:table-cell table:number-columns-repeated="2"/>
          <table:table-cell office:value-type="float" office:value="4.384686" calcext:value-type="float">
            <text:p>4.384686</text:p>
          </table:table-cell>
          <table:table-cell office:value-type="float" office:value="8.101311" calcext:value-type="float">
            <text:p>8.101311</text:p>
          </table:table-cell>
          <table:table-cell office:value-type="float" office:value="2.143853" calcext:value-type="float">
            <text:p>2.143853</text:p>
          </table:table-cell>
          <table:table-cell office:value-type="float" office:value="8.910851" calcext:value-type="float">
            <text:p>8.910851</text:p>
          </table:table-cell>
          <table:table-cell table:number-columns-repeated="3"/>
          <table:table-cell office:value-type="float" office:value="50.73333" calcext:value-type="float">
            <text:p>50.73333</text:p>
          </table:table-cell>
          <table:table-cell office:value-type="float" office:value="-151.8" calcext:value-type="float">
            <text:p>-151.8</text:p>
          </table:table-cell>
          <table:table-cell office:value-type="float" office:value="-149.6667" calcext:value-type="float">
            <text:p>-149.6667</text:p>
          </table:table-cell>
          <table:table-cell office:value-type="float" office:value="49.66667" calcext:value-type="float">
            <text:p>49.66667</text:p>
          </table:table-cell>
          <table:table-cell table:number-columns-repeated="3"/>
          <table:table-cell office:value-type="float" office:value="444.235" calcext:value-type="float">
            <text:p>444.2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5.503547" calcext:value-type="float">
            <text:p>5.503547</text:p>
          </table:table-cell>
          <table:table-cell office:value-type="float" office:value="4.421131" calcext:value-type="float">
            <text:p>4.421131</text:p>
          </table:table-cell>
          <table:table-cell office:value-type="float" office:value="3.724863" calcext:value-type="float">
            <text:p>3.724863</text:p>
          </table:table-cell>
          <table:table-cell office:value-type="float" office:value="3.632204" calcext:value-type="float">
            <text:p>3.632204</text:p>
          </table:table-cell>
          <table:table-cell table:number-columns-repeated="2"/>
          <table:table-cell office:value-type="float" office:value="6.639976" calcext:value-type="float">
            <text:p>6.639976</text:p>
          </table:table-cell>
          <table:table-cell office:value-type="float" office:value="6.192867158" calcext:value-type="float">
            <text:p>6.192867158</text:p>
          </table:table-cell>
          <table:table-cell office:value-type="float" office:value="4.811027" calcext:value-type="float">
            <text:p>4.811027</text:p>
          </table:table-cell>
          <table:table-cell office:value-type="float" office:value="2.807514" calcext:value-type="float">
            <text:p>2.807514</text:p>
          </table:table-cell>
          <table:table-cell table:number-columns-repeated="3"/>
          <table:table-cell office:value-type="float" office:value="45.93334" calcext:value-type="float">
            <text:p>45.93334</text:p>
          </table:table-cell>
          <table:table-cell office:value-type="float" office:value="-119.8" calcext:value-type="float">
            <text:p>-119.8</text:p>
          </table:table-cell>
          <table:table-cell office:value-type="float" office:value="-118.9333" calcext:value-type="float">
            <text:p>-118.9333</text:p>
          </table:table-cell>
          <table:table-cell office:value-type="float" office:value="43.4" calcext:value-type="float">
            <text:p>43.4</text:p>
          </table:table-cell>
          <table:table-cell table:number-columns-repeated="3"/>
          <table:table-cell office:value-type="float" office:value="446.236" calcext:value-type="float">
            <text:p>446.23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5.414173" calcext:value-type="float">
            <text:p>5.414173</text:p>
          </table:table-cell>
          <table:table-cell office:value-type="float" office:value="4.415143" calcext:value-type="float">
            <text:p>4.415143</text:p>
          </table:table-cell>
          <table:table-cell office:value-type="float" office:value="7.587199" calcext:value-type="float">
            <text:p>7.587199</text:p>
          </table:table-cell>
          <table:table-cell office:value-type="float" office:value="3.173821" calcext:value-type="float">
            <text:p>3.173821</text:p>
          </table:table-cell>
          <table:table-cell table:number-columns-repeated="2"/>
          <table:table-cell office:value-type="float" office:value="7.913098" calcext:value-type="float">
            <text:p>7.913098</text:p>
          </table:table-cell>
          <table:table-cell office:value-type="float" office:value="3.772919" calcext:value-type="float">
            <text:p>3.772919</text:p>
          </table:table-cell>
          <table:table-cell office:value-type="float" office:value="1.133411" calcext:value-type="float">
            <text:p>1.133411</text:p>
          </table:table-cell>
          <table:table-cell office:value-type="float" office:value="2.252276" calcext:value-type="float">
            <text:p>2.252276</text:p>
          </table:table-cell>
          <table:table-cell table:number-columns-repeated="3"/>
          <table:table-cell office:value-type="float" office:value="28.93333" calcext:value-type="float">
            <text:p>28.93333</text:p>
          </table:table-cell>
          <table:table-cell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448.237" calcext:value-type="float">
            <text:p>448.23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.2869772" calcext:value-type="float">
            <text:p>0.2869772</text:p>
          </table:table-cell>
          <table:table-cell office:value-type="float" office:value="0.6305592" calcext:value-type="float">
            <text:p>0.6305592</text:p>
          </table:table-cell>
          <table:table-cell office:value-type="float" office:value="1.37612" calcext:value-type="float">
            <text:p>1.37612</text:p>
          </table:table-cell>
          <table:table-cell office:value-type="float" office:value="0.3609661" calcext:value-type="float">
            <text:p>0.3609661</text:p>
          </table:table-cell>
          <table:table-cell table:number-columns-repeated="2"/>
          <table:table-cell office:value-type="float" office:value="7.299798" calcext:value-type="float">
            <text:p>7.299798</text:p>
          </table:table-cell>
          <table:table-cell office:value-type="float" office:value="3.518879" calcext:value-type="float">
            <text:p>3.518879</text:p>
          </table:table-cell>
          <table:table-cell office:value-type="float" office:value="0" calcext:value-type="float">
            <text:p>0</text:p>
          </table:table-cell>
          <table:table-cell office:value-type="float" office:value="1.637601" calcext:value-type="float">
            <text:p>1.637601</text:p>
          </table:table-cell>
          <table:table-cell table:number-columns-repeated="3"/>
          <table:table-cell office:value-type="float" office:value="20.8" calcext:value-type="float">
            <text:p>20.8</text:p>
          </table:table-cell>
          <table:table-cell office:value-type="float" office:value="-60.4" calcext:value-type="float">
            <text:p>-60.4</text:p>
          </table:table-cell>
          <table:table-cell office:value-type="float" office:value="-62" calcext:value-type="float">
            <text:p>-62</text:p>
          </table:table-cell>
          <table:table-cell office:value-type="float" office:value="4.333333" calcext:value-type="float">
            <text:p>4.333333</text:p>
          </table:table-cell>
          <table:table-cell table:number-columns-repeated="3"/>
          <table:table-cell office:value-type="float" office:value="450.238" calcext:value-type="float">
            <text:p>450.23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4411545" calcext:value-type="float">
            <text:p>0.44115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.396207" calcext:value-type="float">
            <text:p>7.396207</text:p>
          </table:table-cell>
          <table:table-cell office:value-type="float" office:value="3.939205" calcext:value-type="float">
            <text:p>3.939205</text:p>
          </table:table-cell>
          <table:table-cell office:value-type="float" office:value="0" calcext:value-type="float">
            <text:p>0</text:p>
          </table:table-cell>
          <table:table-cell office:value-type="float" office:value="0.734124" calcext:value-type="float">
            <text:p>0.73412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21.4" calcext:value-type="float">
            <text:p>-21.4</text:p>
          </table:table-cell>
          <table:table-cell office:value-type="float" office:value="-7.533333" calcext:value-type="float">
            <text:p>-7.533333</text:p>
          </table:table-cell>
          <table:table-cell office:value-type="float" office:value="-3.933333" calcext:value-type="float">
            <text:p>-3.933333</text:p>
          </table:table-cell>
          <table:table-cell table:number-columns-repeated="3"/>
          <table:table-cell office:value-type="float" office:value="452.239" calcext:value-type="float">
            <text:p>452.23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7.399724" calcext:value-type="float">
            <text:p>7.399724</text:p>
          </table:table-cell>
          <table:table-cell office:value-type="float" office:value="5.040168" calcext:value-type="float">
            <text:p>5.040168</text:p>
          </table:table-cell>
          <table:table-cell office:value-type="float" office:value="0.2944674" calcext:value-type="float">
            <text:p>0.2944674</text:p>
          </table:table-cell>
          <table:table-cell office:value-type="float" office:value="0.2318738" calcext:value-type="float">
            <text:p>0.231873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-2.066667" calcext:value-type="float">
            <text:p>-2.066667</text:p>
          </table:table-cell>
          <table:table-cell office:value-type="float" office:value="-0" calcext:value-type="float">
            <text:p>0</text:p>
          </table:table-cell>
          <table:table-cell table:number-columns-repeated="3"/>
          <table:table-cell office:value-type="float" office:value="454.24" calcext:value-type="float">
            <text:p>454.2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5.912155" calcext:value-type="float">
            <text:p>5.912155</text:p>
          </table:table-cell>
          <table:table-cell office:value-type="float" office:value="6.272322" calcext:value-type="float">
            <text:p>6.272322</text:p>
          </table:table-cell>
          <table:table-cell office:value-type="float" office:value="0.5345201" calcext:value-type="float">
            <text:p>0.5345201</text:p>
          </table:table-cell>
          <table:table-cell office:value-type="float" office:value="0.06665471" calcext:value-type="float">
            <text:p>0.06665471</text:p>
          </table:table-cell>
          <table:table-cell table:number-columns-repeated="3"/>
          <table:table-cell office:value-type="float" office:value="43.93333" calcext:value-type="float">
            <text:p>43.93333</text:p>
          </table:table-cell>
          <table:table-cell office:value-type="float" office:value="-39.6" calcext:value-type="float">
            <text:p>-39.6</text:p>
          </table:table-cell>
          <table:table-cell office:value-type="float" office:value="28.4" calcext:value-type="float">
            <text:p>28.4</text:p>
          </table:table-cell>
          <table:table-cell office:value-type="float" office:value="-43.8" calcext:value-type="float">
            <text:p>-43.8</text:p>
          </table:table-cell>
          <table:table-cell table:number-columns-repeated="3"/>
          <table:table-cell office:value-type="float" office:value="456.241" calcext:value-type="float">
            <text:p>456.24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.4899404" calcext:value-type="float">
            <text:p>0.4899404</text:p>
          </table:table-cell>
          <table:table-cell office:value-type="float" office:value="0.3345601" calcext:value-type="float">
            <text:p>0.33456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.9611" calcext:value-type="float">
            <text:p>2.9611</text:p>
          </table:table-cell>
          <table:table-cell office:value-type="float" office:value="7.295119" calcext:value-type="float">
            <text:p>7.295119</text:p>
          </table:table-cell>
          <table:table-cell office:value-type="float" office:value="0.69402" calcext:value-type="float">
            <text:p>0.69402</text:p>
          </table:table-cell>
          <table:table-cell table:number-columns-repeated="4"/>
          <table:table-cell office:value-type="float" office:value="93.66667" calcext:value-type="float">
            <text:p>93.66667</text:p>
          </table:table-cell>
          <table:table-cell office:value-type="float" office:value="-90.53333" calcext:value-type="float">
            <text:p>-90.53333</text:p>
          </table:table-cell>
          <table:table-cell office:value-type="float" office:value="91.8" calcext:value-type="float">
            <text:p>91.8</text:p>
          </table:table-cell>
          <table:table-cell office:value-type="float" office:value="-92.66666" calcext:value-type="float">
            <text:p>-92.66666</text:p>
          </table:table-cell>
          <table:table-cell table:number-columns-repeated="3"/>
          <table:table-cell office:value-type="float" office:value="458.242" calcext:value-type="float">
            <text:p>458.24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.8415483" calcext:value-type="float">
            <text:p>0.8415483</text:p>
          </table:table-cell>
          <table:table-cell office:value-type="float" office:value="0.2745298" calcext:value-type="float">
            <text:p>0.2745298</text:p>
          </table:table-cell>
          <table:table-cell office:value-type="float" office:value="0.1023148" calcext:value-type="float">
            <text:p>0.10231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.425155" calcext:value-type="float">
            <text:p>2.425155</text:p>
          </table:table-cell>
          <table:table-cell office:value-type="float" office:value="8.412393" calcext:value-type="float">
            <text:p>8.412393</text:p>
          </table:table-cell>
          <table:table-cell office:value-type="float" office:value="1.823466" calcext:value-type="float">
            <text:p>1.823466</text:p>
          </table:table-cell>
          <table:table-cell office:value-type="float" office:value="4.981429" calcext:value-type="float">
            <text:p>4.981429</text:p>
          </table:table-cell>
          <table:table-cell table:number-columns-repeated="3"/>
          <table:table-cell office:value-type="float" office:value="132.9333" calcext:value-type="float">
            <text:p>132.9333</text:p>
          </table:table-cell>
          <table:table-cell office:value-type="float" office:value="-131.3333" calcext:value-type="float">
            <text:p>-131.3333</text:p>
          </table:table-cell>
          <table:table-cell office:value-type="float" office:value="126.6" calcext:value-type="float">
            <text:p>126.6</text:p>
          </table:table-cell>
          <table:table-cell office:value-type="float" office:value="-121.8667" calcext:value-type="float">
            <text:p>-121.8667</text:p>
          </table:table-cell>
          <table:table-cell table:number-columns-repeated="3"/>
          <table:table-cell office:value-type="float" office:value="460.243" calcext:value-type="float">
            <text:p>460.24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5.298046" calcext:value-type="float">
            <text:p>5.298046</text:p>
          </table:table-cell>
          <table:table-cell office:value-type="float" office:value="0" calcext:value-type="float">
            <text:p>0</text:p>
          </table:table-cell>
          <table:table-cell office:value-type="float" office:value="0.8846332" calcext:value-type="float">
            <text:p>0.8846332</text:p>
          </table:table-cell>
          <table:table-cell office:value-type="float" office:value="0.0241212" calcext:value-type="float">
            <text:p>0.0241212</text:p>
          </table:table-cell>
          <table:table-cell table:number-columns-repeated="2"/>
          <table:table-cell office:value-type="float" office:value="2.537889" calcext:value-type="float">
            <text:p>2.537889</text:p>
          </table:table-cell>
          <table:table-cell office:value-type="float" office:value="8.450705" calcext:value-type="float">
            <text:p>8.450705</text:p>
          </table:table-cell>
          <table:table-cell office:value-type="float" office:value="3.814579" calcext:value-type="float">
            <text:p>3.814579</text:p>
          </table:table-cell>
          <table:table-cell office:value-type="float" office:value="5.141317" calcext:value-type="float">
            <text:p>5.141317</text:p>
          </table:table-cell>
          <table:table-cell table:number-columns-repeated="3"/>
          <table:table-cell office:value-type="float" office:value="172.5333" calcext:value-type="float">
            <text:p>172.5333</text:p>
          </table:table-cell>
          <table:table-cell office:value-type="float" office:value="-168.4" calcext:value-type="float">
            <text:p>-168.4</text:p>
          </table:table-cell>
          <table:table-cell office:value-type="float" office:value="172.7333" calcext:value-type="float">
            <text:p>172.7333</text:p>
          </table:table-cell>
          <table:table-cell office:value-type="float" office:value="-161.6" calcext:value-type="float">
            <text:p>-161.6</text:p>
          </table:table-cell>
          <table:table-cell table:number-columns-repeated="3"/>
          <table:table-cell office:value-type="float" office:value="462.244" calcext:value-type="float">
            <text:p>462.24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8.366388" calcext:value-type="float">
            <text:p>8.366388</text:p>
          </table:table-cell>
          <table:table-cell office:value-type="float" office:value="0" calcext:value-type="float">
            <text:p>0</text:p>
          </table:table-cell>
          <table:table-cell office:value-type="float" office:value="2.284363" calcext:value-type="float">
            <text:p>2.284363</text:p>
          </table:table-cell>
          <table:table-cell office:value-type="float" office:value="0.266796" calcext:value-type="float">
            <text:p>0.266796</text:p>
          </table:table-cell>
          <table:table-cell table:number-columns-repeated="2"/>
          <table:table-cell office:value-type="float" office:value="1.239261" calcext:value-type="float">
            <text:p>1.239261</text:p>
          </table:table-cell>
          <table:table-cell office:value-type="float" office:value="5.476533" calcext:value-type="float">
            <text:p>5.476533</text:p>
          </table:table-cell>
          <table:table-cell office:value-type="float" office:value="5.231296" calcext:value-type="float">
            <text:p>5.231296</text:p>
          </table:table-cell>
          <table:table-cell office:value-type="float" office:value="4.627712" calcext:value-type="float">
            <text:p>4.627712</text:p>
          </table:table-cell>
          <table:table-cell table:number-columns-repeated="3"/>
          <table:table-cell office:value-type="float" office:value="127.4" calcext:value-type="float">
            <text:p>127.4</text:p>
          </table:table-cell>
          <table:table-cell office:value-type="float" office:value="-130.7333" calcext:value-type="float">
            <text:p>-130.7333</text:p>
          </table:table-cell>
          <table:table-cell office:value-type="float" office:value="168.6" calcext:value-type="float">
            <text:p>168.6</text:p>
          </table:table-cell>
          <table:table-cell office:value-type="float" office:value="-196.4" calcext:value-type="float">
            <text:p>-196.4</text:p>
          </table:table-cell>
          <table:table-cell table:number-columns-repeated="3"/>
          <table:table-cell office:value-type="float" office:value="464.245" calcext:value-type="float">
            <text:p>464.24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7.307183" calcext:value-type="float">
            <text:p>7.307183</text:p>
          </table:table-cell>
          <table:table-cell office:value-type="float" office:value="0.1732382" calcext:value-type="float">
            <text:p>0.1732382</text:p>
          </table:table-cell>
          <table:table-cell office:value-type="float" office:value="4.796622" calcext:value-type="float">
            <text:p>4.7966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.767949" calcext:value-type="float">
            <text:p>3.767949</text:p>
          </table:table-cell>
          <table:table-cell office:value-type="float" office:value="7.028042" calcext:value-type="float">
            <text:p>7.028042</text:p>
          </table:table-cell>
          <table:table-cell office:value-type="float" office:value="2.719673" calcext:value-type="float">
            <text:p>2.719673</text:p>
          </table:table-cell>
          <table:table-cell table:number-columns-repeated="3"/>
          <table:table-cell office:value-type="float" office:value="74.93333" calcext:value-type="float">
            <text:p>74.93333</text:p>
          </table:table-cell>
          <table:table-cell office:value-type="float" office:value="-92.73334" calcext:value-type="float">
            <text:p>-92.73334</text:p>
          </table:table-cell>
          <table:table-cell office:value-type="float" office:value="122.2667" calcext:value-type="float">
            <text:p>122.2667</text:p>
          </table:table-cell>
          <table:table-cell office:value-type="float" office:value="-194.6" calcext:value-type="float">
            <text:p>-194.6</text:p>
          </table:table-cell>
          <table:table-cell table:number-columns-repeated="3"/>
          <table:table-cell office:value-type="float" office:value="466.246" calcext:value-type="float">
            <text:p>466.24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.852746" calcext:value-type="float">
            <text:p>4.852746</text:p>
          </table:table-cell>
          <table:table-cell office:value-type="float" office:value="0" calcext:value-type="float">
            <text:p>0</text:p>
          </table:table-cell>
          <table:table-cell office:value-type="float" office:value="5.675978" calcext:value-type="float">
            <text:p>5.675978</text:p>
          </table:table-cell>
          <table:table-cell office:value-type="float" office:value="1.018642" calcext:value-type="float">
            <text:p>1.01864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.565398" calcext:value-type="float">
            <text:p>3.565398</text:p>
          </table:table-cell>
          <table:table-cell office:value-type="float" office:value="7.810875" calcext:value-type="float">
            <text:p>7.810875</text:p>
          </table:table-cell>
          <table:table-cell office:value-type="float" office:value="1.218866" calcext:value-type="float">
            <text:p>1.218866</text:p>
          </table:table-cell>
          <table:table-cell table:number-columns-repeated="3"/>
          <table:table-cell office:value-type="float" office:value="44.4" calcext:value-type="float">
            <text:p>44.4</text:p>
          </table:table-cell>
          <table:table-cell office:value-type="float" office:value="-103.3333" calcext:value-type="float">
            <text:p>-103.3333</text:p>
          </table:table-cell>
          <table:table-cell office:value-type="float" office:value="73.86667" calcext:value-type="float">
            <text:p>73.86667</text:p>
          </table:table-cell>
          <table:table-cell office:value-type="float" office:value="-166.6667" calcext:value-type="float">
            <text:p>-166.6667</text:p>
          </table:table-cell>
          <table:table-cell table:number-columns-repeated="3"/>
          <table:table-cell office:value-type="float" office:value="468.247" calcext:value-type="float">
            <text:p>468.24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2.231657" calcext:value-type="float">
            <text:p>2.231657</text:p>
          </table:table-cell>
          <table:table-cell office:value-type="float" office:value="1.198931" calcext:value-type="float">
            <text:p>1.198931</text:p>
          </table:table-cell>
          <table:table-cell office:value-type="float" office:value="6.125073" calcext:value-type="float">
            <text:p>6.125073</text:p>
          </table:table-cell>
          <table:table-cell office:value-type="float" office:value="2.197611" calcext:value-type="float">
            <text:p>2.1976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.240564" calcext:value-type="float">
            <text:p>2.240564</text:p>
          </table:table-cell>
          <table:table-cell office:value-type="float" office:value="7.062469" calcext:value-type="float">
            <text:p>7.062469</text:p>
          </table:table-cell>
          <table:table-cell office:value-type="float" office:value="0.5310827" calcext:value-type="float">
            <text:p>0.531082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-133.4" calcext:value-type="float">
            <text:p>-133.4</text:p>
          </table:table-cell>
          <table:table-cell office:value-type="float" office:value="30.26667" calcext:value-type="float">
            <text:p>30.26667</text:p>
          </table:table-cell>
          <table:table-cell office:value-type="float" office:value="-176.4667" calcext:value-type="float">
            <text:p>-176.4667</text:p>
          </table:table-cell>
          <table:table-cell table:number-columns-repeated="3"/>
          <table:table-cell office:value-type="float" office:value="470.248" calcext:value-type="float">
            <text:p>470.24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.9019894" calcext:value-type="float">
            <text:p>0.9019894</text:p>
          </table:table-cell>
          <table:table-cell office:value-type="float" office:value="2.625243" calcext:value-type="float">
            <text:p>2.625243</text:p>
          </table:table-cell>
          <table:table-cell office:value-type="float" office:value="9.266338" calcext:value-type="float">
            <text:p>9.266338</text:p>
          </table:table-cell>
          <table:table-cell office:value-type="float" office:value="3.767066" calcext:value-type="float">
            <text:p>3.7670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.677881" calcext:value-type="float">
            <text:p>1.677881</text:p>
          </table:table-cell>
          <table:table-cell office:value-type="float" office:value="6.490069" calcext:value-type="float">
            <text:p>6.49006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32.4" calcext:value-type="float">
            <text:p>-32.4</text:p>
          </table:table-cell>
          <table:table-cell office:value-type="float" office:value="-174.0667" calcext:value-type="float">
            <text:p>-174.0667</text:p>
          </table:table-cell>
          <table:table-cell office:value-type="float" office:value="1.533333" calcext:value-type="float">
            <text:p>1.533333</text:p>
          </table:table-cell>
          <table:table-cell office:value-type="float" office:value="-186" calcext:value-type="float">
            <text:p>-186</text:p>
          </table:table-cell>
          <table:table-cell table:number-columns-repeated="3"/>
          <table:table-cell office:value-type="float" office:value="472.249" calcext:value-type="float">
            <text:p>472.24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.2314639" calcext:value-type="float">
            <text:p>0.2314639</text:p>
          </table:table-cell>
          <table:table-cell office:value-type="float" office:value="3.283214" calcext:value-type="float">
            <text:p>3.283214</text:p>
          </table:table-cell>
          <table:table-cell office:value-type="float" office:value="8.480351" calcext:value-type="float">
            <text:p>8.480351</text:p>
          </table:table-cell>
          <table:table-cell office:value-type="float" office:value="4.110034" calcext:value-type="float">
            <text:p>4.110034</text:p>
          </table:table-cell>
          <table:table-cell table:number-columns-repeated="2"/>
          <table:table-cell office:value-type="float" office:value="0.06520068" calcext:value-type="float">
            <text:p>0.06520068</text:p>
          </table:table-cell>
          <table:table-cell office:value-type="float" office:value="0.9852746" calcext:value-type="float">
            <text:p>0.9852746</text:p>
          </table:table-cell>
          <table:table-cell office:value-type="float" office:value="5.511034" calcext:value-type="float">
            <text:p>5.511034</text:p>
          </table:table-cell>
          <table:table-cell office:value-type="float" office:value="0.1167372" calcext:value-type="float">
            <text:p>0.1167372</text:p>
          </table:table-cell>
          <table:table-cell table:number-columns-repeated="3"/>
          <table:table-cell office:value-type="float" office:value="-82.40001" calcext:value-type="float">
            <text:p>-82.40001</text:p>
          </table:table-cell>
          <table:table-cell office:value-type="float" office:value="-184.7333" calcext:value-type="float">
            <text:p>-184.7333</text:p>
          </table:table-cell>
          <table:table-cell office:value-type="float" office:value="-73.73333" calcext:value-type="float">
            <text:p>-73.73333</text:p>
          </table:table-cell>
          <table:table-cell office:value-type="float" office:value="-140.1333" calcext:value-type="float">
            <text:p>-140.1333</text:p>
          </table:table-cell>
          <table:table-cell table:number-columns-repeated="3"/>
          <table:table-cell office:value-type="float" office:value="474.25" calcext:value-type="float">
            <text:p>474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.1045323" calcext:value-type="float">
            <text:p>0.1045323</text:p>
          </table:table-cell>
          <table:table-cell office:value-type="float" office:value="4.08968" calcext:value-type="float">
            <text:p>4.08968</text:p>
          </table:table-cell>
          <table:table-cell office:value-type="float" office:value="8.660142" calcext:value-type="float">
            <text:p>8.660142</text:p>
          </table:table-cell>
          <table:table-cell office:value-type="float" office:value="4.431671" calcext:value-type="float">
            <text:p>4.431671</text:p>
          </table:table-cell>
          <table:table-cell table:number-columns-repeated="2"/>
          <table:table-cell office:value-type="float" office:value="0.1020484" calcext:value-type="float">
            <text:p>0.1020484</text:p>
          </table:table-cell>
          <table:table-cell office:value-type="float" office:value="0.33474" calcext:value-type="float">
            <text:p>0.33474</text:p>
          </table:table-cell>
          <table:table-cell office:value-type="float" office:value="4.243223" calcext:value-type="float">
            <text:p>4.243223</text:p>
          </table:table-cell>
          <table:table-cell office:value-type="float" office:value="0.7443187" calcext:value-type="float">
            <text:p>0.7443187</text:p>
          </table:table-cell>
          <table:table-cell table:number-columns-repeated="3"/>
          <table:table-cell office:value-type="float" office:value="-85.46667" calcext:value-type="float">
            <text:p>-85.46667</text:p>
          </table:table-cell>
          <table:table-cell office:value-type="float" office:value="-165.7333" calcext:value-type="float">
            <text:p>-165.7333</text:p>
          </table:table-cell>
          <table:table-cell office:value-type="float" office:value="-113.7333" calcext:value-type="float">
            <text:p>-113.7333</text:p>
          </table:table-cell>
          <table:table-cell office:value-type="float" office:value="-108.8667" calcext:value-type="float">
            <text:p>-108.8667</text:p>
          </table:table-cell>
          <table:table-cell table:number-columns-repeated="3"/>
          <table:table-cell office:value-type="float" office:value="476.251" calcext:value-type="float">
            <text:p>476.25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.1159247" calcext:value-type="float">
            <text:p>0.1159247</text:p>
          </table:table-cell>
          <table:table-cell office:value-type="float" office:value="3.041876" calcext:value-type="float">
            <text:p>3.041876</text:p>
          </table:table-cell>
          <table:table-cell office:value-type="float" office:value="8.025241" calcext:value-type="float">
            <text:p>8.025241</text:p>
          </table:table-cell>
          <table:table-cell office:value-type="float" office:value="1.876293" calcext:value-type="float">
            <text:p>1.876293</text:p>
          </table:table-cell>
          <table:table-cell table:number-columns-repeated="2"/>
          <table:table-cell office:value-type="float" office:value="0.5243995" calcext:value-type="float">
            <text:p>0.5243995</text:p>
          </table:table-cell>
          <table:table-cell office:value-type="float" office:value="0.8009687" calcext:value-type="float">
            <text:p>0.8009687</text:p>
          </table:table-cell>
          <table:table-cell office:value-type="float" office:value="2.369402" calcext:value-type="float">
            <text:p>2.369402</text:p>
          </table:table-cell>
          <table:table-cell office:value-type="float" office:value="0.5588935" calcext:value-type="float">
            <text:p>0.5588935</text:p>
          </table:table-cell>
          <table:table-cell table:number-columns-repeated="3"/>
          <table:table-cell office:value-type="float" office:value="-67.13333" calcext:value-type="float">
            <text:p>-67.13333</text:p>
          </table:table-cell>
          <table:table-cell office:value-type="float" office:value="-181.2667" calcext:value-type="float">
            <text:p>-181.2667</text:p>
          </table:table-cell>
          <table:table-cell office:value-type="float" office:value="-148.4" calcext:value-type="float">
            <text:p>-148.4</text:p>
          </table:table-cell>
          <table:table-cell office:value-type="float" office:value="-70.6" calcext:value-type="float">
            <text:p>-70.6</text:p>
          </table:table-cell>
          <table:table-cell table:number-columns-repeated="3"/>
          <table:table-cell office:value-type="float" office:value="478.252" calcext:value-type="float">
            <text:p>478.25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.4005308" calcext:value-type="float">
            <text:p>0.4005308</text:p>
          </table:table-cell>
          <table:table-cell office:value-type="float" office:value="1.250682" calcext:value-type="float">
            <text:p>1.250682</text:p>
          </table:table-cell>
          <table:table-cell office:value-type="float" office:value="6.473475" calcext:value-type="float">
            <text:p>6.473475</text:p>
          </table:table-cell>
          <table:table-cell office:value-type="float" office:value="0.9096204" calcext:value-type="float">
            <text:p>0.9096204</text:p>
          </table:table-cell>
          <table:table-cell table:number-columns-repeated="2"/>
          <table:table-cell office:value-type="float" office:value="1.443415" calcext:value-type="float">
            <text:p>1.443415</text:p>
          </table:table-cell>
          <table:table-cell office:value-type="float" office:value="1.201183" calcext:value-type="float">
            <text:p>1.201183</text:p>
          </table:table-cell>
          <table:table-cell office:value-type="float" office:value="0.7064332" calcext:value-type="float">
            <text:p>0.7064332</text:p>
          </table:table-cell>
          <table:table-cell office:value-type="float" office:value="1.255432" calcext:value-type="float">
            <text:p>1.255432</text:p>
          </table:table-cell>
          <table:table-cell table:number-columns-repeated="3"/>
          <table:table-cell office:value-type="float" office:value="-54.8" calcext:value-type="float">
            <text:p>-54.8</text:p>
          </table:table-cell>
          <table:table-cell office:value-type="float" office:value="-177.1333" calcext:value-type="float">
            <text:p>-177.1333</text:p>
          </table:table-cell>
          <table:table-cell office:value-type="float" office:value="-196.4" calcext:value-type="float">
            <text:p>-196.4</text:p>
          </table:table-cell>
          <table:table-cell office:value-type="float" office:value="-55.2" calcext:value-type="float">
            <text:p>-55.2</text:p>
          </table:table-cell>
          <table:table-cell table:number-columns-repeated="3"/>
          <table:table-cell office:value-type="float" office:value="480.253" calcext:value-type="float">
            <text:p>480.25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1.157587" calcext:value-type="float">
            <text:p>1.157587</text:p>
          </table:table-cell>
          <table:table-cell office:value-type="float" office:value="0.6218963" calcext:value-type="float">
            <text:p>0.6218963</text:p>
          </table:table-cell>
          <table:table-cell office:value-type="float" office:value="7.251682" calcext:value-type="float">
            <text:p>7.251682</text:p>
          </table:table-cell>
          <table:table-cell office:value-type="float" office:value="0.5588747" calcext:value-type="float">
            <text:p>0.5588747</text:p>
          </table:table-cell>
          <table:table-cell table:number-columns-repeated="2"/>
          <table:table-cell office:value-type="float" office:value="4.020481" calcext:value-type="float">
            <text:p>4.020481</text:p>
          </table:table-cell>
          <table:table-cell office:value-type="float" office:value="2.355087" calcext:value-type="float">
            <text:p>2.355087</text:p>
          </table:table-cell>
          <table:table-cell office:value-type="float" office:value="0" calcext:value-type="float">
            <text:p>0</text:p>
          </table:table-cell>
          <table:table-cell office:value-type="float" office:value="1.955024" calcext:value-type="float">
            <text:p>1.955024</text:p>
          </table:table-cell>
          <table:table-cell table:number-columns-repeated="3"/>
          <table:table-cell office:value-type="float" office:value="-57.06666" calcext:value-type="float">
            <text:p>-57.06666</text:p>
          </table:table-cell>
          <table:table-cell office:value-type="float" office:value="-176.0667" calcext:value-type="float">
            <text:p>-176.0667</text:p>
          </table:table-cell>
          <table:table-cell office:value-type="float" office:value="-196" calcext:value-type="float">
            <text:p>-196</text:p>
          </table:table-cell>
          <table:table-cell office:value-type="float" office:value="-55" calcext:value-type="float">
            <text:p>-55</text:p>
          </table:table-cell>
          <table:table-cell table:number-columns-repeated="3"/>
          <table:table-cell office:value-type="float" office:value="482.254" calcext:value-type="float">
            <text:p>482.25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.8818666" calcext:value-type="float">
            <text:p>0.8818666</text:p>
          </table:table-cell>
          <table:table-cell office:value-type="float" office:value="0.2090741" calcext:value-type="float">
            <text:p>0.2090741</text:p>
          </table:table-cell>
          <table:table-cell office:value-type="float" office:value="9.392728" calcext:value-type="float">
            <text:p>9.392728</text:p>
          </table:table-cell>
          <table:table-cell office:value-type="float" office:value="0.3016911" calcext:value-type="float">
            <text:p>0.3016911</text:p>
          </table:table-cell>
          <table:table-cell table:number-columns-repeated="2"/>
          <table:table-cell office:value-type="float" office:value="8.498332" calcext:value-type="float">
            <text:p>8.498332</text:p>
          </table:table-cell>
          <table:table-cell office:value-type="float" office:value="4.365871" calcext:value-type="float">
            <text:p>4.365871</text:p>
          </table:table-cell>
          <table:table-cell office:value-type="float" office:value="0" calcext:value-type="float">
            <text:p>0</text:p>
          </table:table-cell>
          <table:table-cell office:value-type="float" office:value="3.08034" calcext:value-type="float">
            <text:p>3.08034</text:p>
          </table:table-cell>
          <table:table-cell table:number-columns-repeated="3"/>
          <table:table-cell office:value-type="float" office:value="-60.73333" calcext:value-type="float">
            <text:p>-60.73333</text:p>
          </table:table-cell>
          <table:table-cell office:value-type="float" office:value="-187.7333" calcext:value-type="float">
            <text:p>-187.7333</text:p>
          </table:table-cell>
          <table:table-cell office:value-type="float" office:value="-195.6" calcext:value-type="float">
            <text:p>-195.6</text:p>
          </table:table-cell>
          <table:table-cell office:value-type="float" office:value="-60.66667" calcext:value-type="float">
            <text:p>-60.66667</text:p>
          </table:table-cell>
          <table:table-cell table:number-columns-repeated="3"/>
          <table:table-cell office:value-type="float" office:value="484.255" calcext:value-type="float">
            <text:p>484.25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.371568" calcext:value-type="float">
            <text:p>3.371568</text:p>
          </table:table-cell>
          <table:table-cell office:value-type="float" office:value="0" calcext:value-type="float">
            <text:p>0</text:p>
          </table:table-cell>
          <table:table-cell office:value-type="float" office:value="7.542095" calcext:value-type="float">
            <text:p>7.542095</text:p>
          </table:table-cell>
          <table:table-cell office:value-type="float" office:value="0.2557347" calcext:value-type="float">
            <text:p>0.2557347</text:p>
          </table:table-cell>
          <table:table-cell table:number-columns-repeated="2"/>
          <table:table-cell office:value-type="float" office:value="8.832675" calcext:value-type="float">
            <text:p>8.832675</text:p>
          </table:table-cell>
          <table:table-cell office:value-type="float" office:value="4.936803" calcext:value-type="float">
            <text:p>4.936803</text:p>
          </table:table-cell>
          <table:table-cell office:value-type="float" office:value="0" calcext:value-type="float">
            <text:p>0</text:p>
          </table:table-cell>
          <table:table-cell office:value-type="float" office:value="1.761295" calcext:value-type="float">
            <text:p>1.761295</text:p>
          </table:table-cell>
          <table:table-cell table:number-columns-repeated="3"/>
          <table:table-cell office:value-type="float" office:value="-64" calcext:value-type="float">
            <text:p>-64</text:p>
          </table:table-cell>
          <table:table-cell office:value-type="float" office:value="-184.1333" calcext:value-type="float">
            <text:p>-184.1333</text:p>
          </table:table-cell>
          <table:table-cell office:value-type="float" office:value="-203" calcext:value-type="float">
            <text:p>-203</text:p>
          </table:table-cell>
          <table:table-cell office:value-type="float" office:value="-61.06667" calcext:value-type="float">
            <text:p>-61.06667</text:p>
          </table:table-cell>
          <table:table-cell table:number-columns-repeated="3"/>
          <table:table-cell office:value-type="float" office:value="486.256" calcext:value-type="float">
            <text:p>486.25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.388721" calcext:value-type="float">
            <text:p>4.388721</text:p>
          </table:table-cell>
          <table:table-cell office:value-type="float" office:value="0.02716399" calcext:value-type="float">
            <text:p>0.02716399</text:p>
          </table:table-cell>
          <table:table-cell office:value-type="float" office:value="6.543288" calcext:value-type="float">
            <text:p>6.543288</text:p>
          </table:table-cell>
          <table:table-cell office:value-type="float" office:value="0.03919982" calcext:value-type="float">
            <text:p>0.03919982</text:p>
          </table:table-cell>
          <table:table-cell table:number-columns-repeated="2"/>
          <table:table-cell office:value-type="float" office:value="7.406441" calcext:value-type="float">
            <text:p>7.406441</text:p>
          </table:table-cell>
          <table:table-cell office:value-type="float" office:value="4.643942" calcext:value-type="float">
            <text:p>4.643942</text:p>
          </table:table-cell>
          <table:table-cell office:value-type="float" office:value="0" calcext:value-type="float">
            <text:p>0</text:p>
          </table:table-cell>
          <table:table-cell office:value-type="float" office:value="0.327068" calcext:value-type="float">
            <text:p>0.327068</text:p>
          </table:table-cell>
          <table:table-cell table:number-columns-repeated="3"/>
          <table:table-cell office:value-type="float" office:value="-60.6" calcext:value-type="float">
            <text:p>-60.6</text:p>
          </table:table-cell>
          <table:table-cell office:value-type="float" office:value="-183.6667" calcext:value-type="float">
            <text:p>-183.6667</text:p>
          </table:table-cell>
          <table:table-cell office:value-type="float" office:value="-191.6" calcext:value-type="float">
            <text:p>-191.6</text:p>
          </table:table-cell>
          <table:table-cell office:value-type="float" office:value="-62.06666" calcext:value-type="float">
            <text:p>-62.06666</text:p>
          </table:table-cell>
          <table:table-cell table:number-columns-repeated="3"/>
          <table:table-cell office:value-type="float" office:value="488.257" calcext:value-type="float">
            <text:p>488.25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5.190514" calcext:value-type="float">
            <text:p>5.190514</text:p>
          </table:table-cell>
          <table:table-cell office:value-type="float" office:value="0.2928531" calcext:value-type="float">
            <text:p>0.2928531</text:p>
          </table:table-cell>
          <table:table-cell office:value-type="float" office:value="6.110557" calcext:value-type="float">
            <text:p>6.110557</text:p>
          </table:table-cell>
          <table:table-cell office:value-type="float" office:value="0.2909325" calcext:value-type="float">
            <text:p>0.2909325</text:p>
          </table:table-cell>
          <table:table-cell table:number-columns-repeated="2"/>
          <table:table-cell office:value-type="float" office:value="7.459102" calcext:value-type="float">
            <text:p>7.459102</text:p>
          </table:table-cell>
          <table:table-cell office:value-type="float" office:value="7.540181" calcext:value-type="float">
            <text:p>7.540181</text:p>
          </table:table-cell>
          <table:table-cell office:value-type="float" office:value="0" calcext:value-type="float">
            <text:p>0</text:p>
          </table:table-cell>
          <table:table-cell office:value-type="float" office:value="0.06709276" calcext:value-type="float">
            <text:p>0.06709276</text:p>
          </table:table-cell>
          <table:table-cell table:number-columns-repeated="3"/>
          <table:table-cell office:value-type="float" office:value="-15.8" calcext:value-type="float">
            <text:p>-15.8</text:p>
          </table:table-cell>
          <table:table-cell office:value-type="float" office:value="-146.7333" calcext:value-type="float">
            <text:p>-146.7333</text:p>
          </table:table-cell>
          <table:table-cell office:value-type="float" office:value="-142.9333" calcext:value-type="float">
            <text:p>-142.9333</text:p>
          </table:table-cell>
          <table:table-cell office:value-type="float" office:value="-3.866667" calcext:value-type="float">
            <text:p>-3.866667</text:p>
          </table:table-cell>
          <table:table-cell table:number-columns-repeated="3"/>
          <table:table-cell office:value-type="float" office:value="490.259" calcext:value-type="float">
            <text:p>490.25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6.734188" calcext:value-type="float">
            <text:p>6.734188</text:p>
          </table:table-cell>
          <table:table-cell office:value-type="float" office:value="0.9733459" calcext:value-type="float">
            <text:p>0.9733459</text:p>
          </table:table-cell>
          <table:table-cell office:value-type="float" office:value="4.455156" calcext:value-type="float">
            <text:p>4.455156</text:p>
          </table:table-cell>
          <table:table-cell office:value-type="float" office:value="0.5228189" calcext:value-type="float">
            <text:p>0.5228189</text:p>
          </table:table-cell>
          <table:table-cell table:number-columns-repeated="2"/>
          <table:table-cell office:value-type="float" office:value="6.053946" calcext:value-type="float">
            <text:p>6.053946</text:p>
          </table:table-cell>
          <table:table-cell office:value-type="float" office:value="8.416394" calcext:value-type="float">
            <text:p>8.4163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0.6" calcext:value-type="float">
            <text:p>10.6</text:p>
          </table:table-cell>
          <table:table-cell office:value-type="float" office:value="-98.8" calcext:value-type="float">
            <text:p>-98.8</text:p>
          </table:table-cell>
          <table:table-cell office:value-type="float" office:value="-96.6" calcext:value-type="float">
            <text:p>-96.6</text:p>
          </table:table-cell>
          <table:table-cell office:value-type="float" office:value="47.26667" calcext:value-type="float">
            <text:p>47.26667</text:p>
          </table:table-cell>
          <table:table-cell table:number-columns-repeated="3"/>
          <table:table-cell office:value-type="float" office:value="492.26" calcext:value-type="float">
            <text:p>492.2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7.586342" calcext:value-type="float">
            <text:p>7.586342</text:p>
          </table:table-cell>
          <table:table-cell office:value-type="float" office:value="1.913375" calcext:value-type="float">
            <text:p>1.913375</text:p>
          </table:table-cell>
          <table:table-cell office:value-type="float" office:value="2.702083" calcext:value-type="float">
            <text:p>2.702083</text:p>
          </table:table-cell>
          <table:table-cell office:value-type="float" office:value="0.4722959" calcext:value-type="float">
            <text:p>0.4722959</text:p>
          </table:table-cell>
          <table:table-cell table:number-columns-repeated="2"/>
          <table:table-cell office:value-type="float" office:value="6.50965" calcext:value-type="float">
            <text:p>6.50965</text:p>
          </table:table-cell>
          <table:table-cell office:value-type="float" office:value="7.688265" calcext:value-type="float">
            <text:p>7.6882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73.4" calcext:value-type="float">
            <text:p>73.4</text:p>
          </table:table-cell>
          <table:table-cell office:value-type="float" office:value="-56.8" calcext:value-type="float">
            <text:p>-56.8</text:p>
          </table:table-cell>
          <table:table-cell office:value-type="float" office:value="-54.2" calcext:value-type="float">
            <text:p>-54.2</text:p>
          </table:table-cell>
          <table:table-cell office:value-type="float" office:value="66.66667" calcext:value-type="float">
            <text:p>66.66667</text:p>
          </table:table-cell>
          <table:table-cell table:number-columns-repeated="3"/>
          <table:table-cell office:value-type="float" office:value="494.261" calcext:value-type="float">
            <text:p>494.26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6.623109" calcext:value-type="float">
            <text:p>6.623109</text:p>
          </table:table-cell>
          <table:table-cell office:value-type="float" office:value="2.740738" calcext:value-type="float">
            <text:p>2.740738</text:p>
          </table:table-cell>
          <table:table-cell office:value-type="float" office:value="1.321609" calcext:value-type="float">
            <text:p>1.321609</text:p>
          </table:table-cell>
          <table:table-cell office:value-type="float" office:value="0.7252281" calcext:value-type="float">
            <text:p>0.7252281</text:p>
          </table:table-cell>
          <table:table-cell table:number-columns-repeated="2"/>
          <table:table-cell office:value-type="float" office:value="6.505988" calcext:value-type="float">
            <text:p>6.505988</text:p>
          </table:table-cell>
          <table:table-cell office:value-type="float" office:value="8.095271" calcext:value-type="float">
            <text:p>8.095271</text:p>
          </table:table-cell>
          <table:table-cell office:value-type="float" office:value="0.1272748" calcext:value-type="float">
            <text:p>0.1272748</text:p>
          </table:table-cell>
          <table:table-cell office:value-type="float" office:value="0.1746291" calcext:value-type="float">
            <text:p>0.1746291</text:p>
          </table:table-cell>
          <table:table-cell table:number-columns-repeated="3"/>
          <table:table-cell office:value-type="float" office:value="86.8" calcext:value-type="float">
            <text:p>86.8</text:p>
          </table:table-cell>
          <table:table-cell office:value-type="float" office:value="-0" calcext:value-type="float">
            <text:p>0</text:p>
          </table:table-cell>
          <table:table-cell office:value-type="float" office:value="-11.46667" calcext:value-type="float">
            <text:p>-11.46667</text:p>
          </table:table-cell>
          <table:table-cell office:value-type="float" office:value="86.2" calcext:value-type="float">
            <text:p>86.2</text:p>
          </table:table-cell>
          <table:table-cell table:number-columns-repeated="3"/>
          <table:table-cell office:value-type="float" office:value="496.262" calcext:value-type="float">
            <text:p>496.26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5.697543" calcext:value-type="float">
            <text:p>5.697543</text:p>
          </table:table-cell>
          <table:table-cell office:value-type="float" office:value="3.03181" calcext:value-type="float">
            <text:p>3.03181</text:p>
          </table:table-cell>
          <table:table-cell office:value-type="float" office:value="0.8714541" calcext:value-type="float">
            <text:p>0.8714541</text:p>
          </table:table-cell>
          <table:table-cell office:value-type="float" office:value="0.7357734" calcext:value-type="float">
            <text:p>0.7357734</text:p>
          </table:table-cell>
          <table:table-cell table:number-columns-repeated="2"/>
          <table:table-cell office:value-type="float" office:value="5.535969" calcext:value-type="float">
            <text:p>5.535969</text:p>
          </table:table-cell>
          <table:table-cell office:value-type="float" office:value="8.055471" calcext:value-type="float">
            <text:p>8.055471</text:p>
          </table:table-cell>
          <table:table-cell office:value-type="float" office:value="0.628529" calcext:value-type="float">
            <text:p>0.628529</text:p>
          </table:table-cell>
          <table:table-cell office:value-type="float" office:value="0.3584002" calcext:value-type="float">
            <text:p>0.3584002</text:p>
          </table:table-cell>
          <table:table-cell table:number-columns-repeated="3"/>
          <table:table-cell office:value-type="float" office:value="87.33334" calcext:value-type="float">
            <text:p>87.33334</text:p>
          </table:table-cell>
          <table:table-cell office:value-type="float" office:value="55.8" calcext:value-type="float">
            <text:p>55.8</text:p>
          </table:table-cell>
          <table:table-cell office:value-type="float" office:value="30.93333" calcext:value-type="float">
            <text:p>30.93333</text:p>
          </table:table-cell>
          <table:table-cell office:value-type="float" office:value="84.46667" calcext:value-type="float">
            <text:p>84.46667</text:p>
          </table:table-cell>
          <table:table-cell table:number-columns-repeated="3"/>
          <table:table-cell office:value-type="float" office:value="498.263" calcext:value-type="float">
            <text:p>498.26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5.984495" calcext:value-type="float">
            <text:p>5.984495</text:p>
          </table:table-cell>
          <table:table-cell office:value-type="float" office:value="3.743862" calcext:value-type="float">
            <text:p>3.743862</text:p>
          </table:table-cell>
          <table:table-cell office:value-type="float" office:value="1.053209" calcext:value-type="float">
            <text:p>1.053209</text:p>
          </table:table-cell>
          <table:table-cell office:value-type="float" office:value="0.9035731" calcext:value-type="float">
            <text:p>0.9035731</text:p>
          </table:table-cell>
          <table:table-cell table:number-columns-repeated="2"/>
          <table:table-cell office:value-type="float" office:value="3.95183" calcext:value-type="float">
            <text:p>3.95183</text:p>
          </table:table-cell>
          <table:table-cell office:value-type="float" office:value="8.257416" calcext:value-type="float">
            <text:p>8.257416</text:p>
          </table:table-cell>
          <table:table-cell office:value-type="float" office:value="0.7750723" calcext:value-type="float">
            <text:p>0.7750723</text:p>
          </table:table-cell>
          <table:table-cell office:value-type="float" office:value="0.3513818" calcext:value-type="float">
            <text:p>0.3513818</text:p>
          </table:table-cell>
          <table:table-cell table:number-columns-repeated="3"/>
          <table:table-cell office:value-type="float" office:value="77.13333" calcext:value-type="float">
            <text:p>77.13333</text:p>
          </table:table-cell>
          <table:table-cell office:value-type="float" office:value="95.93333" calcext:value-type="float">
            <text:p>95.93333</text:p>
          </table:table-cell>
          <table:table-cell office:value-type="float" office:value="77.26667" calcext:value-type="float">
            <text:p>77.26667</text:p>
          </table:table-cell>
          <table:table-cell office:value-type="float" office:value="82.26667" calcext:value-type="float">
            <text:p>82.26667</text:p>
          </table:table-cell>
          <table:table-cell table:number-columns-repeated="3"/>
          <table:table-cell office:value-type="float" office:value="500.264" calcext:value-type="float">
            <text:p>500.26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5.249694" calcext:value-type="float">
            <text:p>5.249694</text:p>
          </table:table-cell>
          <table:table-cell office:value-type="float" office:value="4.522014" calcext:value-type="float">
            <text:p>4.522014</text:p>
          </table:table-cell>
          <table:table-cell office:value-type="float" office:value="2.309223" calcext:value-type="float">
            <text:p>2.309223</text:p>
          </table:table-cell>
          <table:table-cell office:value-type="float" office:value="2.287026" calcext:value-type="float">
            <text:p>2.287026</text:p>
          </table:table-cell>
          <table:table-cell table:number-columns-repeated="2"/>
          <table:table-cell office:value-type="float" office:value="1.846107" calcext:value-type="float">
            <text:p>1.846107</text:p>
          </table:table-cell>
          <table:table-cell office:value-type="float" office:value="8.065747" calcext:value-type="float">
            <text:p>8.065747</text:p>
          </table:table-cell>
          <table:table-cell office:value-type="float" office:value="2.334597" calcext:value-type="float">
            <text:p>2.334597</text:p>
          </table:table-cell>
          <table:table-cell office:value-type="float" office:value="1.809119" calcext:value-type="float">
            <text:p>1.809119</text:p>
          </table:table-cell>
          <table:table-cell table:number-columns-repeated="3"/>
          <table:table-cell office:value-type="float" office:value="83.13334" calcext:value-type="float">
            <text:p>83.13334</text:p>
          </table:table-cell>
          <table:table-cell office:value-type="float" office:value="130.2667" calcext:value-type="float">
            <text:p>130.2667</text:p>
          </table:table-cell>
          <table:table-cell office:value-type="float" office:value="117.4" calcext:value-type="float">
            <text:p>117.4</text:p>
          </table:table-cell>
          <table:table-cell office:value-type="float" office:value="78.66666" calcext:value-type="float">
            <text:p>78.66666</text:p>
          </table:table-cell>
          <table:table-cell table:number-columns-repeated="3"/>
          <table:table-cell office:value-type="float" office:value="502.265" calcext:value-type="float">
            <text:p>502.26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.681798" calcext:value-type="float">
            <text:p>3.681798</text:p>
          </table:table-cell>
          <table:table-cell office:value-type="float" office:value="6.071224" calcext:value-type="float">
            <text:p>6.071224</text:p>
          </table:table-cell>
          <table:table-cell office:value-type="float" office:value="2.039886" calcext:value-type="float">
            <text:p>2.039886</text:p>
          </table:table-cell>
          <table:table-cell office:value-type="float" office:value="5.083237" calcext:value-type="float">
            <text:p>5.083237</text:p>
          </table:table-cell>
          <table:table-cell table:number-columns-repeated="2"/>
          <table:table-cell office:value-type="float" office:value="1.472392" calcext:value-type="float">
            <text:p>1.472392</text:p>
          </table:table-cell>
          <table:table-cell office:value-type="float" office:value="5.977592" calcext:value-type="float">
            <text:p>5.977592</text:p>
          </table:table-cell>
          <table:table-cell office:value-type="float" office:value="4.298491" calcext:value-type="float">
            <text:p>4.298491</text:p>
          </table:table-cell>
          <table:table-cell office:value-type="float" office:value="4.865913" calcext:value-type="float">
            <text:p>4.865913</text:p>
          </table:table-cell>
          <table:table-cell table:number-columns-repeated="3"/>
          <table:table-cell office:value-type="float" office:value="82.46667" calcext:value-type="float">
            <text:p>82.46667</text:p>
          </table:table-cell>
          <table:table-cell office:value-type="float" office:value="154.7333" calcext:value-type="float">
            <text:p>154.7333</text:p>
          </table:table-cell>
          <table:table-cell office:value-type="float" office:value="160" calcext:value-type="float">
            <text:p>160</text:p>
          </table:table-cell>
          <table:table-cell office:value-type="float" office:value="80.33334" calcext:value-type="float">
            <text:p>80.33334</text:p>
          </table:table-cell>
          <table:table-cell table:number-columns-repeated="3"/>
          <table:table-cell office:value-type="float" office:value="504.266" calcext:value-type="float">
            <text:p>504.26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1.787545" calcext:value-type="float">
            <text:p>1.787545</text:p>
          </table:table-cell>
          <table:table-cell office:value-type="float" office:value="6.501374" calcext:value-type="float">
            <text:p>6.501374</text:p>
          </table:table-cell>
          <table:table-cell office:value-type="float" office:value="1.232181" calcext:value-type="float">
            <text:p>1.232181</text:p>
          </table:table-cell>
          <table:table-cell office:value-type="float" office:value="5.920506" calcext:value-type="float">
            <text:p>5.920506</text:p>
          </table:table-cell>
          <table:table-cell table:number-columns-repeated="2"/>
          <table:table-cell office:value-type="float" office:value="1.3694" calcext:value-type="float">
            <text:p>1.3694</text:p>
          </table:table-cell>
          <table:table-cell office:value-type="float" office:value="3.907831" calcext:value-type="float">
            <text:p>3.907831</text:p>
          </table:table-cell>
          <table:table-cell office:value-type="float" office:value="5.304697" calcext:value-type="float">
            <text:p>5.304697</text:p>
          </table:table-cell>
          <table:table-cell office:value-type="float" office:value="5.142872" calcext:value-type="float">
            <text:p>5.142872</text:p>
          </table:table-cell>
          <table:table-cell table:number-columns-repeated="3"/>
          <table:table-cell office:value-type="float" office:value="73.6" calcext:value-type="float">
            <text:p>73.6</text:p>
          </table:table-cell>
          <table:table-cell office:value-type="float" office:value="170.3333" calcext:value-type="float">
            <text:p>170.3333</text:p>
          </table:table-cell>
          <table:table-cell office:value-type="float" office:value="181.6" calcext:value-type="float">
            <text:p>181.6</text:p>
          </table:table-cell>
          <table:table-cell office:value-type="float" office:value="83.93333" calcext:value-type="float">
            <text:p>83.93333</text:p>
          </table:table-cell>
          <table:table-cell table:number-columns-repeated="3"/>
          <table:table-cell office:value-type="float" office:value="506.267" calcext:value-type="float">
            <text:p>506.26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.9153673" calcext:value-type="float">
            <text:p>0.9153673</text:p>
          </table:table-cell>
          <table:table-cell office:value-type="float" office:value="6.680063" calcext:value-type="float">
            <text:p>6.680063</text:p>
          </table:table-cell>
          <table:table-cell office:value-type="float" office:value="0.886243" calcext:value-type="float">
            <text:p>0.886243</text:p>
          </table:table-cell>
          <table:table-cell office:value-type="float" office:value="4.946575" calcext:value-type="float">
            <text:p>4.946575</text:p>
          </table:table-cell>
          <table:table-cell table:number-columns-repeated="2"/>
          <table:table-cell office:value-type="float" office:value="1.511516" calcext:value-type="float">
            <text:p>1.511516</text:p>
          </table:table-cell>
          <table:table-cell office:value-type="float" office:value="4.831672" calcext:value-type="float">
            <text:p>4.831672</text:p>
          </table:table-cell>
          <table:table-cell office:value-type="float" office:value="8.644197" calcext:value-type="float">
            <text:p>8.644197</text:p>
          </table:table-cell>
          <table:table-cell office:value-type="float" office:value="2.609415" calcext:value-type="float">
            <text:p>2.609415</text:p>
          </table:table-cell>
          <table:table-cell table:number-columns-repeated="3"/>
          <table:table-cell office:value-type="float" office:value="67.8" calcext:value-type="float">
            <text:p>67.8</text:p>
          </table:table-cell>
          <table:table-cell office:value-type="float" office:value="175.8667" calcext:value-type="float">
            <text:p>175.8667</text:p>
          </table:table-cell>
          <table:table-cell office:value-type="float" office:value="185.8" calcext:value-type="float">
            <text:p>185.8</text:p>
          </table:table-cell>
          <table:table-cell office:value-type="float" office:value="63.86667" calcext:value-type="float">
            <text:p>63.86667</text:p>
          </table:table-cell>
          <table:table-cell table:number-columns-repeated="3"/>
          <table:table-cell office:value-type="float" office:value="508.268" calcext:value-type="float">
            <text:p>508.26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1.256049" calcext:value-type="float">
            <text:p>1.256049</text:p>
          </table:table-cell>
          <table:table-cell office:value-type="float" office:value="5.663427" calcext:value-type="float">
            <text:p>5.663427</text:p>
          </table:table-cell>
          <table:table-cell office:value-type="float" office:value="1.238351" calcext:value-type="float">
            <text:p>1.238351</text:p>
          </table:table-cell>
          <table:table-cell office:value-type="float" office:value="4.523582" calcext:value-type="float">
            <text:p>4.523582</text:p>
          </table:table-cell>
          <table:table-cell table:number-columns-repeated="2"/>
          <table:table-cell office:value-type="float" office:value="0.5245645" calcext:value-type="float">
            <text:p>0.5245645</text:p>
          </table:table-cell>
          <table:table-cell office:value-type="float" office:value="3.548753" calcext:value-type="float">
            <text:p>3.548753</text:p>
          </table:table-cell>
          <table:table-cell office:value-type="float" office:value="7.85056" calcext:value-type="float">
            <text:p>7.85056</text:p>
          </table:table-cell>
          <table:table-cell office:value-type="float" office:value="1.375669" calcext:value-type="float">
            <text:p>1.375669</text:p>
          </table:table-cell>
          <table:table-cell table:number-columns-repeated="3"/>
          <table:table-cell office:value-type="float" office:value="56.66667" calcext:value-type="float">
            <text:p>56.66667</text:p>
          </table:table-cell>
          <table:table-cell office:value-type="float" office:value="177.0667" calcext:value-type="float">
            <text:p>177.0667</text:p>
          </table:table-cell>
          <table:table-cell office:value-type="float" office:value="193.1333" calcext:value-type="float">
            <text:p>193.1333</text:p>
          </table:table-cell>
          <table:table-cell office:value-type="float" office:value="49.73333" calcext:value-type="float">
            <text:p>49.73333</text:p>
          </table:table-cell>
          <table:table-cell table:number-columns-repeated="3"/>
          <table:table-cell office:value-type="float" office:value="510.27" calcext:value-type="float">
            <text:p>510.2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.6480947" calcext:value-type="float">
            <text:p>0.6480947</text:p>
          </table:table-cell>
          <table:table-cell office:value-type="float" office:value="4.067338" calcext:value-type="float">
            <text:p>4.067338</text:p>
          </table:table-cell>
          <table:table-cell office:value-type="float" office:value="1.602421" calcext:value-type="float">
            <text:p>1.602421</text:p>
          </table:table-cell>
          <table:table-cell office:value-type="float" office:value="4.598537" calcext:value-type="float">
            <text:p>4.59853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.994407" calcext:value-type="float">
            <text:p>1.994407</text:p>
          </table:table-cell>
          <table:table-cell office:value-type="float" office:value="5.600993" calcext:value-type="float">
            <text:p>5.600993</text:p>
          </table:table-cell>
          <table:table-cell office:value-type="float" office:value="0.5280399" calcext:value-type="float">
            <text:p>0.5280399</text:p>
          </table:table-cell>
          <table:table-cell table:number-columns-repeated="3"/>
          <table:table-cell office:value-type="float" office:value="45.06667" calcext:value-type="float">
            <text:p>45.06667</text:p>
          </table:table-cell>
          <table:table-cell office:value-type="float" office:value="180.6" calcext:value-type="float">
            <text:p>180.6</text:p>
          </table:table-cell>
          <table:table-cell office:value-type="float" office:value="193.2667" calcext:value-type="float">
            <text:p>193.2667</text:p>
          </table:table-cell>
          <table:table-cell office:value-type="float" office:value="43.8" calcext:value-type="float">
            <text:p>43.8</text:p>
          </table:table-cell>
          <table:table-cell table:number-columns-repeated="3"/>
          <table:table-cell office:value-type="float" office:value="512.271" calcext:value-type="float">
            <text:p>512.27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192909" calcext:value-type="float">
            <text:p>3.192909</text:p>
          </table:table-cell>
          <table:table-cell office:value-type="float" office:value="1.939013" calcext:value-type="float">
            <text:p>1.939013</text:p>
          </table:table-cell>
          <table:table-cell office:value-type="float" office:value="4.446557" calcext:value-type="float">
            <text:p>4.446557</text:p>
          </table:table-cell>
          <table:table-cell table:number-columns-repeated="2"/>
          <table:table-cell office:value-type="float" office:value="0.09366341" calcext:value-type="float">
            <text:p>0.09366341</text:p>
          </table:table-cell>
          <table:table-cell office:value-type="float" office:value="1.439599" calcext:value-type="float">
            <text:p>1.439599</text:p>
          </table:table-cell>
          <table:table-cell office:value-type="float" office:value="4.499981" calcext:value-type="float">
            <text:p>4.499981</text:p>
          </table:table-cell>
          <table:table-cell office:value-type="float" office:value="0.1757693" calcext:value-type="float">
            <text:p>0.1757693</text:p>
          </table:table-cell>
          <table:table-cell table:number-columns-repeated="3"/>
          <table:table-cell office:value-type="float" office:value="31.46667" calcext:value-type="float">
            <text:p>31.46667</text:p>
          </table:table-cell>
          <table:table-cell office:value-type="float" office:value="181.6" calcext:value-type="float">
            <text:p>181.6</text:p>
          </table:table-cell>
          <table:table-cell office:value-type="float" office:value="202.1333" calcext:value-type="float">
            <text:p>202.1333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514.272" calcext:value-type="float">
            <text:p>514.27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.141004" calcext:value-type="float">
            <text:p>2.141004</text:p>
          </table:table-cell>
          <table:table-cell office:value-type="float" office:value="2.074652" calcext:value-type="float">
            <text:p>2.074652</text:p>
          </table:table-cell>
          <table:table-cell office:value-type="float" office:value="4.446488" calcext:value-type="float">
            <text:p>4.446488</text:p>
          </table:table-cell>
          <table:table-cell table:number-columns-repeated="2"/>
          <table:table-cell office:value-type="float" office:value="0.6471762" calcext:value-type="float">
            <text:p>0.6471762</text:p>
          </table:table-cell>
          <table:table-cell office:value-type="float" office:value="1.223098" calcext:value-type="float">
            <text:p>1.223098</text:p>
          </table:table-cell>
          <table:table-cell office:value-type="float" office:value="4.404642" calcext:value-type="float">
            <text:p>4.404642</text:p>
          </table:table-cell>
          <table:table-cell office:value-type="float" office:value="0.0676573" calcext:value-type="float">
            <text:p>0.0676573</text:p>
          </table:table-cell>
          <table:table-cell table:number-columns-repeated="3"/>
          <table:table-cell office:value-type="float" office:value="13.93333" calcext:value-type="float">
            <text:p>13.93333</text:p>
          </table:table-cell>
          <table:table-cell office:value-type="float" office:value="172.6" calcext:value-type="float">
            <text:p>172.6</text:p>
          </table:table-cell>
          <table:table-cell office:value-type="float" office:value="196.2667" calcext:value-type="float">
            <text:p>196.2667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516.273" calcext:value-type="float">
            <text:p>516.27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.040422" calcext:value-type="float">
            <text:p>2.040422</text:p>
          </table:table-cell>
          <table:table-cell office:value-type="float" office:value="2.163759" calcext:value-type="float">
            <text:p>2.163759</text:p>
          </table:table-cell>
          <table:table-cell office:value-type="float" office:value="4.570558" calcext:value-type="float">
            <text:p>4.570558</text:p>
          </table:table-cell>
          <table:table-cell table:number-columns-repeated="2"/>
          <table:table-cell office:value-type="float" office:value="1.149633" calcext:value-type="float">
            <text:p>1.149633</text:p>
          </table:table-cell>
          <table:table-cell office:value-type="float" office:value="0.4559819" calcext:value-type="float">
            <text:p>0.4559819</text:p>
          </table:table-cell>
          <table:table-cell office:value-type="float" office:value="4.718266" calcext:value-type="float">
            <text:p>4.718266</text:p>
          </table:table-cell>
          <table:table-cell office:value-type="float" office:value="0.6806639" calcext:value-type="float">
            <text:p>0.6806639</text:p>
          </table:table-cell>
          <table:table-cell table:number-columns-repeated="3"/>
          <table:table-cell office:value-type="float" office:value="9.733334" calcext:value-type="float">
            <text:p>9.733334</text:p>
          </table:table-cell>
          <table:table-cell office:value-type="float" office:value="182.9333" calcext:value-type="float">
            <text:p>182.9333</text:p>
          </table:table-cell>
          <table:table-cell office:value-type="float" office:value="197.5333" calcext:value-type="float">
            <text:p>197.5333</text:p>
          </table:table-cell>
          <table:table-cell office:value-type="float" office:value="9.8" calcext:value-type="float">
            <text:p>9.8</text:p>
          </table:table-cell>
          <table:table-cell table:number-columns-repeated="3"/>
          <table:table-cell office:value-type="float" office:value="518.274" calcext:value-type="float">
            <text:p>518.27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.344293" calcext:value-type="float">
            <text:p>2.344293</text:p>
          </table:table-cell>
          <table:table-cell office:value-type="float" office:value="2.358244" calcext:value-type="float">
            <text:p>2.358244</text:p>
          </table:table-cell>
          <table:table-cell office:value-type="float" office:value="4.11822" calcext:value-type="float">
            <text:p>4.11822</text:p>
          </table:table-cell>
          <table:table-cell table:number-columns-repeated="2"/>
          <table:table-cell office:value-type="float" office:value="2.525577" calcext:value-type="float">
            <text:p>2.525577</text:p>
          </table:table-cell>
          <table:table-cell office:value-type="float" office:value="0.07251103" calcext:value-type="float">
            <text:p>0.07251103</text:p>
          </table:table-cell>
          <table:table-cell office:value-type="float" office:value="4.653043" calcext:value-type="float">
            <text:p>4.653043</text:p>
          </table:table-cell>
          <table:table-cell office:value-type="float" office:value="0.7651422" calcext:value-type="float">
            <text:p>0.7651422</text:p>
          </table:table-cell>
          <table:table-cell table:number-columns-repeated="3"/>
          <table:table-cell office:value-type="float" office:value="9.2" calcext:value-type="float">
            <text:p>9.2</text:p>
          </table:table-cell>
          <table:table-cell office:value-type="float" office:value="145.1333" calcext:value-type="float">
            <text:p>145.1333</text:p>
          </table:table-cell>
          <table:table-cell office:value-type="float" office:value="154" calcext:value-type="float">
            <text:p>154</text:p>
          </table:table-cell>
          <table:table-cell office:value-type="float" office:value="-0" calcext:value-type="float">
            <text:p>0</text:p>
          </table:table-cell>
          <table:table-cell table:number-columns-repeated="3"/>
          <table:table-cell office:value-type="float" office:value="520.275" calcext:value-type="float">
            <text:p>520.27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.1935945" calcext:value-type="float">
            <text:p>0.1935945</text:p>
          </table:table-cell>
          <table:table-cell office:value-type="float" office:value="3.61203" calcext:value-type="float">
            <text:p>3.61203</text:p>
          </table:table-cell>
          <table:table-cell office:value-type="float" office:value="2.56254" calcext:value-type="float">
            <text:p>2.56254</text:p>
          </table:table-cell>
          <table:table-cell office:value-type="float" office:value="4.263374" calcext:value-type="float">
            <text:p>4.263374</text:p>
          </table:table-cell>
          <table:table-cell table:number-columns-repeated="2"/>
          <table:table-cell office:value-type="float" office:value="4.583671" calcext:value-type="float">
            <text:p>4.583671</text:p>
          </table:table-cell>
          <table:table-cell office:value-type="float" office:value="0.01464894" calcext:value-type="float">
            <text:p>0.01464894</text:p>
          </table:table-cell>
          <table:table-cell office:value-type="float" office:value="3.206794" calcext:value-type="float">
            <text:p>3.206794</text:p>
          </table:table-cell>
          <table:table-cell office:value-type="float" office:value="0.9031895" calcext:value-type="float">
            <text:p>0.903189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4.4667" calcext:value-type="float">
            <text:p>104.4667</text:p>
          </table:table-cell>
          <table:table-cell office:value-type="float" office:value="113.9333" calcext:value-type="float">
            <text:p>113.9333</text:p>
          </table:table-cell>
          <table:table-cell office:value-type="float" office:value="-0" calcext:value-type="float">
            <text:p>0</text:p>
          </table:table-cell>
          <table:table-cell table:number-columns-repeated="3"/>
          <table:table-cell office:value-type="float" office:value="522.276" calcext:value-type="float">
            <text:p>522.27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.1492363" calcext:value-type="float">
            <text:p>0.1492363</text:p>
          </table:table-cell>
          <table:table-cell office:value-type="float" office:value="4.412096" calcext:value-type="float">
            <text:p>4.412096</text:p>
          </table:table-cell>
          <table:table-cell office:value-type="float" office:value="2.807963" calcext:value-type="float">
            <text:p>2.807963</text:p>
          </table:table-cell>
          <table:table-cell office:value-type="float" office:value="5.102615" calcext:value-type="float">
            <text:p>5.102615</text:p>
          </table:table-cell>
          <table:table-cell table:number-columns-repeated="2"/>
          <table:table-cell office:value-type="float" office:value="5.160112" calcext:value-type="float">
            <text:p>5.160112</text:p>
          </table:table-cell>
          <table:table-cell office:value-type="float" office:value="0.4592196" calcext:value-type="float">
            <text:p>0.4592196</text:p>
          </table:table-cell>
          <table:table-cell office:value-type="float" office:value="2.019564" calcext:value-type="float">
            <text:p>2.019564</text:p>
          </table:table-cell>
          <table:table-cell office:value-type="float" office:value="2.544927" calcext:value-type="float">
            <text:p>2.54492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5.73333" calcext:value-type="float">
            <text:p>65.73333</text:p>
          </table:table-cell>
          <table:table-cell office:value-type="float" office:value="65.2" calcext:value-type="float">
            <text:p>65.2</text:p>
          </table:table-cell>
          <table:table-cell office:value-type="float" office:value="-0" calcext:value-type="float">
            <text:p>0</text:p>
          </table:table-cell>
          <table:table-cell table:number-columns-repeated="3"/>
          <table:table-cell office:value-type="float" office:value="524.277" calcext:value-type="float">
            <text:p>524.27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556113" calcext:value-type="float">
            <text:p>4.556113</text:p>
          </table:table-cell>
          <table:table-cell office:value-type="float" office:value="2.716947" calcext:value-type="float">
            <text:p>2.716947</text:p>
          </table:table-cell>
          <table:table-cell office:value-type="float" office:value="5.127852" calcext:value-type="float">
            <text:p>5.127852</text:p>
          </table:table-cell>
          <table:table-cell table:number-columns-repeated="2"/>
          <table:table-cell office:value-type="float" office:value="3.392307" calcext:value-type="float">
            <text:p>3.392307</text:p>
          </table:table-cell>
          <table:table-cell office:value-type="float" office:value="5.181209" calcext:value-type="float">
            <text:p>5.181209</text:p>
          </table:table-cell>
          <table:table-cell office:value-type="float" office:value="0.7701455" calcext:value-type="float">
            <text:p>0.7701455</text:p>
          </table:table-cell>
          <table:table-cell office:value-type="float" office:value="3.651702" calcext:value-type="float">
            <text:p>3.65170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.2" calcext:value-type="float">
            <text:p>24.2</text:p>
          </table:table-cell>
          <table:table-cell office:value-type="float" office:value="19.6" calcext:value-type="float">
            <text:p>19.6</text:p>
          </table:table-cell>
          <table:table-cell office:value-type="float" office:value="39.33333" calcext:value-type="float">
            <text:p>39.33333</text:p>
          </table:table-cell>
          <table:table-cell table:number-columns-repeated="3"/>
          <table:table-cell office:value-type="float" office:value="526.278" calcext:value-type="float">
            <text:p>526.27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21956" calcext:value-type="float">
            <text:p>4.21956</text:p>
          </table:table-cell>
          <table:table-cell office:value-type="float" office:value="2.861206" calcext:value-type="float">
            <text:p>2.861206</text:p>
          </table:table-cell>
          <table:table-cell office:value-type="float" office:value="4.801715" calcext:value-type="float">
            <text:p>4.801715</text:p>
          </table:table-cell>
          <table:table-cell table:number-columns-repeated="2"/>
          <table:table-cell office:value-type="float" office:value="3.858825" calcext:value-type="float">
            <text:p>3.858825</text:p>
          </table:table-cell>
          <table:table-cell office:value-type="float" office:value="4.900134" calcext:value-type="float">
            <text:p>4.900134</text:p>
          </table:table-cell>
          <table:table-cell office:value-type="float" office:value="0.9406234" calcext:value-type="float">
            <text:p>0.9406234</text:p>
          </table:table-cell>
          <table:table-cell office:value-type="float" office:value="4.927679" calcext:value-type="float">
            <text:p>4.92767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.266667" calcext:value-type="float">
            <text:p>4.266667</text:p>
          </table:table-cell>
          <table:table-cell office:value-type="float" office:value="10" calcext:value-type="float">
            <text:p>10</text:p>
          </table:table-cell>
          <table:table-cell office:value-type="float" office:value="5.066667" calcext:value-type="float">
            <text:p>5.066667</text:p>
          </table:table-cell>
          <table:table-cell table:number-columns-repeated="3"/>
          <table:table-cell office:value-type="float" office:value="528.279" calcext:value-type="float">
            <text:p>528.27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.1718933" calcext:value-type="float">
            <text:p>0.1718933</text:p>
          </table:table-cell>
          <table:table-cell office:value-type="float" office:value="4.70161" calcext:value-type="float">
            <text:p>4.70161</text:p>
          </table:table-cell>
          <table:table-cell office:value-type="float" office:value="2.48153" calcext:value-type="float">
            <text:p>2.48153</text:p>
          </table:table-cell>
          <table:table-cell office:value-type="float" office:value="4.386231" calcext:value-type="float">
            <text:p>4.386231</text:p>
          </table:table-cell>
          <table:table-cell table:number-columns-repeated="2"/>
          <table:table-cell office:value-type="float" office:value="3.102551" calcext:value-type="float">
            <text:p>3.102551</text:p>
          </table:table-cell>
          <table:table-cell office:value-type="float" office:value="4.865043" calcext:value-type="float">
            <text:p>4.865043</text:p>
          </table:table-cell>
          <table:table-cell office:value-type="float" office:value="1.047005" calcext:value-type="float">
            <text:p>1.047005</text:p>
          </table:table-cell>
          <table:table-cell office:value-type="float" office:value="7.718174" calcext:value-type="float">
            <text:p>7.718174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530.28" calcext:value-type="float">
            <text:p>530.2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.7123704" calcext:value-type="float">
            <text:p>0.7123704</text:p>
          </table:table-cell>
          <table:table-cell office:value-type="float" office:value="3.517194" calcext:value-type="float">
            <text:p>3.517194</text:p>
          </table:table-cell>
          <table:table-cell office:value-type="float" office:value="2.432599" calcext:value-type="float">
            <text:p>2.432599</text:p>
          </table:table-cell>
          <table:table-cell office:value-type="float" office:value="3.010347" calcext:value-type="float">
            <text:p>3.010347</text:p>
          </table:table-cell>
          <table:table-cell table:number-columns-repeated="2"/>
          <table:table-cell office:value-type="float" office:value="1.990308" calcext:value-type="float">
            <text:p>1.990308</text:p>
          </table:table-cell>
          <table:table-cell office:value-type="float" office:value="2.291456" calcext:value-type="float">
            <text:p>2.291456</text:p>
          </table:table-cell>
          <table:table-cell office:value-type="float" office:value="0.9781226" calcext:value-type="float">
            <text:p>0.9781226</text:p>
          </table:table-cell>
          <table:table-cell office:value-type="float" office:value="9.425099" calcext:value-type="float">
            <text:p>9.425099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532.281" calcext:value-type="float">
            <text:p>532.28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.1117645" calcext:value-type="float">
            <text:p>0.1117645</text:p>
          </table:table-cell>
          <table:table-cell office:value-type="float" office:value="3.174128" calcext:value-type="float">
            <text:p>3.174128</text:p>
          </table:table-cell>
          <table:table-cell office:value-type="float" office:value="2.249784" calcext:value-type="float">
            <text:p>2.249784</text:p>
          </table:table-cell>
          <table:table-cell office:value-type="float" office:value="3.002874" calcext:value-type="float">
            <text:p>3.002874</text:p>
          </table:table-cell>
          <table:table-cell table:number-columns-repeated="2"/>
          <table:table-cell office:value-type="float" office:value="1.334757" calcext:value-type="float">
            <text:p>1.334757</text:p>
          </table:table-cell>
          <table:table-cell office:value-type="float" office:value="1.691783" calcext:value-type="float">
            <text:p>1.691783</text:p>
          </table:table-cell>
          <table:table-cell office:value-type="float" office:value="0.6582819" calcext:value-type="float">
            <text:p>0.6582819</text:p>
          </table:table-cell>
          <table:table-cell office:value-type="float" office:value="9.258461" calcext:value-type="float">
            <text:p>9.258461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534.282" calcext:value-type="float">
            <text:p>534.28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008497" calcext:value-type="float">
            <text:p>3.008497</text:p>
          </table:table-cell>
          <table:table-cell office:value-type="float" office:value="2.4407" calcext:value-type="float">
            <text:p>2.4407</text:p>
          </table:table-cell>
          <table:table-cell office:value-type="float" office:value="3.579201" calcext:value-type="float">
            <text:p>3.579201</text:p>
          </table:table-cell>
          <table:table-cell table:number-columns-repeated="2"/>
          <table:table-cell office:value-type="float" office:value="0.4697918" calcext:value-type="float">
            <text:p>0.4697918</text:p>
          </table:table-cell>
          <table:table-cell office:value-type="float" office:value="0" calcext:value-type="float">
            <text:p>0</text:p>
          </table:table-cell>
          <table:table-cell office:value-type="float" office:value="0.8018373" calcext:value-type="float">
            <text:p>0.8018373</text:p>
          </table:table-cell>
          <table:table-cell office:value-type="float" office:value="7.607063" calcext:value-type="float">
            <text:p>7.607063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536.284" calcext:value-type="float">
            <text:p>536.28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.694919" calcext:value-type="float">
            <text:p>2.694919</text:p>
          </table:table-cell>
          <table:table-cell office:value-type="float" office:value="2.403514" calcext:value-type="float">
            <text:p>2.403514</text:p>
          </table:table-cell>
          <table:table-cell office:value-type="float" office:value="4.064083" calcext:value-type="float">
            <text:p>4.064083</text:p>
          </table:table-cell>
          <table:table-cell table:number-columns-repeated="2"/>
          <table:table-cell office:value-type="float" office:value="0.2198459" calcext:value-type="float">
            <text:p>0.2198459</text:p>
          </table:table-cell>
          <table:table-cell office:value-type="float" office:value="0" calcext:value-type="float">
            <text:p>0</text:p>
          </table:table-cell>
          <table:table-cell office:value-type="float" office:value="2.042748" calcext:value-type="float">
            <text:p>2.042748</text:p>
          </table:table-cell>
          <table:table-cell office:value-type="float" office:value="7.65438" calcext:value-type="float">
            <text:p>7.65438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538.286" calcext:value-type="float">
            <text:p>538.28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.07138341" calcext:value-type="float">
            <text:p>0.07138341</text:p>
          </table:table-cell>
          <table:table-cell office:value-type="float" office:value="3.213834" calcext:value-type="float">
            <text:p>3.213834</text:p>
          </table:table-cell>
          <table:table-cell office:value-type="float" office:value="2.339974" calcext:value-type="float">
            <text:p>2.339974</text:p>
          </table:table-cell>
          <table:table-cell office:value-type="float" office:value="4.257406" calcext:value-type="float">
            <text:p>4.257406</text:p>
          </table:table-cell>
          <table:table-cell table:number-columns-repeated="2"/>
          <table:table-cell office:value-type="float" office:value="0.130787" calcext:value-type="float">
            <text:p>0.130787</text:p>
          </table:table-cell>
          <table:table-cell office:value-type="float" office:value="0.3918351" calcext:value-type="float">
            <text:p>0.3918351</text:p>
          </table:table-cell>
          <table:table-cell office:value-type="float" office:value="4.054517" calcext:value-type="float">
            <text:p>4.054517</text:p>
          </table:table-cell>
          <table:table-cell office:value-type="float" office:value="8.016976" calcext:value-type="float">
            <text:p>8.016976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540.287" calcext:value-type="float">
            <text:p>540.28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.4097523" calcext:value-type="float">
            <text:p>0.4097523</text:p>
          </table:table-cell>
          <table:table-cell office:value-type="float" office:value="3.485179" calcext:value-type="float">
            <text:p>3.485179</text:p>
          </table:table-cell>
          <table:table-cell office:value-type="float" office:value="2.182561" calcext:value-type="float">
            <text:p>2.182561</text:p>
          </table:table-cell>
          <table:table-cell office:value-type="float" office:value="3.381638" calcext:value-type="float">
            <text:p>3.381638</text:p>
          </table:table-cell>
          <table:table-cell table:number-columns-repeated="2"/>
          <table:table-cell office:value-type="float" office:value="0.2730275" calcext:value-type="float">
            <text:p>0.2730275</text:p>
          </table:table-cell>
          <table:table-cell office:value-type="float" office:value="0.8967618" calcext:value-type="float">
            <text:p>0.8967618</text:p>
          </table:table-cell>
          <table:table-cell office:value-type="float" office:value="4.688802" calcext:value-type="float">
            <text:p>4.688802</text:p>
          </table:table-cell>
          <table:table-cell office:value-type="float" office:value="7.149268" calcext:value-type="float">
            <text:p>7.149268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542.288" calcext:value-type="float">
            <text:p>542.28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.3296546" calcext:value-type="float">
            <text:p>0.3296546</text:p>
          </table:table-cell>
          <table:table-cell office:value-type="float" office:value="3.7542" calcext:value-type="float">
            <text:p>3.7542</text:p>
          </table:table-cell>
          <table:table-cell office:value-type="float" office:value="2.379343" calcext:value-type="float">
            <text:p>2.379343</text:p>
          </table:table-cell>
          <table:table-cell office:value-type="float" office:value="3.809089" calcext:value-type="float">
            <text:p>3.809089</text:p>
          </table:table-cell>
          <table:table-cell table:number-columns-repeated="2"/>
          <table:table-cell office:value-type="float" office:value="0.6097162" calcext:value-type="float">
            <text:p>0.6097162</text:p>
          </table:table-cell>
          <table:table-cell office:value-type="float" office:value="1.442382" calcext:value-type="float">
            <text:p>1.442382</text:p>
          </table:table-cell>
          <table:table-cell office:value-type="float" office:value="5.690117" calcext:value-type="float">
            <text:p>5.690117</text:p>
          </table:table-cell>
          <table:table-cell office:value-type="float" office:value="6.981936" calcext:value-type="float">
            <text:p>6.981936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544.289" calcext:value-type="float">
            <text:p>544.28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.1443479" calcext:value-type="float">
            <text:p>0.1443479</text:p>
          </table:table-cell>
          <table:table-cell office:value-type="float" office:value="3.870993" calcext:value-type="float">
            <text:p>3.870993</text:p>
          </table:table-cell>
          <table:table-cell office:value-type="float" office:value="2.540887" calcext:value-type="float">
            <text:p>2.540887</text:p>
          </table:table-cell>
          <table:table-cell office:value-type="float" office:value="4.13084" calcext:value-type="float">
            <text:p>4.13084</text:p>
          </table:table-cell>
          <table:table-cell table:number-columns-repeated="2"/>
          <table:table-cell office:value-type="float" office:value="0.9317369" calcext:value-type="float">
            <text:p>0.9317369</text:p>
          </table:table-cell>
          <table:table-cell office:value-type="float" office:value="3.725912" calcext:value-type="float">
            <text:p>3.725912</text:p>
          </table:table-cell>
          <table:table-cell office:value-type="float" office:value="7.57667" calcext:value-type="float">
            <text:p>7.57667</text:p>
          </table:table-cell>
          <table:table-cell office:value-type="float" office:value="6.396183" calcext:value-type="float">
            <text:p>6.396183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546.29" calcext:value-type="float">
            <text:p>546.2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125215" calcext:value-type="float">
            <text:p>3.125215</text:p>
          </table:table-cell>
          <table:table-cell office:value-type="float" office:value="2.306311" calcext:value-type="float">
            <text:p>2.306311</text:p>
          </table:table-cell>
          <table:table-cell office:value-type="float" office:value="3.942255" calcext:value-type="float">
            <text:p>3.942255</text:p>
          </table:table-cell>
          <table:table-cell table:number-columns-repeated="2"/>
          <table:table-cell office:value-type="float" office:value="0.6272316" calcext:value-type="float">
            <text:p>0.6272316</text:p>
          </table:table-cell>
          <table:table-cell office:value-type="float" office:value="3.777246" calcext:value-type="float">
            <text:p>3.777246</text:p>
          </table:table-cell>
          <table:table-cell office:value-type="float" office:value="7.543191" calcext:value-type="float">
            <text:p>7.543191</text:p>
          </table:table-cell>
          <table:table-cell office:value-type="float" office:value="5.517437" calcext:value-type="float">
            <text:p>5.517437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548.292" calcext:value-type="float">
            <text:p>548.29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781927" calcext:value-type="float">
            <text:p>1.781927</text:p>
          </table:table-cell>
          <table:table-cell office:value-type="float" office:value="0.9936062" calcext:value-type="float">
            <text:p>0.9936062</text:p>
          </table:table-cell>
          <table:table-cell office:value-type="float" office:value="2.240317" calcext:value-type="float">
            <text:p>2.240317</text:p>
          </table:table-cell>
          <table:table-cell table:number-columns-repeated="2"/>
          <table:table-cell office:value-type="float" office:value="0.8757457" calcext:value-type="float">
            <text:p>0.8757457</text:p>
          </table:table-cell>
          <table:table-cell office:value-type="float" office:value="4.178934" calcext:value-type="float">
            <text:p>4.178934</text:p>
          </table:table-cell>
          <table:table-cell office:value-type="float" office:value="6.856549" calcext:value-type="float">
            <text:p>6.856549</text:p>
          </table:table-cell>
          <table:table-cell office:value-type="float" office:value="1.135862" calcext:value-type="float">
            <text:p>1.135862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550.293" calcext:value-type="float">
            <text:p>550.29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5993657" calcext:value-type="float">
            <text:p>0.5993657</text:p>
          </table:table-cell>
          <table:table-cell office:value-type="float" office:value="0" calcext:value-type="float">
            <text:p>0</text:p>
          </table:table-cell>
          <table:table-cell office:value-type="float" office:value="0.4210873" calcext:value-type="float">
            <text:p>0.4210873</text:p>
          </table:table-cell>
          <table:table-cell table:number-columns-repeated="2"/>
          <table:table-cell office:value-type="float" office:value="0.8489326" calcext:value-type="float">
            <text:p>0.8489326</text:p>
          </table:table-cell>
          <table:table-cell office:value-type="float" office:value="4.750384" calcext:value-type="float">
            <text:p>4.750384</text:p>
          </table:table-cell>
          <table:table-cell office:value-type="float" office:value="6.639104" calcext:value-type="float">
            <text:p>6.639104</text:p>
          </table:table-cell>
          <table:table-cell office:value-type="float" office:value="2.100557" calcext:value-type="float">
            <text:p>2.100557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552.294" calcext:value-type="float">
            <text:p>552.29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4252058" calcext:value-type="float">
            <text:p>0.42520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531184" calcext:value-type="float">
            <text:p>0.6531184</text:p>
          </table:table-cell>
          <table:table-cell office:value-type="float" office:value="5.712626" calcext:value-type="float">
            <text:p>5.712626</text:p>
          </table:table-cell>
          <table:table-cell office:value-type="float" office:value="6.187345" calcext:value-type="float">
            <text:p>6.187345</text:p>
          </table:table-cell>
          <table:table-cell office:value-type="float" office:value="3.433373" calcext:value-type="float">
            <text:p>3.433373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554.295" calcext:value-type="float">
            <text:p>554.29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.9846691" calcext:value-type="float">
            <text:p>0.9846691</text:p>
          </table:table-cell>
          <table:table-cell office:value-type="float" office:value="1.76001" calcext:value-type="float">
            <text:p>1.76001</text:p>
          </table:table-cell>
          <table:table-cell office:value-type="float" office:value="6.309521" calcext:value-type="float">
            <text:p>6.309521</text:p>
          </table:table-cell>
          <table:table-cell office:value-type="float" office:value="0.859096" calcext:value-type="float">
            <text:p>0.859096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556.296" calcext:value-type="float">
            <text:p>556.29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1.063608" calcext:value-type="float">
            <text:p>1.063608</text:p>
          </table:table-cell>
          <table:table-cell office:value-type="float" office:value="0.533184" calcext:value-type="float">
            <text:p>0.533184</text:p>
          </table:table-cell>
          <table:table-cell office:value-type="float" office:value="5.602809" calcext:value-type="float">
            <text:p>5.602809</text:p>
          </table:table-cell>
          <table:table-cell office:value-type="float" office:value="0.19023" calcext:value-type="float">
            <text:p>0.19023</text:p>
          </table:table-cell>
          <table:table-cell table:number-columns-repeated="10"/>
          <table:table-cell office:value-type="float" office:value="558.297" calcext:value-type="float">
            <text:p>558.29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8225025" calcext:value-type="float">
            <text:p>0.08225025</text:p>
          </table:table-cell>
          <table:table-cell table:number-columns-repeated="2"/>
          <table:table-cell office:value-type="float" office:value="0.8524711" calcext:value-type="float">
            <text:p>0.8524711</text:p>
          </table:table-cell>
          <table:table-cell office:value-type="float" office:value="0.02851014" calcext:value-type="float">
            <text:p>0.02851014</text:p>
          </table:table-cell>
          <table:table-cell office:value-type="float" office:value="4.760349" calcext:value-type="float">
            <text:p>4.76034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560.298" calcext:value-type="float">
            <text:p>560.29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644228" calcext:value-type="float">
            <text:p>0.1644228</text:p>
          </table:table-cell>
          <table:table-cell office:value-type="float" office:value="0" calcext:value-type="float">
            <text:p>0</text:p>
          </table:table-cell>
          <table:table-cell office:value-type="float" office:value="0.07799958" calcext:value-type="float">
            <text:p>0.07799958</text:p>
          </table:table-cell>
          <table:table-cell table:number-columns-repeated="2"/>
          <table:table-cell office:value-type="float" office:value="3.265362" calcext:value-type="float">
            <text:p>3.265362</text:p>
          </table:table-cell>
          <table:table-cell office:value-type="float" office:value="0" calcext:value-type="float">
            <text:p>0</text:p>
          </table:table-cell>
          <table:table-cell office:value-type="float" office:value="5.054189" calcext:value-type="float">
            <text:p>5.054189</text:p>
          </table:table-cell>
          <table:table-cell office:value-type="float" office:value="0.3649149" calcext:value-type="float">
            <text:p>0.3649149</text:p>
          </table:table-cell>
          <table:table-cell table:number-columns-repeated="10"/>
          <table:table-cell office:value-type="float" office:value="562.299" calcext:value-type="float">
            <text:p>562.29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.02417654" calcext:value-type="float">
            <text:p>0.02417654</text:p>
          </table:table-cell>
          <table:table-cell office:value-type="float" office:value="0.1051041" calcext:value-type="float">
            <text:p>0.1051041</text:p>
          </table:table-cell>
          <table:table-cell office:value-type="float" office:value="0" calcext:value-type="float">
            <text:p>0</text:p>
          </table:table-cell>
          <table:table-cell office:value-type="float" office:value="0.1017693" calcext:value-type="float">
            <text:p>0.1017693</text:p>
          </table:table-cell>
          <table:table-cell table:number-columns-repeated="2"/>
          <table:table-cell office:value-type="float" office:value="3.566501" calcext:value-type="float">
            <text:p>3.566501</text:p>
          </table:table-cell>
          <table:table-cell office:value-type="float" office:value="0" calcext:value-type="float">
            <text:p>0</text:p>
          </table:table-cell>
          <table:table-cell office:value-type="float" office:value="4.954628" calcext:value-type="float">
            <text:p>4.954628</text:p>
          </table:table-cell>
          <table:table-cell office:value-type="float" office:value="1.150209" calcext:value-type="float">
            <text:p>1.150209</text:p>
          </table:table-cell>
          <table:table-cell table:number-columns-repeated="10"/>
          <table:table-cell office:value-type="float" office:value="564.3" calcext:value-type="float">
            <text:p>564.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.02080509" calcext:value-type="float">
            <text:p>0.02080509</text:p>
          </table:table-cell>
          <table:table-cell office:value-type="float" office:value="0.00878141" calcext:value-type="float">
            <text:p>0.00878141</text:p>
          </table:table-cell>
          <table:table-cell office:value-type="float" office:value="0" calcext:value-type="float">
            <text:p>0</text:p>
          </table:table-cell>
          <table:table-cell office:value-type="float" office:value="0.005732481" calcext:value-type="float">
            <text:p>0.005732481</text:p>
          </table:table-cell>
          <table:table-cell table:number-columns-repeated="2"/>
          <table:table-cell office:value-type="float" office:value="1.032219" calcext:value-type="float">
            <text:p>1.032219</text:p>
          </table:table-cell>
          <table:table-cell office:value-type="float" office:value="0" calcext:value-type="float">
            <text:p>0</text:p>
          </table:table-cell>
          <table:table-cell office:value-type="float" office:value="2.850034" calcext:value-type="float">
            <text:p>2.850034</text:p>
          </table:table-cell>
          <table:table-cell office:value-type="float" office:value="3.815092" calcext:value-type="float">
            <text:p>3.815092</text:p>
          </table:table-cell>
          <table:table-cell table:number-columns-repeated="10"/>
          <table:table-cell office:value-type="float" office:value="566.301" calcext:value-type="float">
            <text:p>566.30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.007536012" calcext:value-type="float">
            <text:p>0.0075360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.356702" calcext:value-type="float">
            <text:p>1.356702</text:p>
          </table:table-cell>
          <table:table-cell office:value-type="float" office:value="0" calcext:value-type="float">
            <text:p>0</text:p>
          </table:table-cell>
          <table:table-cell office:value-type="float" office:value="2.062489" calcext:value-type="float">
            <text:p>2.062489</text:p>
          </table:table-cell>
          <table:table-cell office:value-type="float" office:value="10.57411" calcext:value-type="float">
            <text:p>10.57411</text:p>
          </table:table-cell>
          <table:table-cell table:number-columns-repeated="10"/>
          <table:table-cell office:value-type="float" office:value="568.302" calcext:value-type="float">
            <text:p>568.30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.00644952" calcext:value-type="float">
            <text:p>0.006449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.469802" calcext:value-type="float">
            <text:p>1.469802</text:p>
          </table:table-cell>
          <table:table-cell office:value-type="float" office:value="0.2145269" calcext:value-type="float">
            <text:p>0.2145269</text:p>
          </table:table-cell>
          <table:table-cell office:value-type="float" office:value="1.449677" calcext:value-type="float">
            <text:p>1.449677</text:p>
          </table:table-cell>
          <table:table-cell office:value-type="float" office:value="9.723834" calcext:value-type="float">
            <text:p>9.723834</text:p>
          </table:table-cell>
          <table:table-cell table:number-columns-repeated="10"/>
          <table:table-cell office:value-type="float" office:value="570.307" calcext:value-type="float">
            <text:p>570.30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1.102147" calcext:value-type="float">
            <text:p>1.102147</text:p>
          </table:table-cell>
          <table:table-cell office:value-type="float" office:value="0.2417404" calcext:value-type="float">
            <text:p>0.2417404</text:p>
          </table:table-cell>
          <table:table-cell office:value-type="float" office:value="1.736726" calcext:value-type="float">
            <text:p>1.736726</text:p>
          </table:table-cell>
          <table:table-cell office:value-type="float" office:value="8.67381" calcext:value-type="float">
            <text:p>8.67381</text:p>
          </table:table-cell>
          <table:table-cell table:number-columns-repeated="10"/>
          <table:table-cell office:value-type="float" office:value="572.308" calcext:value-type="float">
            <text:p>572.30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7"/>
          <table:table-cell office:value-type="float" office:value="0.7378043" calcext:value-type="float">
            <text:p>0.7378043</text:p>
          </table:table-cell>
          <table:table-cell office:value-type="float" office:value="0.07671247" calcext:value-type="float">
            <text:p>0.07671247</text:p>
          </table:table-cell>
          <table:table-cell office:value-type="float" office:value="2.161785" calcext:value-type="float">
            <text:p>2.161785</text:p>
          </table:table-cell>
          <table:table-cell office:value-type="float" office:value="8.755032" calcext:value-type="float">
            <text:p>8.755032</text:p>
          </table:table-cell>
          <table:table-cell table:number-columns-repeated="10"/>
          <table:table-cell office:value-type="float" office:value="574.309" calcext:value-type="float">
            <text:p>574.30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7"/>
          <table:table-cell office:value-type="float" office:value="0.1858504" calcext:value-type="float">
            <text:p>0.1858504</text:p>
          </table:table-cell>
          <table:table-cell office:value-type="float" office:value="0.6444159" calcext:value-type="float">
            <text:p>0.6444159</text:p>
          </table:table-cell>
          <table:table-cell office:value-type="float" office:value="1.982774" calcext:value-type="float">
            <text:p>1.982774</text:p>
          </table:table-cell>
          <table:table-cell office:value-type="float" office:value="8.215197" calcext:value-type="float">
            <text:p>8.215197</text:p>
          </table:table-cell>
          <table:table-cell table:number-columns-repeated="10"/>
          <table:table-cell office:value-type="float" office:value="576.31" calcext:value-type="float">
            <text:p>576.3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7"/>
          <table:table-cell office:value-type="float" office:value="0.08752462" calcext:value-type="float">
            <text:p>0.08752462</text:p>
          </table:table-cell>
          <table:table-cell office:value-type="float" office:value="0.9852184" calcext:value-type="float">
            <text:p>0.9852184</text:p>
          </table:table-cell>
          <table:table-cell office:value-type="float" office:value="2.595785" calcext:value-type="float">
            <text:p>2.595785</text:p>
          </table:table-cell>
          <table:table-cell office:value-type="float" office:value="7.50207" calcext:value-type="float">
            <text:p>7.50207</text:p>
          </table:table-cell>
          <table:table-cell table:number-columns-repeated="10"/>
          <table:table-cell office:value-type="float" office:value="578.311" calcext:value-type="float">
            <text:p>578.31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7"/>
          <table:table-cell office:value-type="float" office:value="0.1875464" calcext:value-type="float">
            <text:p>0.1875464</text:p>
          </table:table-cell>
          <table:table-cell office:value-type="float" office:value="1.833864" calcext:value-type="float">
            <text:p>1.833864</text:p>
          </table:table-cell>
          <table:table-cell office:value-type="float" office:value="2.788481" calcext:value-type="float">
            <text:p>2.788481</text:p>
          </table:table-cell>
          <table:table-cell office:value-type="float" office:value="7.320545" calcext:value-type="float">
            <text:p>7.320545</text:p>
          </table:table-cell>
          <table:table-cell table:number-columns-repeated="10"/>
          <table:table-cell office:value-type="float" office:value="580.312" calcext:value-type="float">
            <text:p>580.31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4.068252" calcext:value-type="float">
            <text:p>4.068252</text:p>
          </table:table-cell>
          <table:table-cell office:value-type="float" office:value="4.697925" calcext:value-type="float">
            <text:p>4.697925</text:p>
          </table:table-cell>
          <table:table-cell office:value-type="float" office:value="6.590847" calcext:value-type="float">
            <text:p>6.590847</text:p>
          </table:table-cell>
          <table:table-cell table:number-columns-repeated="10"/>
          <table:table-cell office:value-type="float" office:value="582.313" calcext:value-type="float">
            <text:p>582.31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7"/>
          <table:table-cell office:value-type="float" office:value="0.5246658" calcext:value-type="float">
            <text:p>0.5246658</text:p>
          </table:table-cell>
          <table:table-cell office:value-type="float" office:value="5.226781" calcext:value-type="float">
            <text:p>5.226781</text:p>
          </table:table-cell>
          <table:table-cell office:value-type="float" office:value="3.422434" calcext:value-type="float">
            <text:p>3.422434</text:p>
          </table:table-cell>
          <table:table-cell office:value-type="float" office:value="5.751283" calcext:value-type="float">
            <text:p>5.751283</text:p>
          </table:table-cell>
          <table:table-cell table:number-columns-repeated="10"/>
          <table:table-cell office:value-type="float" office:value="584.314" calcext:value-type="float">
            <text:p>584.31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7"/>
          <table:table-cell office:value-type="float" office:value="4.832391" calcext:value-type="float">
            <text:p>4.832391</text:p>
          </table:table-cell>
          <table:table-cell office:value-type="float" office:value="6.053451" calcext:value-type="float">
            <text:p>6.053451</text:p>
          </table:table-cell>
          <table:table-cell office:value-type="float" office:value="2.612092" calcext:value-type="float">
            <text:p>2.612092</text:p>
          </table:table-cell>
          <table:table-cell office:value-type="float" office:value="5.242447" calcext:value-type="float">
            <text:p>5.242447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4.174236" calcext:value-type="float">
            <text:p>4.174236</text:p>
          </table:table-cell>
          <table:table-cell office:value-type="float" office:value="9.446979" calcext:value-type="float">
            <text:p>9.446979</text:p>
          </table:table-cell>
          <table:table-cell office:value-type="float" office:value="2.345512" calcext:value-type="float">
            <text:p>2.345512</text:p>
          </table:table-cell>
          <table:table-cell office:value-type="float" office:value="5.280139" calcext:value-type="float">
            <text:p>5.280139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1.923945" calcext:value-type="float">
            <text:p>1.923945</text:p>
          </table:table-cell>
          <table:table-cell office:value-type="float" office:value="10.05158" calcext:value-type="float">
            <text:p>10.05158</text:p>
          </table:table-cell>
          <table:table-cell office:value-type="float" office:value="1.684356" calcext:value-type="float">
            <text:p>1.684356</text:p>
          </table:table-cell>
          <table:table-cell office:value-type="float" office:value="5.048875" calcext:value-type="float">
            <text:p>5.048875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0.518287" calcext:value-type="float">
            <text:p>0.518287</text:p>
          </table:table-cell>
          <table:table-cell office:value-type="float" office:value="10.48997" calcext:value-type="float">
            <text:p>10.48997</text:p>
          </table:table-cell>
          <table:table-cell office:value-type="float" office:value="1.050675" calcext:value-type="float">
            <text:p>1.050675</text:p>
          </table:table-cell>
          <table:table-cell office:value-type="float" office:value="5.140541" calcext:value-type="float">
            <text:p>5.140541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0.1960909" calcext:value-type="float">
            <text:p>0.1960909</text:p>
          </table:table-cell>
          <table:table-cell office:value-type="float" office:value="9.390649" calcext:value-type="float">
            <text:p>9.390649</text:p>
          </table:table-cell>
          <table:table-cell office:value-type="float" office:value="0.4224692" calcext:value-type="float">
            <text:p>0.4224692</text:p>
          </table:table-cell>
          <table:table-cell office:value-type="float" office:value="3.023447" calcext:value-type="float">
            <text:p>3.023447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0.5541901" calcext:value-type="float">
            <text:p>0.5541901</text:p>
          </table:table-cell>
          <table:table-cell office:value-type="float" office:value="8.322006" calcext:value-type="float">
            <text:p>8.322006</text:p>
          </table:table-cell>
          <table:table-cell office:value-type="float" office:value="0" calcext:value-type="float">
            <text:p>0</text:p>
          </table:table-cell>
          <table:table-cell office:value-type="float" office:value="2.780847" calcext:value-type="float">
            <text:p>2.780847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0.4734191" calcext:value-type="float">
            <text:p>0.4734191</text:p>
          </table:table-cell>
          <table:table-cell office:value-type="float" office:value="8.462927" calcext:value-type="float">
            <text:p>8.462927</text:p>
          </table:table-cell>
          <table:table-cell office:value-type="float" office:value="0.009330851" calcext:value-type="float">
            <text:p>0.009330851</text:p>
          </table:table-cell>
          <table:table-cell office:value-type="float" office:value="3.753306" calcext:value-type="float">
            <text:p>3.753306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0.6274069" calcext:value-type="float">
            <text:p>0.6274069</text:p>
          </table:table-cell>
          <table:table-cell office:value-type="float" office:value="7.051116" calcext:value-type="float">
            <text:p>7.051116</text:p>
          </table:table-cell>
          <table:table-cell office:value-type="float" office:value="0.1720607" calcext:value-type="float">
            <text:p>0.1720607</text:p>
          </table:table-cell>
          <table:table-cell office:value-type="float" office:value="5.393147" calcext:value-type="float">
            <text:p>5.393147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0.740303" calcext:value-type="float">
            <text:p>0.740303</text:p>
          </table:table-cell>
          <table:table-cell office:value-type="float" office:value="7.169472" calcext:value-type="float">
            <text:p>7.169472</text:p>
          </table:table-cell>
          <table:table-cell office:value-type="float" office:value="0.1857393" calcext:value-type="float">
            <text:p>0.1857393</text:p>
          </table:table-cell>
          <table:table-cell office:value-type="float" office:value="7.395014" calcext:value-type="float">
            <text:p>7.395014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0.9402841" calcext:value-type="float">
            <text:p>0.9402841</text:p>
          </table:table-cell>
          <table:table-cell office:value-type="float" office:value="5.968589" calcext:value-type="float">
            <text:p>5.968589</text:p>
          </table:table-cell>
          <table:table-cell office:value-type="float" office:value="3.606554" calcext:value-type="float">
            <text:p>3.606554</text:p>
          </table:table-cell>
          <table:table-cell office:value-type="float" office:value="6.910452" calcext:value-type="float">
            <text:p>6.910452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2.579259" calcext:value-type="float">
            <text:p>2.579259</text:p>
          </table:table-cell>
          <table:table-cell office:value-type="float" office:value="5.48568" calcext:value-type="float">
            <text:p>5.48568</text:p>
          </table:table-cell>
          <table:table-cell office:value-type="float" office:value="4.197484" calcext:value-type="float">
            <text:p>4.197484</text:p>
          </table:table-cell>
          <table:table-cell office:value-type="float" office:value="7.992693" calcext:value-type="float">
            <text:p>7.992693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4.192835" calcext:value-type="float">
            <text:p>4.192835</text:p>
          </table:table-cell>
          <table:table-cell office:value-type="float" office:value="4.910756" calcext:value-type="float">
            <text:p>4.910756</text:p>
          </table:table-cell>
          <table:table-cell office:value-type="float" office:value="5.066202" calcext:value-type="float">
            <text:p>5.066202</text:p>
          </table:table-cell>
          <table:table-cell office:value-type="float" office:value="6.514072" calcext:value-type="float">
            <text:p>6.514072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4.553701" calcext:value-type="float">
            <text:p>4.553701</text:p>
          </table:table-cell>
          <table:table-cell office:value-type="float" office:value="4.593837" calcext:value-type="float">
            <text:p>4.593837</text:p>
          </table:table-cell>
          <table:table-cell office:value-type="float" office:value="2.946824" calcext:value-type="float">
            <text:p>2.946824</text:p>
          </table:table-cell>
          <table:table-cell office:value-type="float" office:value="3.961245" calcext:value-type="float">
            <text:p>3.961245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7.720296" calcext:value-type="float">
            <text:p>7.720296</text:p>
          </table:table-cell>
          <table:table-cell office:value-type="float" office:value="3.185616" calcext:value-type="float">
            <text:p>3.185616</text:p>
          </table:table-cell>
          <table:table-cell office:value-type="float" office:value="2.577773" calcext:value-type="float">
            <text:p>2.577773</text:p>
          </table:table-cell>
          <table:table-cell office:value-type="float" office:value="3.51987" calcext:value-type="float">
            <text:p>3.51987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9.478011" calcext:value-type="float">
            <text:p>9.478011</text:p>
          </table:table-cell>
          <table:table-cell office:value-type="float" office:value="1.837868" calcext:value-type="float">
            <text:p>1.837868</text:p>
          </table:table-cell>
          <table:table-cell office:value-type="float" office:value="1.33629" calcext:value-type="float">
            <text:p>1.33629</text:p>
          </table:table-cell>
          <table:table-cell office:value-type="float" office:value="2.389395" calcext:value-type="float">
            <text:p>2.389395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8.37027" calcext:value-type="float">
            <text:p>8.37027</text:p>
          </table:table-cell>
          <table:table-cell office:value-type="float" office:value="1.116505" calcext:value-type="float">
            <text:p>1.116505</text:p>
          </table:table-cell>
          <table:table-cell office:value-type="float" office:value="0.7225651" calcext:value-type="float">
            <text:p>0.7225651</text:p>
          </table:table-cell>
          <table:table-cell office:value-type="float" office:value="3.78192" calcext:value-type="float">
            <text:p>3.78192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5.208141" calcext:value-type="float">
            <text:p>5.208141</text:p>
          </table:table-cell>
          <table:table-cell office:value-type="float" office:value="0.1461319" calcext:value-type="float">
            <text:p>0.1461319</text:p>
          </table:table-cell>
          <table:table-cell office:value-type="float" office:value="0" calcext:value-type="float">
            <text:p>0</text:p>
          </table:table-cell>
          <table:table-cell office:value-type="float" office:value="6.647365" calcext:value-type="float">
            <text:p>6.647365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1.131965" calcext:value-type="float">
            <text:p>1.131965</text:p>
          </table:table-cell>
          <table:table-cell office:value-type="float" office:value="0" calcext:value-type="float">
            <text:p>0</text:p>
          </table:table-cell>
          <table:table-cell office:value-type="float" office:value="0.03500088" calcext:value-type="float">
            <text:p>0.03500088</text:p>
          </table:table-cell>
          <table:table-cell office:value-type="float" office:value="7.667931" calcext:value-type="float">
            <text:p>7.667931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0.6016293" calcext:value-type="float">
            <text:p>0.6016293</text:p>
          </table:table-cell>
          <table:table-cell office:value-type="float" office:value="0" calcext:value-type="float">
            <text:p>0</text:p>
          </table:table-cell>
          <table:table-cell office:value-type="float" office:value="0.298166" calcext:value-type="float">
            <text:p>0.298166</text:p>
          </table:table-cell>
          <table:table-cell office:value-type="float" office:value="10.42567" calcext:value-type="float">
            <text:p>10.42567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0.3921618" calcext:value-type="float">
            <text:p>0.3921618</text:p>
          </table:table-cell>
          <table:table-cell office:value-type="float" office:value="0" calcext:value-type="float">
            <text:p>0</text:p>
          </table:table-cell>
          <table:table-cell office:value-type="float" office:value="0.2450817" calcext:value-type="float">
            <text:p>0.2450817</text:p>
          </table:table-cell>
          <table:table-cell office:value-type="float" office:value="10.30897" calcext:value-type="float">
            <text:p>10.30897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0.3137378" calcext:value-type="float">
            <text:p>0.3137378</text:p>
          </table:table-cell>
          <table:table-cell office:value-type="float" office:value="0.4985703" calcext:value-type="float">
            <text:p>0.4985703</text:p>
          </table:table-cell>
          <table:table-cell office:value-type="float" office:value="0.2533461" calcext:value-type="float">
            <text:p>0.2533461</text:p>
          </table:table-cell>
          <table:table-cell office:value-type="float" office:value="10.34225" calcext:value-type="float">
            <text:p>10.34225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0.3534137" calcext:value-type="float">
            <text:p>0.3534137</text:p>
          </table:table-cell>
          <table:table-cell office:value-type="float" office:value="1.689701" calcext:value-type="float">
            <text:p>1.689701</text:p>
          </table:table-cell>
          <table:table-cell office:value-type="float" office:value="0.6898565" calcext:value-type="float">
            <text:p>0.6898565</text:p>
          </table:table-cell>
          <table:table-cell office:value-type="float" office:value="8.727018" calcext:value-type="float">
            <text:p>8.727018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0.01564896" calcext:value-type="float">
            <text:p>0.01564896</text:p>
          </table:table-cell>
          <table:table-cell office:value-type="float" office:value="3.812513" calcext:value-type="float">
            <text:p>3.812513</text:p>
          </table:table-cell>
          <table:table-cell office:value-type="float" office:value="0.6845942" calcext:value-type="float">
            <text:p>0.6845942</text:p>
          </table:table-cell>
          <table:table-cell office:value-type="float" office:value="9.952055" calcext:value-type="float">
            <text:p>9.952055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0.2551886" calcext:value-type="float">
            <text:p>0.2551886</text:p>
          </table:table-cell>
          <table:table-cell office:value-type="float" office:value="9.048232" calcext:value-type="float">
            <text:p>9.048232</text:p>
          </table:table-cell>
          <table:table-cell office:value-type="float" office:value="0.6379985" calcext:value-type="float">
            <text:p>0.6379985</text:p>
          </table:table-cell>
          <table:table-cell office:value-type="float" office:value="9.07445" calcext:value-type="float">
            <text:p>9.07445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0.6602279" calcext:value-type="float">
            <text:p>0.6602279</text:p>
          </table:table-cell>
          <table:table-cell office:value-type="float" office:value="8.634603" calcext:value-type="float">
            <text:p>8.634603</text:p>
          </table:table-cell>
          <table:table-cell office:value-type="float" office:value="0.7154816" calcext:value-type="float">
            <text:p>0.7154816</text:p>
          </table:table-cell>
          <table:table-cell office:value-type="float" office:value="8.144428" calcext:value-type="float">
            <text:p>8.144428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0.6136689" calcext:value-type="float">
            <text:p>0.6136689</text:p>
          </table:table-cell>
          <table:table-cell office:value-type="float" office:value="8.54308" calcext:value-type="float">
            <text:p>8.54308</text:p>
          </table:table-cell>
          <table:table-cell office:value-type="float" office:value="0.2611292" calcext:value-type="float">
            <text:p>0.2611292</text:p>
          </table:table-cell>
          <table:table-cell office:value-type="float" office:value="7.47889" calcext:value-type="float">
            <text:p>7.47889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0.5678191" calcext:value-type="float">
            <text:p>0.5678191</text:p>
          </table:table-cell>
          <table:table-cell office:value-type="float" office:value="8.555431" calcext:value-type="float">
            <text:p>8.555431</text:p>
          </table:table-cell>
          <table:table-cell office:value-type="float" office:value="0.1406121" calcext:value-type="float">
            <text:p>0.1406121</text:p>
          </table:table-cell>
          <table:table-cell office:value-type="float" office:value="7.043759" calcext:value-type="float">
            <text:p>7.043759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4521" calcext:value-type="float">
            <text:p>8.4521</text:p>
          </table:table-cell>
          <table:table-cell office:value-type="float" office:value="0.004374091" calcext:value-type="float">
            <text:p>0.004374091</text:p>
          </table:table-cell>
          <table:table-cell office:value-type="float" office:value="6.735431" calcext:value-type="float">
            <text:p>6.735431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0.6876236" calcext:value-type="float">
            <text:p>0.6876236</text:p>
          </table:table-cell>
          <table:table-cell office:value-type="float" office:value="7.804802" calcext:value-type="float">
            <text:p>7.804802</text:p>
          </table:table-cell>
          <table:table-cell office:value-type="float" office:value="0" calcext:value-type="float">
            <text:p>0</text:p>
          </table:table-cell>
          <table:table-cell office:value-type="float" office:value="7.026701" calcext:value-type="float">
            <text:p>7.026701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0.8598289" calcext:value-type="float">
            <text:p>0.8598289</text:p>
          </table:table-cell>
          <table:table-cell office:value-type="float" office:value="7.604512" calcext:value-type="float">
            <text:p>7.604512</text:p>
          </table:table-cell>
          <table:table-cell office:value-type="float" office:value="0.1333038" calcext:value-type="float">
            <text:p>0.1333038</text:p>
          </table:table-cell>
          <table:table-cell office:value-type="float" office:value="7.261662" calcext:value-type="float">
            <text:p>7.261662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1.462058" calcext:value-type="float">
            <text:p>1.462058</text:p>
          </table:table-cell>
          <table:table-cell office:value-type="float" office:value="6.608147" calcext:value-type="float">
            <text:p>6.608147</text:p>
          </table:table-cell>
          <table:table-cell office:value-type="float" office:value="1.973711" calcext:value-type="float">
            <text:p>1.973711</text:p>
          </table:table-cell>
          <table:table-cell office:value-type="float" office:value="7.330947" calcext:value-type="float">
            <text:p>7.330947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3.415357" calcext:value-type="float">
            <text:p>3.415357</text:p>
          </table:table-cell>
          <table:table-cell office:value-type="float" office:value="6.441883" calcext:value-type="float">
            <text:p>6.441883</text:p>
          </table:table-cell>
          <table:table-cell office:value-type="float" office:value="4.301063" calcext:value-type="float">
            <text:p>4.301063</text:p>
          </table:table-cell>
          <table:table-cell office:value-type="float" office:value="8.499223" calcext:value-type="float">
            <text:p>8.499223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4.429259" calcext:value-type="float">
            <text:p>4.429259</text:p>
          </table:table-cell>
          <table:table-cell office:value-type="float" office:value="5.58043" calcext:value-type="float">
            <text:p>5.58043</text:p>
          </table:table-cell>
          <table:table-cell office:value-type="float" office:value="5.396362" calcext:value-type="float">
            <text:p>5.396362</text:p>
          </table:table-cell>
          <table:table-cell office:value-type="float" office:value="8.187894" calcext:value-type="float">
            <text:p>8.187894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4.441008" calcext:value-type="float">
            <text:p>4.441008</text:p>
          </table:table-cell>
          <table:table-cell office:value-type="float" office:value="4.906187" calcext:value-type="float">
            <text:p>4.906187</text:p>
          </table:table-cell>
          <table:table-cell office:value-type="float" office:value="5.070242" calcext:value-type="float">
            <text:p>5.070242</text:p>
          </table:table-cell>
          <table:table-cell office:value-type="float" office:value="9.219002" calcext:value-type="float">
            <text:p>9.219002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6.663715" calcext:value-type="float">
            <text:p>6.663715</text:p>
          </table:table-cell>
          <table:table-cell office:value-type="float" office:value="3.937458" calcext:value-type="float">
            <text:p>3.937458</text:p>
          </table:table-cell>
          <table:table-cell office:value-type="float" office:value="4.416892" calcext:value-type="float">
            <text:p>4.416892</text:p>
          </table:table-cell>
          <table:table-cell office:value-type="float" office:value="6.96629" calcext:value-type="float">
            <text:p>6.96629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8.945975" calcext:value-type="float">
            <text:p>8.945975</text:p>
          </table:table-cell>
          <table:table-cell office:value-type="float" office:value="3.564306" calcext:value-type="float">
            <text:p>3.564306</text:p>
          </table:table-cell>
          <table:table-cell office:value-type="float" office:value="3.624734" calcext:value-type="float">
            <text:p>3.624734</text:p>
          </table:table-cell>
          <table:table-cell office:value-type="float" office:value="4.004531" calcext:value-type="float">
            <text:p>4.004531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8.14756" calcext:value-type="float">
            <text:p>8.14756</text:p>
          </table:table-cell>
          <table:table-cell office:value-type="float" office:value="2.984642" calcext:value-type="float">
            <text:p>2.984642</text:p>
          </table:table-cell>
          <table:table-cell office:value-type="float" office:value="2.525827" calcext:value-type="float">
            <text:p>2.525827</text:p>
          </table:table-cell>
          <table:table-cell office:value-type="float" office:value="2.934152" calcext:value-type="float">
            <text:p>2.934152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7.869965" calcext:value-type="float">
            <text:p>7.869965</text:p>
          </table:table-cell>
          <table:table-cell office:value-type="float" office:value="1.792439" calcext:value-type="float">
            <text:p>1.792439</text:p>
          </table:table-cell>
          <table:table-cell office:value-type="float" office:value="1.360769" calcext:value-type="float">
            <text:p>1.360769</text:p>
          </table:table-cell>
          <table:table-cell office:value-type="float" office:value="1.640719" calcext:value-type="float">
            <text:p>1.640719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7.122065" calcext:value-type="float">
            <text:p>7.122065</text:p>
          </table:table-cell>
          <table:table-cell office:value-type="float" office:value="1.628383" calcext:value-type="float">
            <text:p>1.628383</text:p>
          </table:table-cell>
          <table:table-cell office:value-type="float" office:value="0.07836652" calcext:value-type="float">
            <text:p>0.07836652</text:p>
          </table:table-cell>
          <table:table-cell office:value-type="float" office:value="1.122052" calcext:value-type="float">
            <text:p>1.122052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4.960111" calcext:value-type="float">
            <text:p>4.960111</text:p>
          </table:table-cell>
          <table:table-cell office:value-type="float" office:value="0.8505331" calcext:value-type="float">
            <text:p>0.8505331</text:p>
          </table:table-cell>
          <table:table-cell office:value-type="float" office:value="0" calcext:value-type="float">
            <text:p>0</text:p>
          </table:table-cell>
          <table:table-cell office:value-type="float" office:value="0.5636762" calcext:value-type="float">
            <text:p>0.5636762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4.439271" calcext:value-type="float">
            <text:p>4.439271</text:p>
          </table:table-cell>
          <table:table-cell office:value-type="float" office:value="1.738884" calcext:value-type="float">
            <text:p>1.738884</text:p>
          </table:table-cell>
          <table:table-cell office:value-type="float" office:value="0.3640691" calcext:value-type="float">
            <text:p>0.3640691</text:p>
          </table:table-cell>
          <table:table-cell office:value-type="float" office:value="0.878705" calcext:value-type="float">
            <text:p>0.878705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3.185057" calcext:value-type="float">
            <text:p>3.185057</text:p>
          </table:table-cell>
          <table:table-cell office:value-type="float" office:value="1.246882" calcext:value-type="float">
            <text:p>1.246882</text:p>
          </table:table-cell>
          <table:table-cell office:value-type="float" office:value="0.4096585" calcext:value-type="float">
            <text:p>0.4096585</text:p>
          </table:table-cell>
          <table:table-cell office:value-type="float" office:value="1.78617" calcext:value-type="float">
            <text:p>1.78617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0.8932658" calcext:value-type="float">
            <text:p>0.8932658</text:p>
          </table:table-cell>
          <table:table-cell office:value-type="float" office:value="1.444098" calcext:value-type="float">
            <text:p>1.444098</text:p>
          </table:table-cell>
          <table:table-cell office:value-type="float" office:value="0.05492701" calcext:value-type="float">
            <text:p>0.05492701</text:p>
          </table:table-cell>
          <table:table-cell office:value-type="float" office:value="0.6483056" calcext:value-type="float">
            <text:p>0.6483056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0.4459914" calcext:value-type="float">
            <text:p>0.4459914</text:p>
          </table:table-cell>
          <table:table-cell office:value-type="float" office:value="1.503902" calcext:value-type="float">
            <text:p>1.503902</text:p>
          </table:table-cell>
          <table:table-cell office:value-type="float" office:value="0.03423844" calcext:value-type="float">
            <text:p>0.03423844</text:p>
          </table:table-cell>
          <table:table-cell office:value-type="float" office:value="0.177822" calcext:value-type="float">
            <text:p>0.177822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0.8471028" calcext:value-type="float">
            <text:p>0.8471028</text:p>
          </table:table-cell>
          <table:table-cell office:value-type="float" office:value="1.42485" calcext:value-type="float">
            <text:p>1.42485</text:p>
          </table:table-cell>
          <table:table-cell office:value-type="float" office:value="0" calcext:value-type="float">
            <text:p>0</text:p>
          </table:table-cell>
          <table:table-cell office:value-type="float" office:value="0.04224914" calcext:value-type="float">
            <text:p>0.04224914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0.7280149" calcext:value-type="float">
            <text:p>0.7280149</text:p>
          </table:table-cell>
          <table:table-cell office:value-type="float" office:value="1.321547" calcext:value-type="float">
            <text:p>1.3215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0.8159925" calcext:value-type="float">
            <text:p>0.8159925</text:p>
          </table:table-cell>
          <table:table-cell office:value-type="float" office:value="1.018534" calcext:value-type="float">
            <text:p>1.0185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0.5485001" calcext:value-type="float">
            <text:p>0.5485001</text:p>
          </table:table-cell>
          <table:table-cell office:value-type="float" office:value="0.677013" calcext:value-type="float">
            <text:p>0.6770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0.29252" calcext:value-type="float">
            <text:p>0.29252</text:p>
          </table:table-cell>
          <table:table-cell office:value-type="float" office:value="0.1698638" calcext:value-type="float">
            <text:p>0.16986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0.06024007" calcext:value-type="float">
            <text:p>0.060240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0.01124059" calcext:value-type="float">
            <text:p>0.011240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4T09:58:19.121783757</meta:creation-date>
    <meta:editing-duration>PT1H24M31S</meta:editing-duration>
    <meta:editing-cycles>3</meta:editing-cycles>
    <meta:generator>LibreOffice/7.3.7.2$Linux_X86_64 LibreOffice_project/30$Build-2</meta:generator>
    <dc:date>2023-01-30T15:05:51.555668931</dc:date>
    <meta:document-statistic meta:table-count="1" meta:cell-count="508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7.699cm" svg:height="21.205cm" xlink:href=".." xlink:type="simple" chart:class="chart:line" chart:style-name="ch1">
        <chart:legend chart:legend-position="end" svg:x="34.82cm" svg:y="9.556cm" style:legend-expansion="high" chart:style-name="ch2"/>
        <chart:plot-area chart:style-name="ch3" table:cell-range-address="Sheet1.O2:Sheet1.R279" svg:x="0.753cm" svg:y="0.424cm" svg:width="33.314cm" svg:height="20.357cm">
          <chart:coordinate-region svg:x="1.665cm" svg:y="0.623cm" svg:width="32.402cm" svg:height="19.9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O2:Sheet1.O279" chart:class="chart:line">
            <chart:data-point chart:repeated="278"/>
          </chart:series>
          <chart:series chart:style-name="ch7" chart:values-cell-range-address="Sheet1.P2:Sheet1.P279" chart:class="chart:line">
            <chart:data-point chart:repeated="278"/>
          </chart:series>
          <chart:series chart:style-name="ch8" chart:values-cell-range-address="Sheet1.Q2:Sheet1.Q279" chart:class="chart:line">
            <chart:data-point chart:repeated="278"/>
          </chart:series>
          <chart:series chart:style-name="ch9" chart:values-cell-range-address="Sheet1.R2:Sheet1.R279" chart:class="chart:line">
            <chart:data-point chart:repeated="27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O2:Sheet1.O279</svg:desc>
                </draw:g>
              </table:table-cell>
              <table:table-cell office:value-type="float" office:value="0">
                <text:p>0</text:p>
                <draw:g>
                  <svg:desc>Sheet1.P2:Sheet1.P279</svg:desc>
                </draw:g>
              </table:table-cell>
              <table:table-cell office:value-type="float" office:value="0">
                <text:p>0</text:p>
                <draw:g>
                  <svg:desc>Sheet1.Q2:Sheet1.Q279</svg:desc>
                </draw:g>
              </table:table-cell>
              <table:table-cell office:value-type="float" office:value="0">
                <text:p>0</text:p>
                <draw:g>
                  <svg:desc>Sheet1.R2:Sheet1.R2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26667">
                <text:p>36.26667</text:p>
              </table:table-cell>
              <table:table-cell office:value-type="float" office:value="25.6">
                <text:p>25.6</text:p>
              </table:table-cell>
              <table:table-cell office:value-type="float" office:value="24.73333">
                <text:p>24.7333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.33334">
                <text:p>83.33334</text:p>
              </table:table-cell>
              <table:table-cell office:value-type="float" office:value="80.46667">
                <text:p>80.46667</text:p>
              </table:table-cell>
              <table:table-cell office:value-type="float" office:value="82.66666">
                <text:p>82.66666</text:p>
              </table:table-cell>
              <table:table-cell office:value-type="float" office:value="77.93334">
                <text:p>77.933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8.8667">
                <text:p>118.8667</text:p>
              </table:table-cell>
              <table:table-cell office:value-type="float" office:value="126.0667">
                <text:p>126.0667</text:p>
              </table:table-cell>
              <table:table-cell office:value-type="float" office:value="118.8667">
                <text:p>118.8667</text:p>
              </table:table-cell>
              <table:table-cell office:value-type="float" office:value="114.5333">
                <text:p>114.5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2.7333">
                <text:p>152.7333</text:p>
              </table:table-cell>
              <table:table-cell office:value-type="float" office:value="156.6">
                <text:p>156.6</text:p>
              </table:table-cell>
              <table:table-cell office:value-type="float" office:value="169.5333">
                <text:p>169.533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2.5333">
                <text:p>192.5333</text:p>
              </table:table-cell>
              <table:table-cell office:value-type="float" office:value="172.7333">
                <text:p>172.7333</text:p>
              </table:table-cell>
              <table:table-cell office:value-type="float" office:value="196.5333">
                <text:p>196.5333</text:p>
              </table:table-cell>
              <table:table-cell office:value-type="float" office:value="174.2">
                <text:p>174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2.9333">
                <text:p>192.9333</text:p>
              </table:table-cell>
              <table:table-cell office:value-type="float" office:value="180.4">
                <text:p>180.4</text:p>
              </table:table-cell>
              <table:table-cell office:value-type="float" office:value="199.4">
                <text:p>199.4</text:p>
              </table:table-cell>
              <table:table-cell office:value-type="float" office:value="184.5333">
                <text:p>184.5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4.3333">
                <text:p>204.3333</text:p>
              </table:table-cell>
              <table:table-cell office:value-type="float" office:value="177.9333">
                <text:p>177.9333</text:p>
              </table:table-cell>
              <table:table-cell office:value-type="float" office:value="202.2667">
                <text:p>202.2667</text:p>
              </table:table-cell>
              <table:table-cell office:value-type="float" office:value="191.2">
                <text:p>191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2.2667">
                <text:p>182.2667</text:p>
              </table:table-cell>
              <table:table-cell office:value-type="float" office:value="191.6667">
                <text:p>191.6667</text:p>
              </table:table-cell>
              <table:table-cell office:value-type="float" office:value="202.4">
                <text:p>202.4</text:p>
              </table:table-cell>
              <table:table-cell office:value-type="float" office:value="181.8">
                <text:p>181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0.2667">
                <text:p>180.2667</text:p>
              </table:table-cell>
              <table:table-cell office:value-type="float" office:value="192.3333">
                <text:p>192.3333</text:p>
              </table:table-cell>
              <table:table-cell office:value-type="float" office:value="205.0667">
                <text:p>205.0667</text:p>
              </table:table-cell>
              <table:table-cell office:value-type="float" office:value="178.5333">
                <text:p>178.5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1.0667">
                <text:p>181.0667</text:p>
              </table:table-cell>
              <table:table-cell office:value-type="float" office:value="195.8667">
                <text:p>195.8667</text:p>
              </table:table-cell>
              <table:table-cell office:value-type="float" office:value="205.6667">
                <text:p>205.6667</text:p>
              </table:table-cell>
              <table:table-cell office:value-type="float" office:value="170.0667">
                <text:p>170.0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6.4667">
                <text:p>166.4667</text:p>
              </table:table-cell>
              <table:table-cell office:value-type="float" office:value="196">
                <text:p>196</text:p>
              </table:table-cell>
              <table:table-cell office:value-type="float" office:value="192.4667">
                <text:p>192.4667</text:p>
              </table:table-cell>
              <table:table-cell office:value-type="float" office:value="171.2">
                <text:p>171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4.3333">
                <text:p>154.3333</text:p>
              </table:table-cell>
              <table:table-cell office:value-type="float" office:value="192.5333">
                <text:p>192.5333</text:p>
              </table:table-cell>
              <table:table-cell office:value-type="float" office:value="197.5333">
                <text:p>197.5333</text:p>
              </table:table-cell>
              <table:table-cell office:value-type="float" office:value="157.7333">
                <text:p>157.7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5.6667">
                <text:p>145.6667</text:p>
              </table:table-cell>
              <table:table-cell office:value-type="float" office:value="186.8">
                <text:p>186.8</text:p>
              </table:table-cell>
              <table:table-cell office:value-type="float" office:value="200">
                <text:p>200</text:p>
              </table:table-cell>
              <table:table-cell office:value-type="float" office:value="142.5333">
                <text:p>142.5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4.6667">
                <text:p>134.6667</text:p>
              </table:table-cell>
              <table:table-cell office:value-type="float" office:value="186.1333">
                <text:p>186.1333</text:p>
              </table:table-cell>
              <table:table-cell office:value-type="float" office:value="207.2667">
                <text:p>207.2667</text:p>
              </table:table-cell>
              <table:table-cell office:value-type="float" office:value="133.1333">
                <text:p>133.1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3.6667">
                <text:p>123.6667</text:p>
              </table:table-cell>
              <table:table-cell office:value-type="float" office:value="188.4">
                <text:p>188.4</text:p>
              </table:table-cell>
              <table:table-cell office:value-type="float" office:value="206.6667">
                <text:p>206.6667</text:p>
              </table:table-cell>
              <table:table-cell office:value-type="float" office:value="128.9333">
                <text:p>128.9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2.8667">
                <text:p>112.8667</text:p>
              </table:table-cell>
              <table:table-cell office:value-type="float" office:value="191.3333">
                <text:p>191.3333</text:p>
              </table:table-cell>
              <table:table-cell office:value-type="float" office:value="205.1333">
                <text:p>205.1333</text:p>
              </table:table-cell>
              <table:table-cell office:value-type="float" office:value="115.6667">
                <text:p>115.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.1333">
                <text:p>106.1333</text:p>
              </table:table-cell>
              <table:table-cell office:value-type="float" office:value="190.9333">
                <text:p>190.9333</text:p>
              </table:table-cell>
              <table:table-cell office:value-type="float" office:value="202.9333">
                <text:p>202.9333</text:p>
              </table:table-cell>
              <table:table-cell office:value-type="float" office:value="106.8">
                <text:p>106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.2">
                <text:p>71.2</text:p>
              </table:table-cell>
              <table:table-cell office:value-type="float" office:value="180.4">
                <text:p>180.4</text:p>
              </table:table-cell>
              <table:table-cell office:value-type="float" office:value="171.5333">
                <text:p>171.5333</text:p>
              </table:table-cell>
              <table:table-cell office:value-type="float" office:value="75.06667">
                <text:p>75.0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.6">
                <text:p>33.6</text:p>
              </table:table-cell>
              <table:table-cell office:value-type="float" office:value="135.9333">
                <text:p>135.9333</text:p>
              </table:table-cell>
              <table:table-cell office:value-type="float" office:value="133.9333">
                <text:p>133.9333</text:p>
              </table:table-cell>
              <table:table-cell office:value-type="float" office:value="33.93333">
                <text:p>33.9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91.8">
                <text:p>91.8</text:p>
              </table:table-cell>
              <table:table-cell office:value-type="float" office:value="89.86667">
                <text:p>89.8666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64.8">
                <text:p>-64.8</text:p>
              </table:table-cell>
              <table:table-cell office:value-type="float" office:value="46.8">
                <text:p>46.8</text:p>
              </table:table-cell>
              <table:table-cell office:value-type="float" office:value="43.06667">
                <text:p>43.06667</text:p>
              </table:table-cell>
              <table:table-cell office:value-type="float" office:value="-56.93334">
                <text:p>-56.933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4.86667">
                <text:p>-64.86667</text:p>
              </table:table-cell>
              <table:table-cell office:value-type="float" office:value="26.8">
                <text:p>26.8</text:p>
              </table:table-cell>
              <table:table-cell office:value-type="float" office:value="3.266667">
                <text:p>3.266667</text:p>
              </table:table-cell>
              <table:table-cell office:value-type="float" office:value="-72.46667">
                <text:p>-72.4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8.13333">
                <text:p>-78.13333</text:p>
              </table:table-cell>
              <table:table-cell office:value-type="float" office:value="-30.6">
                <text:p>-30.6</text:p>
              </table:table-cell>
              <table:table-cell office:value-type="float" office:value="-62.66667">
                <text:p>-62.66667</text:p>
              </table:table-cell>
              <table:table-cell office:value-type="float" office:value="-81.46667">
                <text:p>-81.4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2.06666">
                <text:p>-72.06666</text:p>
              </table:table-cell>
              <table:table-cell office:value-type="float" office:value="-64.46667">
                <text:p>-64.46667</text:p>
              </table:table-cell>
              <table:table-cell office:value-type="float" office:value="-96.26667">
                <text:p>-96.26667</text:p>
              </table:table-cell>
              <table:table-cell office:value-type="float" office:value="-77.2">
                <text:p>-77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3.6">
                <text:p>-63.6</text:p>
              </table:table-cell>
              <table:table-cell office:value-type="float" office:value="-109.6667">
                <text:p>-109.6667</text:p>
              </table:table-cell>
              <table:table-cell office:value-type="float" office:value="-137.6667">
                <text:p>-137.6667</text:p>
              </table:table-cell>
              <table:table-cell office:value-type="float" office:value="-67.86667">
                <text:p>-67.8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0.06667">
                <text:p>-30.06667</text:p>
              </table:table-cell>
              <table:table-cell office:value-type="float" office:value="-140.6">
                <text:p>-140.6</text:p>
              </table:table-cell>
              <table:table-cell office:value-type="float" office:value="-171">
                <text:p>-171</text:p>
              </table:table-cell>
              <table:table-cell office:value-type="float" office:value="-27.8">
                <text:p>-27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8.733334">
                <text:p>-8.733334</text:p>
              </table:table-cell>
              <table:table-cell office:value-type="float" office:value="-143.6">
                <text:p>-143.6</text:p>
              </table:table-cell>
              <table:table-cell office:value-type="float" office:value="-155.9333">
                <text:p>-155.9333</text:p>
              </table:table-cell>
              <table:table-cell office:value-type="float" office:value="-11.46667">
                <text:p>-11.4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-151.6667">
                <text:p>-151.6667</text:p>
              </table:table-cell>
              <table:table-cell office:value-type="float" office:value="-171.8667">
                <text:p>-171.8667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866667">
                <text:p>6.866667</text:p>
              </table:table-cell>
              <table:table-cell office:value-type="float" office:value="-159.2667">
                <text:p>-159.2667</text:p>
              </table:table-cell>
              <table:table-cell office:value-type="float" office:value="-193.8">
                <text:p>-193.8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.266667">
                <text:p>-2.266667</text:p>
              </table:table-cell>
              <table:table-cell office:value-type="float" office:value="-170.1333">
                <text:p>-170.1333</text:p>
              </table:table-cell>
              <table:table-cell office:value-type="float" office:value="-194.7333">
                <text:p>-194.7333</text:p>
              </table:table-cell>
              <table:table-cell office:value-type="float" office:value="-4.866667">
                <text:p>-4.8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2.93333">
                <text:p>-12.93333</text:p>
              </table:table-cell>
              <table:table-cell office:value-type="float" office:value="-171.1333">
                <text:p>-171.1333</text:p>
              </table:table-cell>
              <table:table-cell office:value-type="float" office:value="-205.4">
                <text:p>-205.4</text:p>
              </table:table-cell>
              <table:table-cell office:value-type="float" office:value="-11.8">
                <text:p>-11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4.46667">
                <text:p>-24.46667</text:p>
              </table:table-cell>
              <table:table-cell office:value-type="float" office:value="-183.6">
                <text:p>-183.6</text:p>
              </table:table-cell>
              <table:table-cell office:value-type="float" office:value="-203.9333">
                <text:p>-203.9333</text:p>
              </table:table-cell>
              <table:table-cell office:value-type="float" office:value="-20.66667">
                <text:p>-20.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1.46667">
                <text:p>-31.46667</text:p>
              </table:table-cell>
              <table:table-cell office:value-type="float" office:value="-185.3333">
                <text:p>-185.3333</text:p>
              </table:table-cell>
              <table:table-cell office:value-type="float" office:value="-206.5333">
                <text:p>-206.5333</text:p>
              </table:table-cell>
              <table:table-cell office:value-type="float" office:value="-33.53333">
                <text:p>-33.5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9.6">
                <text:p>-39.6</text:p>
              </table:table-cell>
              <table:table-cell office:value-type="float" office:value="-183.3333">
                <text:p>-183.3333</text:p>
              </table:table-cell>
              <table:table-cell office:value-type="float" office:value="-202.9333">
                <text:p>-202.9333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1.53333">
                <text:p>-51.53333</text:p>
              </table:table-cell>
              <table:table-cell office:value-type="float" office:value="-181.1333">
                <text:p>-181.1333</text:p>
              </table:table-cell>
              <table:table-cell office:value-type="float" office:value="-197.6">
                <text:p>-197.6</text:p>
              </table:table-cell>
              <table:table-cell office:value-type="float" office:value="-48.26667">
                <text:p>-48.2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60.93334">
                <text:p>-60.93334</text:p>
              </table:table-cell>
              <table:table-cell office:value-type="float" office:value="-184.6">
                <text:p>-184.6</text:p>
              </table:table-cell>
              <table:table-cell office:value-type="float" office:value="-198.9333">
                <text:p>-198.9333</text:p>
              </table:table-cell>
              <table:table-cell office:value-type="float" office:value="-61.2">
                <text:p>-61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68.06667">
                <text:p>-68.06667</text:p>
              </table:table-cell>
              <table:table-cell office:value-type="float" office:value="-183.3333">
                <text:p>-183.3333</text:p>
              </table:table-cell>
              <table:table-cell office:value-type="float" office:value="-198.4">
                <text:p>-198.4</text:p>
              </table:table-cell>
              <table:table-cell office:value-type="float" office:value="-70.53333">
                <text:p>-70.5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83.26667">
                <text:p>-83.26667</text:p>
              </table:table-cell>
              <table:table-cell office:value-type="float" office:value="-182.3333">
                <text:p>-182.3333</text:p>
              </table:table-cell>
              <table:table-cell office:value-type="float" office:value="-212.4666">
                <text:p>-212.4666</text:p>
              </table:table-cell>
              <table:table-cell office:value-type="float" office:value="-82.93334">
                <text:p>-82.933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88.73333">
                <text:p>-88.73333</text:p>
              </table:table-cell>
              <table:table-cell office:value-type="float" office:value="-188.1333">
                <text:p>-188.1333</text:p>
              </table:table-cell>
              <table:table-cell office:value-type="float" office:value="-195.8667">
                <text:p>-195.8667</text:p>
              </table:table-cell>
              <table:table-cell office:value-type="float" office:value="-85.6">
                <text:p>-85.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97.33334">
                <text:p>-97.33334</text:p>
              </table:table-cell>
              <table:table-cell office:value-type="float" office:value="-187.6667">
                <text:p>-187.6667</text:p>
              </table:table-cell>
              <table:table-cell office:value-type="float" office:value="-199.2667">
                <text:p>-199.2667</text:p>
              </table:table-cell>
              <table:table-cell office:value-type="float" office:value="-96.4">
                <text:p>-96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02.4667">
                <text:p>-102.4667</text:p>
              </table:table-cell>
              <table:table-cell office:value-type="float" office:value="-183.4667">
                <text:p>-183.4667</text:p>
              </table:table-cell>
              <table:table-cell office:value-type="float" office:value="-199.7333">
                <text:p>-199.7333</text:p>
              </table:table-cell>
              <table:table-cell office:value-type="float" office:value="-106.7333">
                <text:p>-106.7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69.53333">
                <text:p>-69.53333</text:p>
              </table:table-cell>
              <table:table-cell office:value-type="float" office:value="-179.1333">
                <text:p>-179.1333</text:p>
              </table:table-cell>
              <table:table-cell office:value-type="float" office:value="-166.5333">
                <text:p>-166.5333</text:p>
              </table:table-cell>
              <table:table-cell office:value-type="float" office:value="-70.4">
                <text:p>-70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6.26667">
                <text:p>-16.26667</text:p>
              </table:table-cell>
              <table:table-cell office:value-type="float" office:value="-132.4">
                <text:p>-132.4</text:p>
              </table:table-cell>
              <table:table-cell office:value-type="float" office:value="-125.6">
                <text:p>-125.6</text:p>
              </table:table-cell>
              <table:table-cell office:value-type="float" office:value="-32.46667">
                <text:p>-32.4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933333">
                <text:p>6.933333</text:p>
              </table:table-cell>
              <table:table-cell office:value-type="float" office:value="-90.4">
                <text:p>-90.4</text:p>
              </table:table-cell>
              <table:table-cell office:value-type="float" office:value="-87.2">
                <text:p>-87.2</text:p>
              </table:table-cell>
              <table:table-cell office:value-type="float" office:value="3.066667">
                <text:p>3.0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7.33334">
                <text:p>77.33334</text:p>
              </table:table-cell>
              <table:table-cell office:value-type="float" office:value="-43.33333">
                <text:p>-43.33333</text:p>
              </table:table-cell>
              <table:table-cell office:value-type="float" office:value="-43.8">
                <text:p>-43.8</text:p>
              </table:table-cell>
              <table:table-cell office:value-type="float" office:value="80.13333">
                <text:p>80.1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5.1333">
                <text:p>115.1333</text:p>
              </table:table-cell>
              <table:table-cell office:value-type="float" office:value="-12.06667">
                <text:p>-12.06667</text:p>
              </table:table-cell>
              <table:table-cell office:value-type="float" office:value="-13.93333">
                <text:p>-13.93333</text:p>
              </table:table-cell>
              <table:table-cell office:value-type="float" office:value="126.7333">
                <text:p>126.7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4.3333">
                <text:p>124.3333</text:p>
              </table:table-cell>
              <table:table-cell office:value-type="float" office:value="7.733333">
                <text:p>7.733333</text:p>
              </table:table-cell>
              <table:table-cell office:value-type="float" office:value="31.46667">
                <text:p>31.46667</text:p>
              </table:table-cell>
              <table:table-cell office:value-type="float" office:value="124.7333">
                <text:p>124.7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7.2">
                <text:p>117.2</text:p>
              </table:table-cell>
              <table:table-cell office:value-type="float" office:value="51.06667">
                <text:p>51.06667</text:p>
              </table:table-cell>
              <table:table-cell office:value-type="float" office:value="72.53334">
                <text:p>72.53334</text:p>
              </table:table-cell>
              <table:table-cell office:value-type="float" office:value="120.6">
                <text:p>120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5.4">
                <text:p>115.4</text:p>
              </table:table-cell>
              <table:table-cell office:value-type="float" office:value="98.2">
                <text:p>98.2</text:p>
              </table:table-cell>
              <table:table-cell office:value-type="float" office:value="108.0667">
                <text:p>108.0667</text:p>
              </table:table-cell>
              <table:table-cell office:value-type="float" office:value="119.9333">
                <text:p>119.9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3.7333">
                <text:p>113.7333</text:p>
              </table:table-cell>
              <table:table-cell office:value-type="float" office:value="134.2">
                <text:p>134.2</text:p>
              </table:table-cell>
              <table:table-cell office:value-type="float" office:value="166.8667">
                <text:p>166.8667</text:p>
              </table:table-cell>
              <table:table-cell office:value-type="float" office:value="112.4">
                <text:p>112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6.4">
                <text:p>116.4</text:p>
              </table:table-cell>
              <table:table-cell office:value-type="float" office:value="168.3333">
                <text:p>168.3333</text:p>
              </table:table-cell>
              <table:table-cell office:value-type="float" office:value="185.8667">
                <text:p>185.8667</text:p>
              </table:table-cell>
              <table:table-cell office:value-type="float" office:value="107.3333">
                <text:p>107.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5.6">
                <text:p>105.6</text:p>
              </table:table-cell>
              <table:table-cell office:value-type="float" office:value="176.9333">
                <text:p>176.9333</text:p>
              </table:table-cell>
              <table:table-cell office:value-type="float" office:value="179.4667">
                <text:p>179.4667</text:p>
              </table:table-cell>
              <table:table-cell office:value-type="float" office:value="110.5333">
                <text:p>110.5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6.4">
                <text:p>106.4</text:p>
              </table:table-cell>
              <table:table-cell office:value-type="float" office:value="182.6667">
                <text:p>182.6667</text:p>
              </table:table-cell>
              <table:table-cell office:value-type="float" office:value="203.0667">
                <text:p>203.0667</text:p>
              </table:table-cell>
              <table:table-cell office:value-type="float" office:value="105.9333">
                <text:p>105.9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5.4">
                <text:p>95.4</text:p>
              </table:table-cell>
              <table:table-cell office:value-type="float" office:value="185.4">
                <text:p>185.4</text:p>
              </table:table-cell>
              <table:table-cell office:value-type="float" office:value="193.6667">
                <text:p>193.6667</text:p>
              </table:table-cell>
              <table:table-cell office:value-type="float" office:value="95.13333">
                <text:p>95.1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5.6">
                <text:p>95.6</text:p>
              </table:table-cell>
              <table:table-cell office:value-type="float" office:value="185.2">
                <text:p>185.2</text:p>
              </table:table-cell>
              <table:table-cell office:value-type="float" office:value="200.5333">
                <text:p>200.5333</text:p>
              </table:table-cell>
              <table:table-cell office:value-type="float" office:value="93.93333">
                <text:p>93.9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8.46667">
                <text:p>88.46667</text:p>
              </table:table-cell>
              <table:table-cell office:value-type="float" office:value="192.8">
                <text:p>192.8</text:p>
              </table:table-cell>
              <table:table-cell office:value-type="float" office:value="192.8667">
                <text:p>192.8667</text:p>
              </table:table-cell>
              <table:table-cell office:value-type="float" office:value="84.13333">
                <text:p>84.1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.6">
                <text:p>76.6</text:p>
              </table:table-cell>
              <table:table-cell office:value-type="float" office:value="185.2667">
                <text:p>185.2667</text:p>
              </table:table-cell>
              <table:table-cell office:value-type="float" office:value="200.2666">
                <text:p>200.2666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.53333">
                <text:p>70.53333</text:p>
              </table:table-cell>
              <table:table-cell office:value-type="float" office:value="180.8667">
                <text:p>180.8667</text:p>
              </table:table-cell>
              <table:table-cell office:value-type="float" office:value="199.8667">
                <text:p>199.8667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.2">
                <text:p>64.2</text:p>
              </table:table-cell>
              <table:table-cell office:value-type="float" office:value="186.2">
                <text:p>186.2</text:p>
              </table:table-cell>
              <table:table-cell office:value-type="float" office:value="204.1333">
                <text:p>204.1333</text:p>
              </table:table-cell>
              <table:table-cell office:value-type="float" office:value="66.13333">
                <text:p>66.1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5.93334">
                <text:p>55.93334</text:p>
              </table:table-cell>
              <table:table-cell office:value-type="float" office:value="184.4667">
                <text:p>184.4667</text:p>
              </table:table-cell>
              <table:table-cell office:value-type="float" office:value="201.2">
                <text:p>201.2</text:p>
              </table:table-cell>
              <table:table-cell office:value-type="float" office:value="55.46667">
                <text:p>55.4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0.73333">
                <text:p>40.73333</text:p>
              </table:table-cell>
              <table:table-cell office:value-type="float" office:value="187.0667">
                <text:p>187.0667</text:p>
              </table:table-cell>
              <table:table-cell office:value-type="float" office:value="182.6667">
                <text:p>182.6667</text:p>
              </table:table-cell>
              <table:table-cell office:value-type="float" office:value="38.73333">
                <text:p>38.7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466667">
                <text:p>3.466667</text:p>
              </table:table-cell>
              <table:table-cell office:value-type="float" office:value="142.5333">
                <text:p>142.5333</text:p>
              </table:table-cell>
              <table:table-cell office:value-type="float" office:value="142.5333">
                <text:p>142.5333</text:p>
              </table:table-cell>
              <table:table-cell office:value-type="float" office:value="14.46667">
                <text:p>14.4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44.4">
                <text:p>-44.4</text:p>
              </table:table-cell>
              <table:table-cell office:value-type="float" office:value="101.2">
                <text:p>101.2</text:p>
              </table:table-cell>
              <table:table-cell office:value-type="float" office:value="97.53333">
                <text:p>97.53333</text:p>
              </table:table-cell>
              <table:table-cell office:value-type="float" office:value="-31.26667">
                <text:p>-31.2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44.73333">
                <text:p>-44.73333</text:p>
              </table:table-cell>
              <table:table-cell office:value-type="float" office:value="61.93334">
                <text:p>61.93334</text:p>
              </table:table-cell>
              <table:table-cell office:value-type="float" office:value="57.06666">
                <text:p>57.06666</text:p>
              </table:table-cell>
              <table:table-cell office:value-type="float" office:value="-41.2">
                <text:p>-41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9.8">
                <text:p>-39.8</text:p>
              </table:table-cell>
              <table:table-cell office:value-type="float" office:value="16.8">
                <text:p>16.8</text:p>
              </table:table-cell>
              <table:table-cell office:value-type="float" office:value="11.8">
                <text:p>11.8</text:p>
              </table:table-cell>
              <table:table-cell office:value-type="float" office:value="-40.6">
                <text:p>-40.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47.33333">
                <text:p>-47.33333</text:p>
              </table:table-cell>
              <table:table-cell office:value-type="float" office:value="-13.53333">
                <text:p>-13.53333</text:p>
              </table:table-cell>
              <table:table-cell office:value-type="float" office:value="-35">
                <text:p>-35</text:p>
              </table:table-cell>
              <table:table-cell office:value-type="float" office:value="-45.2">
                <text:p>-45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48.4">
                <text:p>-48.4</text:p>
              </table:table-cell>
              <table:table-cell office:value-type="float" office:value="-64.86667">
                <text:p>-64.86667</text:p>
              </table:table-cell>
              <table:table-cell office:value-type="float" office:value="-76.66667">
                <text:p>-76.66667</text:p>
              </table:table-cell>
              <table:table-cell office:value-type="float" office:value="-52.46667">
                <text:p>-52.4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50.06667">
                <text:p>-50.06667</text:p>
              </table:table-cell>
              <table:table-cell office:value-type="float" office:value="-108.0667">
                <text:p>-108.0667</text:p>
              </table:table-cell>
              <table:table-cell office:value-type="float" office:value="-115.3333">
                <text:p>-115.3333</text:p>
              </table:table-cell>
              <table:table-cell office:value-type="float" office:value="-53.33333">
                <text:p>-53.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56.26667">
                <text:p>-56.26667</text:p>
              </table:table-cell>
              <table:table-cell office:value-type="float" office:value="-142.2667">
                <text:p>-142.2667</text:p>
              </table:table-cell>
              <table:table-cell office:value-type="float" office:value="-164.8667">
                <text:p>-164.8667</text:p>
              </table:table-cell>
              <table:table-cell office:value-type="float" office:value="-52.33333">
                <text:p>-52.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55.46667">
                <text:p>-55.46667</text:p>
              </table:table-cell>
              <table:table-cell office:value-type="float" office:value="-168.4667">
                <text:p>-168.4667</text:p>
              </table:table-cell>
              <table:table-cell office:value-type="float" office:value="-184">
                <text:p>-184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67.6">
                <text:p>-67.6</text:p>
              </table:table-cell>
              <table:table-cell office:value-type="float" office:value="-176.8667">
                <text:p>-176.8667</text:p>
              </table:table-cell>
              <table:table-cell office:value-type="float" office:value="-193.0667">
                <text:p>-193.0667</text:p>
              </table:table-cell>
              <table:table-cell office:value-type="float" office:value="-65.53333">
                <text:p>-65.5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77">
                <text:p>-77</text:p>
              </table:table-cell>
              <table:table-cell office:value-type="float" office:value="-175.6">
                <text:p>-175.6</text:p>
              </table:table-cell>
              <table:table-cell office:value-type="float" office:value="-196.5333">
                <text:p>-196.5333</text:p>
              </table:table-cell>
              <table:table-cell office:value-type="float" office:value="-72.8">
                <text:p>-72.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87.06667">
                <text:p>-87.06667</text:p>
              </table:table-cell>
              <table:table-cell office:value-type="float" office:value="-180.6">
                <text:p>-180.6</text:p>
              </table:table-cell>
              <table:table-cell office:value-type="float" office:value="-205.2667">
                <text:p>-205.2667</text:p>
              </table:table-cell>
              <table:table-cell office:value-type="float" office:value="-84.53334">
                <text:p>-84.533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84.73333">
                <text:p>-84.73333</text:p>
              </table:table-cell>
              <table:table-cell office:value-type="float" office:value="-180.6">
                <text:p>-180.6</text:p>
              </table:table-cell>
              <table:table-cell office:value-type="float" office:value="-200.6">
                <text:p>-200.6</text:p>
              </table:table-cell>
              <table:table-cell office:value-type="float" office:value="-84.40001">
                <text:p>-84.40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98.13334">
                <text:p>-98.13334</text:p>
              </table:table-cell>
              <table:table-cell office:value-type="float" office:value="-183.4667">
                <text:p>-183.4667</text:p>
              </table:table-cell>
              <table:table-cell office:value-type="float" office:value="-197.4667">
                <text:p>-197.4667</text:p>
              </table:table-cell>
              <table:table-cell office:value-type="float" office:value="-94.73333">
                <text:p>-94.7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96.6">
                <text:p>-96.6</text:p>
              </table:table-cell>
              <table:table-cell office:value-type="float" office:value="-184.6">
                <text:p>-184.6</text:p>
              </table:table-cell>
              <table:table-cell office:value-type="float" office:value="-197.2">
                <text:p>-197.2</text:p>
              </table:table-cell>
              <table:table-cell office:value-type="float" office:value="-92.53333">
                <text:p>-92.5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16.0667">
                <text:p>-116.0667</text:p>
              </table:table-cell>
              <table:table-cell office:value-type="float" office:value="-185.4">
                <text:p>-185.4</text:p>
              </table:table-cell>
              <table:table-cell office:value-type="float" office:value="-201.8667">
                <text:p>-201.8667</text:p>
              </table:table-cell>
              <table:table-cell office:value-type="float" office:value="-110.3333">
                <text:p>-110.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09.4">
                <text:p>-109.4</text:p>
              </table:table-cell>
              <table:table-cell office:value-type="float" office:value="-181.0667">
                <text:p>-181.0667</text:p>
              </table:table-cell>
              <table:table-cell office:value-type="float" office:value="-199.8667">
                <text:p>-199.8667</text:p>
              </table:table-cell>
              <table:table-cell office:value-type="float" office:value="-118.2667">
                <text:p>-118.2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94.46667">
                <text:p>-94.46667</text:p>
              </table:table-cell>
              <table:table-cell office:value-type="float" office:value="-171.9333">
                <text:p>-171.9333</text:p>
              </table:table-cell>
              <table:table-cell office:value-type="float" office:value="-176.0667">
                <text:p>-176.0667</text:p>
              </table:table-cell>
              <table:table-cell office:value-type="float" office:value="-95.4">
                <text:p>-95.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47.26667">
                <text:p>-47.26667</text:p>
              </table:table-cell>
              <table:table-cell office:value-type="float" office:value="-134.8667">
                <text:p>-134.8667</text:p>
              </table:table-cell>
              <table:table-cell office:value-type="float" office:value="-130.2667">
                <text:p>-130.2667</text:p>
              </table:table-cell>
              <table:table-cell office:value-type="float" office:value="-54.86667">
                <text:p>-54.8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6.6">
                <text:p>-6.6</text:p>
              </table:table-cell>
              <table:table-cell office:value-type="float" office:value="-87.86667">
                <text:p>-87.86667</text:p>
              </table:table-cell>
              <table:table-cell office:value-type="float" office:value="-84.13333">
                <text:p>-84.13333</text:p>
              </table:table-cell>
              <table:table-cell office:value-type="float" office:value="-14.66667">
                <text:p>-14.666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7.46667">
                <text:p>67.46667</text:p>
              </table:table-cell>
              <table:table-cell office:value-type="float" office:value="-52.33333">
                <text:p>-52.33333</text:p>
              </table:table-cell>
              <table:table-cell office:value-type="float" office:value="-37.46667">
                <text:p>-37.46667</text:p>
              </table:table-cell>
              <table:table-cell office:value-type="float" office:value="6.933333">
                <text:p>6.9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3.6">
                <text:p>93.6</text:p>
              </table:table-cell>
              <table:table-cell office:value-type="float" office:value="-8.733334">
                <text:p>-8.733334</text:p>
              </table:table-cell>
              <table:table-cell office:value-type="float" office:value="0">
                <text:p>0</text:p>
              </table:table-cell>
              <table:table-cell office:value-type="float" office:value="65.13333">
                <text:p>65.13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2.9333">
                <text:p>132.9333</text:p>
              </table:table-cell>
              <table:table-cell office:value-type="float" office:value="47">
                <text:p>47</text:p>
              </table:table-cell>
              <table:table-cell office:value-type="float" office:value="73.4">
                <text:p>73.4</text:p>
              </table:table-cell>
              <table:table-cell office:value-type="float" office:value="102.6667">
                <text:p>102.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0.6667">
                <text:p>120.6667</text:p>
              </table:table-cell>
              <table:table-cell office:value-type="float" office:value="87.66666">
                <text:p>87.66666</text:p>
              </table:table-cell>
              <table:table-cell office:value-type="float" office:value="108.7333">
                <text:p>108.7333</text:p>
              </table:table-cell>
              <table:table-cell office:value-type="float" office:value="121.4667">
                <text:p>121.4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6.8">
                <text:p>116.8</text:p>
              </table:table-cell>
              <table:table-cell office:value-type="float" office:value="128.6">
                <text:p>128.6</text:p>
              </table:table-cell>
              <table:table-cell office:value-type="float" office:value="148.6">
                <text:p>148.6</text:p>
              </table:table-cell>
              <table:table-cell office:value-type="float" office:value="112.1333">
                <text:p>112.1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0.5333">
                <text:p>110.5333</text:p>
              </table:table-cell>
              <table:table-cell office:value-type="float" office:value="170.4667">
                <text:p>170.4667</text:p>
              </table:table-cell>
              <table:table-cell office:value-type="float" office:value="196.2">
                <text:p>196.2</text:p>
              </table:table-cell>
              <table:table-cell office:value-type="float" office:value="116.4667">
                <text:p>116.4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">
                <text:p>108</text:p>
              </table:table-cell>
              <table:table-cell office:value-type="float" office:value="180.1333">
                <text:p>180.1333</text:p>
              </table:table-cell>
              <table:table-cell office:value-type="float" office:value="200.6">
                <text:p>200.6</text:p>
              </table:table-cell>
              <table:table-cell office:value-type="float" office:value="109.0667">
                <text:p>109.0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3.6">
                <text:p>103.6</text:p>
              </table:table-cell>
              <table:table-cell office:value-type="float" office:value="177.4667">
                <text:p>177.4667</text:p>
              </table:table-cell>
              <table:table-cell office:value-type="float" office:value="197.8667">
                <text:p>197.8667</text:p>
              </table:table-cell>
              <table:table-cell office:value-type="float" office:value="108.1333">
                <text:p>108.1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.8667">
                <text:p>100.8667</text:p>
              </table:table-cell>
              <table:table-cell office:value-type="float" office:value="179.2667">
                <text:p>179.2667</text:p>
              </table:table-cell>
              <table:table-cell office:value-type="float" office:value="202.4">
                <text:p>202.4</text:p>
              </table:table-cell>
              <table:table-cell office:value-type="float" office:value="99.2">
                <text:p>99.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7.80001">
                <text:p>87.80001</text:p>
              </table:table-cell>
              <table:table-cell office:value-type="float" office:value="187.2667">
                <text:p>187.2667</text:p>
              </table:table-cell>
              <table:table-cell office:value-type="float" office:value="202.8667">
                <text:p>202.8667</text:p>
              </table:table-cell>
              <table:table-cell office:value-type="float" office:value="90.86667">
                <text:p>90.8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7.8">
                <text:p>77.8</text:p>
              </table:table-cell>
              <table:table-cell office:value-type="float" office:value="179.4667">
                <text:p>179.4667</text:p>
              </table:table-cell>
              <table:table-cell office:value-type="float" office:value="196.4667">
                <text:p>196.4667</text:p>
              </table:table-cell>
              <table:table-cell office:value-type="float" office:value="79.93333">
                <text:p>79.93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1.46667">
                <text:p>71.46667</text:p>
              </table:table-cell>
              <table:table-cell office:value-type="float" office:value="190.6">
                <text:p>190.6</text:p>
              </table:table-cell>
              <table:table-cell office:value-type="float" office:value="196.7333">
                <text:p>196.7333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8.6">
                <text:p>68.6</text:p>
              </table:table-cell>
              <table:table-cell office:value-type="float" office:value="193.2">
                <text:p>193.2</text:p>
              </table:table-cell>
              <table:table-cell office:value-type="float" office:value="198.8">
                <text:p>198.8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1.26667">
                <text:p>61.26667</text:p>
              </table:table-cell>
              <table:table-cell office:value-type="float" office:value="182.0667">
                <text:p>182.0667</text:p>
              </table:table-cell>
              <table:table-cell office:value-type="float" office:value="196.2">
                <text:p>196.2</text:p>
              </table:table-cell>
              <table:table-cell office:value-type="float" office:value="60.33333">
                <text:p>60.333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3.73333">
                <text:p>53.73333</text:p>
              </table:table-cell>
              <table:table-cell office:value-type="float" office:value="191.0667">
                <text:p>191.0667</text:p>
              </table:table-cell>
              <table:table-cell office:value-type="float" office:value="203.0667">
                <text:p>203.0667</text:p>
              </table:table-cell>
              <table:table-cell office:value-type="float" office:value="54.46667">
                <text:p>54.466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7">
                <text:p>47</text:p>
              </table:table-cell>
              <table:table-cell office:value-type="float" office:value="195.4">
                <text:p>195.4</text:p>
              </table:table-cell>
              <table:table-cell office:value-type="float" office:value="199.3333">
                <text:p>199.3333</text:p>
              </table:table-cell>
              <table:table-cell office:value-type="float" office:value="47.33333">
                <text:p>47.333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6">
                <text:p>3.6</text:p>
              </table:table-cell>
              <table:table-cell office:value-type="float" office:value="162.3333">
                <text:p>162.3333</text:p>
              </table:table-cell>
              <table:table-cell office:value-type="float" office:value="163.2">
                <text:p>163.2</text:p>
              </table:table-cell>
              <table:table-cell office:value-type="float" office:value="16.33333">
                <text:p>16.333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7.13333">
                <text:p>-27.13333</text:p>
              </table:table-cell>
              <table:table-cell office:value-type="float" office:value="124.3333">
                <text:p>124.3333</text:p>
              </table:table-cell>
              <table:table-cell office:value-type="float" office:value="120.6">
                <text:p>120.6</text:p>
              </table:table-cell>
              <table:table-cell office:value-type="float" office:value="-17.06667">
                <text:p>-17.066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37">
                <text:p>-37</text:p>
              </table:table-cell>
              <table:table-cell office:value-type="float" office:value="74.46667">
                <text:p>74.46667</text:p>
              </table:table-cell>
              <table:table-cell office:value-type="float" office:value="75.6">
                <text:p>75.6</text:p>
              </table:table-cell>
              <table:table-cell office:value-type="float" office:value="-41.6">
                <text:p>-41.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35.26667">
                <text:p>-35.26667</text:p>
              </table:table-cell>
              <table:table-cell office:value-type="float" office:value="38.86666">
                <text:p>38.86666</text:p>
              </table:table-cell>
              <table:table-cell office:value-type="float" office:value="37.6">
                <text:p>37.6</text:p>
              </table:table-cell>
              <table:table-cell office:value-type="float" office:value="-40.2">
                <text:p>-40.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32.4">
                <text:p>-32.4</text:p>
              </table:table-cell>
              <table:table-cell office:value-type="float" office:value="9.866667">
                <text:p>9.866667</text:p>
              </table:table-cell>
              <table:table-cell office:value-type="float" office:value="2.4">
                <text:p>2.4</text:p>
              </table:table-cell>
              <table:table-cell office:value-type="float" office:value="-33.46667">
                <text:p>-33.466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35.4">
                <text:p>-35.4</text:p>
              </table:table-cell>
              <table:table-cell office:value-type="float" office:value="-44.06667">
                <text:p>-44.06667</text:p>
              </table:table-cell>
              <table:table-cell office:value-type="float" office:value="-67.86667">
                <text:p>-67.86667</text:p>
              </table:table-cell>
              <table:table-cell office:value-type="float" office:value="-33.33333">
                <text:p>-33.333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40.86667">
                <text:p>-40.86667</text:p>
              </table:table-cell>
              <table:table-cell office:value-type="float" office:value="-84.46667">
                <text:p>-84.46667</text:p>
              </table:table-cell>
              <table:table-cell office:value-type="float" office:value="-114.1333">
                <text:p>-114.1333</text:p>
              </table:table-cell>
              <table:table-cell office:value-type="float" office:value="-41.26667">
                <text:p>-41.26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42.93334">
                <text:p>-42.93334</text:p>
              </table:table-cell>
              <table:table-cell office:value-type="float" office:value="-131">
                <text:p>-131</text:p>
              </table:table-cell>
              <table:table-cell office:value-type="float" office:value="-163.6667">
                <text:p>-163.6667</text:p>
              </table:table-cell>
              <table:table-cell office:value-type="float" office:value="-46.66667">
                <text:p>-46.666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48.4">
                <text:p>-48.4</text:p>
              </table:table-cell>
              <table:table-cell office:value-type="float" office:value="-165.1333">
                <text:p>-165.1333</text:p>
              </table:table-cell>
              <table:table-cell office:value-type="float" office:value="-184.4667">
                <text:p>-184.4667</text:p>
              </table:table-cell>
              <table:table-cell office:value-type="float" office:value="-51.06667">
                <text:p>-51.066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49.06667">
                <text:p>-49.06667</text:p>
              </table:table-cell>
              <table:table-cell office:value-type="float" office:value="-171.4">
                <text:p>-171.4</text:p>
              </table:table-cell>
              <table:table-cell office:value-type="float" office:value="-196">
                <text:p>-196</text:p>
              </table:table-cell>
              <table:table-cell office:value-type="float" office:value="-61.4">
                <text:p>-61.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4.26667">
                <text:p>-14.26667</text:p>
              </table:table-cell>
              <table:table-cell office:value-type="float" office:value="-175.9333">
                <text:p>-175.9333</text:p>
              </table:table-cell>
              <table:table-cell office:value-type="float" office:value="-174.2">
                <text:p>-174.2</text:p>
              </table:table-cell>
              <table:table-cell office:value-type="float" office:value="-98.4">
                <text:p>-98.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">
                <text:p>22</text:p>
              </table:table-cell>
              <table:table-cell office:value-type="float" office:value="-188.9333">
                <text:p>-188.9333</text:p>
              </table:table-cell>
              <table:table-cell office:value-type="float" office:value="-172.1333">
                <text:p>-172.1333</text:p>
              </table:table-cell>
              <table:table-cell office:value-type="float" office:value="-144.8">
                <text:p>-144.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8.26667">
                <text:p>48.26667</text:p>
              </table:table-cell>
              <table:table-cell office:value-type="float" office:value="-202.2">
                <text:p>-202.2</text:p>
              </table:table-cell>
              <table:table-cell office:value-type="float" office:value="-172.9333">
                <text:p>-172.9333</text:p>
              </table:table-cell>
              <table:table-cell office:value-type="float" office:value="-163.8">
                <text:p>-163.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9.06667">
                <text:p>69.06667</text:p>
              </table:table-cell>
              <table:table-cell office:value-type="float" office:value="-212.6667">
                <text:p>-212.6667</text:p>
              </table:table-cell>
              <table:table-cell office:value-type="float" office:value="-183.2">
                <text:p>-183.2</text:p>
              </table:table-cell>
              <table:table-cell office:value-type="float" office:value="-127.1333">
                <text:p>-127.1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2.4">
                <text:p>102.4</text:p>
              </table:table-cell>
              <table:table-cell office:value-type="float" office:value="-201.9333">
                <text:p>-201.9333</text:p>
              </table:table-cell>
              <table:table-cell office:value-type="float" office:value="-176.0667">
                <text:p>-176.0667</text:p>
              </table:table-cell>
              <table:table-cell office:value-type="float" office:value="-100.0667">
                <text:p>-100.06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2.5333">
                <text:p>122.5333</text:p>
              </table:table-cell>
              <table:table-cell office:value-type="float" office:value="-199.6">
                <text:p>-199.6</text:p>
              </table:table-cell>
              <table:table-cell office:value-type="float" office:value="-178.8667">
                <text:p>-178.8667</text:p>
              </table:table-cell>
              <table:table-cell office:value-type="float" office:value="-58.33333">
                <text:p>-58.333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0.7333">
                <text:p>140.7333</text:p>
              </table:table-cell>
              <table:table-cell office:value-type="float" office:value="-196.5333">
                <text:p>-196.5333</text:p>
              </table:table-cell>
              <table:table-cell office:value-type="float" office:value="-193.4">
                <text:p>-193.4</text:p>
              </table:table-cell>
              <table:table-cell office:value-type="float" office:value="-19.4">
                <text:p>-19.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8">
                <text:p>128</text:p>
              </table:table-cell>
              <table:table-cell office:value-type="float" office:value="-200.3333">
                <text:p>-200.3333</text:p>
              </table:table-cell>
              <table:table-cell office:value-type="float" office:value="-200.2">
                <text:p>-200.2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5.8667">
                <text:p>105.8667</text:p>
              </table:table-cell>
              <table:table-cell office:value-type="float" office:value="-195.3333">
                <text:p>-195.3333</text:p>
              </table:table-cell>
              <table:table-cell office:value-type="float" office:value="-194.6667">
                <text:p>-194.6667</text:p>
              </table:table-cell>
              <table:table-cell office:value-type="float" office:value="85.33334">
                <text:p>85.333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8.53333">
                <text:p>68.53333</text:p>
              </table:table-cell>
              <table:table-cell office:value-type="float" office:value="-155">
                <text:p>-155</text:p>
              </table:table-cell>
              <table:table-cell office:value-type="float" office:value="-183.6667">
                <text:p>-183.6667</text:p>
              </table:table-cell>
              <table:table-cell office:value-type="float" office:value="62.66667">
                <text:p>62.666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8">
                <text:p>28</text:p>
              </table:table-cell>
              <table:table-cell office:value-type="float" office:value="-114.1333">
                <text:p>-114.1333</text:p>
              </table:table-cell>
              <table:table-cell office:value-type="float" office:value="-133.2667">
                <text:p>-133.2667</text:p>
              </table:table-cell>
              <table:table-cell office:value-type="float" office:value="10.93333">
                <text:p>10.933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6.4">
                <text:p>-6.4</text:p>
              </table:table-cell>
              <table:table-cell office:value-type="float" office:value="-71.2">
                <text:p>-71.2</text:p>
              </table:table-cell>
              <table:table-cell office:value-type="float" office:value="-92.2">
                <text:p>-92.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82.46667">
                <text:p>-82.46667</text:p>
              </table:table-cell>
              <table:table-cell office:value-type="float" office:value="-20.66667">
                <text:p>-20.66667</text:p>
              </table:table-cell>
              <table:table-cell office:value-type="float" office:value="-47.86666">
                <text:p>-47.86666</text:p>
              </table:table-cell>
              <table:table-cell office:value-type="float" office:value="-69.86667">
                <text:p>-69.866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15.7333">
                <text:p>-115.7333</text:p>
              </table:table-cell>
              <table:table-cell office:value-type="float" office:value="-0">
                <text:p>-0</text:p>
              </table:table-cell>
              <table:table-cell office:value-type="float" office:value="-17.8">
                <text:p>-17.8</text:p>
              </table:table-cell>
              <table:table-cell office:value-type="float" office:value="-106.3333">
                <text:p>-106.33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11.2">
                <text:p>-111.2</text:p>
              </table:table-cell>
              <table:table-cell office:value-type="float" office:value="61.53333">
                <text:p>61.53333</text:p>
              </table:table-cell>
              <table:table-cell office:value-type="float" office:value="22.93333">
                <text:p>22.93333</text:p>
              </table:table-cell>
              <table:table-cell office:value-type="float" office:value="-107.3333">
                <text:p>-107.3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92.46667">
                <text:p>-92.46667</text:p>
              </table:table-cell>
              <table:table-cell office:value-type="float" office:value="112.2">
                <text:p>112.2</text:p>
              </table:table-cell>
              <table:table-cell office:value-type="float" office:value="72.26667">
                <text:p>72.26667</text:p>
              </table:table-cell>
              <table:table-cell office:value-type="float" office:value="-109.5333">
                <text:p>-109.53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79">
                <text:p>-79</text:p>
              </table:table-cell>
              <table:table-cell office:value-type="float" office:value="145.0667">
                <text:p>145.0667</text:p>
              </table:table-cell>
              <table:table-cell office:value-type="float" office:value="114.7333">
                <text:p>114.7333</text:p>
              </table:table-cell>
              <table:table-cell office:value-type="float" office:value="-114.6">
                <text:p>-114.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75.46667">
                <text:p>-75.46667</text:p>
              </table:table-cell>
              <table:table-cell office:value-type="float" office:value="158">
                <text:p>158</text:p>
              </table:table-cell>
              <table:table-cell office:value-type="float" office:value="148.4667">
                <text:p>148.4667</text:p>
              </table:table-cell>
              <table:table-cell office:value-type="float" office:value="-114.8">
                <text:p>-114.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86.53334">
                <text:p>-86.53334</text:p>
              </table:table-cell>
              <table:table-cell office:value-type="float" office:value="168.4667">
                <text:p>168.4667</text:p>
              </table:table-cell>
              <table:table-cell office:value-type="float" office:value="183.6667">
                <text:p>183.6667</text:p>
              </table:table-cell>
              <table:table-cell office:value-type="float" office:value="-116.5333">
                <text:p>-116.5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95">
                <text:p>-95</text:p>
              </table:table-cell>
              <table:table-cell office:value-type="float" office:value="167.4">
                <text:p>167.4</text:p>
              </table:table-cell>
              <table:table-cell office:value-type="float" office:value="191.8667">
                <text:p>191.8667</text:p>
              </table:table-cell>
              <table:table-cell office:value-type="float" office:value="-129.7333">
                <text:p>-129.73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07.8">
                <text:p>-107.8</text:p>
              </table:table-cell>
              <table:table-cell office:value-type="float" office:value="175.5333">
                <text:p>175.5333</text:p>
              </table:table-cell>
              <table:table-cell office:value-type="float" office:value="203.2">
                <text:p>203.2</text:p>
              </table:table-cell>
              <table:table-cell office:value-type="float" office:value="-140.9333">
                <text:p>-140.93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99.8">
                <text:p>-99.8</text:p>
              </table:table-cell>
              <table:table-cell office:value-type="float" office:value="176.1333">
                <text:p>176.1333</text:p>
              </table:table-cell>
              <table:table-cell office:value-type="float" office:value="196.1333">
                <text:p>196.1333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56.8">
                <text:p>-56.8</text:p>
              </table:table-cell>
              <table:table-cell office:value-type="float" office:value="138.6667">
                <text:p>138.6667</text:p>
              </table:table-cell>
              <table:table-cell office:value-type="float" office:value="166.8667">
                <text:p>166.8667</text:p>
              </table:table-cell>
              <table:table-cell office:value-type="float" office:value="-105.8">
                <text:p>-105.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0.6">
                <text:p>-10.6</text:p>
              </table:table-cell>
              <table:table-cell office:value-type="float" office:value="89.26667">
                <text:p>89.26667</text:p>
              </table:table-cell>
              <table:table-cell office:value-type="float" office:value="122.6667">
                <text:p>122.6667</text:p>
              </table:table-cell>
              <table:table-cell office:value-type="float" office:value="-69.8">
                <text:p>-69.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6.46667">
                <text:p>26.46667</text:p>
              </table:table-cell>
              <table:table-cell office:value-type="float" office:value="41.86666">
                <text:p>41.86666</text:p>
              </table:table-cell>
              <table:table-cell office:value-type="float" office:value="78.46667">
                <text:p>78.46667</text:p>
              </table:table-cell>
              <table:table-cell office:value-type="float" office:value="-58.93333">
                <text:p>-58.933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5.53333">
                <text:p>65.53333</text:p>
              </table:table-cell>
              <table:table-cell office:value-type="float" office:value="19.2">
                <text:p>19.2</text:p>
              </table:table-cell>
              <table:table-cell office:value-type="float" office:value="39.73333">
                <text:p>39.73333</text:p>
              </table:table-cell>
              <table:table-cell office:value-type="float" office:value="-46.46667">
                <text:p>-46.466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2.0667">
                <text:p>102.0667</text:p>
              </table:table-cell>
              <table:table-cell office:value-type="float" office:value="-25.86667">
                <text:p>-25.86667</text:p>
              </table:table-cell>
              <table:table-cell office:value-type="float" office:value="36.13333">
                <text:p>36.13333</text:p>
              </table:table-cell>
              <table:table-cell office:value-type="float" office:value="-19.53333">
                <text:p>-19.533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9.7333">
                <text:p>149.7333</text:p>
              </table:table-cell>
              <table:table-cell office:value-type="float" office:value="-68.06667">
                <text:p>-68.06667</text:p>
              </table:table-cell>
              <table:table-cell office:value-type="float" office:value="61.2">
                <text:p>61.2</text:p>
              </table:table-cell>
              <table:table-cell office:value-type="float" office:value="-25.53333">
                <text:p>-25.533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5.4667">
                <text:p>185.4667</text:p>
              </table:table-cell>
              <table:table-cell office:value-type="float" office:value="-106.0667">
                <text:p>-106.0667</text:p>
              </table:table-cell>
              <table:table-cell office:value-type="float" office:value="89.93334">
                <text:p>89.93334</text:p>
              </table:table-cell>
              <table:table-cell office:value-type="float" office:value="2.866667">
                <text:p>2.8666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1.4">
                <text:p>201.4</text:p>
              </table:table-cell>
              <table:table-cell office:value-type="float" office:value="-146.4667">
                <text:p>-146.4667</text:p>
              </table:table-cell>
              <table:table-cell office:value-type="float" office:value="117.1333">
                <text:p>117.1333</text:p>
              </table:table-cell>
              <table:table-cell office:value-type="float" office:value="1.266667">
                <text:p>1.2666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6">
                <text:p>206</text:p>
              </table:table-cell>
              <table:table-cell office:value-type="float" office:value="-167.4">
                <text:p>-167.4</text:p>
              </table:table-cell>
              <table:table-cell office:value-type="float" office:value="161.2667">
                <text:p>161.2667</text:p>
              </table:table-cell>
              <table:table-cell office:value-type="float" office:value="34.13334">
                <text:p>34.133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1.7333">
                <text:p>211.7333</text:p>
              </table:table-cell>
              <table:table-cell office:value-type="float" office:value="-154">
                <text:p>-154</text:p>
              </table:table-cell>
              <table:table-cell office:value-type="float" office:value="155.1333">
                <text:p>155.1333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6.4667">
                <text:p>196.4667</text:p>
              </table:table-cell>
              <table:table-cell office:value-type="float" office:value="-105.3333">
                <text:p>-105.3333</text:p>
              </table:table-cell>
              <table:table-cell office:value-type="float" office:value="121.3333">
                <text:p>121.3333</text:p>
              </table:table-cell>
              <table:table-cell office:value-type="float" office:value="117.6667">
                <text:p>117.66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1.5333">
                <text:p>201.5333</text:p>
              </table:table-cell>
              <table:table-cell office:value-type="float" office:value="-63.33333">
                <text:p>-63.33333</text:p>
              </table:table-cell>
              <table:table-cell office:value-type="float" office:value="164.6667">
                <text:p>164.6667</text:p>
              </table:table-cell>
              <table:table-cell office:value-type="float" office:value="140.0667">
                <text:p>140.06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1.3333">
                <text:p>181.3333</text:p>
              </table:table-cell>
              <table:table-cell office:value-type="float" office:value="-5.733333">
                <text:p>-5.733333</text:p>
              </table:table-cell>
              <table:table-cell office:value-type="float" office:value="188.8667">
                <text:p>188.8667</text:p>
              </table:table-cell>
              <table:table-cell office:value-type="float" office:value="165.8">
                <text:p>165.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6.6667">
                <text:p>156.6667</text:p>
              </table:table-cell>
              <table:table-cell office:value-type="float" office:value="60.93334">
                <text:p>60.93334</text:p>
              </table:table-cell>
              <table:table-cell office:value-type="float" office:value="197">
                <text:p>197</text:p>
              </table:table-cell>
              <table:table-cell office:value-type="float" office:value="173.4667">
                <text:p>173.46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3.7333">
                <text:p>113.7333</text:p>
              </table:table-cell>
              <table:table-cell office:value-type="float" office:value="89.66666">
                <text:p>89.66666</text:p>
              </table:table-cell>
              <table:table-cell office:value-type="float" office:value="196.8667">
                <text:p>196.8667</text:p>
              </table:table-cell>
              <table:table-cell office:value-type="float" office:value="128.7333">
                <text:p>128.73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0.4">
                <text:p>70.4</text:p>
              </table:table-cell>
              <table:table-cell office:value-type="float" office:value="72.53334">
                <text:p>72.53334</text:p>
              </table:table-cell>
              <table:table-cell office:value-type="float" office:value="197.2">
                <text:p>197.2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7.86667">
                <text:p>27.86667</text:p>
              </table:table-cell>
              <table:table-cell office:value-type="float" office:value="37.13334">
                <text:p>37.13334</text:p>
              </table:table-cell>
              <table:table-cell office:value-type="float" office:value="157.9333">
                <text:p>157.9333</text:p>
              </table:table-cell>
              <table:table-cell office:value-type="float" office:value="41.33333">
                <text:p>41.333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.666667">
                <text:p>8.666667</text:p>
              </table:table-cell>
              <table:table-cell office:value-type="float" office:value="10.93333">
                <text:p>10.93333</text:p>
              </table:table-cell>
              <table:table-cell office:value-type="float" office:value="100">
                <text:p>100</text:p>
              </table:table-cell>
              <table:table-cell office:value-type="float" office:value="14.06667">
                <text:p>14.066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56.8">
                <text:p>-56.8</text:p>
              </table:table-cell>
              <table:table-cell office:value-type="float" office:value="-32.66667">
                <text:p>-32.66667</text:p>
              </table:table-cell>
              <table:table-cell office:value-type="float" office:value="40.93334">
                <text:p>40.93334</text:p>
              </table:table-cell>
              <table:table-cell office:value-type="float" office:value="-21.06667">
                <text:p>-21.066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44.93333">
                <text:p>-44.93333</text:p>
              </table:table-cell>
              <table:table-cell office:value-type="float" office:value="-69">
                <text:p>-69</text:p>
              </table:table-cell>
              <table:table-cell office:value-type="float" office:value="-5.133333">
                <text:p>-5.133333</text:p>
              </table:table-cell>
              <table:table-cell office:value-type="float" office:value="-35.4">
                <text:p>-35.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35.46667">
                <text:p>-35.46667</text:p>
              </table:table-cell>
              <table:table-cell office:value-type="float" office:value="-129.5333">
                <text:p>-129.5333</text:p>
              </table:table-cell>
              <table:table-cell office:value-type="float" office:value="-72.93334">
                <text:p>-72.93334</text:p>
              </table:table-cell>
              <table:table-cell office:value-type="float" office:value="-29.66667">
                <text:p>-29.666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9.8">
                <text:p>-29.8</text:p>
              </table:table-cell>
              <table:table-cell office:value-type="float" office:value="-146.8">
                <text:p>-146.8</text:p>
              </table:table-cell>
              <table:table-cell office:value-type="float" office:value="-109.8667">
                <text:p>-109.8667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3.66667">
                <text:p>-23.66667</text:p>
              </table:table-cell>
              <table:table-cell office:value-type="float" office:value="-149.4">
                <text:p>-149.4</text:p>
              </table:table-cell>
              <table:table-cell office:value-type="float" office:value="-150.3333">
                <text:p>-150.3333</text:p>
              </table:table-cell>
              <table:table-cell office:value-type="float" office:value="-22.93333">
                <text:p>-22.933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32.86667">
                <text:p>-32.86667</text:p>
              </table:table-cell>
              <table:table-cell office:value-type="float" office:value="-161.4">
                <text:p>-161.4</text:p>
              </table:table-cell>
              <table:table-cell office:value-type="float" office:value="-190.6667">
                <text:p>-190.6667</text:p>
              </table:table-cell>
              <table:table-cell office:value-type="float" office:value="-32.33333">
                <text:p>-32.33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36.26667">
                <text:p>-36.26667</text:p>
              </table:table-cell>
              <table:table-cell office:value-type="float" office:value="-172.4">
                <text:p>-172.4</text:p>
              </table:table-cell>
              <table:table-cell office:value-type="float" office:value="-192.9333">
                <text:p>-192.9333</text:p>
              </table:table-cell>
              <table:table-cell office:value-type="float" office:value="-39.86666">
                <text:p>-39.866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43.53333">
                <text:p>-43.53333</text:p>
              </table:table-cell>
              <table:table-cell office:value-type="float" office:value="-178.4">
                <text:p>-178.4</text:p>
              </table:table-cell>
              <table:table-cell office:value-type="float" office:value="-192">
                <text:p>-192</text:p>
              </table:table-cell>
              <table:table-cell office:value-type="float" office:value="-44.66667">
                <text:p>-44.666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47.46667">
                <text:p>-47.46667</text:p>
              </table:table-cell>
              <table:table-cell office:value-type="float" office:value="-184.9333">
                <text:p>-184.9333</text:p>
              </table:table-cell>
              <table:table-cell office:value-type="float" office:value="-192.0667">
                <text:p>-192.0667</text:p>
              </table:table-cell>
              <table:table-cell office:value-type="float" office:value="-48.66667">
                <text:p>-48.666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49.93333">
                <text:p>-49.93333</text:p>
              </table:table-cell>
              <table:table-cell office:value-type="float" office:value="-176.6">
                <text:p>-176.6</text:p>
              </table:table-cell>
              <table:table-cell office:value-type="float" office:value="-208">
                <text:p>-208</text:p>
              </table:table-cell>
              <table:table-cell office:value-type="float" office:value="-49.06667">
                <text:p>-49.066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55.6">
                <text:p>-55.6</text:p>
              </table:table-cell>
              <table:table-cell office:value-type="float" office:value="-183.5333">
                <text:p>-183.5333</text:p>
              </table:table-cell>
              <table:table-cell office:value-type="float" office:value="-198.1333">
                <text:p>-198.1333</text:p>
              </table:table-cell>
              <table:table-cell office:value-type="float" office:value="-57.73334">
                <text:p>-57.733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60.86667">
                <text:p>-60.86667</text:p>
              </table:table-cell>
              <table:table-cell office:value-type="float" office:value="-186.0667">
                <text:p>-186.0667</text:p>
              </table:table-cell>
              <table:table-cell office:value-type="float" office:value="-201.8">
                <text:p>-201.8</text:p>
              </table:table-cell>
              <table:table-cell office:value-type="float" office:value="-64.13333">
                <text:p>-64.133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64.13333">
                <text:p>-64.13333</text:p>
              </table:table-cell>
              <table:table-cell office:value-type="float" office:value="-186.6">
                <text:p>-186.6</text:p>
              </table:table-cell>
              <table:table-cell office:value-type="float" office:value="-201.9333">
                <text:p>-201.9333</text:p>
              </table:table-cell>
              <table:table-cell office:value-type="float" office:value="-68.26667">
                <text:p>-68.266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70.46667">
                <text:p>-70.46667</text:p>
              </table:table-cell>
              <table:table-cell office:value-type="float" office:value="-183.8667">
                <text:p>-183.8667</text:p>
              </table:table-cell>
              <table:table-cell office:value-type="float" office:value="-196.9333">
                <text:p>-196.9333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67.6">
                <text:p>-67.6</text:p>
              </table:table-cell>
              <table:table-cell office:value-type="float" office:value="-185.2667">
                <text:p>-185.2667</text:p>
              </table:table-cell>
              <table:table-cell office:value-type="float" office:value="-192.5333">
                <text:p>-192.5333</text:p>
              </table:table-cell>
              <table:table-cell office:value-type="float" office:value="-64.26667">
                <text:p>-64.266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7.46667">
                <text:p>-17.46667</text:p>
              </table:table-cell>
              <table:table-cell office:value-type="float" office:value="-138.6">
                <text:p>-138.6</text:p>
              </table:table-cell>
              <table:table-cell office:value-type="float" office:value="-140.6">
                <text:p>-140.6</text:p>
              </table:table-cell>
              <table:table-cell office:value-type="float" office:value="-14.6">
                <text:p>-14.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666667">
                <text:p>4.666667</text:p>
              </table:table-cell>
              <table:table-cell office:value-type="float" office:value="-99.53334">
                <text:p>-99.53334</text:p>
              </table:table-cell>
              <table:table-cell office:value-type="float" office:value="-98.86667">
                <text:p>-98.86667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5.6">
                <text:p>65.6</text:p>
              </table:table-cell>
              <table:table-cell office:value-type="float" office:value="-53.4">
                <text:p>-53.4</text:p>
              </table:table-cell>
              <table:table-cell office:value-type="float" office:value="-61.86666">
                <text:p>-61.86666</text:p>
              </table:table-cell>
              <table:table-cell office:value-type="float" office:value="76.53333">
                <text:p>76.533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7.46667">
                <text:p>97.46667</text:p>
              </table:table-cell>
              <table:table-cell office:value-type="float" office:value="-21.86667">
                <text:p>-21.86667</text:p>
              </table:table-cell>
              <table:table-cell office:value-type="float" office:value="-11.93333">
                <text:p>-11.93333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2">
                <text:p>112</text:p>
              </table:table-cell>
              <table:table-cell office:value-type="float" office:value="4.133333">
                <text:p>4.133333</text:p>
              </table:table-cell>
              <table:table-cell office:value-type="float" office:value="17.66667">
                <text:p>17.66667</text:p>
              </table:table-cell>
              <table:table-cell office:value-type="float" office:value="105.0667">
                <text:p>105.06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9.5333">
                <text:p>109.5333</text:p>
              </table:table-cell>
              <table:table-cell office:value-type="float" office:value="40.86667">
                <text:p>40.86667</text:p>
              </table:table-cell>
              <table:table-cell office:value-type="float" office:value="68.93333">
                <text:p>68.93333</text:p>
              </table:table-cell>
              <table:table-cell office:value-type="float" office:value="102.8">
                <text:p>102.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8.6">
                <text:p>98.6</text:p>
              </table:table-cell>
              <table:table-cell office:value-type="float" office:value="85.46667">
                <text:p>85.46667</text:p>
              </table:table-cell>
              <table:table-cell office:value-type="float" office:value="104.8667">
                <text:p>104.8667</text:p>
              </table:table-cell>
              <table:table-cell office:value-type="float" office:value="97.93334">
                <text:p>97.9333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1.4">
                <text:p>91.4</text:p>
              </table:table-cell>
              <table:table-cell office:value-type="float" office:value="109.4">
                <text:p>109.4</text:p>
              </table:table-cell>
              <table:table-cell office:value-type="float" office:value="149.2667">
                <text:p>149.2667</text:p>
              </table:table-cell>
              <table:table-cell office:value-type="float" office:value="94.2">
                <text:p>94.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0.33334">
                <text:p>90.33334</text:p>
              </table:table-cell>
              <table:table-cell office:value-type="float" office:value="162.5333">
                <text:p>162.5333</text:p>
              </table:table-cell>
              <table:table-cell office:value-type="float" office:value="180.7333">
                <text:p>180.7333</text:p>
              </table:table-cell>
              <table:table-cell office:value-type="float" office:value="85.80001">
                <text:p>85.800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3.6">
                <text:p>83.6</text:p>
              </table:table-cell>
              <table:table-cell office:value-type="float" office:value="169.7333">
                <text:p>169.7333</text:p>
              </table:table-cell>
              <table:table-cell office:value-type="float" office:value="184.3333">
                <text:p>184.3333</text:p>
              </table:table-cell>
              <table:table-cell office:value-type="float" office:value="86.66667">
                <text:p>86.666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2.46667">
                <text:p>82.46667</text:p>
              </table:table-cell>
              <table:table-cell office:value-type="float" office:value="177.6667">
                <text:p>177.6667</text:p>
              </table:table-cell>
              <table:table-cell office:value-type="float" office:value="201.2">
                <text:p>201.2</text:p>
              </table:table-cell>
              <table:table-cell office:value-type="float" office:value="82.53333">
                <text:p>82.533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2.4">
                <text:p>72.4</text:p>
              </table:table-cell>
              <table:table-cell office:value-type="float" office:value="181.1333">
                <text:p>181.1333</text:p>
              </table:table-cell>
              <table:table-cell office:value-type="float" office:value="205.8">
                <text:p>205.8</text:p>
              </table:table-cell>
              <table:table-cell office:value-type="float" office:value="68.80001">
                <text:p>68.800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7.13333">
                <text:p>67.13333</text:p>
              </table:table-cell>
              <table:table-cell office:value-type="float" office:value="184.4">
                <text:p>184.4</text:p>
              </table:table-cell>
              <table:table-cell office:value-type="float" office:value="205.7333">
                <text:p>205.7333</text:p>
              </table:table-cell>
              <table:table-cell office:value-type="float" office:value="67.53334">
                <text:p>67.533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3.86667">
                <text:p>33.86667</text:p>
              </table:table-cell>
              <table:table-cell office:value-type="float" office:value="187.2">
                <text:p>187.2</text:p>
              </table:table-cell>
              <table:table-cell office:value-type="float" office:value="183.1333">
                <text:p>183.1333</text:p>
              </table:table-cell>
              <table:table-cell office:value-type="float" office:value="33.66667">
                <text:p>33.666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.46667">
                <text:p>10.46667</text:p>
              </table:table-cell>
              <table:table-cell office:value-type="float" office:value="145.4667">
                <text:p>145.4667</text:p>
              </table:table-cell>
              <table:table-cell office:value-type="float" office:value="140.5333">
                <text:p>140.5333</text:p>
              </table:table-cell>
              <table:table-cell office:value-type="float" office:value="2.933333">
                <text:p>2.9333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33.06667">
                <text:p>-33.06667</text:p>
              </table:table-cell>
              <table:table-cell office:value-type="float" office:value="98.33334">
                <text:p>98.33334</text:p>
              </table:table-cell>
              <table:table-cell office:value-type="float" office:value="93.93333">
                <text:p>93.93333</text:p>
              </table:table-cell>
              <table:table-cell office:value-type="float" office:value="-36.46667">
                <text:p>-36.466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41.13334">
                <text:p>-41.13334</text:p>
              </table:table-cell>
              <table:table-cell office:value-type="float" office:value="56.06667">
                <text:p>56.06667</text:p>
              </table:table-cell>
              <table:table-cell office:value-type="float" office:value="52.66667">
                <text:p>52.66667</text:p>
              </table:table-cell>
              <table:table-cell office:value-type="float" office:value="-43.06667">
                <text:p>-43.066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39.4">
                <text:p>-39.4</text:p>
              </table:table-cell>
              <table:table-cell office:value-type="float" office:value="9.333333">
                <text:p>9.333333</text:p>
              </table:table-cell>
              <table:table-cell office:value-type="float" office:value="13.66667">
                <text:p>13.66667</text:p>
              </table:table-cell>
              <table:table-cell office:value-type="float" office:value="-40.8">
                <text:p>-40.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6.33333">
                <text:p>-16.33333</text:p>
              </table:table-cell>
              <table:table-cell office:value-type="float" office:value="-41">
                <text:p>-41</text:p>
              </table:table-cell>
              <table:table-cell office:value-type="float" office:value="5.6">
                <text:p>5.6</text:p>
              </table:table-cell>
              <table:table-cell office:value-type="float" office:value="-79.2">
                <text:p>-79.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9.13334">
                <text:p>39.13334</text:p>
              </table:table-cell>
              <table:table-cell office:value-type="float" office:value="-84.86667">
                <text:p>-84.86667</text:p>
              </table:table-cell>
              <table:table-cell office:value-type="float" office:value="72.33334">
                <text:p>72.33334</text:p>
              </table:table-cell>
              <table:table-cell office:value-type="float" office:value="-125.6667">
                <text:p>-125.66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3.13334">
                <text:p>83.13334</text:p>
              </table:table-cell>
              <table:table-cell office:value-type="float" office:value="-131.8">
                <text:p>-131.8</text:p>
              </table:table-cell>
              <table:table-cell office:value-type="float" office:value="124.9333">
                <text:p>124.9333</text:p>
              </table:table-cell>
              <table:table-cell office:value-type="float" office:value="-170.7333">
                <text:p>-170.73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0.6">
                <text:p>120.6</text:p>
              </table:table-cell>
              <table:table-cell office:value-type="float" office:value="-174">
                <text:p>-174</text:p>
              </table:table-cell>
              <table:table-cell office:value-type="float" office:value="167.2667">
                <text:p>167.2667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3.4667">
                <text:p>113.4667</text:p>
              </table:table-cell>
              <table:table-cell office:value-type="float" office:value="-152.4">
                <text:p>-152.4</text:p>
              </table:table-cell>
              <table:table-cell office:value-type="float" office:value="154.6667">
                <text:p>154.6667</text:p>
              </table:table-cell>
              <table:table-cell office:value-type="float" office:value="-186.9333">
                <text:p>-186.93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2.2667">
                <text:p>142.2667</text:p>
              </table:table-cell>
              <table:table-cell office:value-type="float" office:value="-128.7333">
                <text:p>-128.7333</text:p>
              </table:table-cell>
              <table:table-cell office:value-type="float" office:value="108.2">
                <text:p>108.2</text:p>
              </table:table-cell>
              <table:table-cell office:value-type="float" office:value="-140.6667">
                <text:p>-140.66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4.9333">
                <text:p>174.9333</text:p>
              </table:table-cell>
              <table:table-cell office:value-type="float" office:value="-84.93334">
                <text:p>-84.93334</text:p>
              </table:table-cell>
              <table:table-cell office:value-type="float" office:value="67.2">
                <text:p>67.2</text:p>
              </table:table-cell>
              <table:table-cell office:value-type="float" office:value="-94.8">
                <text:p>-94.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1.5333">
                <text:p>181.5333</text:p>
              </table:table-cell>
              <table:table-cell office:value-type="float" office:value="-39.13334">
                <text:p>-39.13334</text:p>
              </table:table-cell>
              <table:table-cell office:value-type="float" office:value="46.53333">
                <text:p>46.53333</text:p>
              </table:table-cell>
              <table:table-cell office:value-type="float" office:value="-47.8">
                <text:p>-47.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1.7333">
                <text:p>181.7333</text:p>
              </table:table-cell>
              <table:table-cell office:value-type="float" office:value="-11.46667">
                <text:p>-11.46667</text:p>
              </table:table-cell>
              <table:table-cell office:value-type="float" office:value="85.53333">
                <text:p>85.53333</text:p>
              </table:table-cell>
              <table:table-cell office:value-type="float" office:value="-2.066667">
                <text:p>-2.0666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2.1333">
                <text:p>172.1333</text:p>
              </table:table-cell>
              <table:table-cell office:value-type="float" office:value="37.2">
                <text:p>37.2</text:p>
              </table:table-cell>
              <table:table-cell office:value-type="float" office:value="107">
                <text:p>107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8.5333">
                <text:p>188.5333</text:p>
              </table:table-cell>
              <table:table-cell office:value-type="float" office:value="93.66667">
                <text:p>93.66667</text:p>
              </table:table-cell>
              <table:table-cell office:value-type="float" office:value="154.6">
                <text:p>154.6</text:p>
              </table:table-cell>
              <table:table-cell office:value-type="float" office:value="96.53334">
                <text:p>96.533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9.8">
                <text:p>199.8</text:p>
              </table:table-cell>
              <table:table-cell office:value-type="float" office:value="125.5333">
                <text:p>125.5333</text:p>
              </table:table-cell>
              <table:table-cell office:value-type="float" office:value="184.2667">
                <text:p>184.2667</text:p>
              </table:table-cell>
              <table:table-cell office:value-type="float" office:value="125.0667">
                <text:p>125.06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2.4">
                <text:p>162.4</text:p>
              </table:table-cell>
              <table:table-cell office:value-type="float" office:value="176.4667">
                <text:p>176.4667</text:p>
              </table:table-cell>
              <table:table-cell office:value-type="float" office:value="202.0667">
                <text:p>202.0667</text:p>
              </table:table-cell>
              <table:table-cell office:value-type="float" office:value="167.6">
                <text:p>167.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8.2">
                <text:p>148.2</text:p>
              </table:table-cell>
              <table:table-cell office:value-type="float" office:value="188.4">
                <text:p>188.4</text:p>
              </table:table-cell>
              <table:table-cell office:value-type="float" office:value="193.3333">
                <text:p>193.3333</text:p>
              </table:table-cell>
              <table:table-cell office:value-type="float" office:value="148.6667">
                <text:p>148.66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0">
                <text:p>140</text:p>
              </table:table-cell>
              <table:table-cell office:value-type="float" office:value="187.6667">
                <text:p>187.6667</text:p>
              </table:table-cell>
              <table:table-cell office:value-type="float" office:value="214.4">
                <text:p>214.4</text:p>
              </table:table-cell>
              <table:table-cell office:value-type="float" office:value="136.4667">
                <text:p>136.46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5.3333">
                <text:p>125.3333</text:p>
              </table:table-cell>
              <table:table-cell office:value-type="float" office:value="193.6667">
                <text:p>193.6667</text:p>
              </table:table-cell>
              <table:table-cell office:value-type="float" office:value="187.9333">
                <text:p>187.933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6.1333">
                <text:p>126.1333</text:p>
              </table:table-cell>
              <table:table-cell office:value-type="float" office:value="191.3333">
                <text:p>191.3333</text:p>
              </table:table-cell>
              <table:table-cell office:value-type="float" office:value="208.8667">
                <text:p>208.8667</text:p>
              </table:table-cell>
              <table:table-cell office:value-type="float" office:value="119.4667">
                <text:p>119.46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6">
                <text:p>96</text:p>
              </table:table-cell>
              <table:table-cell office:value-type="float" office:value="191.6">
                <text:p>191.6</text:p>
              </table:table-cell>
              <table:table-cell office:value-type="float" office:value="184.4">
                <text:p>184.4</text:p>
              </table:table-cell>
              <table:table-cell office:value-type="float" office:value="104.8">
                <text:p>104.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9.33333">
                <text:p>49.33333</text:p>
              </table:table-cell>
              <table:table-cell office:value-type="float" office:value="142.9333">
                <text:p>142.9333</text:p>
              </table:table-cell>
              <table:table-cell office:value-type="float" office:value="140.6667">
                <text:p>140.6667</text:p>
              </table:table-cell>
              <table:table-cell office:value-type="float" office:value="56.66667">
                <text:p>56.666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.06667">
                <text:p>16.06667</text:p>
              </table:table-cell>
              <table:table-cell office:value-type="float" office:value="99.53334">
                <text:p>99.53334</text:p>
              </table:table-cell>
              <table:table-cell office:value-type="float" office:value="95.93333">
                <text:p>95.93333</text:p>
              </table:table-cell>
              <table:table-cell office:value-type="float" office:value="14.33333">
                <text:p>14.333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34.53333">
                <text:p>-34.53333</text:p>
              </table:table-cell>
              <table:table-cell office:value-type="float" office:value="53.2">
                <text:p>53.2</text:p>
              </table:table-cell>
              <table:table-cell office:value-type="float" office:value="43.13334">
                <text:p>43.13334</text:p>
              </table:table-cell>
              <table:table-cell office:value-type="float" office:value="-9.8">
                <text:p>-9.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78.4">
                <text:p>-78.4</text:p>
              </table:table-cell>
              <table:table-cell office:value-type="float" office:value="27.8">
                <text:p>27.8</text:p>
              </table:table-cell>
              <table:table-cell office:value-type="float" office:value="-5.333333">
                <text:p>-5.333333</text:p>
              </table:table-cell>
              <table:table-cell office:value-type="float" office:value="-57.13334">
                <text:p>-57.133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06.0667">
                <text:p>-106.0667</text:p>
              </table:table-cell>
              <table:table-cell office:value-type="float" office:value="-14.73333">
                <text:p>-14.73333</text:p>
              </table:table-cell>
              <table:table-cell office:value-type="float" office:value="-49.06667">
                <text:p>-49.06667</text:p>
              </table:table-cell>
              <table:table-cell office:value-type="float" office:value="-99.06667">
                <text:p>-99.066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08.3333">
                <text:p>-108.3333</text:p>
              </table:table-cell>
              <table:table-cell office:value-type="float" office:value="-52.33333">
                <text:p>-52.33333</text:p>
              </table:table-cell>
              <table:table-cell office:value-type="float" office:value="-107.1333">
                <text:p>-107.1333</text:p>
              </table:table-cell>
              <table:table-cell office:value-type="float" office:value="-90.53333">
                <text:p>-90.533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07.2667">
                <text:p>-107.2667</text:p>
              </table:table-cell>
              <table:table-cell office:value-type="float" office:value="-78.73333">
                <text:p>-78.73333</text:p>
              </table:table-cell>
              <table:table-cell office:value-type="float" office:value="-135.4">
                <text:p>-135.4</text:p>
              </table:table-cell>
              <table:table-cell office:value-type="float" office:value="-124.0667">
                <text:p>-124.06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80.26668">
                <text:p>-80.26668</text:p>
              </table:table-cell>
              <table:table-cell office:value-type="float" office:value="-117.9333">
                <text:p>-117.9333</text:p>
              </table:table-cell>
              <table:table-cell office:value-type="float" office:value="-172.4">
                <text:p>-172.4</text:p>
              </table:table-cell>
              <table:table-cell office:value-type="float" office:value="-89.73333">
                <text:p>-89.733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34.33333">
                <text:p>-34.33333</text:p>
              </table:table-cell>
              <table:table-cell office:value-type="float" office:value="-142.2667">
                <text:p>-142.2667</text:p>
              </table:table-cell>
              <table:table-cell office:value-type="float" office:value="-172.1333">
                <text:p>-172.1333</text:p>
              </table:table-cell>
              <table:table-cell office:value-type="float" office:value="-65.33334">
                <text:p>-65.3333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1.13333">
                <text:p>-11.13333</text:p>
              </table:table-cell>
              <table:table-cell office:value-type="float" office:value="-163.8667">
                <text:p>-163.8667</text:p>
              </table:table-cell>
              <table:table-cell office:value-type="float" office:value="-166.0667">
                <text:p>-166.0667</text:p>
              </table:table-cell>
              <table:table-cell office:value-type="float" office:value="-59.2">
                <text:p>-59.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.66667">
                <text:p>42.66667</text:p>
              </table:table-cell>
              <table:table-cell office:value-type="float" office:value="-172.6667">
                <text:p>-172.6667</text:p>
              </table:table-cell>
              <table:table-cell office:value-type="float" office:value="-166.3333">
                <text:p>-166.3333</text:p>
              </table:table-cell>
              <table:table-cell office:value-type="float" office:value="-68.46667">
                <text:p>-68.466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3.26667">
                <text:p>83.26667</text:p>
              </table:table-cell>
              <table:table-cell office:value-type="float" office:value="-192.2">
                <text:p>-192.2</text:p>
              </table:table-cell>
              <table:table-cell office:value-type="float" office:value="-170.2667">
                <text:p>-170.2667</text:p>
              </table:table-cell>
              <table:table-cell office:value-type="float" office:value="-84.8">
                <text:p>-84.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7.4">
                <text:p>107.4</text:p>
              </table:table-cell>
              <table:table-cell office:value-type="float" office:value="-198.1333">
                <text:p>-198.1333</text:p>
              </table:table-cell>
              <table:table-cell office:value-type="float" office:value="-183.4">
                <text:p>-183.4</text:p>
              </table:table-cell>
              <table:table-cell office:value-type="float" office:value="-72.46667">
                <text:p>-72.466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4.73333">
                <text:p>64.73333</text:p>
              </table:table-cell>
              <table:table-cell office:value-type="float" office:value="-201.1333">
                <text:p>-201.1333</text:p>
              </table:table-cell>
              <table:table-cell office:value-type="float" office:value="-182.9333">
                <text:p>-182.9333</text:p>
              </table:table-cell>
              <table:table-cell office:value-type="float" office:value="-31.73333">
                <text:p>-31.733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1.93334">
                <text:p>81.93334</text:p>
              </table:table-cell>
              <table:table-cell office:value-type="float" office:value="-194.8">
                <text:p>-194.8</text:p>
              </table:table-cell>
              <table:table-cell office:value-type="float" office:value="-184.5333">
                <text:p>-184.5333</text:p>
              </table:table-cell>
              <table:table-cell office:value-type="float" office:value="4.533333">
                <text:p>4.5333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1.4667">
                <text:p>101.4667</text:p>
              </table:table-cell>
              <table:table-cell office:value-type="float" office:value="-198.2667">
                <text:p>-198.2667</text:p>
              </table:table-cell>
              <table:table-cell office:value-type="float" office:value="-188.5333">
                <text:p>-188.5333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2.86667">
                <text:p>72.86667</text:p>
              </table:table-cell>
              <table:table-cell office:value-type="float" office:value="-196.9333">
                <text:p>-196.9333</text:p>
              </table:table-cell>
              <table:table-cell office:value-type="float" office:value="-194.6667">
                <text:p>-194.6667</text:p>
              </table:table-cell>
              <table:table-cell office:value-type="float" office:value="79.06667">
                <text:p>79.066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0.73333">
                <text:p>50.73333</text:p>
              </table:table-cell>
              <table:table-cell office:value-type="float" office:value="-151.8">
                <text:p>-151.8</text:p>
              </table:table-cell>
              <table:table-cell office:value-type="float" office:value="-149.6667">
                <text:p>-149.6667</text:p>
              </table:table-cell>
              <table:table-cell office:value-type="float" office:value="49.66667">
                <text:p>49.666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5.93334">
                <text:p>45.93334</text:p>
              </table:table-cell>
              <table:table-cell office:value-type="float" office:value="-119.8">
                <text:p>-119.8</text:p>
              </table:table-cell>
              <table:table-cell office:value-type="float" office:value="-118.9333">
                <text:p>-118.9333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8.93333">
                <text:p>28.93333</text:p>
              </table:table-cell>
              <table:table-cell office:value-type="float" office:value="-86">
                <text:p>-86</text:p>
              </table:table-cell>
              <table:table-cell office:value-type="float" office:value="-87">
                <text:p>-8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.8">
                <text:p>20.8</text:p>
              </table:table-cell>
              <table:table-cell office:value-type="float" office:value="-60.4">
                <text:p>-60.4</text:p>
              </table:table-cell>
              <table:table-cell office:value-type="float" office:value="-62">
                <text:p>-62</text:p>
              </table:table-cell>
              <table:table-cell office:value-type="float" office:value="4.333333">
                <text:p>4.3333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-21.4">
                <text:p>-21.4</text:p>
              </table:table-cell>
              <table:table-cell office:value-type="float" office:value="-7.533333">
                <text:p>-7.533333</text:p>
              </table:table-cell>
              <table:table-cell office:value-type="float" office:value="-3.933333">
                <text:p>-3.9333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66667">
                <text:p>-2.06666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3.93333">
                <text:p>43.93333</text:p>
              </table:table-cell>
              <table:table-cell office:value-type="float" office:value="-39.6">
                <text:p>-39.6</text:p>
              </table:table-cell>
              <table:table-cell office:value-type="float" office:value="28.4">
                <text:p>28.4</text:p>
              </table:table-cell>
              <table:table-cell office:value-type="float" office:value="-43.8">
                <text:p>-43.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3.66667">
                <text:p>93.66667</text:p>
              </table:table-cell>
              <table:table-cell office:value-type="float" office:value="-90.53333">
                <text:p>-90.53333</text:p>
              </table:table-cell>
              <table:table-cell office:value-type="float" office:value="91.8">
                <text:p>91.8</text:p>
              </table:table-cell>
              <table:table-cell office:value-type="float" office:value="-92.66666">
                <text:p>-92.6666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2.9333">
                <text:p>132.9333</text:p>
              </table:table-cell>
              <table:table-cell office:value-type="float" office:value="-131.3333">
                <text:p>-131.3333</text:p>
              </table:table-cell>
              <table:table-cell office:value-type="float" office:value="126.6">
                <text:p>126.6</text:p>
              </table:table-cell>
              <table:table-cell office:value-type="float" office:value="-121.8667">
                <text:p>-121.86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2.5333">
                <text:p>172.5333</text:p>
              </table:table-cell>
              <table:table-cell office:value-type="float" office:value="-168.4">
                <text:p>-168.4</text:p>
              </table:table-cell>
              <table:table-cell office:value-type="float" office:value="172.7333">
                <text:p>172.7333</text:p>
              </table:table-cell>
              <table:table-cell office:value-type="float" office:value="-161.6">
                <text:p>-161.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7.4">
                <text:p>127.4</text:p>
              </table:table-cell>
              <table:table-cell office:value-type="float" office:value="-130.7333">
                <text:p>-130.7333</text:p>
              </table:table-cell>
              <table:table-cell office:value-type="float" office:value="168.6">
                <text:p>168.6</text:p>
              </table:table-cell>
              <table:table-cell office:value-type="float" office:value="-196.4">
                <text:p>-196.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4.93333">
                <text:p>74.93333</text:p>
              </table:table-cell>
              <table:table-cell office:value-type="float" office:value="-92.73334">
                <text:p>-92.73334</text:p>
              </table:table-cell>
              <table:table-cell office:value-type="float" office:value="122.2667">
                <text:p>122.2667</text:p>
              </table:table-cell>
              <table:table-cell office:value-type="float" office:value="-194.6">
                <text:p>-194.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4.4">
                <text:p>44.4</text:p>
              </table:table-cell>
              <table:table-cell office:value-type="float" office:value="-103.3333">
                <text:p>-103.3333</text:p>
              </table:table-cell>
              <table:table-cell office:value-type="float" office:value="73.86667">
                <text:p>73.86667</text:p>
              </table:table-cell>
              <table:table-cell office:value-type="float" office:value="-166.6667">
                <text:p>-166.66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">
                <text:p>10</text:p>
              </table:table-cell>
              <table:table-cell office:value-type="float" office:value="-133.4">
                <text:p>-133.4</text:p>
              </table:table-cell>
              <table:table-cell office:value-type="float" office:value="30.26667">
                <text:p>30.26667</text:p>
              </table:table-cell>
              <table:table-cell office:value-type="float" office:value="-176.4667">
                <text:p>-176.46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32.4">
                <text:p>-32.4</text:p>
              </table:table-cell>
              <table:table-cell office:value-type="float" office:value="-174.0667">
                <text:p>-174.0667</text:p>
              </table:table-cell>
              <table:table-cell office:value-type="float" office:value="1.533333">
                <text:p>1.533333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82.40001">
                <text:p>-82.40001</text:p>
              </table:table-cell>
              <table:table-cell office:value-type="float" office:value="-184.7333">
                <text:p>-184.7333</text:p>
              </table:table-cell>
              <table:table-cell office:value-type="float" office:value="-73.73333">
                <text:p>-73.73333</text:p>
              </table:table-cell>
              <table:table-cell office:value-type="float" office:value="-140.1333">
                <text:p>-140.13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85.46667">
                <text:p>-85.46667</text:p>
              </table:table-cell>
              <table:table-cell office:value-type="float" office:value="-165.7333">
                <text:p>-165.7333</text:p>
              </table:table-cell>
              <table:table-cell office:value-type="float" office:value="-113.7333">
                <text:p>-113.7333</text:p>
              </table:table-cell>
              <table:table-cell office:value-type="float" office:value="-108.8667">
                <text:p>-108.86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67.13333">
                <text:p>-67.13333</text:p>
              </table:table-cell>
              <table:table-cell office:value-type="float" office:value="-181.2667">
                <text:p>-181.2667</text:p>
              </table:table-cell>
              <table:table-cell office:value-type="float" office:value="-148.4">
                <text:p>-148.4</text:p>
              </table:table-cell>
              <table:table-cell office:value-type="float" office:value="-70.6">
                <text:p>-70.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54.8">
                <text:p>-54.8</text:p>
              </table:table-cell>
              <table:table-cell office:value-type="float" office:value="-177.1333">
                <text:p>-177.1333</text:p>
              </table:table-cell>
              <table:table-cell office:value-type="float" office:value="-196.4">
                <text:p>-196.4</text:p>
              </table:table-cell>
              <table:table-cell office:value-type="float" office:value="-55.2">
                <text:p>-55.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57.06666">
                <text:p>-57.06666</text:p>
              </table:table-cell>
              <table:table-cell office:value-type="float" office:value="-176.0667">
                <text:p>-176.0667</text:p>
              </table:table-cell>
              <table:table-cell office:value-type="float" office:value="-196">
                <text:p>-196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60.73333">
                <text:p>-60.73333</text:p>
              </table:table-cell>
              <table:table-cell office:value-type="float" office:value="-187.7333">
                <text:p>-187.7333</text:p>
              </table:table-cell>
              <table:table-cell office:value-type="float" office:value="-195.6">
                <text:p>-195.6</text:p>
              </table:table-cell>
              <table:table-cell office:value-type="float" office:value="-60.66667">
                <text:p>-60.6666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64">
                <text:p>-64</text:p>
              </table:table-cell>
              <table:table-cell office:value-type="float" office:value="-184.1333">
                <text:p>-184.1333</text:p>
              </table:table-cell>
              <table:table-cell office:value-type="float" office:value="-203">
                <text:p>-203</text:p>
              </table:table-cell>
              <table:table-cell office:value-type="float" office:value="-61.06667">
                <text:p>-61.066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60.6">
                <text:p>-60.6</text:p>
              </table:table-cell>
              <table:table-cell office:value-type="float" office:value="-183.6667">
                <text:p>-183.6667</text:p>
              </table:table-cell>
              <table:table-cell office:value-type="float" office:value="-191.6">
                <text:p>-191.6</text:p>
              </table:table-cell>
              <table:table-cell office:value-type="float" office:value="-62.06666">
                <text:p>-62.0666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5.8">
                <text:p>-15.8</text:p>
              </table:table-cell>
              <table:table-cell office:value-type="float" office:value="-146.7333">
                <text:p>-146.7333</text:p>
              </table:table-cell>
              <table:table-cell office:value-type="float" office:value="-142.9333">
                <text:p>-142.9333</text:p>
              </table:table-cell>
              <table:table-cell office:value-type="float" office:value="-3.866667">
                <text:p>-3.8666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.6">
                <text:p>10.6</text:p>
              </table:table-cell>
              <table:table-cell office:value-type="float" office:value="-98.8">
                <text:p>-98.8</text:p>
              </table:table-cell>
              <table:table-cell office:value-type="float" office:value="-96.6">
                <text:p>-96.6</text:p>
              </table:table-cell>
              <table:table-cell office:value-type="float" office:value="47.26667">
                <text:p>47.266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3.4">
                <text:p>73.4</text:p>
              </table:table-cell>
              <table:table-cell office:value-type="float" office:value="-56.8">
                <text:p>-56.8</text:p>
              </table:table-cell>
              <table:table-cell office:value-type="float" office:value="-54.2">
                <text:p>-54.2</text:p>
              </table:table-cell>
              <table:table-cell office:value-type="float" office:value="66.66667">
                <text:p>66.666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6.8">
                <text:p>86.8</text:p>
              </table:table-cell>
              <table:table-cell office:value-type="float" office:value="-0">
                <text:p>-0</text:p>
              </table:table-cell>
              <table:table-cell office:value-type="float" office:value="-11.46667">
                <text:p>-11.46667</text:p>
              </table:table-cell>
              <table:table-cell office:value-type="float" office:value="86.2">
                <text:p>86.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7.33334">
                <text:p>87.33334</text:p>
              </table:table-cell>
              <table:table-cell office:value-type="float" office:value="55.8">
                <text:p>55.8</text:p>
              </table:table-cell>
              <table:table-cell office:value-type="float" office:value="30.93333">
                <text:p>30.93333</text:p>
              </table:table-cell>
              <table:table-cell office:value-type="float" office:value="84.46667">
                <text:p>84.466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7.13333">
                <text:p>77.13333</text:p>
              </table:table-cell>
              <table:table-cell office:value-type="float" office:value="95.93333">
                <text:p>95.93333</text:p>
              </table:table-cell>
              <table:table-cell office:value-type="float" office:value="77.26667">
                <text:p>77.26667</text:p>
              </table:table-cell>
              <table:table-cell office:value-type="float" office:value="82.26667">
                <text:p>82.266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3.13334">
                <text:p>83.13334</text:p>
              </table:table-cell>
              <table:table-cell office:value-type="float" office:value="130.2667">
                <text:p>130.2667</text:p>
              </table:table-cell>
              <table:table-cell office:value-type="float" office:value="117.4">
                <text:p>117.4</text:p>
              </table:table-cell>
              <table:table-cell office:value-type="float" office:value="78.66666">
                <text:p>78.6666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2.46667">
                <text:p>82.46667</text:p>
              </table:table-cell>
              <table:table-cell office:value-type="float" office:value="154.7333">
                <text:p>154.7333</text:p>
              </table:table-cell>
              <table:table-cell office:value-type="float" office:value="160">
                <text:p>160</text:p>
              </table:table-cell>
              <table:table-cell office:value-type="float" office:value="80.33334">
                <text:p>80.333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3.6">
                <text:p>73.6</text:p>
              </table:table-cell>
              <table:table-cell office:value-type="float" office:value="170.3333">
                <text:p>170.3333</text:p>
              </table:table-cell>
              <table:table-cell office:value-type="float" office:value="181.6">
                <text:p>181.6</text:p>
              </table:table-cell>
              <table:table-cell office:value-type="float" office:value="83.93333">
                <text:p>83.933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7.8">
                <text:p>67.8</text:p>
              </table:table-cell>
              <table:table-cell office:value-type="float" office:value="175.8667">
                <text:p>175.8667</text:p>
              </table:table-cell>
              <table:table-cell office:value-type="float" office:value="185.8">
                <text:p>185.8</text:p>
              </table:table-cell>
              <table:table-cell office:value-type="float" office:value="63.86667">
                <text:p>63.866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6.66667">
                <text:p>56.66667</text:p>
              </table:table-cell>
              <table:table-cell office:value-type="float" office:value="177.0667">
                <text:p>177.0667</text:p>
              </table:table-cell>
              <table:table-cell office:value-type="float" office:value="193.1333">
                <text:p>193.1333</text:p>
              </table:table-cell>
              <table:table-cell office:value-type="float" office:value="49.73333">
                <text:p>49.733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5.06667">
                <text:p>45.06667</text:p>
              </table:table-cell>
              <table:table-cell office:value-type="float" office:value="180.6">
                <text:p>180.6</text:p>
              </table:table-cell>
              <table:table-cell office:value-type="float" office:value="193.2667">
                <text:p>193.2667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1.46667">
                <text:p>31.46667</text:p>
              </table:table-cell>
              <table:table-cell office:value-type="float" office:value="181.6">
                <text:p>181.6</text:p>
              </table:table-cell>
              <table:table-cell office:value-type="float" office:value="202.1333">
                <text:p>202.133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.93333">
                <text:p>13.93333</text:p>
              </table:table-cell>
              <table:table-cell office:value-type="float" office:value="172.6">
                <text:p>172.6</text:p>
              </table:table-cell>
              <table:table-cell office:value-type="float" office:value="196.2667">
                <text:p>196.26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.733334">
                <text:p>9.733334</text:p>
              </table:table-cell>
              <table:table-cell office:value-type="float" office:value="182.9333">
                <text:p>182.9333</text:p>
              </table:table-cell>
              <table:table-cell office:value-type="float" office:value="197.5333">
                <text:p>197.533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.2">
                <text:p>9.2</text:p>
              </table:table-cell>
              <table:table-cell office:value-type="float" office:value="145.1333">
                <text:p>145.1333</text:p>
              </table:table-cell>
              <table:table-cell office:value-type="float" office:value="154">
                <text:p>1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104.4667">
                <text:p>104.4667</text:p>
              </table:table-cell>
              <table:table-cell office:value-type="float" office:value="113.9333">
                <text:p>113.933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65.73333">
                <text:p>65.73333</text:p>
              </table:table-cell>
              <table:table-cell office:value-type="float" office:value="65.2">
                <text:p>65.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24.2">
                <text:p>24.2</text:p>
              </table:table-cell>
              <table:table-cell office:value-type="float" office:value="19.6">
                <text:p>19.6</text:p>
              </table:table-cell>
              <table:table-cell office:value-type="float" office:value="39.33333">
                <text:p>39.333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4.266667">
                <text:p>4.266667</text:p>
              </table:table-cell>
              <table:table-cell office:value-type="float" office:value="10">
                <text:p>10</text:p>
              </table:table-cell>
              <table:table-cell office:value-type="float" office:value="5.066667">
                <text:p>5.0666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528cm" svg:height="16.609cm" xlink:href=".." xlink:type="simple" chart:class="chart:scatter" chart:style-name="ch1">
        <chart:legend chart:legend-position="end" svg:x="26.596cm" svg:y="7.258cm" style:legend-expansion="high" chart:style-name="ch2"/>
        <chart:plot-area chart:style-name="ch3" table:cell-range-address="Sheet1.V2:Sheet1.Z293" svg:x="0.59cm" svg:y="0.332cm" svg:width="25.416cm" svg:height="15.945cm">
          <chart:coordinate-region svg:x="1.211cm" svg:y="0.531cm" svg:width="24.515cm" svg:height="15.0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W2:Sheet1.W293" chart:class="chart:scatter">
            <chart:domain table:cell-range-address="Sheet1.V2:Sheet1.V293"/>
            <chart:data-point chart:repeated="292"/>
          </chart:series>
          <chart:series chart:style-name="ch8" chart:values-cell-range-address="Sheet1.X2:Sheet1.X293" chart:class="chart:scatter">
            <chart:data-point chart:repeated="292"/>
          </chart:series>
          <chart:series chart:style-name="ch9" chart:values-cell-range-address="Sheet1.Y2:Sheet1.Y293" chart:class="chart:scatter">
            <chart:data-point chart:repeated="292"/>
          </chart:series>
          <chart:series chart:style-name="ch10" chart:values-cell-range-address="Sheet1.Z2:Sheet1.Z293" chart:class="chart:scatter">
            <chart:data-point chart:repeated="29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01">
                <text:p>2.001</text:p>
                <draw:g>
                  <svg:desc>Sheet1.V2:Sheet1.V293</svg:desc>
                </draw:g>
              </table:table-cell>
              <table:table-cell office:value-type="float" office:value="30">
                <text:p>30</text:p>
                <draw:g>
                  <svg:desc>Sheet1.W2:Sheet1.W293</svg:desc>
                </draw:g>
              </table:table-cell>
              <table:table-cell office:value-type="float" office:value="30">
                <text:p>30</text:p>
                <draw:g>
                  <svg:desc>Sheet1.X2:Sheet1.X293</svg:desc>
                </draw:g>
              </table:table-cell>
              <table:table-cell office:value-type="float" office:value="30">
                <text:p>30</text:p>
                <draw:g>
                  <svg:desc>Sheet1.Y2:Sheet1.Y293</svg:desc>
                </draw:g>
              </table:table-cell>
              <table:table-cell office:value-type="float" office:value="30">
                <text:p>30</text:p>
                <draw:g>
                  <svg:desc>Sheet1.Z2:Sheet1.Z2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002">
                <text:p>4.002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003">
                <text:p>6.003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004">
                <text:p>8.004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005">
                <text:p>10.005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006">
                <text:p>12.00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007">
                <text:p>14.007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01">
                <text:p>16.0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.011">
                <text:p>18.01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012">
                <text:p>20.012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.013">
                <text:p>22.013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.014">
                <text:p>24.014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.015">
                <text:p>26.015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016">
                <text:p>28.01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.017">
                <text:p>30.017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.019">
                <text:p>32.019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.021">
                <text:p>34.02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.023">
                <text:p>36.023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.024">
                <text:p>38.024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.025">
                <text:p>40.025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.026">
                <text:p>42.02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.027">
                <text:p>44.027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.028">
                <text:p>46.028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.029">
                <text:p>48.029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.03">
                <text:p>50.03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.031">
                <text:p>52.03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.032">
                <text:p>54.032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.033">
                <text:p>56.033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.034">
                <text:p>58.034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.035">
                <text:p>60.035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.036">
                <text:p>62.03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.036">
                <text:p>64.03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.037">
                <text:p>66.037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.038">
                <text:p>68.038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.039">
                <text:p>70.039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.04">
                <text:p>72.04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.041">
                <text:p>74.04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.042">
                <text:p>76.042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.043">
                <text:p>78.043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.044">
                <text:p>80.044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.045">
                <text:p>82.045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.046">
                <text:p>84.04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.047">
                <text:p>86.047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.048">
                <text:p>88.048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.04901">
                <text:p>90.0490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.05001">
                <text:p>92.0500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.05101">
                <text:p>94.0510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.05201">
                <text:p>96.0520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.05301">
                <text:p>98.0530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.054">
                <text:p>100.054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.055">
                <text:p>102.055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.056">
                <text:p>104.05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.057">
                <text:p>106.057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.058">
                <text:p>108.058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.059">
                <text:p>110.059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.06">
                <text:p>112.0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4.061">
                <text:p>114.06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.062">
                <text:p>116.062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.063">
                <text:p>118.063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.064">
                <text:p>120.064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.065">
                <text:p>122.065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4.066">
                <text:p>124.06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.067">
                <text:p>126.067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.068">
                <text:p>128.068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0.069">
                <text:p>130.069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2.07">
                <text:p>132.07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4.071">
                <text:p>134.071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.073">
                <text:p>136.073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8.074">
                <text:p>138.074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0.075">
                <text:p>140.07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2.076">
                <text:p>142.076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4.077">
                <text:p>144.077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6.078">
                <text:p>146.078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8.079">
                <text:p>148.079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0.08">
                <text:p>150.08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2.081">
                <text:p>152.081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4.082">
                <text:p>154.082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6.083">
                <text:p>156.083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8.084">
                <text:p>158.08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0.086">
                <text:p>160.086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.088">
                <text:p>162.088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.089">
                <text:p>164.089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6.09">
                <text:p>166.09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8.091">
                <text:p>168.09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0.092">
                <text:p>170.092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2.093">
                <text:p>172.093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4.094">
                <text:p>174.09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6.095">
                <text:p>176.09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8.096">
                <text:p>178.096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.097">
                <text:p>180.097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2.098">
                <text:p>182.098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4.099">
                <text:p>184.099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.1">
                <text:p>186.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8.101">
                <text:p>188.10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0.102">
                <text:p>190.102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2.103">
                <text:p>192.103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4.104">
                <text:p>194.10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6.105">
                <text:p>196.10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8.106">
                <text:p>198.106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.107">
                <text:p>200.107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2.108">
                <text:p>202.108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4.109">
                <text:p>204.109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6.11">
                <text:p>206.1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8.111">
                <text:p>208.11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0.112">
                <text:p>210.112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2.113">
                <text:p>212.113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4.114">
                <text:p>214.11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6.115">
                <text:p>216.11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8.116">
                <text:p>218.116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0.117">
                <text:p>220.117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2.118">
                <text:p>222.118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4.119">
                <text:p>224.119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6.12">
                <text:p>226.12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8.121">
                <text:p>228.12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0.122">
                <text:p>230.122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2.123">
                <text:p>232.123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4.124">
                <text:p>234.12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6.125">
                <text:p>236.12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8.126">
                <text:p>238.126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0.127">
                <text:p>240.127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2.128">
                <text:p>242.128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4.129">
                <text:p>244.129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6.131">
                <text:p>246.13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8.132">
                <text:p>248.132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0.133">
                <text:p>250.133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2.134">
                <text:p>252.13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4.135">
                <text:p>254.1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6.136">
                <text:p>256.136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8.137">
                <text:p>258.137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0.138">
                <text:p>260.138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2.139">
                <text:p>262.139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4.14">
                <text:p>264.1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6.141">
                <text:p>266.14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8.142">
                <text:p>268.142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0.143">
                <text:p>270.143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2.144">
                <text:p>272.14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4.145">
                <text:p>274.14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6.146">
                <text:p>276.146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8.147">
                <text:p>278.147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0.148">
                <text:p>280.148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2.149">
                <text:p>282.149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4.15">
                <text:p>284.1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6.152">
                <text:p>286.152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8.154">
                <text:p>288.15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0.155">
                <text:p>290.15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2.156">
                <text:p>292.156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4.157">
                <text:p>294.157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6.158">
                <text:p>296.158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8.159">
                <text:p>298.159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0.16">
                <text:p>300.16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2.161">
                <text:p>302.16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4.162">
                <text:p>304.162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6.163">
                <text:p>306.163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8.164">
                <text:p>308.16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0.165">
                <text:p>310.16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2.167">
                <text:p>312.167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4.168">
                <text:p>314.168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6.169">
                <text:p>316.169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8.17">
                <text:p>318.17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0.171">
                <text:p>320.17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2.172">
                <text:p>322.172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4.173">
                <text:p>324.173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6.174">
                <text:p>326.17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8.175">
                <text:p>328.17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0.176">
                <text:p>330.176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2.177">
                <text:p>332.177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4.178">
                <text:p>334.178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6.179">
                <text:p>336.179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8.18">
                <text:p>338.18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0.181">
                <text:p>340.18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2.182">
                <text:p>342.182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4.183">
                <text:p>344.183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6.184">
                <text:p>346.18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8.185">
                <text:p>348.18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0.186">
                <text:p>350.186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2.187">
                <text:p>352.187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4.188">
                <text:p>354.188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6.189">
                <text:p>356.189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8.19">
                <text:p>358.19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0.191">
                <text:p>360.19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2.192">
                <text:p>362.192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4.193">
                <text:p>364.193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6.194">
                <text:p>366.194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8.195">
                <text:p>368.19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0.196">
                <text:p>370.196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2.197">
                <text:p>372.197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4.198">
                <text:p>374.198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6.199">
                <text:p>376.199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8.2">
                <text:p>378.2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0.201">
                <text:p>380.20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2.202">
                <text:p>382.202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4.203">
                <text:p>384.203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6.204">
                <text:p>386.204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8.205">
                <text:p>388.205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0.206">
                <text:p>390.206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2.207">
                <text:p>392.207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4.208">
                <text:p>394.208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6.209">
                <text:p>396.209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8.21">
                <text:p>398.2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0.211">
                <text:p>400.21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2.212">
                <text:p>402.212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4.213">
                <text:p>404.213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6.214">
                <text:p>406.214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8.215">
                <text:p>408.215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0.216">
                <text:p>410.216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2.218">
                <text:p>412.218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4.22">
                <text:p>414.22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6.221">
                <text:p>416.22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8.222">
                <text:p>418.222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0.223">
                <text:p>420.223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2.224">
                <text:p>422.224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4.225">
                <text:p>424.225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6.226">
                <text:p>426.226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8.227">
                <text:p>428.227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0.228">
                <text:p>430.228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2.229">
                <text:p>432.229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4.23">
                <text:p>434.23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6.231">
                <text:p>436.23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8.232">
                <text:p>438.232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0.233">
                <text:p>440.233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2.234">
                <text:p>442.234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4.235">
                <text:p>444.235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6.236">
                <text:p>446.236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8.237">
                <text:p>448.237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0.238">
                <text:p>450.238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2.239">
                <text:p>452.239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4.24">
                <text:p>454.24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6.241">
                <text:p>456.24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8.242">
                <text:p>458.242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60.243">
                <text:p>460.243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2.244">
                <text:p>462.244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4.245">
                <text:p>464.245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6.246">
                <text:p>466.246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8.247">
                <text:p>468.247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0.248">
                <text:p>470.248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2.249">
                <text:p>472.249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4.25">
                <text:p>474.25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6.251">
                <text:p>476.25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8.252">
                <text:p>478.252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0.253">
                <text:p>480.253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2.254">
                <text:p>482.254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4.255">
                <text:p>484.255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6.256">
                <text:p>486.256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8.257">
                <text:p>488.257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0.259">
                <text:p>490.259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2.26">
                <text:p>492.26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4.261">
                <text:p>494.26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6.262">
                <text:p>496.262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8.263">
                <text:p>498.263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0.264">
                <text:p>500.264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2.265">
                <text:p>502.265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4.266">
                <text:p>504.266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6.267">
                <text:p>506.267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8.268">
                <text:p>508.268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0.27">
                <text:p>510.27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2.271">
                <text:p>512.27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4.272">
                <text:p>514.272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6.273">
                <text:p>516.273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8.274">
                <text:p>518.274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20.275">
                <text:p>520.275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2.276">
                <text:p>522.276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4.277">
                <text:p>524.277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6.278">
                <text:p>526.278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8.279">
                <text:p>528.279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30.28">
                <text:p>530.28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2.281">
                <text:p>532.28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4.282">
                <text:p>534.282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6.284">
                <text:p>536.284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8.286">
                <text:p>538.286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0.287">
                <text:p>540.287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2.288">
                <text:p>542.288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4.289">
                <text:p>544.289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6.29">
                <text:p>546.29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8.292">
                <text:p>548.292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50.293">
                <text:p>550.293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2.294">
                <text:p>552.294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4.295">
                <text:p>554.295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6.296">
                <text:p>556.296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8.297">
                <text:p>558.297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60.298">
                <text:p>560.298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2.299">
                <text:p>562.299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4.3">
                <text:p>564.3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6.301">
                <text:p>566.30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8.302">
                <text:p>568.302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70.307">
                <text:p>570.307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2.308">
                <text:p>572.308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4.309">
                <text:p>574.309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6.31">
                <text:p>576.3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8.311">
                <text:p>578.31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0.312">
                <text:p>580.312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2.313">
                <text:p>582.313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4.314">
                <text:p>584.314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